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18_IMD_X_TRAMO_(3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T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ramos_imd 2018-01.IMD</text:p>
          </table:table-cell>
          <table:table-cell office:value-type="string" table:style-name="ce1">
            <text:p>tramos_imd 2018-02.IMD</text:p>
          </table:table-cell>
          <table:table-cell office:value-type="string" table:style-name="ce1">
            <text:p>tramos_imd 2018-03.IMD</text:p>
          </table:table-cell>
          <table:table-cell office:value-type="string" table:style-name="ce1">
            <text:p>tramos_imd 2018-04.IMD</text:p>
          </table:table-cell>
          <table:table-cell office:value-type="string" table:style-name="ce1">
            <text:p>tramos_imd 2018-05.IMD</text:p>
          </table:table-cell>
          <table:table-cell office:value-type="string" table:style-name="ce1">
            <text:p>tramos_imd 2018-06.IMD</text:p>
          </table:table-cell>
          <table:table-cell office:value-type="string" table:style-name="ce1">
            <text:p>tramos_imd 2018-07.IMD</text:p>
          </table:table-cell>
          <table:table-cell office:value-type="string" table:style-name="ce1">
            <text:p>tramos_imd 2018-08.IMD</text:p>
          </table:table-cell>
          <table:table-cell office:value-type="string" table:style-name="ce1">
            <text:p>tramos_imd 2018-09.IMD</text:p>
          </table:table-cell>
          <table:table-cell office:value-type="string" table:style-name="ce1">
            <text:p>tramos_imd 2018-10.IMD</text:p>
          </table:table-cell>
          <table:table-cell office:value-type="string" table:style-name="ce1">
            <text:p>tramos_imd 2018-11.IMD</text:p>
          </table:table-cell>
          <table:table-cell office:value-type="string" table:style-name="ce1">
            <text:p>tramos_imd 2018-12.IM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CCESO BARCELONA (entrada y salida) [Entre V-21 y Rotonda]</text:p>
          </table:table-cell>
          <table:table-cell office:value-type="float" office:value="77921" table:style-name="ce1">
            <text:p>77921</text:p>
          </table:table-cell>
          <table:table-cell office:value-type="float" office:value="81111" table:style-name="ce1">
            <text:p>81111</text:p>
          </table:table-cell>
          <table:table-cell office:value-type="float" office:value="82057" table:style-name="ce1">
            <text:p>82057</text:p>
          </table:table-cell>
          <table:table-cell office:value-type="float" office:value="82783" table:style-name="ce1">
            <text:p>82783</text:p>
          </table:table-cell>
          <table:table-cell office:value-type="float" office:value="84574" table:style-name="ce1">
            <text:p>84574</text:p>
          </table:table-cell>
          <table:table-cell office:value-type="float" office:value="88138" table:style-name="ce1">
            <text:p>88138</text:p>
          </table:table-cell>
          <table:table-cell office:value-type="float" office:value="96003" table:style-name="ce1">
            <text:p>96003</text:p>
          </table:table-cell>
          <table:table-cell office:value-type="float" office:value="80679" table:style-name="ce1">
            <text:p>80679</text:p>
          </table:table-cell>
          <table:table-cell office:value-type="float" office:value="86056" table:style-name="ce1">
            <text:p>86056</text:p>
          </table:table-cell>
          <table:table-cell office:value-type="float" office:value="83580" table:style-name="ce1">
            <text:p>83580</text:p>
          </table:table-cell>
          <table:table-cell office:value-type="float" office:value="80761" table:style-name="ce1">
            <text:p>80761</text:p>
          </table:table-cell>
          <table:table-cell office:value-type="float" office:value="81878" table:style-name="ce1">
            <text:p>818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PASEO DE LA ALAMEDA [De Pte. Exposición <text:s/>a Pte. Del Real]</text:p>
          </table:table-cell>
          <table:table-cell office:value-type="float" office:value="32386" table:style-name="ce1">
            <text:p>32386</text:p>
          </table:table-cell>
          <table:table-cell office:value-type="float" office:value="34313" table:style-name="ce1">
            <text:p>34313</text:p>
          </table:table-cell>
          <table:table-cell office:value-type="float" office:value="34612" table:style-name="ce1">
            <text:p>34612</text:p>
          </table:table-cell>
          <table:table-cell office:value-type="float" office:value="34386" table:style-name="ce1">
            <text:p>34386</text:p>
          </table:table-cell>
          <table:table-cell office:value-type="float" office:value="34253" table:style-name="ce1">
            <text:p>34253</text:p>
          </table:table-cell>
          <table:table-cell office:value-type="float" office:value="34447" table:style-name="ce1">
            <text:p>34447</text:p>
          </table:table-cell>
          <table:table-cell office:value-type="float" office:value="33346" table:style-name="ce1">
            <text:p>33346</text:p>
          </table:table-cell>
          <table:table-cell office:value-type="float" office:value="23786" table:style-name="ce1">
            <text:p>23786</text:p>
          </table:table-cell>
          <table:table-cell office:value-type="float" office:value="34047" table:style-name="ce1">
            <text:p>34047</text:p>
          </table:table-cell>
          <table:table-cell office:value-type="float" office:value="33740" table:style-name="ce1">
            <text:p>33740</text:p>
          </table:table-cell>
          <table:table-cell office:value-type="float" office:value="34108" table:style-name="ce1">
            <text:p>34108</text:p>
          </table:table-cell>
          <table:table-cell office:value-type="float" office:value="34585" table:style-name="ce1">
            <text:p>345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0</text:p>
          </table:table-cell>
          <table:table-cell office:value-type="string" table:style-name="ce1">
            <text:p>EMILIO BARO [De Primado Reig a Alboraya]</text:p>
          </table:table-cell>
          <table:table-cell office:value-type="float" office:value="6484" table:style-name="ce1">
            <text:p>6484</text:p>
          </table:table-cell>
          <table:table-cell office:value-type="float" office:value="6818" table:style-name="ce1">
            <text:p>6818</text:p>
          </table:table-cell>
          <table:table-cell office:value-type="float" office:value="6668" table:style-name="ce1">
            <text:p>6668</text:p>
          </table:table-cell>
          <table:table-cell office:value-type="float" office:value="6785" table:style-name="ce1">
            <text:p>6785</text:p>
          </table:table-cell>
          <table:table-cell office:value-type="float" office:value="6803" table:style-name="ce1">
            <text:p>6803</text:p>
          </table:table-cell>
          <table:table-cell office:value-type="float" office:value="6682" table:style-name="ce1">
            <text:p>6682</text:p>
          </table:table-cell>
          <table:table-cell office:value-type="float" office:value="6168" table:style-name="ce1">
            <text:p>6168</text:p>
          </table:table-cell>
          <table:table-cell office:value-type="float" office:value="4686" table:style-name="ce1">
            <text:p>4686</text:p>
          </table:table-cell>
          <table:table-cell office:value-type="float" office:value="6766" table:style-name="ce1">
            <text:p>6766</text:p>
          </table:table-cell>
          <table:table-cell office:value-type="float" office:value="6838" table:style-name="ce1">
            <text:p>6838</text:p>
          </table:table-cell>
          <table:table-cell office:value-type="float" office:value="6631" table:style-name="ce1">
            <text:p>6631</text:p>
          </table:table-cell>
          <table:table-cell office:value-type="float" office:value="6397" table:style-name="ce1">
            <text:p>63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2</text:p>
          </table:table-cell>
          <table:table-cell office:value-type="string" table:style-name="ce1">
            <text:p>ERNESTO FERRER <text:s/>[De Cardenal Benlloch a Av. de Aragón]</text:p>
          </table:table-cell>
          <table:table-cell office:value-type="float" office:value="5897" table:style-name="ce1">
            <text:p>5897</text:p>
          </table:table-cell>
          <table:table-cell office:value-type="float" office:value="6151" table:style-name="ce1">
            <text:p>6151</text:p>
          </table:table-cell>
          <table:table-cell office:value-type="float" office:value="5735" table:style-name="ce1">
            <text:p>5735</text:p>
          </table:table-cell>
          <table:table-cell office:value-type="float" office:value="5771" table:style-name="ce1">
            <text:p>5771</text:p>
          </table:table-cell>
          <table:table-cell office:value-type="float" office:value="5746" table:style-name="ce1">
            <text:p>5746</text:p>
          </table:table-cell>
          <table:table-cell office:value-type="float" office:value="5759" table:style-name="ce1">
            <text:p>5759</text:p>
          </table:table-cell>
          <table:table-cell office:value-type="float" office:value="5267" table:style-name="ce1">
            <text:p>5267</text:p>
          </table:table-cell>
          <table:table-cell office:value-type="float" office:value="3839" table:style-name="ce1">
            <text:p>3839</text:p>
          </table:table-cell>
          <table:table-cell office:value-type="float" office:value="5804" table:style-name="ce1">
            <text:p>5804</text:p>
          </table:table-cell>
          <table:table-cell office:value-type="float" office:value="5858" table:style-name="ce1">
            <text:p>5858</text:p>
          </table:table-cell>
          <table:table-cell office:value-type="float" office:value="5823" table:style-name="ce1">
            <text:p>5823</text:p>
          </table:table-cell>
          <table:table-cell office:value-type="float" office:value="5686" table:style-name="ce1">
            <text:p>56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4</text:p>
          </table:table-cell>
          <table:table-cell office:value-type="string" table:style-name="ce1">
            <text:p>EUGENIA VIÑES <text:s/>[Entre Dr. Marcos Sopena y Mediterráneo]</text:p>
          </table:table-cell>
          <table:table-cell office:value-type="float" office:value="7875" table:style-name="ce1">
            <text:p>7875</text:p>
          </table:table-cell>
          <table:table-cell office:value-type="float" office:value="8488" table:style-name="ce1">
            <text:p>8488</text:p>
          </table:table-cell>
          <table:table-cell office:value-type="float" office:value="9867" table:style-name="ce1">
            <text:p>9867</text:p>
          </table:table-cell>
          <table:table-cell office:value-type="float" office:value="9847" table:style-name="ce1">
            <text:p>9847</text:p>
          </table:table-cell>
          <table:table-cell office:value-type="float" office:value="11260" table:style-name="ce1">
            <text:p>11260</text:p>
          </table:table-cell>
          <table:table-cell office:value-type="float" office:value="15073" table:style-name="ce1">
            <text:p>15073</text:p>
          </table:table-cell>
          <table:table-cell office:value-type="float" office:value="15421" table:style-name="ce1">
            <text:p>15421</text:p>
          </table:table-cell>
          <table:table-cell office:value-type="float" office:value="13732" table:style-name="ce1">
            <text:p>13732</text:p>
          </table:table-cell>
          <table:table-cell office:value-type="float" office:value="10829" table:style-name="ce1">
            <text:p>10829</text:p>
          </table:table-cell>
          <table:table-cell office:value-type="float" office:value="9003" table:style-name="ce1">
            <text:p>9003</text:p>
          </table:table-cell>
          <table:table-cell office:value-type="float" office:value="7922" table:style-name="ce1">
            <text:p>7922</text:p>
          </table:table-cell>
          <table:table-cell office:value-type="float" office:value="8050" table:style-name="ce1">
            <text:p>80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6</text:p>
          </table:table-cell>
          <table:table-cell office:value-type="string" table:style-name="ce1">
            <text:p>FONTANARES <text:s/>[Entre Archiduque Carlos y Gaspar Aguilar]</text:p>
          </table:table-cell>
          <table:table-cell office:value-type="float" office:value="7655" table:style-name="ce1">
            <text:p>7655</text:p>
          </table:table-cell>
          <table:table-cell office:value-type="float" office:value="7988" table:style-name="ce1">
            <text:p>7988</text:p>
          </table:table-cell>
          <table:table-cell office:value-type="float" office:value="7335" table:style-name="ce1">
            <text:p>7335</text:p>
          </table:table-cell>
          <table:table-cell office:value-type="float" office:value="7658" table:style-name="ce1">
            <text:p>7658</text:p>
          </table:table-cell>
          <table:table-cell office:value-type="float" office:value="7702" table:style-name="ce1">
            <text:p>7702</text:p>
          </table:table-cell>
          <table:table-cell office:value-type="float" office:value="7731" table:style-name="ce1">
            <text:p>7731</text:p>
          </table:table-cell>
          <table:table-cell office:value-type="float" office:value="7158" table:style-name="ce1">
            <text:p>7158</text:p>
          </table:table-cell>
          <table:table-cell office:value-type="float" office:value="5408" table:style-name="ce1">
            <text:p>5408</text:p>
          </table:table-cell>
          <table:table-cell office:value-type="float" office:value="7688" table:style-name="ce1">
            <text:p>7688</text:p>
          </table:table-cell>
          <table:table-cell office:value-type="float" office:value="7922" table:style-name="ce1">
            <text:p>7922</text:p>
          </table:table-cell>
          <table:table-cell office:value-type="float" office:value="7919" table:style-name="ce1">
            <text:p>7919</text:p>
          </table:table-cell>
          <table:table-cell office:value-type="float" office:value="7632" table:style-name="ce1">
            <text:p>76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7</text:p>
          </table:table-cell>
          <table:table-cell office:value-type="string" table:style-name="ce1">
            <text:p>AV. DE FRANCIA [De Tomás de Montañana a Menorca]</text:p>
          </table:table-cell>
          <table:table-cell office:value-type="float" office:value="11684" table:style-name="ce1">
            <text:p>11684</text:p>
          </table:table-cell>
          <table:table-cell office:value-type="float" office:value="12261" table:style-name="ce1">
            <text:p>12261</text:p>
          </table:table-cell>
          <table:table-cell office:value-type="float" office:value="11903" table:style-name="ce1">
            <text:p>11903</text:p>
          </table:table-cell>
          <table:table-cell office:value-type="float" office:value="11650" table:style-name="ce1">
            <text:p>11650</text:p>
          </table:table-cell>
          <table:table-cell office:value-type="float" office:value="12008" table:style-name="ce1">
            <text:p>12008</text:p>
          </table:table-cell>
          <table:table-cell office:value-type="float" office:value="11804" table:style-name="ce1">
            <text:p>11804</text:p>
          </table:table-cell>
          <table:table-cell office:value-type="float" office:value="10505" table:style-name="ce1">
            <text:p>10505</text:p>
          </table:table-cell>
          <table:table-cell office:value-type="float" office:value="7705" table:style-name="ce1">
            <text:p>7705</text:p>
          </table:table-cell>
          <table:table-cell office:value-type="float" office:value="11153" table:style-name="ce1">
            <text:p>11153</text:p>
          </table:table-cell>
          <table:table-cell office:value-type="float" office:value="11353" table:style-name="ce1">
            <text:p>11353</text:p>
          </table:table-cell>
          <table:table-cell office:value-type="float" office:value="11385" table:style-name="ce1">
            <text:p>11385</text:p>
          </table:table-cell>
          <table:table-cell office:value-type="float" office:value="11141" table:style-name="ce1">
            <text:p>111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8</text:p>
          </table:table-cell>
          <table:table-cell office:value-type="string" table:style-name="ce1">
            <text:p>GASCO OLIAG <text:s/>[De Blasco Ibáñez a Primado Reig]</text:p>
          </table:table-cell>
          <table:table-cell office:value-type="float" office:value="10487" table:style-name="ce1">
            <text:p>10487</text:p>
          </table:table-cell>
          <table:table-cell office:value-type="float" office:value="11037" table:style-name="ce1">
            <text:p>11037</text:p>
          </table:table-cell>
          <table:table-cell office:value-type="float" office:value="10548" table:style-name="ce1">
            <text:p>10548</text:p>
          </table:table-cell>
          <table:table-cell office:value-type="float" office:value="10589" table:style-name="ce1">
            <text:p>10589</text:p>
          </table:table-cell>
          <table:table-cell office:value-type="float" office:value="10658" table:style-name="ce1">
            <text:p>10658</text:p>
          </table:table-cell>
          <table:table-cell office:value-type="float" office:value="10687" table:style-name="ce1">
            <text:p>10687</text:p>
          </table:table-cell>
          <table:table-cell office:value-type="float" office:value="9989" table:style-name="ce1">
            <text:p>9989</text:p>
          </table:table-cell>
          <table:table-cell office:value-type="float" office:value="7630" table:style-name="ce1">
            <text:p>7630</text:p>
          </table:table-cell>
          <table:table-cell office:value-type="float" office:value="11068" table:style-name="ce1">
            <text:p>11068</text:p>
          </table:table-cell>
          <table:table-cell office:value-type="float" office:value="10845" table:style-name="ce1">
            <text:p>10845</text:p>
          </table:table-cell>
          <table:table-cell office:value-type="float" office:value="10846" table:style-name="ce1">
            <text:p>10846</text:p>
          </table:table-cell>
          <table:table-cell office:value-type="float" office:value="10720" table:style-name="ce1">
            <text:p>107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9</text:p>
          </table:table-cell>
          <table:table-cell office:value-type="string" table:style-name="ce1">
            <text:p>GASPAR AGUILAR <text:s/>[Entre Fontanares y Tomás de Villarroya]</text:p>
          </table:table-cell>
          <table:table-cell office:value-type="float" office:value="15572" table:style-name="ce1">
            <text:p>15572</text:p>
          </table:table-cell>
          <table:table-cell office:value-type="float" office:value="15905" table:style-name="ce1">
            <text:p>15905</text:p>
          </table:table-cell>
          <table:table-cell office:value-type="float" office:value="16050" table:style-name="ce1">
            <text:p>16050</text:p>
          </table:table-cell>
          <table:table-cell office:value-type="float" office:value="15314" table:style-name="ce1">
            <text:p>15314</text:p>
          </table:table-cell>
          <table:table-cell office:value-type="float" office:value="15480" table:style-name="ce1">
            <text:p>15480</text:p>
          </table:table-cell>
          <table:table-cell office:value-type="float" office:value="15360" table:style-name="ce1">
            <text:p>15360</text:p>
          </table:table-cell>
          <table:table-cell office:value-type="float" office:value="13910" table:style-name="ce1">
            <text:p>13910</text:p>
          </table:table-cell>
          <table:table-cell office:value-type="float" office:value="11077" table:style-name="ce1">
            <text:p>11077</text:p>
          </table:table-cell>
          <table:table-cell office:value-type="float" office:value="14893" table:style-name="ce1">
            <text:p>14893</text:p>
          </table:table-cell>
          <table:table-cell office:value-type="float" office:value="16117" table:style-name="ce1">
            <text:p>16117</text:p>
          </table:table-cell>
          <table:table-cell office:value-type="float" office:value="15902" table:style-name="ce1">
            <text:p>15902</text:p>
          </table:table-cell>
          <table:table-cell office:value-type="float" office:value="15514" table:style-name="ce1">
            <text:p>155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NUEVA ALAMEDA [De Menorca a Tomás de Montañana]</text:p>
          </table:table-cell>
          <table:table-cell office:value-type="float" office:value="7949" table:style-name="ce1">
            <text:p>7949</text:p>
          </table:table-cell>
          <table:table-cell office:value-type="float" office:value="7646" table:style-name="ce1">
            <text:p>7646</text:p>
          </table:table-cell>
          <table:table-cell office:value-type="float" office:value="7807" table:style-name="ce1">
            <text:p>7807</text:p>
          </table:table-cell>
          <table:table-cell office:value-type="float" office:value="7641" table:style-name="ce1">
            <text:p>7641</text:p>
          </table:table-cell>
          <table:table-cell office:value-type="float" office:value="7732" table:style-name="ce1">
            <text:p>7732</text:p>
          </table:table-cell>
          <table:table-cell office:value-type="float" office:value="7892" table:style-name="ce1">
            <text:p>7892</text:p>
          </table:table-cell>
          <table:table-cell office:value-type="float" office:value="8086" table:style-name="ce1">
            <text:p>8086</text:p>
          </table:table-cell>
          <table:table-cell office:value-type="float" office:value="6540" table:style-name="ce1">
            <text:p>6540</text:p>
          </table:table-cell>
          <table:table-cell office:value-type="float" office:value="7646" table:style-name="ce1">
            <text:p>7646</text:p>
          </table:table-cell>
          <table:table-cell office:value-type="float" office:value="7374" table:style-name="ce1">
            <text:p>7374</text:p>
          </table:table-cell>
          <table:table-cell office:value-type="float" office:value="7508" table:style-name="ce1">
            <text:p>7508</text:p>
          </table:table-cell>
          <table:table-cell office:value-type="float" office:value="7925" table:style-name="ce1">
            <text:p>79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0</text:p>
          </table:table-cell>
          <table:table-cell office:value-type="string" table:style-name="ce1">
            <text:p>GASPAR AGUILAR <text:s/>[De Jesús a Fontanares]</text:p>
          </table:table-cell>
          <table:table-cell office:value-type="float" office:value="12434" table:style-name="ce1">
            <text:p>12434</text:p>
          </table:table-cell>
          <table:table-cell office:value-type="float" office:value="12930" table:style-name="ce1">
            <text:p>12930</text:p>
          </table:table-cell>
          <table:table-cell office:value-type="float" office:value="12291" table:style-name="ce1">
            <text:p>12291</text:p>
          </table:table-cell>
          <table:table-cell office:value-type="float" office:value="12314" table:style-name="ce1">
            <text:p>12314</text:p>
          </table:table-cell>
          <table:table-cell office:value-type="float" office:value="12460" table:style-name="ce1">
            <text:p>12460</text:p>
          </table:table-cell>
          <table:table-cell office:value-type="float" office:value="12410" table:style-name="ce1">
            <text:p>12410</text:p>
          </table:table-cell>
          <table:table-cell office:value-type="float" office:value="11474" table:style-name="ce1">
            <text:p>11474</text:p>
          </table:table-cell>
          <table:table-cell office:value-type="float" office:value="8826" table:style-name="ce1">
            <text:p>8826</text:p>
          </table:table-cell>
          <table:table-cell office:value-type="float" office:value="12454" table:style-name="ce1">
            <text:p>12454</text:p>
          </table:table-cell>
          <table:table-cell office:value-type="float" office:value="12816" table:style-name="ce1">
            <text:p>12816</text:p>
          </table:table-cell>
          <table:table-cell office:value-type="float" office:value="12642" table:style-name="ce1">
            <text:p>12642</text:p>
          </table:table-cell>
          <table:table-cell office:value-type="float" office:value="12396" table:style-name="ce1">
            <text:p>123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1</text:p>
          </table:table-cell>
          <table:table-cell office:value-type="string" table:style-name="ce1">
            <text:p>GENERAL AVILES <text:s/>[Entre Pío XII y Av. Burjasot]</text:p>
          </table:table-cell>
          <table:table-cell office:value-type="float" office:value="54947" table:style-name="ce1">
            <text:p>54947</text:p>
          </table:table-cell>
          <table:table-cell office:value-type="float" office:value="56889" table:style-name="ce1">
            <text:p>56889</text:p>
          </table:table-cell>
          <table:table-cell office:value-type="float" office:value="56482" table:style-name="ce1">
            <text:p>564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12</text:p>
          </table:table-cell>
          <table:table-cell office:value-type="string" table:style-name="ce1">
            <text:p>GENERAL ELIO <text:s/>[Entre Blasco Ibáñez y Puente del Real]</text:p>
          </table:table-cell>
          <table:table-cell office:value-type="float" office:value="33626" table:style-name="ce1">
            <text:p>33626</text:p>
          </table:table-cell>
          <table:table-cell office:value-type="float" office:value="35430" table:style-name="ce1">
            <text:p>35430</text:p>
          </table:table-cell>
          <table:table-cell office:value-type="float" office:value="34550" table:style-name="ce1">
            <text:p>34550</text:p>
          </table:table-cell>
          <table:table-cell office:value-type="float" office:value="35726" table:style-name="ce1">
            <text:p>35726</text:p>
          </table:table-cell>
          <table:table-cell office:value-type="float" office:value="36431" table:style-name="ce1">
            <text:p>36431</text:p>
          </table:table-cell>
          <table:table-cell office:value-type="float" office:value="35903" table:style-name="ce1">
            <text:p>35903</text:p>
          </table:table-cell>
          <table:table-cell office:value-type="float" office:value="33207" table:style-name="ce1">
            <text:p>33207</text:p>
          </table:table-cell>
          <table:table-cell office:value-type="float" office:value="23480" table:style-name="ce1">
            <text:p>23480</text:p>
          </table:table-cell>
          <table:table-cell office:value-type="float" office:value="35599" table:style-name="ce1">
            <text:p>35599</text:p>
          </table:table-cell>
          <table:table-cell office:value-type="float" office:value="34736" table:style-name="ce1">
            <text:p>34736</text:p>
          </table:table-cell>
          <table:table-cell office:value-type="float" office:value="34980" table:style-name="ce1">
            <text:p>34980</text:p>
          </table:table-cell>
          <table:table-cell office:value-type="float" office:value="35011" table:style-name="ce1">
            <text:p>350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3</text:p>
          </table:table-cell>
          <table:table-cell office:value-type="string" table:style-name="ce1">
            <text:p>GENERAL GIL DOLZ <text:s/>[De Alameda a Amadeo de Saboya]</text:p>
          </table:table-cell>
          <table:table-cell office:value-type="float" office:value="9132" table:style-name="ce1">
            <text:p>9132</text:p>
          </table:table-cell>
          <table:table-cell office:value-type="float" office:value="9113" table:style-name="ce1">
            <text:p>9113</text:p>
          </table:table-cell>
          <table:table-cell office:value-type="float" office:value="8670" table:style-name="ce1">
            <text:p>8670</text:p>
          </table:table-cell>
          <table:table-cell office:value-type="float" office:value="9239" table:style-name="ce1">
            <text:p>9239</text:p>
          </table:table-cell>
          <table:table-cell office:value-type="float" office:value="9366" table:style-name="ce1">
            <text:p>9366</text:p>
          </table:table-cell>
          <table:table-cell office:value-type="float" office:value="9226" table:style-name="ce1">
            <text:p>9226</text:p>
          </table:table-cell>
          <table:table-cell office:value-type="float" office:value="8025" table:style-name="ce1">
            <text:p>8025</text:p>
          </table:table-cell>
          <table:table-cell office:value-type="float" office:value="5865" table:style-name="ce1">
            <text:p>5865</text:p>
          </table:table-cell>
          <table:table-cell office:value-type="float" office:value="8471" table:style-name="ce1">
            <text:p>8471</text:p>
          </table:table-cell>
          <table:table-cell office:value-type="float" office:value="8532" table:style-name="ce1">
            <text:p>8532</text:p>
          </table:table-cell>
          <table:table-cell office:value-type="float" office:value="8342" table:style-name="ce1">
            <text:p>8342</text:p>
          </table:table-cell>
          <table:table-cell office:value-type="float" office:value="8537" table:style-name="ce1">
            <text:p>85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4</text:p>
          </table:table-cell>
          <table:table-cell office:value-type="string" table:style-name="ce1">
            <text:p>AVDA. AMADO GRANELL MESADO (MILITAR) [Entre Av. De la Plata y Hermanos Maristas]</text:p>
          </table:table-cell>
          <table:table-cell office:value-type="float" office:value="17256" table:style-name="ce1">
            <text:p>17256</text:p>
          </table:table-cell>
          <table:table-cell office:value-type="float" office:value="17637" table:style-name="ce1">
            <text:p>17637</text:p>
          </table:table-cell>
          <table:table-cell office:value-type="float" office:value="17238" table:style-name="ce1">
            <text:p>17238</text:p>
          </table:table-cell>
          <table:table-cell office:value-type="float" office:value="17190" table:style-name="ce1">
            <text:p>17190</text:p>
          </table:table-cell>
          <table:table-cell office:value-type="float" office:value="17649" table:style-name="ce1">
            <text:p>17649</text:p>
          </table:table-cell>
          <table:table-cell office:value-type="float" office:value="17212" table:style-name="ce1">
            <text:p>17212</text:p>
          </table:table-cell>
          <table:table-cell office:value-type="float" office:value="16027" table:style-name="ce1">
            <text:p>16027</text:p>
          </table:table-cell>
          <table:table-cell office:value-type="float" office:value="13620" table:style-name="ce1">
            <text:p>13620</text:p>
          </table:table-cell>
          <table:table-cell office:value-type="float" office:value="13272" table:style-name="ce1">
            <text:p>13272</text:p>
          </table:table-cell>
          <table:table-cell office:value-type="float" office:value="13813" table:style-name="ce1">
            <text:p>13813</text:p>
          </table:table-cell>
          <table:table-cell office:value-type="float" office:value="13840" table:style-name="ce1">
            <text:p>13840</text:p>
          </table:table-cell>
          <table:table-cell office:value-type="float" office:value="13423" table:style-name="ce1">
            <text:p>134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5</text:p>
          </table:table-cell>
          <table:table-cell office:value-type="string" table:style-name="ce1">
            <text:p>AVDA. AMADO GRANELL MESADO (MILITAR) [Entre Peris y Valero y Av. De la Plata]</text:p>
          </table:table-cell>
          <table:table-cell office:value-type="float" office:value="9125" table:style-name="ce1">
            <text:p>9125</text:p>
          </table:table-cell>
          <table:table-cell office:value-type="float" office:value="9502" table:style-name="ce1">
            <text:p>9502</text:p>
          </table:table-cell>
          <table:table-cell office:value-type="float" office:value="9339" table:style-name="ce1">
            <text:p>9339</text:p>
          </table:table-cell>
          <table:table-cell office:value-type="float" office:value="9151" table:style-name="ce1">
            <text:p>9151</text:p>
          </table:table-cell>
          <table:table-cell office:value-type="float" office:value="9308" table:style-name="ce1">
            <text:p>9308</text:p>
          </table:table-cell>
          <table:table-cell office:value-type="float" office:value="9219" table:style-name="ce1">
            <text:p>9219</text:p>
          </table:table-cell>
          <table:table-cell office:value-type="float" office:value="8522" table:style-name="ce1">
            <text:p>8522</text:p>
          </table:table-cell>
          <table:table-cell office:value-type="float" office:value="6569" table:style-name="ce1">
            <text:p>6569</text:p>
          </table:table-cell>
          <table:table-cell office:value-type="float" office:value="9076" table:style-name="ce1">
            <text:p>9076</text:p>
          </table:table-cell>
          <table:table-cell office:value-type="float" office:value="9247" table:style-name="ce1">
            <text:p>9247</text:p>
          </table:table-cell>
          <table:table-cell office:value-type="float" office:value="9098" table:style-name="ce1">
            <text:p>9098</text:p>
          </table:table-cell>
          <table:table-cell office:value-type="float" office:value="8935" table:style-name="ce1">
            <text:p>89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7</text:p>
          </table:table-cell>
          <table:table-cell office:value-type="string" table:style-name="ce1">
            <text:p>FERNANDO EL CATOLICO [Entre Ángel Guimerá y Paseo Pechina]</text:p>
          </table:table-cell>
          <table:table-cell office:value-type="float" office:value="54438" table:style-name="ce1">
            <text:p>54438</text:p>
          </table:table-cell>
          <table:table-cell office:value-type="float" office:value="56092" table:style-name="ce1">
            <text:p>56092</text:p>
          </table:table-cell>
          <table:table-cell office:value-type="float" office:value="54118" table:style-name="ce1">
            <text:p>54118</text:p>
          </table:table-cell>
          <table:table-cell office:value-type="float" office:value="54326" table:style-name="ce1">
            <text:p>54326</text:p>
          </table:table-cell>
          <table:table-cell office:value-type="float" office:value="55363" table:style-name="ce1">
            <text:p>55363</text:p>
          </table:table-cell>
          <table:table-cell office:value-type="float" office:value="55345" table:style-name="ce1">
            <text:p>55345</text:p>
          </table:table-cell>
          <table:table-cell office:value-type="float" office:value="54432" table:style-name="ce1">
            <text:p>54432</text:p>
          </table:table-cell>
          <table:table-cell office:value-type="float" office:value="39520" table:style-name="ce1">
            <text:p>39520</text:p>
          </table:table-cell>
          <table:table-cell office:value-type="float" office:value="54297" table:style-name="ce1">
            <text:p>54297</text:p>
          </table:table-cell>
          <table:table-cell office:value-type="float" office:value="53433" table:style-name="ce1">
            <text:p>53433</text:p>
          </table:table-cell>
          <table:table-cell office:value-type="float" office:value="53246" table:style-name="ce1">
            <text:p>53246</text:p>
          </table:table-cell>
          <table:table-cell office:value-type="float" office:value="53149" table:style-name="ce1">
            <text:p>531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8</text:p>
          </table:table-cell>
          <table:table-cell office:value-type="string" table:style-name="ce1">
            <text:p>GERMANIAS [Entre Ruzafa y Túnel]</text:p>
          </table:table-cell>
          <table:table-cell office:value-type="float" office:value="62130" table:style-name="ce1">
            <text:p>62130</text:p>
          </table:table-cell>
          <table:table-cell office:value-type="float" office:value="62877" table:style-name="ce1">
            <text:p>62877</text:p>
          </table:table-cell>
          <table:table-cell office:value-type="float" office:value="62628" table:style-name="ce1">
            <text:p>62628</text:p>
          </table:table-cell>
          <table:table-cell office:value-type="float" office:value="62649" table:style-name="ce1">
            <text:p>62649</text:p>
          </table:table-cell>
          <table:table-cell office:value-type="float" office:value="63903" table:style-name="ce1">
            <text:p>63903</text:p>
          </table:table-cell>
          <table:table-cell office:value-type="float" office:value="63674" table:style-name="ce1">
            <text:p>63674</text:p>
          </table:table-cell>
          <table:table-cell office:value-type="float" office:value="65937" table:style-name="ce1">
            <text:p>65937</text:p>
          </table:table-cell>
          <table:table-cell office:value-type="float" office:value="49671" table:style-name="ce1">
            <text:p>49671</text:p>
          </table:table-cell>
          <table:table-cell office:value-type="float" office:value="60833" table:style-name="ce1">
            <text:p>60833</text:p>
          </table:table-cell>
          <table:table-cell office:value-type="float" office:value="58997" table:style-name="ce1">
            <text:p>58997</text:p>
          </table:table-cell>
          <table:table-cell office:value-type="float" office:value="61558" table:style-name="ce1">
            <text:p>61558</text:p>
          </table:table-cell>
          <table:table-cell office:value-type="float" office:value="62446" table:style-name="ce1">
            <text:p>624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9</text:p>
          </table:table-cell>
          <table:table-cell office:value-type="string" table:style-name="ce1">
            <text:p>P.I. DE GERMANIAS [Pte. Aragón]</text:p>
          </table:table-cell>
          <table:table-cell office:value-type="float" office:value="51744" table:style-name="ce1">
            <text:p>51744</text:p>
          </table:table-cell>
          <table:table-cell office:value-type="float" office:value="52909" table:style-name="ce1">
            <text:p>52909</text:p>
          </table:table-cell>
          <table:table-cell office:value-type="float" office:value="51215" table:style-name="ce1">
            <text:p>51215</text:p>
          </table:table-cell>
          <table:table-cell office:value-type="float" office:value="52005" table:style-name="ce1">
            <text:p>52005</text:p>
          </table:table-cell>
          <table:table-cell office:value-type="float" office:value="52700" table:style-name="ce1">
            <text:p>52700</text:p>
          </table:table-cell>
          <table:table-cell office:value-type="float" office:value="53167" table:style-name="ce1">
            <text:p>53167</text:p>
          </table:table-cell>
          <table:table-cell office:value-type="float" office:value="54264" table:style-name="ce1">
            <text:p>54264</text:p>
          </table:table-cell>
          <table:table-cell office:value-type="float" office:value="41002" table:style-name="ce1">
            <text:p>41002</text:p>
          </table:table-cell>
          <table:table-cell office:value-type="float" office:value="53197" table:style-name="ce1">
            <text:p>53197</text:p>
          </table:table-cell>
          <table:table-cell office:value-type="float" office:value="52111" table:style-name="ce1">
            <text:p>52111</text:p>
          </table:table-cell>
          <table:table-cell office:value-type="float" office:value="51859" table:style-name="ce1">
            <text:p>51859</text:p>
          </table:table-cell>
          <table:table-cell office:value-type="float" office:value="51846" table:style-name="ce1">
            <text:p>518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NUEVA ALAMEDA [Entre Pte. Del Reino y Eduardo Bosca]</text:p>
          </table:table-cell>
          <table:table-cell office:value-type="float" office:value="19741" table:style-name="ce1">
            <text:p>19741</text:p>
          </table:table-cell>
          <table:table-cell office:value-type="float" office:value="20390" table:style-name="ce1">
            <text:p>20390</text:p>
          </table:table-cell>
          <table:table-cell office:value-type="float" office:value="20624" table:style-name="ce1">
            <text:p>20624</text:p>
          </table:table-cell>
          <table:table-cell office:value-type="float" office:value="20276" table:style-name="ce1">
            <text:p>20276</text:p>
          </table:table-cell>
          <table:table-cell office:value-type="float" office:value="20508" table:style-name="ce1">
            <text:p>20508</text:p>
          </table:table-cell>
          <table:table-cell office:value-type="float" office:value="20833" table:style-name="ce1">
            <text:p>20833</text:p>
          </table:table-cell>
          <table:table-cell office:value-type="float" office:value="20861" table:style-name="ce1">
            <text:p>20861</text:p>
          </table:table-cell>
          <table:table-cell office:value-type="float" office:value="15802" table:style-name="ce1">
            <text:p>15802</text:p>
          </table:table-cell>
          <table:table-cell office:value-type="float" office:value="20232" table:style-name="ce1">
            <text:p>20232</text:p>
          </table:table-cell>
          <table:table-cell office:value-type="float" office:value="19907" table:style-name="ce1">
            <text:p>19907</text:p>
          </table:table-cell>
          <table:table-cell office:value-type="float" office:value="20065" table:style-name="ce1">
            <text:p>20065</text:p>
          </table:table-cell>
          <table:table-cell office:value-type="float" office:value="22628" table:style-name="ce1">
            <text:p>226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0</text:p>
          </table:table-cell>
          <table:table-cell office:value-type="string" table:style-name="ce1">
            <text:p>MARQUES DEL TURIA [Entre Hernán Cortés y Ruzafa]</text:p>
          </table:table-cell>
          <table:table-cell office:value-type="float" office:value="57408" table:style-name="ce1">
            <text:p>57408</text:p>
          </table:table-cell>
          <table:table-cell office:value-type="float" office:value="58382" table:style-name="ce1">
            <text:p>58382</text:p>
          </table:table-cell>
          <table:table-cell office:value-type="float" office:value="58259" table:style-name="ce1">
            <text:p>58259</text:p>
          </table:table-cell>
          <table:table-cell office:value-type="float" office:value="57694" table:style-name="ce1">
            <text:p>57694</text:p>
          </table:table-cell>
          <table:table-cell office:value-type="float" office:value="59017" table:style-name="ce1">
            <text:p>59017</text:p>
          </table:table-cell>
          <table:table-cell office:value-type="float" office:value="59953" table:style-name="ce1">
            <text:p>59953</text:p>
          </table:table-cell>
          <table:table-cell office:value-type="float" office:value="62228" table:style-name="ce1">
            <text:p>62228</text:p>
          </table:table-cell>
          <table:table-cell office:value-type="float" office:value="47247" table:style-name="ce1">
            <text:p>47247</text:p>
          </table:table-cell>
          <table:table-cell office:value-type="float" office:value="59566" table:style-name="ce1">
            <text:p>59566</text:p>
          </table:table-cell>
          <table:table-cell office:value-type="float" office:value="58054" table:style-name="ce1">
            <text:p>58054</text:p>
          </table:table-cell>
          <table:table-cell office:value-type="float" office:value="57701" table:style-name="ce1">
            <text:p>57701</text:p>
          </table:table-cell>
          <table:table-cell office:value-type="float" office:value="58171" table:style-name="ce1">
            <text:p>581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1</text:p>
          </table:table-cell>
          <table:table-cell office:value-type="string" table:style-name="ce1">
            <text:p>MARQUES DEL TURIA [Entre Puente Aragón y Hernán Cortés]</text:p>
          </table:table-cell>
          <table:table-cell office:value-type="float" office:value="57034" table:style-name="ce1">
            <text:p>57034</text:p>
          </table:table-cell>
          <table:table-cell office:value-type="float" office:value="58137" table:style-name="ce1">
            <text:p>58137</text:p>
          </table:table-cell>
          <table:table-cell office:value-type="float" office:value="58298" table:style-name="ce1">
            <text:p>58298</text:p>
          </table:table-cell>
          <table:table-cell office:value-type="float" office:value="57706" table:style-name="ce1">
            <text:p>57706</text:p>
          </table:table-cell>
          <table:table-cell office:value-type="float" office:value="58638" table:style-name="ce1">
            <text:p>58638</text:p>
          </table:table-cell>
          <table:table-cell office:value-type="float" office:value="60112" table:style-name="ce1">
            <text:p>60112</text:p>
          </table:table-cell>
          <table:table-cell office:value-type="float" office:value="61503" table:style-name="ce1">
            <text:p>61503</text:p>
          </table:table-cell>
          <table:table-cell office:value-type="float" office:value="45764" table:style-name="ce1">
            <text:p>45764</text:p>
          </table:table-cell>
          <table:table-cell office:value-type="float" office:value="57034" table:style-name="ce1">
            <text:p>57034</text:p>
          </table:table-cell>
          <table:table-cell office:value-type="float" office:value="56879" table:style-name="ce1">
            <text:p>56879</text:p>
          </table:table-cell>
          <table:table-cell office:value-type="float" office:value="53723" table:style-name="ce1">
            <text:p>5372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22</text:p>
          </table:table-cell>
          <table:table-cell office:value-type="string" table:style-name="ce1">
            <text:p>RAMON Y CAJAL [Entre Pz. España y Ángel Guimerá]</text:p>
          </table:table-cell>
          <table:table-cell office:value-type="float" office:value="52837" table:style-name="ce1">
            <text:p>52837</text:p>
          </table:table-cell>
          <table:table-cell office:value-type="float" office:value="54243" table:style-name="ce1">
            <text:p>54243</text:p>
          </table:table-cell>
          <table:table-cell office:value-type="float" office:value="53710" table:style-name="ce1">
            <text:p>53710</text:p>
          </table:table-cell>
          <table:table-cell office:value-type="float" office:value="52993" table:style-name="ce1">
            <text:p>52993</text:p>
          </table:table-cell>
          <table:table-cell office:value-type="float" office:value="53917" table:style-name="ce1">
            <text:p>53917</text:p>
          </table:table-cell>
          <table:table-cell office:value-type="float" office:value="54114" table:style-name="ce1">
            <text:p>54114</text:p>
          </table:table-cell>
          <table:table-cell office:value-type="float" office:value="54507" table:style-name="ce1">
            <text:p>54507</text:p>
          </table:table-cell>
          <table:table-cell office:value-type="float" office:value="41210" table:style-name="ce1">
            <text:p>41210</text:p>
          </table:table-cell>
          <table:table-cell office:value-type="float" office:value="54590" table:style-name="ce1">
            <text:p>54590</text:p>
          </table:table-cell>
          <table:table-cell office:value-type="float" office:value="53471" table:style-name="ce1">
            <text:p>53471</text:p>
          </table:table-cell>
          <table:table-cell office:value-type="float" office:value="52776" table:style-name="ce1">
            <text:p>52776</text:p>
          </table:table-cell>
          <table:table-cell office:value-type="float" office:value="52875" table:style-name="ce1">
            <text:p>528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3</text:p>
          </table:table-cell>
          <table:table-cell office:value-type="string" table:style-name="ce1">
            <text:p>GUADALAVIAR <text:s/>[Entre Sagunto y Av. Constitución]</text:p>
          </table:table-cell>
          <table:table-cell office:value-type="float" office:value="44911" table:style-name="ce1">
            <text:p>44911</text:p>
          </table:table-cell>
          <table:table-cell office:value-type="float" office:value="46260" table:style-name="ce1">
            <text:p>46260</text:p>
          </table:table-cell>
          <table:table-cell office:value-type="float" office:value="44873" table:style-name="ce1">
            <text:p>44873</text:p>
          </table:table-cell>
          <table:table-cell office:value-type="float" office:value="45461" table:style-name="ce1">
            <text:p>45461</text:p>
          </table:table-cell>
          <table:table-cell office:value-type="float" office:value="45877" table:style-name="ce1">
            <text:p>45877</text:p>
          </table:table-cell>
          <table:table-cell office:value-type="float" office:value="46395" table:style-name="ce1">
            <text:p>46395</text:p>
          </table:table-cell>
          <table:table-cell office:value-type="float" office:value="44516" table:style-name="ce1">
            <text:p>44516</text:p>
          </table:table-cell>
          <table:table-cell office:value-type="float" office:value="32925" table:style-name="ce1">
            <text:p>32925</text:p>
          </table:table-cell>
          <table:table-cell office:value-type="float" office:value="44846" table:style-name="ce1">
            <text:p>44846</text:p>
          </table:table-cell>
          <table:table-cell office:value-type="float" office:value="45944" table:style-name="ce1">
            <text:p>45944</text:p>
          </table:table-cell>
          <table:table-cell office:value-type="float" office:value="45898" table:style-name="ce1">
            <text:p>45898</text:p>
          </table:table-cell>
          <table:table-cell office:value-type="float" office:value="44895" table:style-name="ce1">
            <text:p>448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4</text:p>
          </table:table-cell>
          <table:table-cell office:value-type="string" table:style-name="ce1">
            <text:p>GUILLEM DE CASTRO <text:s/>[De Hospital a Quart]</text:p>
          </table:table-cell>
          <table:table-cell office:value-type="float" office:value="15895" table:style-name="ce1">
            <text:p>15895</text:p>
          </table:table-cell>
          <table:table-cell office:value-type="float" office:value="16452" table:style-name="ce1">
            <text:p>16452</text:p>
          </table:table-cell>
          <table:table-cell office:value-type="float" office:value="15982" table:style-name="ce1">
            <text:p>15982</text:p>
          </table:table-cell>
          <table:table-cell office:value-type="float" office:value="15468" table:style-name="ce1">
            <text:p>15468</text:p>
          </table:table-cell>
          <table:table-cell office:value-type="float" office:value="15793" table:style-name="ce1">
            <text:p>15793</text:p>
          </table:table-cell>
          <table:table-cell office:value-type="float" office:value="15456" table:style-name="ce1">
            <text:p>15456</text:p>
          </table:table-cell>
          <table:table-cell office:value-type="float" office:value="14849" table:style-name="ce1">
            <text:p>14849</text:p>
          </table:table-cell>
          <table:table-cell office:value-type="float" office:value="11027" table:style-name="ce1">
            <text:p>1102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126</text:p>
          </table:table-cell>
          <table:table-cell office:value-type="string" table:style-name="ce1">
            <text:p>GUILLEM DE CASTRO <text:s/>[De Pte. Las Artes a Pte. San José]</text:p>
          </table:table-cell>
          <table:table-cell office:value-type="float" office:value="40194" table:style-name="ce1">
            <text:p>40194</text:p>
          </table:table-cell>
          <table:table-cell office:value-type="float" office:value="41528" table:style-name="ce1">
            <text:p>41528</text:p>
          </table:table-cell>
          <table:table-cell office:value-type="float" office:value="38874" table:style-name="ce1">
            <text:p>38874</text:p>
          </table:table-cell>
          <table:table-cell office:value-type="float" office:value="37492" table:style-name="ce1">
            <text:p>37492</text:p>
          </table:table-cell>
          <table:table-cell office:value-type="float" office:value="37422" table:style-name="ce1">
            <text:p>37422</text:p>
          </table:table-cell>
          <table:table-cell office:value-type="float" office:value="36852" table:style-name="ce1">
            <text:p>36852</text:p>
          </table:table-cell>
          <table:table-cell office:value-type="float" office:value="43389" table:style-name="ce1">
            <text:p>4338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127</text:p>
          </table:table-cell>
          <table:table-cell office:value-type="string" table:style-name="ce1">
            <text:p>GUILLEM DE CASTRO <text:s/>[De Quart a Paseo Pechina]</text:p>
          </table:table-cell>
          <table:table-cell office:value-type="float" office:value="17250" table:style-name="ce1">
            <text:p>17250</text:p>
          </table:table-cell>
          <table:table-cell office:value-type="float" office:value="17759" table:style-name="ce1">
            <text:p>17759</text:p>
          </table:table-cell>
          <table:table-cell office:value-type="float" office:value="17225" table:style-name="ce1">
            <text:p>17225</text:p>
          </table:table-cell>
          <table:table-cell office:value-type="float" office:value="16139" table:style-name="ce1">
            <text:p>16139</text:p>
          </table:table-cell>
          <table:table-cell office:value-type="float" office:value="16713" table:style-name="ce1">
            <text:p>16713</text:p>
          </table:table-cell>
          <table:table-cell office:value-type="float" office:value="16997" table:style-name="ce1">
            <text:p>16997</text:p>
          </table:table-cell>
          <table:table-cell office:value-type="float" office:value="16242" table:style-name="ce1">
            <text:p>16242</text:p>
          </table:table-cell>
          <table:table-cell office:value-type="float" office:value="12119" table:style-name="ce1">
            <text:p>12119</text:p>
          </table:table-cell>
          <table:table-cell office:value-type="float" office:value="16820" table:style-name="ce1">
            <text:p>16820</text:p>
          </table:table-cell>
          <table:table-cell office:value-type="float" office:value="17293" table:style-name="ce1">
            <text:p>17293</text:p>
          </table:table-cell>
          <table:table-cell office:value-type="float" office:value="17027" table:style-name="ce1">
            <text:p>17027</text:p>
          </table:table-cell>
          <table:table-cell office:value-type="float" office:value="16904" table:style-name="ce1">
            <text:p>169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9</text:p>
          </table:table-cell>
          <table:table-cell office:value-type="string" table:style-name="ce1">
            <text:p>HERMANOS MARISTAS <text:s/>[Entre Ausias March y Av. Amado Granell Mesado (militar)]</text:p>
          </table:table-cell>
          <table:table-cell office:value-type="float" office:value="25715" table:style-name="ce1">
            <text:p>25715</text:p>
          </table:table-cell>
          <table:table-cell office:value-type="float" office:value="26862" table:style-name="ce1">
            <text:p>26862</text:p>
          </table:table-cell>
          <table:table-cell office:value-type="float" office:value="26780" table:style-name="ce1">
            <text:p>26780</text:p>
          </table:table-cell>
          <table:table-cell office:value-type="float" office:value="26544" table:style-name="ce1">
            <text:p>26544</text:p>
          </table:table-cell>
          <table:table-cell office:value-type="float" office:value="26701" table:style-name="ce1">
            <text:p>26701</text:p>
          </table:table-cell>
          <table:table-cell office:value-type="float" office:value="26111" table:style-name="ce1">
            <text:p>26111</text:p>
          </table:table-cell>
          <table:table-cell office:value-type="float" office:value="23860" table:style-name="ce1">
            <text:p>23860</text:p>
          </table:table-cell>
          <table:table-cell office:value-type="float" office:value="17515" table:style-name="ce1">
            <text:p>17515</text:p>
          </table:table-cell>
          <table:table-cell office:value-type="float" office:value="25710" table:style-name="ce1">
            <text:p>25710</text:p>
          </table:table-cell>
          <table:table-cell office:value-type="float" office:value="25966" table:style-name="ce1">
            <text:p>25966</text:p>
          </table:table-cell>
          <table:table-cell office:value-type="float" office:value="25474" table:style-name="ce1">
            <text:p>25474</text:p>
          </table:table-cell>
          <table:table-cell office:value-type="float" office:value="24995" table:style-name="ce1">
            <text:p>249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</text:p>
          </table:table-cell>
          <table:table-cell office:value-type="string" table:style-name="ce1">
            <text:p>ALBORAYA [Entre Molinell y Primado Reig]</text:p>
          </table:table-cell>
          <table:table-cell office:value-type="float" office:value="6665" table:style-name="ce1">
            <text:p>6665</text:p>
          </table:table-cell>
          <table:table-cell office:value-type="float" office:value="6929" table:style-name="ce1">
            <text:p>6929</text:p>
          </table:table-cell>
          <table:table-cell office:value-type="float" office:value="6189" table:style-name="ce1">
            <text:p>6189</text:p>
          </table:table-cell>
          <table:table-cell office:value-type="float" office:value="4754" table:style-name="ce1">
            <text:p>4754</text:p>
          </table:table-cell>
          <table:table-cell office:value-type="float" office:value="4795" table:style-name="ce1">
            <text:p>4795</text:p>
          </table:table-cell>
          <table:table-cell office:value-type="float" office:value="4691" table:style-name="ce1">
            <text:p>4691</text:p>
          </table:table-cell>
          <table:table-cell office:value-type="float" office:value="4675" table:style-name="ce1">
            <text:p>4675</text:p>
          </table:table-cell>
          <table:table-cell office:value-type="float" office:value="3424" table:style-name="ce1">
            <text:p>3424</text:p>
          </table:table-cell>
          <table:table-cell office:value-type="float" office:value="5831" table:style-name="ce1">
            <text:p>5831</text:p>
          </table:table-cell>
          <table:table-cell office:value-type="float" office:value="7282" table:style-name="ce1">
            <text:p>7282</text:p>
          </table:table-cell>
          <table:table-cell office:value-type="float" office:value="6892" table:style-name="ce1">
            <text:p>6892</text:p>
          </table:table-cell>
          <table:table-cell office:value-type="float" office:value="6461" table:style-name="ce1">
            <text:p>64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0</text:p>
          </table:table-cell>
          <table:table-cell office:value-type="string" table:style-name="ce1">
            <text:p>HERNAN CORTES <text:s/>[De Colón a G.V. Marqués del Túria]</text:p>
          </table:table-cell>
          <table:table-cell office:value-type="float" office:value="4187" table:style-name="ce1">
            <text:p>4187</text:p>
          </table:table-cell>
          <table:table-cell office:value-type="float" office:value="4219" table:style-name="ce1">
            <text:p>4219</text:p>
          </table:table-cell>
          <table:table-cell office:value-type="float" office:value="3860" table:style-name="ce1">
            <text:p>3860</text:p>
          </table:table-cell>
          <table:table-cell office:value-type="float" office:value="4081" table:style-name="ce1">
            <text:p>4081</text:p>
          </table:table-cell>
          <table:table-cell office:value-type="float" office:value="4116" table:style-name="ce1">
            <text:p>4116</text:p>
          </table:table-cell>
          <table:table-cell office:value-type="float" office:value="4227" table:style-name="ce1">
            <text:p>4227</text:p>
          </table:table-cell>
          <table:table-cell office:value-type="float" office:value="4296" table:style-name="ce1">
            <text:p>4296</text:p>
          </table:table-cell>
          <table:table-cell office:value-type="float" office:value="3087" table:style-name="ce1">
            <text:p>3087</text:p>
          </table:table-cell>
          <table:table-cell office:value-type="float" office:value="4235" table:style-name="ce1">
            <text:p>4235</text:p>
          </table:table-cell>
          <table:table-cell office:value-type="float" office:value="4217" table:style-name="ce1">
            <text:p>4217</text:p>
          </table:table-cell>
          <table:table-cell office:value-type="float" office:value="4163" table:style-name="ce1">
            <text:p>4163</text:p>
          </table:table-cell>
          <table:table-cell office:value-type="float" office:value="4395" table:style-name="ce1">
            <text:p>43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1</text:p>
          </table:table-cell>
          <table:table-cell office:value-type="string" table:style-name="ce1">
            <text:p>ISABEL DE VILLENA <text:s/>[De Acequia de la Cadena a Mendizábal]</text:p>
          </table:table-cell>
          <table:table-cell office:value-type="float" office:value="3278" table:style-name="ce1">
            <text:p>3278</text:p>
          </table:table-cell>
          <table:table-cell office:value-type="float" office:value="3604" table:style-name="ce1">
            <text:p>3604</text:p>
          </table:table-cell>
          <table:table-cell office:value-type="float" office:value="4192" table:style-name="ce1">
            <text:p>4192</text:p>
          </table:table-cell>
          <table:table-cell office:value-type="float" office:value="3520" table:style-name="ce1">
            <text:p>3520</text:p>
          </table:table-cell>
          <table:table-cell office:value-type="float" office:value="3800" table:style-name="ce1">
            <text:p>3800</text:p>
          </table:table-cell>
          <table:table-cell office:value-type="float" office:value="4501" table:style-name="ce1">
            <text:p>4501</text:p>
          </table:table-cell>
          <table:table-cell office:value-type="float" office:value="4753" table:style-name="ce1">
            <text:p>4753</text:p>
          </table:table-cell>
          <table:table-cell office:value-type="float" office:value="4124" table:style-name="ce1">
            <text:p>4124</text:p>
          </table:table-cell>
          <table:table-cell office:value-type="float" office:value="3439" table:style-name="ce1">
            <text:p>3439</text:p>
          </table:table-cell>
          <table:table-cell office:value-type="float" office:value="3116" table:style-name="ce1">
            <text:p>3116</text:p>
          </table:table-cell>
          <table:table-cell office:value-type="float" office:value="2955" table:style-name="ce1">
            <text:p>2955</text:p>
          </table:table-cell>
          <table:table-cell office:value-type="float" office:value="2939" table:style-name="ce1">
            <text:p>29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2</text:p>
          </table:table-cell>
          <table:table-cell office:value-type="string" table:style-name="ce1">
            <text:p>ISABEL LA CATOLICA <text:s/>[De G.V. Marqués del Túria a Colón]</text:p>
          </table:table-cell>
          <table:table-cell office:value-type="float" office:value="5709" table:style-name="ce1">
            <text:p>5709</text:p>
          </table:table-cell>
          <table:table-cell office:value-type="float" office:value="5631" table:style-name="ce1">
            <text:p>5631</text:p>
          </table:table-cell>
          <table:table-cell office:value-type="float" office:value="5477" table:style-name="ce1">
            <text:p>5477</text:p>
          </table:table-cell>
          <table:table-cell office:value-type="float" office:value="5464" table:style-name="ce1">
            <text:p>5464</text:p>
          </table:table-cell>
          <table:table-cell office:value-type="float" office:value="5585" table:style-name="ce1">
            <text:p>5585</text:p>
          </table:table-cell>
          <table:table-cell office:value-type="float" office:value="5672" table:style-name="ce1">
            <text:p>5672</text:p>
          </table:table-cell>
          <table:table-cell office:value-type="float" office:value="5907" table:style-name="ce1">
            <text:p>5907</text:p>
          </table:table-cell>
          <table:table-cell office:value-type="float" office:value="4761" table:style-name="ce1">
            <text:p>4761</text:p>
          </table:table-cell>
          <table:table-cell office:value-type="float" office:value="5804" table:style-name="ce1">
            <text:p>5804</text:p>
          </table:table-cell>
          <table:table-cell office:value-type="float" office:value="5614" table:style-name="ce1">
            <text:p>5614</text:p>
          </table:table-cell>
          <table:table-cell office:value-type="float" office:value="5521" table:style-name="ce1">
            <text:p>5521</text:p>
          </table:table-cell>
          <table:table-cell office:value-type="float" office:value="5736" table:style-name="ce1">
            <text:p>5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3</text:p>
          </table:table-cell>
          <table:table-cell office:value-type="string" table:style-name="ce1">
            <text:p>ISLAS CANARIAS <text:s/>[Entre Menorca y Tomás de Montañana]</text:p>
          </table:table-cell>
          <table:table-cell office:value-type="float" office:value="6470" table:style-name="ce1">
            <text:p>6470</text:p>
          </table:table-cell>
          <table:table-cell office:value-type="float" office:value="6661" table:style-name="ce1">
            <text:p>6661</text:p>
          </table:table-cell>
          <table:table-cell office:value-type="float" office:value="6067" table:style-name="ce1">
            <text:p>6067</text:p>
          </table:table-cell>
          <table:table-cell office:value-type="float" office:value="6077" table:style-name="ce1">
            <text:p>6077</text:p>
          </table:table-cell>
          <table:table-cell office:value-type="float" office:value="6340" table:style-name="ce1">
            <text:p>6340</text:p>
          </table:table-cell>
          <table:table-cell office:value-type="float" office:value="6316" table:style-name="ce1">
            <text:p>6316</text:p>
          </table:table-cell>
          <table:table-cell office:value-type="float" office:value="6058" table:style-name="ce1">
            <text:p>6058</text:p>
          </table:table-cell>
          <table:table-cell office:value-type="float" office:value="4938" table:style-name="ce1">
            <text:p>4938</text:p>
          </table:table-cell>
          <table:table-cell office:value-type="float" office:value="6260" table:style-name="ce1">
            <text:p>6260</text:p>
          </table:table-cell>
          <table:table-cell office:value-type="float" office:value="6409" table:style-name="ce1">
            <text:p>6409</text:p>
          </table:table-cell>
          <table:table-cell office:value-type="float" office:value="6365" table:style-name="ce1">
            <text:p>6365</text:p>
          </table:table-cell>
          <table:table-cell office:value-type="float" office:value="6415" table:style-name="ce1">
            <text:p>64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4</text:p>
          </table:table-cell>
          <table:table-cell office:value-type="string" table:style-name="ce1">
            <text:p>ISLAS CANARIAS <text:s/>[De Tomás Montañana a Alameda]</text:p>
          </table:table-cell>
          <table:table-cell office:value-type="float" office:value="7735" table:style-name="ce1">
            <text:p>7735</text:p>
          </table:table-cell>
          <table:table-cell office:value-type="float" office:value="7961" table:style-name="ce1">
            <text:p>7961</text:p>
          </table:table-cell>
          <table:table-cell office:value-type="float" office:value="7499" table:style-name="ce1">
            <text:p>7499</text:p>
          </table:table-cell>
          <table:table-cell office:value-type="float" office:value="7515" table:style-name="ce1">
            <text:p>7515</text:p>
          </table:table-cell>
          <table:table-cell office:value-type="float" office:value="7712" table:style-name="ce1">
            <text:p>7712</text:p>
          </table:table-cell>
          <table:table-cell office:value-type="float" office:value="7646" table:style-name="ce1">
            <text:p>7646</text:p>
          </table:table-cell>
          <table:table-cell office:value-type="float" office:value="7266" table:style-name="ce1">
            <text:p>7266</text:p>
          </table:table-cell>
          <table:table-cell office:value-type="float" office:value="5517" table:style-name="ce1">
            <text:p>5517</text:p>
          </table:table-cell>
          <table:table-cell office:value-type="float" office:value="7680" table:style-name="ce1">
            <text:p>7680</text:p>
          </table:table-cell>
          <table:table-cell office:value-type="float" office:value="7856" table:style-name="ce1">
            <text:p>7856</text:p>
          </table:table-cell>
          <table:table-cell office:value-type="float" office:value="7845" table:style-name="ce1">
            <text:p>7845</text:p>
          </table:table-cell>
          <table:table-cell office:value-type="float" office:value="7716" table:style-name="ce1">
            <text:p>77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5</text:p>
          </table:table-cell>
          <table:table-cell office:value-type="string" table:style-name="ce1">
            <text:p>J.J. DOMINE <text:s/>[Entre Av. Del Puerto y Plz. De la Armada Española]</text:p>
          </table:table-cell>
          <table:table-cell office:value-type="float" office:value="19367" table:style-name="ce1">
            <text:p>19367</text:p>
          </table:table-cell>
          <table:table-cell office:value-type="float" office:value="20283" table:style-name="ce1">
            <text:p>20283</text:p>
          </table:table-cell>
          <table:table-cell office:value-type="float" office:value="20798" table:style-name="ce1">
            <text:p>20798</text:p>
          </table:table-cell>
          <table:table-cell office:value-type="float" office:value="21215" table:style-name="ce1">
            <text:p>21215</text:p>
          </table:table-cell>
          <table:table-cell office:value-type="float" office:value="23520" table:style-name="ce1">
            <text:p>23520</text:p>
          </table:table-cell>
          <table:table-cell office:value-type="float" office:value="27243" table:style-name="ce1">
            <text:p>27243</text:p>
          </table:table-cell>
          <table:table-cell office:value-type="float" office:value="27158" table:style-name="ce1">
            <text:p>27158</text:p>
          </table:table-cell>
          <table:table-cell office:value-type="float" office:value="23711" table:style-name="ce1">
            <text:p>23711</text:p>
          </table:table-cell>
          <table:table-cell office:value-type="float" office:value="22713" table:style-name="ce1">
            <text:p>22713</text:p>
          </table:table-cell>
          <table:table-cell office:value-type="float" office:value="21322" table:style-name="ce1">
            <text:p>21322</text:p>
          </table:table-cell>
          <table:table-cell office:value-type="float" office:value="20132" table:style-name="ce1">
            <text:p>20132</text:p>
          </table:table-cell>
          <table:table-cell office:value-type="float" office:value="20441" table:style-name="ce1">
            <text:p>204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6</text:p>
          </table:table-cell>
          <table:table-cell office:value-type="string" table:style-name="ce1">
            <text:p>JACINTO BENAVENTE <text:s/>[Entre Marqués del Túria y Peris y Valero]</text:p>
          </table:table-cell>
          <table:table-cell office:value-type="float" office:value="32891" table:style-name="ce1">
            <text:p>32891</text:p>
          </table:table-cell>
          <table:table-cell office:value-type="float" office:value="34262" table:style-name="ce1">
            <text:p>34262</text:p>
          </table:table-cell>
          <table:table-cell office:value-type="float" office:value="33793" table:style-name="ce1">
            <text:p>33793</text:p>
          </table:table-cell>
          <table:table-cell office:value-type="float" office:value="33329" table:style-name="ce1">
            <text:p>33329</text:p>
          </table:table-cell>
          <table:table-cell office:value-type="float" office:value="33918" table:style-name="ce1">
            <text:p>33918</text:p>
          </table:table-cell>
          <table:table-cell office:value-type="float" office:value="34435" table:style-name="ce1">
            <text:p>34435</text:p>
          </table:table-cell>
          <table:table-cell office:value-type="float" office:value="34291" table:style-name="ce1">
            <text:p>34291</text:p>
          </table:table-cell>
          <table:table-cell office:value-type="float" office:value="26561" table:style-name="ce1">
            <text:p>26561</text:p>
          </table:table-cell>
          <table:table-cell office:value-type="float" office:value="33639" table:style-name="ce1">
            <text:p>33639</text:p>
          </table:table-cell>
          <table:table-cell office:value-type="float" office:value="32752" table:style-name="ce1">
            <text:p>32752</text:p>
          </table:table-cell>
          <table:table-cell office:value-type="float" office:value="32396" table:style-name="ce1">
            <text:p>32396</text:p>
          </table:table-cell>
          <table:table-cell office:value-type="float" office:value="32094" table:style-name="ce1">
            <text:p>320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7</text:p>
          </table:table-cell>
          <table:table-cell office:value-type="string" table:style-name="ce1">
            <text:p>JAIME BELTRAN <text:s/>[Entre Gaspar Aguilar y Uruguay]</text:p>
          </table:table-cell>
          <table:table-cell office:value-type="float" office:value="6051" table:style-name="ce1">
            <text:p>6051</text:p>
          </table:table-cell>
          <table:table-cell office:value-type="float" office:value="6325" table:style-name="ce1">
            <text:p>6325</text:p>
          </table:table-cell>
          <table:table-cell office:value-type="float" office:value="6731" table:style-name="ce1">
            <text:p>6731</text:p>
          </table:table-cell>
          <table:table-cell office:value-type="float" office:value="6065" table:style-name="ce1">
            <text:p>6065</text:p>
          </table:table-cell>
          <table:table-cell office:value-type="float" office:value="6235" table:style-name="ce1">
            <text:p>6235</text:p>
          </table:table-cell>
          <table:table-cell office:value-type="float" office:value="6111" table:style-name="ce1">
            <text:p>6111</text:p>
          </table:table-cell>
          <table:table-cell office:value-type="float" office:value="5743" table:style-name="ce1">
            <text:p>5743</text:p>
          </table:table-cell>
          <table:table-cell office:value-type="float" office:value="4273" table:style-name="ce1">
            <text:p>4273</text:p>
          </table:table-cell>
          <table:table-cell office:value-type="float" office:value="6052" table:style-name="ce1">
            <text:p>6052</text:p>
          </table:table-cell>
          <table:table-cell office:value-type="float" office:value="6439" table:style-name="ce1">
            <text:p>6439</text:p>
          </table:table-cell>
          <table:table-cell office:value-type="float" office:value="6206" table:style-name="ce1">
            <text:p>620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38</text:p>
          </table:table-cell>
          <table:table-cell office:value-type="string" table:style-name="ce1">
            <text:p>JAIME ROIG <text:s/>[Entre Blasco Ibáñez y Primado Reig]</text:p>
          </table:table-cell>
          <table:table-cell office:value-type="float" office:value="8158" table:style-name="ce1">
            <text:p>8158</text:p>
          </table:table-cell>
          <table:table-cell office:value-type="float" office:value="8756" table:style-name="ce1">
            <text:p>8756</text:p>
          </table:table-cell>
          <table:table-cell office:value-type="float" office:value="8603" table:style-name="ce1">
            <text:p>8603</text:p>
          </table:table-cell>
          <table:table-cell office:value-type="float" office:value="9428" table:style-name="ce1">
            <text:p>9428</text:p>
          </table:table-cell>
          <table:table-cell office:value-type="float" office:value="9382" table:style-name="ce1">
            <text:p>9382</text:p>
          </table:table-cell>
          <table:table-cell office:value-type="float" office:value="8944" table:style-name="ce1">
            <text:p>8944</text:p>
          </table:table-cell>
          <table:table-cell office:value-type="float" office:value="7370" table:style-name="ce1">
            <text:p>7370</text:p>
          </table:table-cell>
          <table:table-cell office:value-type="float" office:value="4898" table:style-name="ce1">
            <text:p>4898</text:p>
          </table:table-cell>
          <table:table-cell office:value-type="float" office:value="8429" table:style-name="ce1">
            <text:p>8429</text:p>
          </table:table-cell>
          <table:table-cell office:value-type="float" office:value="8402" table:style-name="ce1">
            <text:p>8402</text:p>
          </table:table-cell>
          <table:table-cell office:value-type="float" office:value="8609" table:style-name="ce1">
            <text:p>8609</text:p>
          </table:table-cell>
          <table:table-cell office:value-type="float" office:value="8405" table:style-name="ce1">
            <text:p>84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9</text:p>
          </table:table-cell>
          <table:table-cell office:value-type="string" table:style-name="ce1">
            <text:p>JESUS <text:s/>[De G.V. Ramón y Cajal a Pérez Galdós]</text:p>
          </table:table-cell>
          <table:table-cell office:value-type="float" office:value="21552" table:style-name="ce1">
            <text:p>21552</text:p>
          </table:table-cell>
          <table:table-cell office:value-type="float" office:value="22698" table:style-name="ce1">
            <text:p>22698</text:p>
          </table:table-cell>
          <table:table-cell office:value-type="float" office:value="22043" table:style-name="ce1">
            <text:p>22043</text:p>
          </table:table-cell>
          <table:table-cell office:value-type="float" office:value="22051" table:style-name="ce1">
            <text:p>22051</text:p>
          </table:table-cell>
          <table:table-cell office:value-type="float" office:value="22120" table:style-name="ce1">
            <text:p>22120</text:p>
          </table:table-cell>
          <table:table-cell office:value-type="float" office:value="22047" table:style-name="ce1">
            <text:p>22047</text:p>
          </table:table-cell>
          <table:table-cell office:value-type="float" office:value="20774" table:style-name="ce1">
            <text:p>20774</text:p>
          </table:table-cell>
          <table:table-cell office:value-type="float" office:value="15761" table:style-name="ce1">
            <text:p>15761</text:p>
          </table:table-cell>
          <table:table-cell office:value-type="float" office:value="21820" table:style-name="ce1">
            <text:p>21820</text:p>
          </table:table-cell>
          <table:table-cell office:value-type="float" office:value="22288" table:style-name="ce1">
            <text:p>22288</text:p>
          </table:table-cell>
          <table:table-cell office:value-type="float" office:value="22170" table:style-name="ce1">
            <text:p>22170</text:p>
          </table:table-cell>
          <table:table-cell office:value-type="float" office:value="21911" table:style-name="ce1">
            <text:p>219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</text:p>
          </table:table-cell>
          <table:table-cell office:value-type="string" table:style-name="ce1">
            <text:p>ALBORAYA [De San Pío V a Molinell]</text:p>
          </table:table-cell>
          <table:table-cell office:value-type="float" office:value="9170" table:style-name="ce1">
            <text:p>9170</text:p>
          </table:table-cell>
          <table:table-cell office:value-type="float" office:value="9726" table:style-name="ce1">
            <text:p>9726</text:p>
          </table:table-cell>
          <table:table-cell office:value-type="float" office:value="9332" table:style-name="ce1">
            <text:p>93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40</text:p>
          </table:table-cell>
          <table:table-cell office:value-type="string" table:style-name="ce1">
            <text:p>JESUS <text:s/>[De Guillem de Castro a G.V. Ramón y Cajal]</text:p>
          </table:table-cell>
          <table:table-cell office:value-type="float" office:value="12008" table:style-name="ce1">
            <text:p>12008</text:p>
          </table:table-cell>
          <table:table-cell office:value-type="float" office:value="12428" table:style-name="ce1">
            <text:p>12428</text:p>
          </table:table-cell>
          <table:table-cell office:value-type="float" office:value="12012" table:style-name="ce1">
            <text:p>12012</text:p>
          </table:table-cell>
          <table:table-cell office:value-type="float" office:value="12521" table:style-name="ce1">
            <text:p>12521</text:p>
          </table:table-cell>
          <table:table-cell office:value-type="float" office:value="12365" table:style-name="ce1">
            <text:p>12365</text:p>
          </table:table-cell>
          <table:table-cell office:value-type="float" office:value="11378" table:style-name="ce1">
            <text:p>11378</text:p>
          </table:table-cell>
          <table:table-cell office:value-type="float" office:value="10881" table:style-name="ce1">
            <text:p>10881</text:p>
          </table:table-cell>
          <table:table-cell office:value-type="float" office:value="8437" table:style-name="ce1">
            <text:p>8437</text:p>
          </table:table-cell>
          <table:table-cell office:value-type="float" office:value="11646" table:style-name="ce1">
            <text:p>11646</text:p>
          </table:table-cell>
          <table:table-cell office:value-type="float" office:value="11913" table:style-name="ce1">
            <text:p>11913</text:p>
          </table:table-cell>
          <table:table-cell office:value-type="float" office:value="12230" table:style-name="ce1">
            <text:p>12230</text:p>
          </table:table-cell>
          <table:table-cell office:value-type="float" office:value="12913" table:style-name="ce1">
            <text:p>129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1</text:p>
          </table:table-cell>
          <table:table-cell office:value-type="string" table:style-name="ce1">
            <text:p>JOAQUIN BALLESTER <text:s/>[De Pío XII a Ricardo Micó]</text:p>
          </table:table-cell>
          <table:table-cell office:value-type="float" office:value="7417" table:style-name="ce1">
            <text:p>7417</text:p>
          </table:table-cell>
          <table:table-cell office:value-type="float" office:value="6384" table:style-name="ce1">
            <text:p>6384</text:p>
          </table:table-cell>
          <table:table-cell office:value-type="float" office:value="6042" table:style-name="ce1">
            <text:p>6042</text:p>
          </table:table-cell>
          <table:table-cell office:value-type="float" office:value="6270" table:style-name="ce1">
            <text:p>6270</text:p>
          </table:table-cell>
          <table:table-cell office:value-type="float" office:value="6438" table:style-name="ce1">
            <text:p>6438</text:p>
          </table:table-cell>
          <table:table-cell office:value-type="float" office:value="6487" table:style-name="ce1">
            <text:p>6487</text:p>
          </table:table-cell>
          <table:table-cell office:value-type="float" office:value="6932" table:style-name="ce1">
            <text:p>6932</text:p>
          </table:table-cell>
          <table:table-cell office:value-type="float" office:value="5900" table:style-name="ce1">
            <text:p>5900</text:p>
          </table:table-cell>
          <table:table-cell office:value-type="float" office:value="6352" table:style-name="ce1">
            <text:p>6352</text:p>
          </table:table-cell>
          <table:table-cell office:value-type="float" office:value="6422" table:style-name="ce1">
            <text:p>6422</text:p>
          </table:table-cell>
          <table:table-cell office:value-type="float" office:value="6630" table:style-name="ce1">
            <text:p>6630</text:p>
          </table:table-cell>
          <table:table-cell office:value-type="float" office:value="7587" table:style-name="ce1">
            <text:p>75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2</text:p>
          </table:table-cell>
          <table:table-cell office:value-type="string" table:style-name="ce1">
            <text:p>JOAQUIN BENLLOCH <text:s/>[Entre Peris y Valero e Isla Cabrera]</text:p>
          </table:table-cell>
          <table:table-cell office:value-type="float" office:value="7882" table:style-name="ce1">
            <text:p>7882</text:p>
          </table:table-cell>
          <table:table-cell office:value-type="float" office:value="8410" table:style-name="ce1">
            <text:p>8410</text:p>
          </table:table-cell>
          <table:table-cell office:value-type="float" office:value="8078" table:style-name="ce1">
            <text:p>8078</text:p>
          </table:table-cell>
          <table:table-cell office:value-type="float" office:value="7805" table:style-name="ce1">
            <text:p>7805</text:p>
          </table:table-cell>
          <table:table-cell office:value-type="float" office:value="8012" table:style-name="ce1">
            <text:p>8012</text:p>
          </table:table-cell>
          <table:table-cell office:value-type="float" office:value="7961" table:style-name="ce1">
            <text:p>7961</text:p>
          </table:table-cell>
          <table:table-cell office:value-type="float" office:value="7150" table:style-name="ce1">
            <text:p>7150</text:p>
          </table:table-cell>
          <table:table-cell office:value-type="float" office:value="5033" table:style-name="ce1">
            <text:p>5033</text:p>
          </table:table-cell>
          <table:table-cell office:value-type="float" office:value="7904" table:style-name="ce1">
            <text:p>7904</text:p>
          </table:table-cell>
          <table:table-cell office:value-type="float" office:value="8193" table:style-name="ce1">
            <text:p>8193</text:p>
          </table:table-cell>
          <table:table-cell office:value-type="float" office:value="8076" table:style-name="ce1">
            <text:p>8076</text:p>
          </table:table-cell>
          <table:table-cell office:value-type="float" office:value="7677" table:style-name="ce1">
            <text:p>76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3</text:p>
          </table:table-cell>
          <table:table-cell office:value-type="string" table:style-name="ce1">
            <text:p>LINARES <text:s/>[De Pérez Galdós a Plaza Castillo]</text:p>
          </table:table-cell>
          <table:table-cell office:value-type="float" office:value="29085" table:style-name="ce1">
            <text:p>29085</text:p>
          </table:table-cell>
          <table:table-cell office:value-type="float" office:value="29325" table:style-name="ce1">
            <text:p>29325</text:p>
          </table:table-cell>
          <table:table-cell office:value-type="float" office:value="28945" table:style-name="ce1">
            <text:p>28945</text:p>
          </table:table-cell>
          <table:table-cell office:value-type="float" office:value="29055" table:style-name="ce1">
            <text:p>29055</text:p>
          </table:table-cell>
          <table:table-cell office:value-type="float" office:value="29365" table:style-name="ce1">
            <text:p>29365</text:p>
          </table:table-cell>
          <table:table-cell office:value-type="float" office:value="28912" table:style-name="ce1">
            <text:p>28912</text:p>
          </table:table-cell>
          <table:table-cell office:value-type="float" office:value="27013" table:style-name="ce1">
            <text:p>27013</text:p>
          </table:table-cell>
          <table:table-cell office:value-type="float" office:value="21198" table:style-name="ce1">
            <text:p>21198</text:p>
          </table:table-cell>
          <table:table-cell office:value-type="float" office:value="28230" table:style-name="ce1">
            <text:p>28230</text:p>
          </table:table-cell>
          <table:table-cell office:value-type="float" office:value="28712" table:style-name="ce1">
            <text:p>28712</text:p>
          </table:table-cell>
          <table:table-cell office:value-type="float" office:value="28703" table:style-name="ce1">
            <text:p>28703</text:p>
          </table:table-cell>
          <table:table-cell office:value-type="float" office:value="28410" table:style-name="ce1">
            <text:p>284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4</text:p>
          </table:table-cell>
          <table:table-cell office:value-type="string" table:style-name="ce1">
            <text:p>LLANO DE ZAIDIA <text:s/>[Entre Av. Constitución y Av. Burjasot]</text:p>
          </table:table-cell>
          <table:table-cell office:value-type="float" office:value="49840" table:style-name="ce1">
            <text:p>49840</text:p>
          </table:table-cell>
          <table:table-cell office:value-type="float" office:value="51421" table:style-name="ce1">
            <text:p>51421</text:p>
          </table:table-cell>
          <table:table-cell office:value-type="float" office:value="50050" table:style-name="ce1">
            <text:p>50050</text:p>
          </table:table-cell>
          <table:table-cell office:value-type="float" office:value="50626" table:style-name="ce1">
            <text:p>50626</text:p>
          </table:table-cell>
          <table:table-cell office:value-type="float" office:value="51498" table:style-name="ce1">
            <text:p>51498</text:p>
          </table:table-cell>
          <table:table-cell office:value-type="float" office:value="51046" table:style-name="ce1">
            <text:p>51046</text:p>
          </table:table-cell>
          <table:table-cell office:value-type="float" office:value="48537" table:style-name="ce1">
            <text:p>48537</text:p>
          </table:table-cell>
          <table:table-cell office:value-type="float" office:value="34614" table:style-name="ce1">
            <text:p>34614</text:p>
          </table:table-cell>
          <table:table-cell office:value-type="float" office:value="47062" table:style-name="ce1">
            <text:p>47062</text:p>
          </table:table-cell>
          <table:table-cell office:value-type="float" office:value="47593" table:style-name="ce1">
            <text:p>47593</text:p>
          </table:table-cell>
          <table:table-cell office:value-type="float" office:value="48333" table:style-name="ce1">
            <text:p>48333</text:p>
          </table:table-cell>
          <table:table-cell office:value-type="float" office:value="47290" table:style-name="ce1">
            <text:p>472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5</text:p>
          </table:table-cell>
          <table:table-cell office:value-type="string" table:style-name="ce1">
            <text:p>LORCA <text:s/>[De Pérez Galdós a Av. Del Cid]</text:p>
          </table:table-cell>
          <table:table-cell office:value-type="float" office:value="18879" table:style-name="ce1">
            <text:p>18879</text:p>
          </table:table-cell>
          <table:table-cell office:value-type="float" office:value="20323" table:style-name="ce1">
            <text:p>20323</text:p>
          </table:table-cell>
          <table:table-cell office:value-type="float" office:value="19654" table:style-name="ce1">
            <text:p>19654</text:p>
          </table:table-cell>
          <table:table-cell office:value-type="float" office:value="19016" table:style-name="ce1">
            <text:p>19016</text:p>
          </table:table-cell>
          <table:table-cell office:value-type="float" office:value="19449" table:style-name="ce1">
            <text:p>19449</text:p>
          </table:table-cell>
          <table:table-cell office:value-type="float" office:value="19205" table:style-name="ce1">
            <text:p>19205</text:p>
          </table:table-cell>
          <table:table-cell office:value-type="float" office:value="17975" table:style-name="ce1">
            <text:p>17975</text:p>
          </table:table-cell>
          <table:table-cell office:value-type="float" office:value="13041" table:style-name="ce1">
            <text:p>13041</text:p>
          </table:table-cell>
          <table:table-cell office:value-type="float" office:value="18945" table:style-name="ce1">
            <text:p>18945</text:p>
          </table:table-cell>
          <table:table-cell office:value-type="float" office:value="19490" table:style-name="ce1">
            <text:p>19490</text:p>
          </table:table-cell>
          <table:table-cell office:value-type="float" office:value="19556" table:style-name="ce1">
            <text:p>19556</text:p>
          </table:table-cell>
          <table:table-cell office:value-type="float" office:value="19332" table:style-name="ce1">
            <text:p>193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6</text:p>
          </table:table-cell>
          <table:table-cell office:value-type="string" table:style-name="ce1">
            <text:p>MAESTRO RODRIGO <text:s/>[Entre Pte. Campanar y Valle de la Ballestera]</text:p>
          </table:table-cell>
          <table:table-cell office:value-type="float" office:value="45802" table:style-name="ce1">
            <text:p>45802</text:p>
          </table:table-cell>
          <table:table-cell office:value-type="float" office:value="47669" table:style-name="ce1">
            <text:p>47669</text:p>
          </table:table-cell>
          <table:table-cell office:value-type="float" office:value="46603" table:style-name="ce1">
            <text:p>46603</text:p>
          </table:table-cell>
          <table:table-cell office:value-type="float" office:value="45121" table:style-name="ce1">
            <text:p>45121</text:p>
          </table:table-cell>
          <table:table-cell office:value-type="float" office:value="45957" table:style-name="ce1">
            <text:p>45957</text:p>
          </table:table-cell>
          <table:table-cell office:value-type="float" office:value="45984" table:style-name="ce1">
            <text:p>45984</text:p>
          </table:table-cell>
          <table:table-cell office:value-type="float" office:value="42891" table:style-name="ce1">
            <text:p>42891</text:p>
          </table:table-cell>
          <table:table-cell office:value-type="float" office:value="30614" table:style-name="ce1">
            <text:p>30614</text:p>
          </table:table-cell>
          <table:table-cell office:value-type="float" office:value="44822" table:style-name="ce1">
            <text:p>44822</text:p>
          </table:table-cell>
          <table:table-cell office:value-type="float" office:value="46422" table:style-name="ce1">
            <text:p>46422</text:p>
          </table:table-cell>
          <table:table-cell office:value-type="float" office:value="45901" table:style-name="ce1">
            <text:p>45901</text:p>
          </table:table-cell>
          <table:table-cell office:value-type="float" office:value="47308" table:style-name="ce1">
            <text:p>473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7</text:p>
          </table:table-cell>
          <table:table-cell office:value-type="string" table:style-name="ce1">
            <text:p>MAESTRO RODRIGO <text:s/>[Entre Valle de la Ballestera y General Avilés]</text:p>
          </table:table-cell>
          <table:table-cell office:value-type="float" office:value="45611" table:style-name="ce1">
            <text:p>45611</text:p>
          </table:table-cell>
          <table:table-cell office:value-type="float" office:value="47613" table:style-name="ce1">
            <text:p>47613</text:p>
          </table:table-cell>
          <table:table-cell office:value-type="float" office:value="46621" table:style-name="ce1">
            <text:p>46621</text:p>
          </table:table-cell>
          <table:table-cell office:value-type="float" office:value="45742" table:style-name="ce1">
            <text:p>45742</text:p>
          </table:table-cell>
          <table:table-cell office:value-type="float" office:value="46408" table:style-name="ce1">
            <text:p>46408</text:p>
          </table:table-cell>
          <table:table-cell office:value-type="float" office:value="46476" table:style-name="ce1">
            <text:p>46476</text:p>
          </table:table-cell>
          <table:table-cell office:value-type="float" office:value="43313" table:style-name="ce1">
            <text:p>43313</text:p>
          </table:table-cell>
          <table:table-cell office:value-type="float" office:value="30692" table:style-name="ce1">
            <text:p>30692</text:p>
          </table:table-cell>
          <table:table-cell office:value-type="float" office:value="44950" table:style-name="ce1">
            <text:p>44950</text:p>
          </table:table-cell>
          <table:table-cell office:value-type="float" office:value="46276" table:style-name="ce1">
            <text:p>46276</text:p>
          </table:table-cell>
          <table:table-cell office:value-type="float" office:value="46164" table:style-name="ce1">
            <text:p>4616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48</text:p>
          </table:table-cell>
          <table:table-cell office:value-type="string" table:style-name="ce1">
            <text:p>CARRERA <text:s/>DE MALILLA [Entre Ronda Sur y Peris Valero]</text:p>
          </table:table-cell>
          <table:table-cell office:value-type="float" office:value="9653" table:style-name="ce1">
            <text:p>9653</text:p>
          </table:table-cell>
          <table:table-cell office:value-type="float" office:value="9912" table:style-name="ce1">
            <text:p>9912</text:p>
          </table:table-cell>
          <table:table-cell office:value-type="float" office:value="9840" table:style-name="ce1">
            <text:p>9840</text:p>
          </table:table-cell>
          <table:table-cell office:value-type="float" office:value="9619" table:style-name="ce1">
            <text:p>9619</text:p>
          </table:table-cell>
          <table:table-cell office:value-type="float" office:value="9814" table:style-name="ce1">
            <text:p>9814</text:p>
          </table:table-cell>
          <table:table-cell office:value-type="float" office:value="9738" table:style-name="ce1">
            <text:p>9738</text:p>
          </table:table-cell>
          <table:table-cell office:value-type="float" office:value="8855" table:style-name="ce1">
            <text:p>8855</text:p>
          </table:table-cell>
          <table:table-cell office:value-type="float" office:value="6858" table:style-name="ce1">
            <text:p>6858</text:p>
          </table:table-cell>
          <table:table-cell office:value-type="float" office:value="9519" table:style-name="ce1">
            <text:p>9519</text:p>
          </table:table-cell>
          <table:table-cell office:value-type="float" office:value="9951" table:style-name="ce1">
            <text:p>9951</text:p>
          </table:table-cell>
          <table:table-cell office:value-type="float" office:value="9839" table:style-name="ce1">
            <text:p>9839</text:p>
          </table:table-cell>
          <table:table-cell office:value-type="float" office:value="9673" table:style-name="ce1">
            <text:p>96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9</text:p>
          </table:table-cell>
          <table:table-cell office:value-type="string" table:style-name="ce1">
            <text:p>CARRERA DE MALILLA [Entre V-30 y Ronda Sur]</text:p>
          </table:table-cell>
          <table:table-cell office:value-type="float" office:value="9258" table:style-name="ce1">
            <text:p>9258</text:p>
          </table:table-cell>
          <table:table-cell office:value-type="float" office:value="9590" table:style-name="ce1">
            <text:p>9590</text:p>
          </table:table-cell>
          <table:table-cell office:value-type="float" office:value="9535" table:style-name="ce1">
            <text:p>9535</text:p>
          </table:table-cell>
          <table:table-cell office:value-type="float" office:value="9508" table:style-name="ce1">
            <text:p>9508</text:p>
          </table:table-cell>
          <table:table-cell office:value-type="float" office:value="9552" table:style-name="ce1">
            <text:p>9552</text:p>
          </table:table-cell>
          <table:table-cell office:value-type="float" office:value="8696" table:style-name="ce1">
            <text:p>8696</text:p>
          </table:table-cell>
          <table:table-cell office:value-type="float" office:value="7669" table:style-name="ce1">
            <text:p>7669</text:p>
          </table:table-cell>
          <table:table-cell office:value-type="float" office:value="6638" table:style-name="ce1">
            <text:p>6638</text:p>
          </table:table-cell>
          <table:table-cell office:value-type="float" office:value="8901" table:style-name="ce1">
            <text:p>8901</text:p>
          </table:table-cell>
          <table:table-cell office:value-type="float" office:value="9770" table:style-name="ce1">
            <text:p>9770</text:p>
          </table:table-cell>
          <table:table-cell office:value-type="float" office:value="9777" table:style-name="ce1">
            <text:p>9777</text:p>
          </table:table-cell>
          <table:table-cell office:value-type="float" office:value="9658" table:style-name="ce1">
            <text:p>96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</text:p>
          </table:table-cell>
          <table:table-cell office:value-type="string" table:style-name="ce1">
            <text:p>ALCALDE REIG <text:s/>[De Av. De la Plata a Antiguo Reino de Valencia]</text:p>
          </table:table-cell>
          <table:table-cell office:value-type="float" office:value="36918" table:style-name="ce1">
            <text:p>36918</text:p>
          </table:table-cell>
          <table:table-cell office:value-type="float" office:value="38696" table:style-name="ce1">
            <text:p>38696</text:p>
          </table:table-cell>
          <table:table-cell office:value-type="float" office:value="39013" table:style-name="ce1">
            <text:p>39013</text:p>
          </table:table-cell>
          <table:table-cell office:value-type="float" office:value="39254" table:style-name="ce1">
            <text:p>39254</text:p>
          </table:table-cell>
          <table:table-cell office:value-type="float" office:value="40080" table:style-name="ce1">
            <text:p>40080</text:p>
          </table:table-cell>
          <table:table-cell office:value-type="float" office:value="41180" table:style-name="ce1">
            <text:p>41180</text:p>
          </table:table-cell>
          <table:table-cell office:value-type="float" office:value="42839" table:style-name="ce1">
            <text:p>42839</text:p>
          </table:table-cell>
          <table:table-cell office:value-type="float" office:value="36477" table:style-name="ce1">
            <text:p>36477</text:p>
          </table:table-cell>
          <table:table-cell office:value-type="float" office:value="39724" table:style-name="ce1">
            <text:p>39724</text:p>
          </table:table-cell>
          <table:table-cell office:value-type="float" office:value="38996" table:style-name="ce1">
            <text:p>38996</text:p>
          </table:table-cell>
          <table:table-cell office:value-type="float" office:value="38607" table:style-name="ce1">
            <text:p>38607</text:p>
          </table:table-cell>
          <table:table-cell office:value-type="float" office:value="37828" table:style-name="ce1">
            <text:p>378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0</text:p>
          </table:table-cell>
          <table:table-cell office:value-type="string" table:style-name="ce1">
            <text:p>AV. MALVARROSA [Entre Mendizábal y Naranjos]</text:p>
          </table:table-cell>
          <table:table-cell office:value-type="float" office:value="4010" table:style-name="ce1">
            <text:p>4010</text:p>
          </table:table-cell>
          <table:table-cell office:value-type="float" office:value="4148" table:style-name="ce1">
            <text:p>4148</text:p>
          </table:table-cell>
          <table:table-cell office:value-type="float" office:value="3773" table:style-name="ce1">
            <text:p>3773</text:p>
          </table:table-cell>
          <table:table-cell office:value-type="float" office:value="4014" table:style-name="ce1">
            <text:p>4014</text:p>
          </table:table-cell>
          <table:table-cell office:value-type="float" office:value="4177" table:style-name="ce1">
            <text:p>4177</text:p>
          </table:table-cell>
          <table:table-cell office:value-type="float" office:value="4230" table:style-name="ce1">
            <text:p>4230</text:p>
          </table:table-cell>
          <table:table-cell office:value-type="float" office:value="4097" table:style-name="ce1">
            <text:p>4097</text:p>
          </table:table-cell>
          <table:table-cell office:value-type="float" office:value="3630" table:style-name="ce1">
            <text:p>3630</text:p>
          </table:table-cell>
          <table:table-cell office:value-type="float" office:value="4091" table:style-name="ce1">
            <text:p>4091</text:p>
          </table:table-cell>
          <table:table-cell office:value-type="float" office:value="4231" table:style-name="ce1">
            <text:p>4231</text:p>
          </table:table-cell>
          <table:table-cell office:value-type="float" office:value="4145" table:style-name="ce1">
            <text:p>4145</text:p>
          </table:table-cell>
          <table:table-cell office:value-type="float" office:value="4042" table:style-name="ce1">
            <text:p>40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2</text:p>
          </table:table-cell>
          <table:table-cell office:value-type="string" table:style-name="ce1">
            <text:p>MANUEL DE FALLA <text:s/>[De Maestro Rodrigo a Av. Pío Baroja]</text:p>
          </table:table-cell>
          <table:table-cell office:value-type="float" office:value="25028" table:style-name="ce1">
            <text:p>25028</text:p>
          </table:table-cell>
          <table:table-cell office:value-type="float" office:value="24833" table:style-name="ce1">
            <text:p>24833</text:p>
          </table:table-cell>
          <table:table-cell office:value-type="float" office:value="24895" table:style-name="ce1">
            <text:p>24895</text:p>
          </table:table-cell>
          <table:table-cell office:value-type="float" office:value="25173" table:style-name="ce1">
            <text:p>25173</text:p>
          </table:table-cell>
          <table:table-cell office:value-type="float" office:value="25579" table:style-name="ce1">
            <text:p>25579</text:p>
          </table:table-cell>
          <table:table-cell office:value-type="float" office:value="25646" table:style-name="ce1">
            <text:p>25646</text:p>
          </table:table-cell>
          <table:table-cell office:value-type="float" office:value="24657" table:style-name="ce1">
            <text:p>24657</text:p>
          </table:table-cell>
          <table:table-cell office:value-type="float" office:value="19595" table:style-name="ce1">
            <text:p>19595</text:p>
          </table:table-cell>
          <table:table-cell office:value-type="float" office:value="25177" table:style-name="ce1">
            <text:p>25177</text:p>
          </table:table-cell>
          <table:table-cell office:value-type="float" office:value="25268" table:style-name="ce1">
            <text:p>25268</text:p>
          </table:table-cell>
          <table:table-cell office:value-type="float" office:value="25102" table:style-name="ce1">
            <text:p>25102</text:p>
          </table:table-cell>
          <table:table-cell office:value-type="float" office:value="25097" table:style-name="ce1">
            <text:p>250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3</text:p>
          </table:table-cell>
          <table:table-cell office:value-type="string" table:style-name="ce1">
            <text:p>MANUEL SOTO INGENIERO [Entre Pte. De Astilleros a Av. Del Puerto]</text:p>
          </table:table-cell>
          <table:table-cell office:value-type="float" office:value="14146" table:style-name="ce1">
            <text:p>14146</text:p>
          </table:table-cell>
          <table:table-cell office:value-type="float" office:value="14256" table:style-name="ce1">
            <text:p>14256</text:p>
          </table:table-cell>
          <table:table-cell office:value-type="float" office:value="14497" table:style-name="ce1">
            <text:p>14497</text:p>
          </table:table-cell>
          <table:table-cell office:value-type="float" office:value="14929" table:style-name="ce1">
            <text:p>14929</text:p>
          </table:table-cell>
          <table:table-cell office:value-type="float" office:value="15694" table:style-name="ce1">
            <text:p>15694</text:p>
          </table:table-cell>
          <table:table-cell office:value-type="float" office:value="16170" table:style-name="ce1">
            <text:p>16170</text:p>
          </table:table-cell>
          <table:table-cell office:value-type="float" office:value="15565" table:style-name="ce1">
            <text:p>15565</text:p>
          </table:table-cell>
          <table:table-cell office:value-type="float" office:value="13337" table:style-name="ce1">
            <text:p>13337</text:p>
          </table:table-cell>
          <table:table-cell office:value-type="float" office:value="15025" table:style-name="ce1">
            <text:p>15025</text:p>
          </table:table-cell>
          <table:table-cell office:value-type="float" office:value="15119" table:style-name="ce1">
            <text:p>15119</text:p>
          </table:table-cell>
          <table:table-cell office:value-type="float" office:value="14953" table:style-name="ce1">
            <text:p>14953</text:p>
          </table:table-cell>
          <table:table-cell office:value-type="float" office:value="14820" table:style-name="ce1">
            <text:p>148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4</text:p>
          </table:table-cell>
          <table:table-cell office:value-type="string" table:style-name="ce1">
            <text:p>MARQUES DE SOTELO <text:s/>[Entre Játiva y Plz. Ayuntamiento]</text:p>
          </table:table-cell>
          <table:table-cell office:value-type="float" office:value="14615" table:style-name="ce1">
            <text:p>14615</text:p>
          </table:table-cell>
          <table:table-cell office:value-type="float" office:value="15588" table:style-name="ce1">
            <text:p>15588</text:p>
          </table:table-cell>
          <table:table-cell office:value-type="float" office:value="12725" table:style-name="ce1">
            <text:p>12725</text:p>
          </table:table-cell>
          <table:table-cell office:value-type="float" office:value="14637" table:style-name="ce1">
            <text:p>14637</text:p>
          </table:table-cell>
          <table:table-cell office:value-type="float" office:value="15415" table:style-name="ce1">
            <text:p>15415</text:p>
          </table:table-cell>
          <table:table-cell office:value-type="float" office:value="15554" table:style-name="ce1">
            <text:p>15554</text:p>
          </table:table-cell>
          <table:table-cell office:value-type="float" office:value="15859" table:style-name="ce1">
            <text:p>15859</text:p>
          </table:table-cell>
          <table:table-cell office:value-type="float" office:value="13017" table:style-name="ce1">
            <text:p>13017</text:p>
          </table:table-cell>
          <table:table-cell office:value-type="float" office:value="16506" table:style-name="ce1">
            <text:p>16506</text:p>
          </table:table-cell>
          <table:table-cell office:value-type="float" office:value="16201" table:style-name="ce1">
            <text:p>16201</text:p>
          </table:table-cell>
          <table:table-cell office:value-type="float" office:value="15913" table:style-name="ce1">
            <text:p>15913</text:p>
          </table:table-cell>
          <table:table-cell office:value-type="float" office:value="16494" table:style-name="ce1">
            <text:p>164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5</text:p>
          </table:table-cell>
          <table:table-cell office:value-type="string" table:style-name="ce1">
            <text:p>MATIAS PERELLO <text:s/>[De Av. Antiguo Reino y Maestro Aguilar]</text:p>
          </table:table-cell>
          <table:table-cell office:value-type="float" office:value="6556" table:style-name="ce1">
            <text:p>6556</text:p>
          </table:table-cell>
          <table:table-cell office:value-type="float" office:value="6843" table:style-name="ce1">
            <text:p>6843</text:p>
          </table:table-cell>
          <table:table-cell office:value-type="float" office:value="5464" table:style-name="ce1">
            <text:p>5464</text:p>
          </table:table-cell>
          <table:table-cell office:value-type="float" office:value="6463" table:style-name="ce1">
            <text:p>6463</text:p>
          </table:table-cell>
          <table:table-cell office:value-type="float" office:value="6614" table:style-name="ce1">
            <text:p>6614</text:p>
          </table:table-cell>
          <table:table-cell office:value-type="float" office:value="6658" table:style-name="ce1">
            <text:p>6658</text:p>
          </table:table-cell>
          <table:table-cell office:value-type="float" office:value="6317" table:style-name="ce1">
            <text:p>6317</text:p>
          </table:table-cell>
          <table:table-cell office:value-type="float" office:value="5045" table:style-name="ce1">
            <text:p>5045</text:p>
          </table:table-cell>
          <table:table-cell office:value-type="float" office:value="6594" table:style-name="ce1">
            <text:p>6594</text:p>
          </table:table-cell>
          <table:table-cell office:value-type="float" office:value="6590" table:style-name="ce1">
            <text:p>6590</text:p>
          </table:table-cell>
          <table:table-cell office:value-type="float" office:value="6630" table:style-name="ce1">
            <text:p>6630</text:p>
          </table:table-cell>
          <table:table-cell office:value-type="float" office:value="6647" table:style-name="ce1">
            <text:p>66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6</text:p>
          </table:table-cell>
          <table:table-cell office:value-type="string" table:style-name="ce1">
            <text:p>MEDITERRANEO [De la Reina a Eugenia Viñes]</text:p>
          </table:table-cell>
          <table:table-cell office:value-type="float" office:value="854" table:style-name="ce1">
            <text:p>854</text:p>
          </table:table-cell>
          <table:table-cell office:value-type="float" office:value="898" table:style-name="ce1">
            <text:p>898</text:p>
          </table:table-cell>
          <table:table-cell office:value-type="float" office:value="1226" table:style-name="ce1">
            <text:p>1226</text:p>
          </table:table-cell>
          <table:table-cell office:value-type="float" office:value="1046" table:style-name="ce1">
            <text:p>1046</text:p>
          </table:table-cell>
          <table:table-cell office:value-type="float" office:value="1191" table:style-name="ce1">
            <text:p>1191</text:p>
          </table:table-cell>
          <table:table-cell office:value-type="float" office:value="1561" table:style-name="ce1">
            <text:p>1561</text:p>
          </table:table-cell>
          <table:table-cell office:value-type="float" office:value="1705" table:style-name="ce1">
            <text:p>1705</text:p>
          </table:table-cell>
          <table:table-cell office:value-type="float" office:value="1500" table:style-name="ce1">
            <text:p>1500</text:p>
          </table:table-cell>
          <table:table-cell office:value-type="float" office:value="1187" table:style-name="ce1">
            <text:p>1187</text:p>
          </table:table-cell>
          <table:table-cell office:value-type="float" office:value="1056" table:style-name="ce1">
            <text:p>1056</text:p>
          </table:table-cell>
          <table:table-cell office:value-type="float" office:value="915" table:style-name="ce1">
            <text:p>915</text:p>
          </table:table-cell>
          <table:table-cell office:value-type="float" office:value="912" table:style-name="ce1">
            <text:p>9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8</text:p>
          </table:table-cell>
          <table:table-cell office:value-type="string" table:style-name="ce1">
            <text:p>MENENDEZ PIDAL <text:s/>[Entre Av. Burjasot y Ricardo Micó]</text:p>
          </table:table-cell>
          <table:table-cell office:value-type="float" office:value="41027" table:style-name="ce1">
            <text:p>41027</text:p>
          </table:table-cell>
          <table:table-cell office:value-type="float" office:value="42179" table:style-name="ce1">
            <text:p>42179</text:p>
          </table:table-cell>
          <table:table-cell office:value-type="float" office:value="40699" table:style-name="ce1">
            <text:p>40699</text:p>
          </table:table-cell>
          <table:table-cell office:value-type="float" office:value="40880" table:style-name="ce1">
            <text:p>40880</text:p>
          </table:table-cell>
          <table:table-cell office:value-type="float" office:value="41519" table:style-name="ce1">
            <text:p>41519</text:p>
          </table:table-cell>
          <table:table-cell office:value-type="float" office:value="41261" table:style-name="ce1">
            <text:p>41261</text:p>
          </table:table-cell>
          <table:table-cell office:value-type="float" office:value="39499" table:style-name="ce1">
            <text:p>39499</text:p>
          </table:table-cell>
          <table:table-cell office:value-type="float" office:value="29869" table:style-name="ce1">
            <text:p>29869</text:p>
          </table:table-cell>
          <table:table-cell office:value-type="float" office:value="41671" table:style-name="ce1">
            <text:p>41671</text:p>
          </table:table-cell>
          <table:table-cell office:value-type="float" office:value="41825" table:style-name="ce1">
            <text:p>41825</text:p>
          </table:table-cell>
          <table:table-cell office:value-type="float" office:value="41787" table:style-name="ce1">
            <text:p>41787</text:p>
          </table:table-cell>
          <table:table-cell office:value-type="float" office:value="41481" table:style-name="ce1">
            <text:p>414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</text:p>
          </table:table-cell>
          <table:table-cell office:value-type="string" table:style-name="ce1">
            <text:p>ALICANTE <text:s/>[De Játiva a Germanías]</text:p>
          </table:table-cell>
          <table:table-cell office:value-type="float" office:value="7509" table:style-name="ce1">
            <text:p>7509</text:p>
          </table:table-cell>
          <table:table-cell office:value-type="float" office:value="7895" table:style-name="ce1">
            <text:p>7895</text:p>
          </table:table-cell>
          <table:table-cell office:value-type="float" office:value="7964" table:style-name="ce1">
            <text:p>7964</text:p>
          </table:table-cell>
          <table:table-cell office:value-type="float" office:value="8207" table:style-name="ce1">
            <text:p>8207</text:p>
          </table:table-cell>
          <table:table-cell office:value-type="float" office:value="7862" table:style-name="ce1">
            <text:p>7862</text:p>
          </table:table-cell>
          <table:table-cell office:value-type="float" office:value="8095" table:style-name="ce1">
            <text:p>8095</text:p>
          </table:table-cell>
          <table:table-cell office:value-type="float" office:value="8335" table:style-name="ce1">
            <text:p>8335</text:p>
          </table:table-cell>
          <table:table-cell office:value-type="float" office:value="6479" table:style-name="ce1">
            <text:p>6479</text:p>
          </table:table-cell>
          <table:table-cell office:value-type="float" office:value="8169" table:style-name="ce1">
            <text:p>8169</text:p>
          </table:table-cell>
          <table:table-cell office:value-type="float" office:value="8195" table:style-name="ce1">
            <text:p>8195</text:p>
          </table:table-cell>
          <table:table-cell office:value-type="float" office:value="8067" table:style-name="ce1">
            <text:p>8067</text:p>
          </table:table-cell>
          <table:table-cell office:value-type="float" office:value="8346" table:style-name="ce1">
            <text:p>83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1</text:p>
          </table:table-cell>
          <table:table-cell office:value-type="string" table:style-name="ce1">
            <text:p>MENORCA <text:s/>[Entre Islas Baleares y Av. Puerto]</text:p>
          </table:table-cell>
          <table:table-cell office:value-type="float" office:value="43499" table:style-name="ce1">
            <text:p>43499</text:p>
          </table:table-cell>
          <table:table-cell office:value-type="float" office:value="44491" table:style-name="ce1">
            <text:p>44491</text:p>
          </table:table-cell>
          <table:table-cell office:value-type="float" office:value="44960" table:style-name="ce1">
            <text:p>44960</text:p>
          </table:table-cell>
          <table:table-cell office:value-type="float" office:value="44067" table:style-name="ce1">
            <text:p>44067</text:p>
          </table:table-cell>
          <table:table-cell office:value-type="float" office:value="46599" table:style-name="ce1">
            <text:p>46599</text:p>
          </table:table-cell>
          <table:table-cell office:value-type="float" office:value="52047" table:style-name="ce1">
            <text:p>5204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63</text:p>
          </table:table-cell>
          <table:table-cell office:value-type="string" table:style-name="ce1">
            <text:p>MESTRE RACIONAL <text:s/>[De Jacinto Benavente a Av. Antiguo Reino]</text:p>
          </table:table-cell>
          <table:table-cell office:value-type="float" office:value="7576" table:style-name="ce1">
            <text:p>7576</text:p>
          </table:table-cell>
          <table:table-cell office:value-type="float" office:value="8096" table:style-name="ce1">
            <text:p>8096</text:p>
          </table:table-cell>
          <table:table-cell office:value-type="float" office:value="7108" table:style-name="ce1">
            <text:p>7108</text:p>
          </table:table-cell>
          <table:table-cell office:value-type="float" office:value="7533" table:style-name="ce1">
            <text:p>7533</text:p>
          </table:table-cell>
          <table:table-cell office:value-type="float" office:value="7866" table:style-name="ce1">
            <text:p>7866</text:p>
          </table:table-cell>
          <table:table-cell office:value-type="float" office:value="7807" table:style-name="ce1">
            <text:p>7807</text:p>
          </table:table-cell>
          <table:table-cell office:value-type="float" office:value="7316" table:style-name="ce1">
            <text:p>7316</text:p>
          </table:table-cell>
          <table:table-cell office:value-type="float" office:value="5336" table:style-name="ce1">
            <text:p>5336</text:p>
          </table:table-cell>
          <table:table-cell office:value-type="float" office:value="8112" table:style-name="ce1">
            <text:p>8112</text:p>
          </table:table-cell>
          <table:table-cell office:value-type="float" office:value="8174" table:style-name="ce1">
            <text:p>8174</text:p>
          </table:table-cell>
          <table:table-cell office:value-type="float" office:value="8117" table:style-name="ce1">
            <text:p>8117</text:p>
          </table:table-cell>
          <table:table-cell office:value-type="float" office:value="8101" table:style-name="ce1">
            <text:p>81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4</text:p>
          </table:table-cell>
          <table:table-cell office:value-type="string" table:style-name="ce1">
            <text:p>MICER MASCO <text:s/>[De Av. Suecia a Alameda]</text:p>
          </table:table-cell>
          <table:table-cell office:value-type="float" office:value="3538" table:style-name="ce1">
            <text:p>3538</text:p>
          </table:table-cell>
          <table:table-cell office:value-type="float" office:value="3715" table:style-name="ce1">
            <text:p>3715</text:p>
          </table:table-cell>
          <table:table-cell office:value-type="float" office:value="2940" table:style-name="ce1">
            <text:p>2940</text:p>
          </table:table-cell>
          <table:table-cell office:value-type="float" office:value="3440" table:style-name="ce1">
            <text:p>3440</text:p>
          </table:table-cell>
          <table:table-cell office:value-type="float" office:value="3611" table:style-name="ce1">
            <text:p>3611</text:p>
          </table:table-cell>
          <table:table-cell office:value-type="float" office:value="3517" table:style-name="ce1">
            <text:p>3517</text:p>
          </table:table-cell>
          <table:table-cell office:value-type="float" office:value="3154" table:style-name="ce1">
            <text:p>3154</text:p>
          </table:table-cell>
          <table:table-cell office:value-type="float" office:value="2457" table:style-name="ce1">
            <text:p>2457</text:p>
          </table:table-cell>
          <table:table-cell office:value-type="float" office:value="3720" table:style-name="ce1">
            <text:p>3720</text:p>
          </table:table-cell>
          <table:table-cell office:value-type="float" office:value="3777" table:style-name="ce1">
            <text:p>3777</text:p>
          </table:table-cell>
          <table:table-cell office:value-type="float" office:value="3817" table:style-name="ce1">
            <text:p>3817</text:p>
          </table:table-cell>
          <table:table-cell office:value-type="float" office:value="3779" table:style-name="ce1">
            <text:p>37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5</text:p>
          </table:table-cell>
          <table:table-cell office:value-type="string" table:style-name="ce1">
            <text:p>AV. DE LOS NARANJOS [Entre Ramón Llull y Rotonda V-21]</text:p>
          </table:table-cell>
          <table:table-cell office:value-type="float" office:value="45128" table:style-name="ce1">
            <text:p>45128</text:p>
          </table:table-cell>
          <table:table-cell office:value-type="float" office:value="49496" table:style-name="ce1">
            <text:p>49496</text:p>
          </table:table-cell>
          <table:table-cell office:value-type="float" office:value="48476" table:style-name="ce1">
            <text:p>48476</text:p>
          </table:table-cell>
          <table:table-cell office:value-type="float" office:value="48129" table:style-name="ce1">
            <text:p>48129</text:p>
          </table:table-cell>
          <table:table-cell office:value-type="float" office:value="50306" table:style-name="ce1">
            <text:p>50306</text:p>
          </table:table-cell>
          <table:table-cell office:value-type="float" office:value="51246" table:style-name="ce1">
            <text:p>51246</text:p>
          </table:table-cell>
          <table:table-cell office:value-type="float" office:value="49947" table:style-name="ce1">
            <text:p>49947</text:p>
          </table:table-cell>
          <table:table-cell office:value-type="float" office:value="37128" table:style-name="ce1">
            <text:p>37128</text:p>
          </table:table-cell>
          <table:table-cell office:value-type="float" office:value="49929" table:style-name="ce1">
            <text:p>49929</text:p>
          </table:table-cell>
          <table:table-cell office:value-type="float" office:value="49132" table:style-name="ce1">
            <text:p>49132</text:p>
          </table:table-cell>
          <table:table-cell office:value-type="float" office:value="48491" table:style-name="ce1">
            <text:p>48491</text:p>
          </table:table-cell>
          <table:table-cell office:value-type="float" office:value="47120" table:style-name="ce1">
            <text:p>471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6</text:p>
          </table:table-cell>
          <table:table-cell office:value-type="string" table:style-name="ce1">
            <text:p>NAVARRO REVERTER <text:s/>[De Plz. Porta de la Mar y Plz. América]</text:p>
          </table:table-cell>
          <table:table-cell office:value-type="float" office:value="9935" table:style-name="ce1">
            <text:p>9935</text:p>
          </table:table-cell>
          <table:table-cell office:value-type="float" office:value="9658" table:style-name="ce1">
            <text:p>9658</text:p>
          </table:table-cell>
          <table:table-cell office:value-type="float" office:value="8928" table:style-name="ce1">
            <text:p>8928</text:p>
          </table:table-cell>
          <table:table-cell office:value-type="float" office:value="8981" table:style-name="ce1">
            <text:p>8981</text:p>
          </table:table-cell>
          <table:table-cell office:value-type="float" office:value="9138" table:style-name="ce1">
            <text:p>9138</text:p>
          </table:table-cell>
          <table:table-cell office:value-type="float" office:value="9393" table:style-name="ce1">
            <text:p>9393</text:p>
          </table:table-cell>
          <table:table-cell office:value-type="float" office:value="9534" table:style-name="ce1">
            <text:p>9534</text:p>
          </table:table-cell>
          <table:table-cell office:value-type="float" office:value="7025" table:style-name="ce1">
            <text:p>7025</text:p>
          </table:table-cell>
          <table:table-cell office:value-type="float" office:value="9533" table:style-name="ce1">
            <text:p>9533</text:p>
          </table:table-cell>
          <table:table-cell office:value-type="float" office:value="9430" table:style-name="ce1">
            <text:p>9430</text:p>
          </table:table-cell>
          <table:table-cell office:value-type="float" office:value="9323" table:style-name="ce1">
            <text:p>9323</text:p>
          </table:table-cell>
          <table:table-cell office:value-type="float" office:value="9687" table:style-name="ce1">
            <text:p>96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7</text:p>
          </table:table-cell>
          <table:table-cell office:value-type="string" table:style-name="ce1">
            <text:p>NICASIO BENLLOCH <text:s/>[De Av. Campanar a Av. Burjasot]</text:p>
          </table:table-cell>
          <table:table-cell office:value-type="float" office:value="7801" table:style-name="ce1">
            <text:p>7801</text:p>
          </table:table-cell>
          <table:table-cell office:value-type="float" office:value="7994" table:style-name="ce1">
            <text:p>7994</text:p>
          </table:table-cell>
          <table:table-cell office:value-type="float" office:value="7492" table:style-name="ce1">
            <text:p>7492</text:p>
          </table:table-cell>
          <table:table-cell office:value-type="float" office:value="7552" table:style-name="ce1">
            <text:p>7552</text:p>
          </table:table-cell>
          <table:table-cell office:value-type="float" office:value="7482" table:style-name="ce1">
            <text:p>7482</text:p>
          </table:table-cell>
          <table:table-cell office:value-type="float" office:value="7366" table:style-name="ce1">
            <text:p>7366</text:p>
          </table:table-cell>
          <table:table-cell office:value-type="float" office:value="6839" table:style-name="ce1">
            <text:p>6839</text:p>
          </table:table-cell>
          <table:table-cell office:value-type="float" office:value="5048" table:style-name="ce1">
            <text:p>5048</text:p>
          </table:table-cell>
          <table:table-cell office:value-type="float" office:value="7522" table:style-name="ce1">
            <text:p>7522</text:p>
          </table:table-cell>
          <table:table-cell office:value-type="float" office:value="7853" table:style-name="ce1">
            <text:p>7853</text:p>
          </table:table-cell>
          <table:table-cell office:value-type="float" office:value="7932" table:style-name="ce1">
            <text:p>7932</text:p>
          </table:table-cell>
          <table:table-cell office:value-type="float" office:value="7806" table:style-name="ce1">
            <text:p>78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8</text:p>
          </table:table-cell>
          <table:table-cell office:value-type="string" table:style-name="ce1">
            <text:p>NICASIO BENLLOCH <text:s/>[De Camp del Túria a La Safor]</text:p>
          </table:table-cell>
          <table:table-cell office:value-type="float" office:value="11169" table:style-name="ce1">
            <text:p>11169</text:p>
          </table:table-cell>
          <table:table-cell office:value-type="float" office:value="11579" table:style-name="ce1">
            <text:p>11579</text:p>
          </table:table-cell>
          <table:table-cell office:value-type="float" office:value="11385" table:style-name="ce1">
            <text:p>11385</text:p>
          </table:table-cell>
          <table:table-cell office:value-type="float" office:value="11141" table:style-name="ce1">
            <text:p>11141</text:p>
          </table:table-cell>
          <table:table-cell office:value-type="float" office:value="11250" table:style-name="ce1">
            <text:p>11250</text:p>
          </table:table-cell>
          <table:table-cell office:value-type="float" office:value="11023" table:style-name="ce1">
            <text:p>11023</text:p>
          </table:table-cell>
          <table:table-cell office:value-type="float" office:value="10050" table:style-name="ce1">
            <text:p>10050</text:p>
          </table:table-cell>
          <table:table-cell office:value-type="float" office:value="7372" table:style-name="ce1">
            <text:p>7372</text:p>
          </table:table-cell>
          <table:table-cell office:value-type="float" office:value="10566" table:style-name="ce1">
            <text:p>10566</text:p>
          </table:table-cell>
          <table:table-cell office:value-type="float" office:value="11391" table:style-name="ce1">
            <text:p>11391</text:p>
          </table:table-cell>
          <table:table-cell office:value-type="float" office:value="11745" table:style-name="ce1">
            <text:p>11745</text:p>
          </table:table-cell>
          <table:table-cell office:value-type="float" office:value="11356" table:style-name="ce1">
            <text:p>113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9</text:p>
          </table:table-cell>
          <table:table-cell office:value-type="string" table:style-name="ce1">
            <text:p>NICASIO BENLLOCH <text:s/>[De La Safor a General Avilés]</text:p>
          </table:table-cell>
          <table:table-cell office:value-type="float" office:value="12883" table:style-name="ce1">
            <text:p>12883</text:p>
          </table:table-cell>
          <table:table-cell office:value-type="float" office:value="13229" table:style-name="ce1">
            <text:p>13229</text:p>
          </table:table-cell>
          <table:table-cell office:value-type="float" office:value="13438" table:style-name="ce1">
            <text:p>13438</text:p>
          </table:table-cell>
          <table:table-cell office:value-type="float" office:value="12893" table:style-name="ce1">
            <text:p>12893</text:p>
          </table:table-cell>
          <table:table-cell office:value-type="float" office:value="12951" table:style-name="ce1">
            <text:p>12951</text:p>
          </table:table-cell>
          <table:table-cell office:value-type="float" office:value="12759" table:style-name="ce1">
            <text:p>12759</text:p>
          </table:table-cell>
          <table:table-cell office:value-type="float" office:value="11803" table:style-name="ce1">
            <text:p>11803</text:p>
          </table:table-cell>
          <table:table-cell office:value-type="float" office:value="9089" table:style-name="ce1">
            <text:p>9089</text:p>
          </table:table-cell>
          <table:table-cell office:value-type="float" office:value="12479" table:style-name="ce1">
            <text:p>12479</text:p>
          </table:table-cell>
          <table:table-cell office:value-type="float" office:value="12740" table:style-name="ce1">
            <text:p>12740</text:p>
          </table:table-cell>
          <table:table-cell office:value-type="float" office:value="12858" table:style-name="ce1">
            <text:p>12858</text:p>
          </table:table-cell>
          <table:table-cell office:value-type="float" office:value="12655" table:style-name="ce1">
            <text:p>126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</text:p>
          </table:table-cell>
          <table:table-cell office:value-type="string" table:style-name="ce1">
            <text:p>ALMAZORA [Entre Primado Reig y Cronista Ribelles]</text:p>
          </table:table-cell>
          <table:table-cell office:value-type="float" office:value="10258" table:style-name="ce1">
            <text:p>10258</text:p>
          </table:table-cell>
          <table:table-cell office:value-type="float" office:value="10651" table:style-name="ce1">
            <text:p>10651</text:p>
          </table:table-cell>
          <table:table-cell office:value-type="float" office:value="10738" table:style-name="ce1">
            <text:p>10738</text:p>
          </table:table-cell>
          <table:table-cell office:value-type="float" office:value="10220" table:style-name="ce1">
            <text:p>10220</text:p>
          </table:table-cell>
          <table:table-cell office:value-type="float" office:value="10172" table:style-name="ce1">
            <text:p>10172</text:p>
          </table:table-cell>
          <table:table-cell office:value-type="float" office:value="10075" table:style-name="ce1">
            <text:p>10075</text:p>
          </table:table-cell>
          <table:table-cell office:value-type="float" office:value="9427" table:style-name="ce1">
            <text:p>9427</text:p>
          </table:table-cell>
          <table:table-cell office:value-type="float" office:value="7083" table:style-name="ce1">
            <text:p>7083</text:p>
          </table:table-cell>
          <table:table-cell office:value-type="float" office:value="9914" table:style-name="ce1">
            <text:p>9914</text:p>
          </table:table-cell>
          <table:table-cell office:value-type="float" office:value="10357" table:style-name="ce1">
            <text:p>10357</text:p>
          </table:table-cell>
          <table:table-cell office:value-type="float" office:value="10488" table:style-name="ce1">
            <text:p>10488</text:p>
          </table:table-cell>
          <table:table-cell office:value-type="float" office:value="10411" table:style-name="ce1">
            <text:p>104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0</text:p>
          </table:table-cell>
          <table:table-cell office:value-type="string" table:style-name="ce1">
            <text:p>NUEVE DE OCTUBRE <text:s/>(Ambos Sentidos) [De Paseo Pechina a Avenida Cid]</text:p>
          </table:table-cell>
          <table:table-cell office:value-type="float" office:value="93802" table:style-name="ce1">
            <text:p>93802</text:p>
          </table:table-cell>
          <table:table-cell office:value-type="float" office:value="95483" table:style-name="ce1">
            <text:p>95483</text:p>
          </table:table-cell>
          <table:table-cell office:value-type="float" office:value="93627" table:style-name="ce1">
            <text:p>93627</text:p>
          </table:table-cell>
          <table:table-cell office:value-type="float" office:value="94203" table:style-name="ce1">
            <text:p>94203</text:p>
          </table:table-cell>
          <table:table-cell office:value-type="float" office:value="95510" table:style-name="ce1">
            <text:p>95510</text:p>
          </table:table-cell>
          <table:table-cell office:value-type="float" office:value="92716" table:style-name="ce1">
            <text:p>92716</text:p>
          </table:table-cell>
          <table:table-cell office:value-type="float" office:value="88535" table:style-name="ce1">
            <text:p>88535</text:p>
          </table:table-cell>
          <table:table-cell office:value-type="float" office:value="70581" table:style-name="ce1">
            <text:p>70581</text:p>
          </table:table-cell>
          <table:table-cell office:value-type="float" office:value="92738" table:style-name="ce1">
            <text:p>92738</text:p>
          </table:table-cell>
          <table:table-cell office:value-type="float" office:value="95298" table:style-name="ce1">
            <text:p>95298</text:p>
          </table:table-cell>
          <table:table-cell office:value-type="float" office:value="94674" table:style-name="ce1">
            <text:p>94674</text:p>
          </table:table-cell>
          <table:table-cell office:value-type="float" office:value="93007" table:style-name="ce1">
            <text:p>930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1</text:p>
          </table:table-cell>
          <table:table-cell office:value-type="string" table:style-name="ce1">
            <text:p>PADRE FERRIS <text:s/>[Entre Joaquín Ballester y Menéndez Pidal]</text:p>
          </table:table-cell>
          <table:table-cell office:value-type="float" office:value="12922" table:style-name="ce1">
            <text:p>12922</text:p>
          </table:table-cell>
          <table:table-cell office:value-type="float" office:value="13244" table:style-name="ce1">
            <text:p>13244</text:p>
          </table:table-cell>
          <table:table-cell office:value-type="float" office:value="11912" table:style-name="ce1">
            <text:p>11912</text:p>
          </table:table-cell>
          <table:table-cell office:value-type="float" office:value="12454" table:style-name="ce1">
            <text:p>12454</text:p>
          </table:table-cell>
          <table:table-cell office:value-type="float" office:value="12636" table:style-name="ce1">
            <text:p>12636</text:p>
          </table:table-cell>
          <table:table-cell office:value-type="float" office:value="12461" table:style-name="ce1">
            <text:p>12461</text:p>
          </table:table-cell>
          <table:table-cell office:value-type="float" office:value="10574" table:style-name="ce1">
            <text:p>10574</text:p>
          </table:table-cell>
          <table:table-cell office:value-type="float" office:value="8177" table:style-name="ce1">
            <text:p>8177</text:p>
          </table:table-cell>
          <table:table-cell office:value-type="float" office:value="11897" table:style-name="ce1">
            <text:p>11897</text:p>
          </table:table-cell>
          <table:table-cell office:value-type="float" office:value="12382" table:style-name="ce1">
            <text:p>12382</text:p>
          </table:table-cell>
          <table:table-cell office:value-type="float" office:value="12519" table:style-name="ce1">
            <text:p>12519</text:p>
          </table:table-cell>
          <table:table-cell office:value-type="float" office:value="12498" table:style-name="ce1">
            <text:p>124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3</text:p>
          </table:table-cell>
          <table:table-cell office:value-type="string" table:style-name="ce1">
            <text:p>PASEO CIUDADELA <text:s/>[De Pte. De la Exposición a Pte. De las Flores]</text:p>
          </table:table-cell>
          <table:table-cell office:value-type="float" office:value="19468" table:style-name="ce1">
            <text:p>19468</text:p>
          </table:table-cell>
          <table:table-cell office:value-type="float" office:value="21736" table:style-name="ce1">
            <text:p>21736</text:p>
          </table:table-cell>
          <table:table-cell office:value-type="float" office:value="19385" table:style-name="ce1">
            <text:p>19385</text:p>
          </table:table-cell>
          <table:table-cell office:value-type="float" office:value="19518" table:style-name="ce1">
            <text:p>19518</text:p>
          </table:table-cell>
          <table:table-cell office:value-type="float" office:value="19554" table:style-name="ce1">
            <text:p>19554</text:p>
          </table:table-cell>
          <table:table-cell office:value-type="float" office:value="19616" table:style-name="ce1">
            <text:p>19616</text:p>
          </table:table-cell>
          <table:table-cell office:value-type="float" office:value="14836" table:style-name="ce1">
            <text:p>14836</text:p>
          </table:table-cell>
          <table:table-cell office:value-type="float" office:value="11642" table:style-name="ce1">
            <text:p>11642</text:p>
          </table:table-cell>
          <table:table-cell office:value-type="float" office:value="18072" table:style-name="ce1">
            <text:p>18072</text:p>
          </table:table-cell>
          <table:table-cell office:value-type="float" office:value="18506" table:style-name="ce1">
            <text:p>18506</text:p>
          </table:table-cell>
          <table:table-cell office:value-type="float" office:value="18533" table:style-name="ce1">
            <text:p>18533</text:p>
          </table:table-cell>
          <table:table-cell office:value-type="float" office:value="18053" table:style-name="ce1">
            <text:p>180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4</text:p>
          </table:table-cell>
          <table:table-cell office:value-type="string" table:style-name="ce1">
            <text:p>PASEO CIUDADELA <text:s/>[De Pte. del Real a Pte. De la Exposición]</text:p>
          </table:table-cell>
          <table:table-cell office:value-type="float" office:value="23426" table:style-name="ce1">
            <text:p>23426</text:p>
          </table:table-cell>
          <table:table-cell office:value-type="float" office:value="24351" table:style-name="ce1">
            <text:p>24351</text:p>
          </table:table-cell>
          <table:table-cell office:value-type="float" office:value="23038" table:style-name="ce1">
            <text:p>23038</text:p>
          </table:table-cell>
          <table:table-cell office:value-type="float" office:value="23555" table:style-name="ce1">
            <text:p>23555</text:p>
          </table:table-cell>
          <table:table-cell office:value-type="float" office:value="23538" table:style-name="ce1">
            <text:p>23538</text:p>
          </table:table-cell>
          <table:table-cell office:value-type="float" office:value="23594" table:style-name="ce1">
            <text:p>23594</text:p>
          </table:table-cell>
          <table:table-cell office:value-type="float" office:value="17288" table:style-name="ce1">
            <text:p>17288</text:p>
          </table:table-cell>
          <table:table-cell office:value-type="float" office:value="13423" table:style-name="ce1">
            <text:p>13423</text:p>
          </table:table-cell>
          <table:table-cell office:value-type="float" office:value="21486" table:style-name="ce1">
            <text:p>21486</text:p>
          </table:table-cell>
          <table:table-cell office:value-type="float" office:value="22083" table:style-name="ce1">
            <text:p>22083</text:p>
          </table:table-cell>
          <table:table-cell office:value-type="float" office:value="22044" table:style-name="ce1">
            <text:p>22044</text:p>
          </table:table-cell>
          <table:table-cell office:value-type="float" office:value="21834" table:style-name="ce1">
            <text:p>218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5</text:p>
          </table:table-cell>
          <table:table-cell office:value-type="string" table:style-name="ce1">
            <text:p>PASEO PECHINA <text:s/>[De Fernando El Católico a Guillem de Castro]</text:p>
          </table:table-cell>
          <table:table-cell office:value-type="float" office:value="29311" table:style-name="ce1">
            <text:p>29311</text:p>
          </table:table-cell>
          <table:table-cell office:value-type="float" office:value="29993" table:style-name="ce1">
            <text:p>29993</text:p>
          </table:table-cell>
          <table:table-cell office:value-type="float" office:value="28455" table:style-name="ce1">
            <text:p>28455</text:p>
          </table:table-cell>
          <table:table-cell office:value-type="float" office:value="27694" table:style-name="ce1">
            <text:p>27694</text:p>
          </table:table-cell>
          <table:table-cell office:value-type="float" office:value="27440" table:style-name="ce1">
            <text:p>27440</text:p>
          </table:table-cell>
          <table:table-cell office:value-type="float" office:value="26998" table:style-name="ce1">
            <text:p>2699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76</text:p>
          </table:table-cell>
          <table:table-cell office:value-type="string" table:style-name="ce1">
            <text:p>PASEO PECHINA <text:s/>[De Nueve de Octubre a Pérez Galdós]</text:p>
          </table:table-cell>
          <table:table-cell office:value-type="float" office:value="25754" table:style-name="ce1">
            <text:p>25754</text:p>
          </table:table-cell>
          <table:table-cell office:value-type="float" office:value="25476" table:style-name="ce1">
            <text:p>25476</text:p>
          </table:table-cell>
          <table:table-cell office:value-type="float" office:value="26452" table:style-name="ce1">
            <text:p>26452</text:p>
          </table:table-cell>
          <table:table-cell office:value-type="float" office:value="25888" table:style-name="ce1">
            <text:p>25888</text:p>
          </table:table-cell>
          <table:table-cell office:value-type="float" office:value="25905" table:style-name="ce1">
            <text:p>25905</text:p>
          </table:table-cell>
          <table:table-cell office:value-type="float" office:value="25467" table:style-name="ce1">
            <text:p>2546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77</text:p>
          </table:table-cell>
          <table:table-cell office:value-type="string" table:style-name="ce1">
            <text:p>PASEO PECHINA <text:s/>[De Pérez Galdós a Fernando el Católico]</text:p>
          </table:table-cell>
          <table:table-cell office:value-type="float" office:value="23015" table:style-name="ce1">
            <text:p>23015</text:p>
          </table:table-cell>
          <table:table-cell office:value-type="float" office:value="22832" table:style-name="ce1">
            <text:p>22832</text:p>
          </table:table-cell>
          <table:table-cell office:value-type="float" office:value="22911" table:style-name="ce1">
            <text:p>22911</text:p>
          </table:table-cell>
          <table:table-cell office:value-type="float" office:value="22393" table:style-name="ce1">
            <text:p>22393</text:p>
          </table:table-cell>
          <table:table-cell office:value-type="float" office:value="22676" table:style-name="ce1">
            <text:p>22676</text:p>
          </table:table-cell>
          <table:table-cell office:value-type="float" office:value="21846" table:style-name="ce1">
            <text:p>2184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79</text:p>
          </table:table-cell>
          <table:table-cell office:value-type="string" table:style-name="ce1">
            <text:p>PAVIA <text:s/>[Entre Av. Mediterráneo y Acequia de la Cadena]</text:p>
          </table:table-cell>
          <table:table-cell office:value-type="float" office:value="3816" table:style-name="ce1">
            <text:p>3816</text:p>
          </table:table-cell>
          <table:table-cell office:value-type="float" office:value="4225" table:style-name="ce1">
            <text:p>4225</text:p>
          </table:table-cell>
          <table:table-cell office:value-type="float" office:value="4686" table:style-name="ce1">
            <text:p>4686</text:p>
          </table:table-cell>
          <table:table-cell office:value-type="float" office:value="4806" table:style-name="ce1">
            <text:p>4806</text:p>
          </table:table-cell>
          <table:table-cell office:value-type="float" office:value="5299" table:style-name="ce1">
            <text:p>5299</text:p>
          </table:table-cell>
          <table:table-cell office:value-type="float" office:value="6790" table:style-name="ce1">
            <text:p>6790</text:p>
          </table:table-cell>
          <table:table-cell office:value-type="float" office:value="7700" table:style-name="ce1">
            <text:p>7700</text:p>
          </table:table-cell>
          <table:table-cell office:value-type="float" office:value="7099" table:style-name="ce1">
            <text:p>7099</text:p>
          </table:table-cell>
          <table:table-cell office:value-type="float" office:value="5124" table:style-name="ce1">
            <text:p>5124</text:p>
          </table:table-cell>
          <table:table-cell office:value-type="float" office:value="4269" table:style-name="ce1">
            <text:p>4269</text:p>
          </table:table-cell>
          <table:table-cell office:value-type="float" office:value="3881" table:style-name="ce1">
            <text:p>3881</text:p>
          </table:table-cell>
          <table:table-cell office:value-type="float" office:value="3914" table:style-name="ce1">
            <text:p>3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</text:p>
          </table:table-cell>
          <table:table-cell office:value-type="string" table:style-name="ce1">
            <text:p>ANGEL GUIMERA <text:s/>[De Erudito Orellana a Pérez Galdós]</text:p>
          </table:table-cell>
          <table:table-cell office:value-type="float" office:value="37010" table:style-name="ce1">
            <text:p>37010</text:p>
          </table:table-cell>
          <table:table-cell office:value-type="float" office:value="37697" table:style-name="ce1">
            <text:p>37697</text:p>
          </table:table-cell>
          <table:table-cell office:value-type="float" office:value="33077" table:style-name="ce1">
            <text:p>33077</text:p>
          </table:table-cell>
          <table:table-cell office:value-type="float" office:value="34298" table:style-name="ce1">
            <text:p>34298</text:p>
          </table:table-cell>
          <table:table-cell office:value-type="float" office:value="35135" table:style-name="ce1">
            <text:p>35135</text:p>
          </table:table-cell>
          <table:table-cell office:value-type="float" office:value="34775" table:style-name="ce1">
            <text:p>34775</text:p>
          </table:table-cell>
          <table:table-cell office:value-type="float" office:value="32095" table:style-name="ce1">
            <text:p>32095</text:p>
          </table:table-cell>
          <table:table-cell office:value-type="float" office:value="24166" table:style-name="ce1">
            <text:p>24166</text:p>
          </table:table-cell>
          <table:table-cell office:value-type="float" office:value="34614" table:style-name="ce1">
            <text:p>34614</text:p>
          </table:table-cell>
          <table:table-cell office:value-type="float" office:value="34620" table:style-name="ce1">
            <text:p>34620</text:p>
          </table:table-cell>
          <table:table-cell office:value-type="float" office:value="33972" table:style-name="ce1">
            <text:p>33972</text:p>
          </table:table-cell>
          <table:table-cell office:value-type="float" office:value="33912" table:style-name="ce1">
            <text:p>339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0</text:p>
          </table:table-cell>
          <table:table-cell office:value-type="string" table:style-name="ce1">
            <text:p>PAZ <text:s/>[De Comedias a Plz. Reina]</text:p>
          </table:table-cell>
          <table:table-cell office:value-type="float" office:value="10886" table:style-name="ce1">
            <text:p>10886</text:p>
          </table:table-cell>
          <table:table-cell office:value-type="float" office:value="11532" table:style-name="ce1">
            <text:p>11532</text:p>
          </table:table-cell>
          <table:table-cell office:value-type="float" office:value="9960" table:style-name="ce1">
            <text:p>9960</text:p>
          </table:table-cell>
          <table:table-cell office:value-type="float" office:value="11246" table:style-name="ce1">
            <text:p>11246</text:p>
          </table:table-cell>
          <table:table-cell office:value-type="float" office:value="11849" table:style-name="ce1">
            <text:p>11849</text:p>
          </table:table-cell>
          <table:table-cell office:value-type="float" office:value="11467" table:style-name="ce1">
            <text:p>11467</text:p>
          </table:table-cell>
          <table:table-cell office:value-type="float" office:value="11366" table:style-name="ce1">
            <text:p>11366</text:p>
          </table:table-cell>
          <table:table-cell office:value-type="float" office:value="8810" table:style-name="ce1">
            <text:p>8810</text:p>
          </table:table-cell>
          <table:table-cell office:value-type="float" office:value="11600" table:style-name="ce1">
            <text:p>11600</text:p>
          </table:table-cell>
          <table:table-cell office:value-type="float" office:value="11744" table:style-name="ce1">
            <text:p>11744</text:p>
          </table:table-cell>
          <table:table-cell office:value-type="float" office:value="11615" table:style-name="ce1">
            <text:p>11615</text:p>
          </table:table-cell>
          <table:table-cell office:value-type="float" office:value="11657" table:style-name="ce1">
            <text:p>116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1</text:p>
          </table:table-cell>
          <table:table-cell office:value-type="string" table:style-name="ce1">
            <text:p>PAZ <text:s/>[De Glorieta a Comedias]</text:p>
          </table:table-cell>
          <table:table-cell office:value-type="float" office:value="15007" table:style-name="ce1">
            <text:p>15007</text:p>
          </table:table-cell>
          <table:table-cell office:value-type="float" office:value="15579" table:style-name="ce1">
            <text:p>15579</text:p>
          </table:table-cell>
          <table:table-cell office:value-type="float" office:value="14008" table:style-name="ce1">
            <text:p>14008</text:p>
          </table:table-cell>
          <table:table-cell office:value-type="float" office:value="14957" table:style-name="ce1">
            <text:p>14957</text:p>
          </table:table-cell>
          <table:table-cell office:value-type="float" office:value="15513" table:style-name="ce1">
            <text:p>15513</text:p>
          </table:table-cell>
          <table:table-cell office:value-type="float" office:value="15270" table:style-name="ce1">
            <text:p>15270</text:p>
          </table:table-cell>
          <table:table-cell office:value-type="float" office:value="14658" table:style-name="ce1">
            <text:p>14658</text:p>
          </table:table-cell>
          <table:table-cell office:value-type="float" office:value="11312" table:style-name="ce1">
            <text:p>11312</text:p>
          </table:table-cell>
          <table:table-cell office:value-type="float" office:value="15315" table:style-name="ce1">
            <text:p>15315</text:p>
          </table:table-cell>
          <table:table-cell office:value-type="float" office:value="15795" table:style-name="ce1">
            <text:p>15795</text:p>
          </table:table-cell>
          <table:table-cell office:value-type="float" office:value="15775" table:style-name="ce1">
            <text:p>15775</text:p>
          </table:table-cell>
          <table:table-cell office:value-type="float" office:value="15823" table:style-name="ce1">
            <text:p>158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2</text:p>
          </table:table-cell>
          <table:table-cell office:value-type="string" table:style-name="ce1">
            <text:p>PEDRAPIQUERS <text:s/>[Entre Archiduque Carlos y Polígono Vara de Quart]</text:p>
          </table:table-cell>
          <table:table-cell office:value-type="float" office:value="16804" table:style-name="ce1">
            <text:p>16804</text:p>
          </table:table-cell>
          <table:table-cell office:value-type="float" office:value="17386" table:style-name="ce1">
            <text:p>17386</text:p>
          </table:table-cell>
          <table:table-cell office:value-type="float" office:value="17316" table:style-name="ce1">
            <text:p>17316</text:p>
          </table:table-cell>
          <table:table-cell office:value-type="float" office:value="17039" table:style-name="ce1">
            <text:p>17039</text:p>
          </table:table-cell>
          <table:table-cell office:value-type="float" office:value="16994" table:style-name="ce1">
            <text:p>16994</text:p>
          </table:table-cell>
          <table:table-cell office:value-type="float" office:value="16873" table:style-name="ce1">
            <text:p>16873</text:p>
          </table:table-cell>
          <table:table-cell office:value-type="float" office:value="16008" table:style-name="ce1">
            <text:p>16008</text:p>
          </table:table-cell>
          <table:table-cell office:value-type="float" office:value="13074" table:style-name="ce1">
            <text:p>13074</text:p>
          </table:table-cell>
          <table:table-cell office:value-type="float" office:value="17122" table:style-name="ce1">
            <text:p>17122</text:p>
          </table:table-cell>
          <table:table-cell office:value-type="float" office:value="17343" table:style-name="ce1">
            <text:p>17343</text:p>
          </table:table-cell>
          <table:table-cell office:value-type="float" office:value="17173" table:style-name="ce1">
            <text:p>17173</text:p>
          </table:table-cell>
          <table:table-cell office:value-type="float" office:value="17617" table:style-name="ce1">
            <text:p>176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3</text:p>
          </table:table-cell>
          <table:table-cell office:value-type="string" table:style-name="ce1">
            <text:p>PEDRO ALEIXANDRE <text:s/>[Entre Alcalde Reig y Peris y Valero]</text:p>
          </table:table-cell>
          <table:table-cell office:value-type="float" office:value="4351" table:style-name="ce1">
            <text:p>4351</text:p>
          </table:table-cell>
          <table:table-cell office:value-type="float" office:value="4520" table:style-name="ce1">
            <text:p>4520</text:p>
          </table:table-cell>
          <table:table-cell office:value-type="float" office:value="4002" table:style-name="ce1">
            <text:p>4002</text:p>
          </table:table-cell>
          <table:table-cell office:value-type="float" office:value="4318" table:style-name="ce1">
            <text:p>4318</text:p>
          </table:table-cell>
          <table:table-cell office:value-type="float" office:value="4354" table:style-name="ce1">
            <text:p>4354</text:p>
          </table:table-cell>
          <table:table-cell office:value-type="float" office:value="4384" table:style-name="ce1">
            <text:p>4384</text:p>
          </table:table-cell>
          <table:table-cell office:value-type="float" office:value="4022" table:style-name="ce1">
            <text:p>4022</text:p>
          </table:table-cell>
          <table:table-cell office:value-type="float" office:value="3064" table:style-name="ce1">
            <text:p>3064</text:p>
          </table:table-cell>
          <table:table-cell office:value-type="float" office:value="4568" table:style-name="ce1">
            <text:p>4568</text:p>
          </table:table-cell>
          <table:table-cell office:value-type="float" office:value="4639" table:style-name="ce1">
            <text:p>4639</text:p>
          </table:table-cell>
          <table:table-cell office:value-type="float" office:value="4512" table:style-name="ce1">
            <text:p>4512</text:p>
          </table:table-cell>
          <table:table-cell office:value-type="float" office:value="4373" table:style-name="ce1">
            <text:p>43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4</text:p>
          </table:table-cell>
          <table:table-cell office:value-type="string" table:style-name="ce1">
            <text:p>PEREZ GALDOS <text:s/>[Entre Ángel Guimerá y Paseo Pechina]</text:p>
          </table:table-cell>
          <table:table-cell office:value-type="float" office:value="62159" table:style-name="ce1">
            <text:p>62159</text:p>
          </table:table-cell>
          <table:table-cell office:value-type="float" office:value="64519" table:style-name="ce1">
            <text:p>64519</text:p>
          </table:table-cell>
          <table:table-cell office:value-type="float" office:value="64195" table:style-name="ce1">
            <text:p>64195</text:p>
          </table:table-cell>
          <table:table-cell office:value-type="float" office:value="61740" table:style-name="ce1">
            <text:p>61740</text:p>
          </table:table-cell>
          <table:table-cell office:value-type="float" office:value="63056" table:style-name="ce1">
            <text:p>63056</text:p>
          </table:table-cell>
          <table:table-cell office:value-type="float" office:value="62877" table:style-name="ce1">
            <text:p>62877</text:p>
          </table:table-cell>
          <table:table-cell office:value-type="float" office:value="58490" table:style-name="ce1">
            <text:p>58490</text:p>
          </table:table-cell>
          <table:table-cell office:value-type="float" office:value="44921" table:style-name="ce1">
            <text:p>44921</text:p>
          </table:table-cell>
          <table:table-cell office:value-type="float" office:value="62020" table:style-name="ce1">
            <text:p>62020</text:p>
          </table:table-cell>
          <table:table-cell office:value-type="float" office:value="62648" table:style-name="ce1">
            <text:p>62648</text:p>
          </table:table-cell>
          <table:table-cell office:value-type="float" office:value="57272" table:style-name="ce1">
            <text:p>5727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85</text:p>
          </table:table-cell>
          <table:table-cell office:value-type="string" table:style-name="ce1">
            <text:p>PEREZ GALDOS <text:s/>[Entre Cuenca y Ángel Guimerá]</text:p>
          </table:table-cell>
          <table:table-cell office:value-type="float" office:value="68129" table:style-name="ce1">
            <text:p>68129</text:p>
          </table:table-cell>
          <table:table-cell office:value-type="float" office:value="69457" table:style-name="ce1">
            <text:p>69457</text:p>
          </table:table-cell>
          <table:table-cell office:value-type="float" office:value="68139" table:style-name="ce1">
            <text:p>68139</text:p>
          </table:table-cell>
          <table:table-cell office:value-type="float" office:value="67494" table:style-name="ce1">
            <text:p>67494</text:p>
          </table:table-cell>
          <table:table-cell office:value-type="float" office:value="68228" table:style-name="ce1">
            <text:p>68228</text:p>
          </table:table-cell>
          <table:table-cell office:value-type="float" office:value="68224" table:style-name="ce1">
            <text:p>68224</text:p>
          </table:table-cell>
          <table:table-cell office:value-type="float" office:value="64277" table:style-name="ce1">
            <text:p>64277</text:p>
          </table:table-cell>
          <table:table-cell office:value-type="float" office:value="48196" table:style-name="ce1">
            <text:p>48196</text:p>
          </table:table-cell>
          <table:table-cell office:value-type="float" office:value="66491" table:style-name="ce1">
            <text:p>66491</text:p>
          </table:table-cell>
          <table:table-cell office:value-type="float" office:value="67994" table:style-name="ce1">
            <text:p>67994</text:p>
          </table:table-cell>
          <table:table-cell office:value-type="float" office:value="68300" table:style-name="ce1">
            <text:p>68300</text:p>
          </table:table-cell>
          <table:table-cell office:value-type="float" office:value="65775" table:style-name="ce1">
            <text:p>657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6</text:p>
          </table:table-cell>
          <table:table-cell office:value-type="string" table:style-name="ce1">
            <text:p>PEREZ GALDOS <text:s/>[Entre Jesús y Cuenca]</text:p>
          </table:table-cell>
          <table:table-cell office:value-type="float" office:value="58035" table:style-name="ce1">
            <text:p>58035</text:p>
          </table:table-cell>
          <table:table-cell office:value-type="float" office:value="70800" table:style-name="ce1">
            <text:p>70800</text:p>
          </table:table-cell>
          <table:table-cell office:value-type="float" office:value="71677" table:style-name="ce1">
            <text:p>71677</text:p>
          </table:table-cell>
          <table:table-cell office:value-type="float" office:value="70454" table:style-name="ce1">
            <text:p>70454</text:p>
          </table:table-cell>
          <table:table-cell office:value-type="float" office:value="71657" table:style-name="ce1">
            <text:p>71657</text:p>
          </table:table-cell>
          <table:table-cell office:value-type="float" office:value="71697" table:style-name="ce1">
            <text:p>71697</text:p>
          </table:table-cell>
          <table:table-cell office:value-type="float" office:value="67972" table:style-name="ce1">
            <text:p>67972</text:p>
          </table:table-cell>
          <table:table-cell office:value-type="float" office:value="51148" table:style-name="ce1">
            <text:p>51148</text:p>
          </table:table-cell>
          <table:table-cell office:value-type="float" office:value="69608" table:style-name="ce1">
            <text:p>69608</text:p>
          </table:table-cell>
          <table:table-cell office:value-type="float" office:value="71338" table:style-name="ce1">
            <text:p>71338</text:p>
          </table:table-cell>
          <table:table-cell office:value-type="float" office:value="70378" table:style-name="ce1">
            <text:p>70378</text:p>
          </table:table-cell>
          <table:table-cell office:value-type="float" office:value="68804" table:style-name="ce1">
            <text:p>688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7</text:p>
          </table:table-cell>
          <table:table-cell office:value-type="string" table:style-name="ce1">
            <text:p>PERIS Y VALERO <text:s/>[Entre Ausias March y Zapadores]</text:p>
          </table:table-cell>
          <table:table-cell office:value-type="float" office:value="42172" table:style-name="ce1">
            <text:p>42172</text:p>
          </table:table-cell>
          <table:table-cell office:value-type="float" office:value="43404" table:style-name="ce1">
            <text:p>43404</text:p>
          </table:table-cell>
          <table:table-cell office:value-type="float" office:value="45056" table:style-name="ce1">
            <text:p>45056</text:p>
          </table:table-cell>
          <table:table-cell office:value-type="float" office:value="42468" table:style-name="ce1">
            <text:p>42468</text:p>
          </table:table-cell>
          <table:table-cell office:value-type="float" office:value="43363" table:style-name="ce1">
            <text:p>43363</text:p>
          </table:table-cell>
          <table:table-cell office:value-type="float" office:value="43915" table:style-name="ce1">
            <text:p>43915</text:p>
          </table:table-cell>
          <table:table-cell office:value-type="float" office:value="42797" table:style-name="ce1">
            <text:p>42797</text:p>
          </table:table-cell>
          <table:table-cell office:value-type="float" office:value="33804" table:style-name="ce1">
            <text:p>33804</text:p>
          </table:table-cell>
          <table:table-cell office:value-type="float" office:value="43924" table:style-name="ce1">
            <text:p>43924</text:p>
          </table:table-cell>
          <table:table-cell office:value-type="float" office:value="43683" table:style-name="ce1">
            <text:p>43683</text:p>
          </table:table-cell>
          <table:table-cell office:value-type="float" office:value="42984" table:style-name="ce1">
            <text:p>42984</text:p>
          </table:table-cell>
          <table:table-cell office:value-type="float" office:value="42237" table:style-name="ce1">
            <text:p>422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8</text:p>
          </table:table-cell>
          <table:table-cell office:value-type="string" table:style-name="ce1">
            <text:p>PERIS Y VALERO <text:s/>[Entre Av. Amado Granell Mesado (militar) y Alcalde Reig]</text:p>
          </table:table-cell>
          <table:table-cell office:value-type="float" office:value="40473" table:style-name="ce1">
            <text:p>40473</text:p>
          </table:table-cell>
          <table:table-cell office:value-type="float" office:value="41590" table:style-name="ce1">
            <text:p>41590</text:p>
          </table:table-cell>
          <table:table-cell office:value-type="float" office:value="41810" table:style-name="ce1">
            <text:p>41810</text:p>
          </table:table-cell>
          <table:table-cell office:value-type="float" office:value="40697" table:style-name="ce1">
            <text:p>40697</text:p>
          </table:table-cell>
          <table:table-cell office:value-type="float" office:value="41926" table:style-name="ce1">
            <text:p>41926</text:p>
          </table:table-cell>
          <table:table-cell office:value-type="float" office:value="42285" table:style-name="ce1">
            <text:p>42285</text:p>
          </table:table-cell>
          <table:table-cell office:value-type="float" office:value="41549" table:style-name="ce1">
            <text:p>41549</text:p>
          </table:table-cell>
          <table:table-cell office:value-type="float" office:value="32569" table:style-name="ce1">
            <text:p>32569</text:p>
          </table:table-cell>
          <table:table-cell office:value-type="float" office:value="42478" table:style-name="ce1">
            <text:p>42478</text:p>
          </table:table-cell>
          <table:table-cell office:value-type="float" office:value="42218" table:style-name="ce1">
            <text:p>42218</text:p>
          </table:table-cell>
          <table:table-cell office:value-type="float" office:value="41550" table:style-name="ce1">
            <text:p>41550</text:p>
          </table:table-cell>
          <table:table-cell office:value-type="float" office:value="40768" table:style-name="ce1">
            <text:p>407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9</text:p>
          </table:table-cell>
          <table:table-cell office:value-type="string" table:style-name="ce1">
            <text:p>P.E. AV. GIORGETA [Entre San Vicente y Ausias March]</text:p>
          </table:table-cell>
          <table:table-cell office:value-type="float" office:value="62956" table:style-name="ce1">
            <text:p>62956</text:p>
          </table:table-cell>
          <table:table-cell office:value-type="float" office:value="65027" table:style-name="ce1">
            <text:p>65027</text:p>
          </table:table-cell>
          <table:table-cell office:value-type="float" office:value="64326" table:style-name="ce1">
            <text:p>64326</text:p>
          </table:table-cell>
          <table:table-cell office:value-type="float" office:value="63209" table:style-name="ce1">
            <text:p>63209</text:p>
          </table:table-cell>
          <table:table-cell office:value-type="float" office:value="64822" table:style-name="ce1">
            <text:p>64822</text:p>
          </table:table-cell>
          <table:table-cell office:value-type="float" office:value="65336" table:style-name="ce1">
            <text:p>65336</text:p>
          </table:table-cell>
          <table:table-cell office:value-type="float" office:value="63642" table:style-name="ce1">
            <text:p>63642</text:p>
          </table:table-cell>
          <table:table-cell office:value-type="float" office:value="48826" table:style-name="ce1">
            <text:p>48826</text:p>
          </table:table-cell>
          <table:table-cell office:value-type="float" office:value="63897" table:style-name="ce1">
            <text:p>63897</text:p>
          </table:table-cell>
          <table:table-cell office:value-type="float" office:value="64305" table:style-name="ce1">
            <text:p>64305</text:p>
          </table:table-cell>
          <table:table-cell office:value-type="float" office:value="63585" table:style-name="ce1">
            <text:p>63585</text:p>
          </table:table-cell>
          <table:table-cell office:value-type="float" office:value="62422" table:style-name="ce1">
            <text:p>624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</text:p>
          </table:table-cell>
          <table:table-cell office:value-type="string" table:style-name="ce1">
            <text:p>ANGEL GUIMERA <text:s/>[De Guillem de Castro a Fernando el Católico]</text:p>
          </table:table-cell>
          <table:table-cell office:value-type="float" office:value="4342" table:style-name="ce1">
            <text:p>4342</text:p>
          </table:table-cell>
          <table:table-cell office:value-type="float" office:value="4436" table:style-name="ce1">
            <text:p>4436</text:p>
          </table:table-cell>
          <table:table-cell office:value-type="float" office:value="4071" table:style-name="ce1">
            <text:p>4071</text:p>
          </table:table-cell>
          <table:table-cell office:value-type="float" office:value="4389" table:style-name="ce1">
            <text:p>4389</text:p>
          </table:table-cell>
          <table:table-cell office:value-type="float" office:value="4364" table:style-name="ce1">
            <text:p>4364</text:p>
          </table:table-cell>
          <table:table-cell office:value-type="float" office:value="4329" table:style-name="ce1">
            <text:p>4329</text:p>
          </table:table-cell>
          <table:table-cell office:value-type="float" office:value="4295" table:style-name="ce1">
            <text:p>4295</text:p>
          </table:table-cell>
          <table:table-cell office:value-type="float" office:value="3576" table:style-name="ce1">
            <text:p>3576</text:p>
          </table:table-cell>
          <table:table-cell office:value-type="float" office:value="4620" table:style-name="ce1">
            <text:p>4620</text:p>
          </table:table-cell>
          <table:table-cell office:value-type="float" office:value="4506" table:style-name="ce1">
            <text:p>4506</text:p>
          </table:table-cell>
          <table:table-cell office:value-type="float" office:value="4595" table:style-name="ce1">
            <text:p>4595</text:p>
          </table:table-cell>
          <table:table-cell office:value-type="float" office:value="4649" table:style-name="ce1">
            <text:p>46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0</text:p>
          </table:table-cell>
          <table:table-cell office:value-type="string" table:style-name="ce1">
            <text:p>PERIS Y VALERO <text:s/>[Entre Zapadores y Av. Amado Granell Mesado (militar)]</text:p>
          </table:table-cell>
          <table:table-cell office:value-type="float" office:value="45424" table:style-name="ce1">
            <text:p>45424</text:p>
          </table:table-cell>
          <table:table-cell office:value-type="float" office:value="47791" table:style-name="ce1">
            <text:p>47791</text:p>
          </table:table-cell>
          <table:table-cell office:value-type="float" office:value="46881" table:style-name="ce1">
            <text:p>46881</text:p>
          </table:table-cell>
          <table:table-cell office:value-type="float" office:value="45227" table:style-name="ce1">
            <text:p>45227</text:p>
          </table:table-cell>
          <table:table-cell office:value-type="float" office:value="46032" table:style-name="ce1">
            <text:p>46032</text:p>
          </table:table-cell>
          <table:table-cell office:value-type="float" office:value="46594" table:style-name="ce1">
            <text:p>46594</text:p>
          </table:table-cell>
          <table:table-cell office:value-type="float" office:value="46169" table:style-name="ce1">
            <text:p>46169</text:p>
          </table:table-cell>
          <table:table-cell office:value-type="float" office:value="35706" table:style-name="ce1">
            <text:p>35706</text:p>
          </table:table-cell>
          <table:table-cell office:value-type="float" office:value="46749" table:style-name="ce1">
            <text:p>46749</text:p>
          </table:table-cell>
          <table:table-cell office:value-type="float" office:value="46427" table:style-name="ce1">
            <text:p>46427</text:p>
          </table:table-cell>
          <table:table-cell office:value-type="float" office:value="45897" table:style-name="ce1">
            <text:p>45897</text:p>
          </table:table-cell>
          <table:table-cell office:value-type="float" office:value="45638" table:style-name="ce1">
            <text:p>456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1</text:p>
          </table:table-cell>
          <table:table-cell office:value-type="string" table:style-name="ce1">
            <text:p>PINTOR LOPEZ <text:s/>[De Pte. Trinidad a Pte. Del Real]</text:p>
          </table:table-cell>
          <table:table-cell office:value-type="float" office:value="34577" table:style-name="ce1">
            <text:p>34577</text:p>
          </table:table-cell>
          <table:table-cell office:value-type="float" office:value="34248" table:style-name="ce1">
            <text:p>342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192</text:p>
          </table:table-cell>
          <table:table-cell office:value-type="string" table:style-name="ce1">
            <text:p>PIO BAROJA, AVENIDA <text:s/>[desde MANUEL DE FALLA hasta VALLE DE LA BALLESTERA]</text:p>
          </table:table-cell>
          <table:table-cell office:value-type="float" office:value="49530" table:style-name="ce1">
            <text:p>49530</text:p>
          </table:table-cell>
          <table:table-cell office:value-type="float" office:value="50614" table:style-name="ce1">
            <text:p>50614</text:p>
          </table:table-cell>
          <table:table-cell office:value-type="float" office:value="50955" table:style-name="ce1">
            <text:p>50955</text:p>
          </table:table-cell>
          <table:table-cell office:value-type="float" office:value="51719" table:style-name="ce1">
            <text:p>51719</text:p>
          </table:table-cell>
          <table:table-cell office:value-type="float" office:value="52108" table:style-name="ce1">
            <text:p>52108</text:p>
          </table:table-cell>
          <table:table-cell office:value-type="float" office:value="52101" table:style-name="ce1">
            <text:p>52101</text:p>
          </table:table-cell>
          <table:table-cell office:value-type="float" office:value="50898" table:style-name="ce1">
            <text:p>50898</text:p>
          </table:table-cell>
          <table:table-cell office:value-type="float" office:value="40368" table:style-name="ce1">
            <text:p>40368</text:p>
          </table:table-cell>
          <table:table-cell office:value-type="float" office:value="51446" table:style-name="ce1">
            <text:p>51446</text:p>
          </table:table-cell>
          <table:table-cell office:value-type="float" office:value="51641" table:style-name="ce1">
            <text:p>51641</text:p>
          </table:table-cell>
          <table:table-cell office:value-type="float" office:value="51189" table:style-name="ce1">
            <text:p>51189</text:p>
          </table:table-cell>
          <table:table-cell office:value-type="float" office:value="50700" table:style-name="ce1">
            <text:p>507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3</text:p>
          </table:table-cell>
          <table:table-cell office:value-type="string" table:style-name="ce1">
            <text:p>PIO XII <text:s/>[desde AVENIDA CAMPANAR hasta GENERAL AVILES]</text:p>
          </table:table-cell>
          <table:table-cell office:value-type="float" office:value="89299" table:style-name="ce1">
            <text:p>89299</text:p>
          </table:table-cell>
          <table:table-cell office:value-type="float" office:value="92045" table:style-name="ce1">
            <text:p>92045</text:p>
          </table:table-cell>
          <table:table-cell office:value-type="float" office:value="87567" table:style-name="ce1">
            <text:p>87567</text:p>
          </table:table-cell>
          <table:table-cell office:value-type="float" office:value="90066" table:style-name="ce1">
            <text:p>90066</text:p>
          </table:table-cell>
          <table:table-cell office:value-type="float" office:value="91067" table:style-name="ce1">
            <text:p>91067</text:p>
          </table:table-cell>
          <table:table-cell office:value-type="float" office:value="91402" table:style-name="ce1">
            <text:p>91402</text:p>
          </table:table-cell>
          <table:table-cell office:value-type="float" office:value="85678" table:style-name="ce1">
            <text:p>85678</text:p>
          </table:table-cell>
          <table:table-cell office:value-type="float" office:value="64955" table:style-name="ce1">
            <text:p>64955</text:p>
          </table:table-cell>
          <table:table-cell office:value-type="float" office:value="90128" table:style-name="ce1">
            <text:p>90128</text:p>
          </table:table-cell>
          <table:table-cell office:value-type="float" office:value="89920" table:style-name="ce1">
            <text:p>89920</text:p>
          </table:table-cell>
          <table:table-cell office:value-type="float" office:value="89459" table:style-name="ce1">
            <text:p>89459</text:p>
          </table:table-cell>
          <table:table-cell office:value-type="float" office:value="90383" table:style-name="ce1">
            <text:p>903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4</text:p>
          </table:table-cell>
          <table:table-cell office:value-type="string" table:style-name="ce1">
            <text:p>PIO XII <text:s/>[Entre Pte. Ademúz y Av. Camapanar]</text:p>
          </table:table-cell>
          <table:table-cell office:value-type="float" office:value="68421" table:style-name="ce1">
            <text:p>68421</text:p>
          </table:table-cell>
          <table:table-cell office:value-type="float" office:value="72120" table:style-name="ce1">
            <text:p>72120</text:p>
          </table:table-cell>
          <table:table-cell table:style-name="ce1"/>
          <table:table-cell office:value-type="float" office:value="70762" table:style-name="ce1">
            <text:p>70762</text:p>
          </table:table-cell>
          <table:table-cell office:value-type="float" office:value="69771" table:style-name="ce1">
            <text:p>69771</text:p>
          </table:table-cell>
          <table:table-cell office:value-type="float" office:value="69913" table:style-name="ce1">
            <text:p>69913</text:p>
          </table:table-cell>
          <table:table-cell office:value-type="float" office:value="65666" table:style-name="ce1">
            <text:p>65666</text:p>
          </table:table-cell>
          <table:table-cell office:value-type="float" office:value="49587" table:style-name="ce1">
            <text:p>49587</text:p>
          </table:table-cell>
          <table:table-cell office:value-type="float" office:value="69127" table:style-name="ce1">
            <text:p>69127</text:p>
          </table:table-cell>
          <table:table-cell office:value-type="float" office:value="68891" table:style-name="ce1">
            <text:p>68891</text:p>
          </table:table-cell>
          <table:table-cell office:value-type="float" office:value="69052" table:style-name="ce1">
            <text:p>69052</text:p>
          </table:table-cell>
          <table:table-cell office:value-type="float" office:value="68819" table:style-name="ce1">
            <text:p>688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5</text:p>
          </table:table-cell>
          <table:table-cell office:value-type="string" table:style-name="ce1">
            <text:p>AV. DE LA PLATA [Entre Autopista del Saler y Av. Amado Granell Mesado (militar)]</text:p>
          </table:table-cell>
          <table:table-cell office:value-type="float" office:value="10162" table:style-name="ce1">
            <text:p>10162</text:p>
          </table:table-cell>
          <table:table-cell office:value-type="float" office:value="10600" table:style-name="ce1">
            <text:p>10600</text:p>
          </table:table-cell>
          <table:table-cell office:value-type="float" office:value="10945" table:style-name="ce1">
            <text:p>10945</text:p>
          </table:table-cell>
          <table:table-cell office:value-type="float" office:value="10448" table:style-name="ce1">
            <text:p>10448</text:p>
          </table:table-cell>
          <table:table-cell office:value-type="float" office:value="10767" table:style-name="ce1">
            <text:p>10767</text:p>
          </table:table-cell>
          <table:table-cell office:value-type="float" office:value="10675" table:style-name="ce1">
            <text:p>10675</text:p>
          </table:table-cell>
          <table:table-cell office:value-type="float" office:value="9963" table:style-name="ce1">
            <text:p>9963</text:p>
          </table:table-cell>
          <table:table-cell office:value-type="float" office:value="7522" table:style-name="ce1">
            <text:p>7522</text:p>
          </table:table-cell>
          <table:table-cell office:value-type="float" office:value="9542" table:style-name="ce1">
            <text:p>954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96</text:p>
          </table:table-cell>
          <table:table-cell office:value-type="string" table:style-name="ce1">
            <text:p>AV. DE LA PLATA [Entre Av. Amado Granell Mesado (militar) y Zapadores]</text:p>
          </table:table-cell>
          <table:table-cell office:value-type="float" office:value="8849" table:style-name="ce1">
            <text:p>8849</text:p>
          </table:table-cell>
          <table:table-cell office:value-type="float" office:value="9111" table:style-name="ce1">
            <text:p>9111</text:p>
          </table:table-cell>
          <table:table-cell office:value-type="float" office:value="9055" table:style-name="ce1">
            <text:p>9055</text:p>
          </table:table-cell>
          <table:table-cell office:value-type="float" office:value="8913" table:style-name="ce1">
            <text:p>8913</text:p>
          </table:table-cell>
          <table:table-cell office:value-type="float" office:value="9206" table:style-name="ce1">
            <text:p>9206</text:p>
          </table:table-cell>
          <table:table-cell office:value-type="float" office:value="9115" table:style-name="ce1">
            <text:p>9115</text:p>
          </table:table-cell>
          <table:table-cell office:value-type="float" office:value="8395" table:style-name="ce1">
            <text:p>8395</text:p>
          </table:table-cell>
          <table:table-cell office:value-type="float" office:value="6415" table:style-name="ce1">
            <text:p>6415</text:p>
          </table:table-cell>
          <table:table-cell office:value-type="float" office:value="8909" table:style-name="ce1">
            <text:p>8909</text:p>
          </table:table-cell>
          <table:table-cell office:value-type="float" office:value="9094" table:style-name="ce1">
            <text:p>9094</text:p>
          </table:table-cell>
          <table:table-cell office:value-type="float" office:value="9198" table:style-name="ce1">
            <text:p>9198</text:p>
          </table:table-cell>
          <table:table-cell office:value-type="float" office:value="8860" table:style-name="ce1">
            <text:p>88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7</text:p>
          </table:table-cell>
          <table:table-cell office:value-type="string" table:style-name="ce1">
            <text:p>AV. DE LA PLATA [Entre Zapadores y Ausias March]</text:p>
          </table:table-cell>
          <table:table-cell office:value-type="float" office:value="10711" table:style-name="ce1">
            <text:p>10711</text:p>
          </table:table-cell>
          <table:table-cell office:value-type="float" office:value="11238" table:style-name="ce1">
            <text:p>11238</text:p>
          </table:table-cell>
          <table:table-cell office:value-type="float" office:value="11495" table:style-name="ce1">
            <text:p>11495</text:p>
          </table:table-cell>
          <table:table-cell office:value-type="float" office:value="11061" table:style-name="ce1">
            <text:p>11061</text:p>
          </table:table-cell>
          <table:table-cell office:value-type="float" office:value="11334" table:style-name="ce1">
            <text:p>11334</text:p>
          </table:table-cell>
          <table:table-cell office:value-type="float" office:value="11203" table:style-name="ce1">
            <text:p>11203</text:p>
          </table:table-cell>
          <table:table-cell office:value-type="float" office:value="9960" table:style-name="ce1">
            <text:p>9960</text:p>
          </table:table-cell>
          <table:table-cell office:value-type="float" office:value="7526" table:style-name="ce1">
            <text:p>7526</text:p>
          </table:table-cell>
          <table:table-cell office:value-type="float" office:value="10887" table:style-name="ce1">
            <text:p>10887</text:p>
          </table:table-cell>
          <table:table-cell office:value-type="float" office:value="11295" table:style-name="ce1">
            <text:p>11295</text:p>
          </table:table-cell>
          <table:table-cell office:value-type="float" office:value="11252" table:style-name="ce1">
            <text:p>11252</text:p>
          </table:table-cell>
          <table:table-cell office:value-type="float" office:value="10885" table:style-name="ce1">
            <text:p>108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8</text:p>
          </table:table-cell>
          <table:table-cell office:value-type="string" table:style-name="ce1">
            <text:p>PRIMADO REIG <text:s/>[Entre Alfahuir y Dolores Marques]</text:p>
          </table:table-cell>
          <table:table-cell office:value-type="float" office:value="46471" table:style-name="ce1">
            <text:p>46471</text:p>
          </table:table-cell>
          <table:table-cell office:value-type="float" office:value="48538" table:style-name="ce1">
            <text:p>48538</text:p>
          </table:table-cell>
          <table:table-cell office:value-type="float" office:value="48734" table:style-name="ce1">
            <text:p>48734</text:p>
          </table:table-cell>
          <table:table-cell office:value-type="float" office:value="47440" table:style-name="ce1">
            <text:p>47440</text:p>
          </table:table-cell>
          <table:table-cell office:value-type="float" office:value="48458" table:style-name="ce1">
            <text:p>48458</text:p>
          </table:table-cell>
          <table:table-cell office:value-type="float" office:value="48485" table:style-name="ce1">
            <text:p>48485</text:p>
          </table:table-cell>
          <table:table-cell office:value-type="float" office:value="47258" table:style-name="ce1">
            <text:p>47258</text:p>
          </table:table-cell>
          <table:table-cell office:value-type="float" office:value="35102" table:style-name="ce1">
            <text:p>35102</text:p>
          </table:table-cell>
          <table:table-cell office:value-type="float" office:value="49229" table:style-name="ce1">
            <text:p>49229</text:p>
          </table:table-cell>
          <table:table-cell office:value-type="float" office:value="47947" table:style-name="ce1">
            <text:p>47947</text:p>
          </table:table-cell>
          <table:table-cell office:value-type="float" office:value="47842" table:style-name="ce1">
            <text:p>47842</text:p>
          </table:table-cell>
          <table:table-cell office:value-type="float" office:value="46472" table:style-name="ce1">
            <text:p>464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</text:p>
          </table:table-cell>
          <table:table-cell office:value-type="string" table:style-name="ce1">
            <text:p>ANTIGUO REINO [Entre Germanías y Matías Perelló]</text:p>
          </table:table-cell>
          <table:table-cell office:value-type="float" office:value="20062" table:style-name="ce1">
            <text:p>20062</text:p>
          </table:table-cell>
          <table:table-cell office:value-type="float" office:value="20793" table:style-name="ce1">
            <text:p>20793</text:p>
          </table:table-cell>
          <table:table-cell office:value-type="float" office:value="20859" table:style-name="ce1">
            <text:p>20859</text:p>
          </table:table-cell>
          <table:table-cell office:value-type="float" office:value="20283" table:style-name="ce1">
            <text:p>20283</text:p>
          </table:table-cell>
          <table:table-cell office:value-type="float" office:value="20950" table:style-name="ce1">
            <text:p>20950</text:p>
          </table:table-cell>
          <table:table-cell office:value-type="float" office:value="21021" table:style-name="ce1">
            <text:p>21021</text:p>
          </table:table-cell>
          <table:table-cell office:value-type="float" office:value="20725" table:style-name="ce1">
            <text:p>20725</text:p>
          </table:table-cell>
          <table:table-cell office:value-type="float" office:value="15914" table:style-name="ce1">
            <text:p>15914</text:p>
          </table:table-cell>
          <table:table-cell office:value-type="float" office:value="21076" table:style-name="ce1">
            <text:p>21076</text:p>
          </table:table-cell>
          <table:table-cell office:value-type="float" office:value="20754" table:style-name="ce1">
            <text:p>20754</text:p>
          </table:table-cell>
          <table:table-cell office:value-type="float" office:value="20192" table:style-name="ce1">
            <text:p>20192</text:p>
          </table:table-cell>
          <table:table-cell office:value-type="float" office:value="19931" table:style-name="ce1">
            <text:p>199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0</text:p>
          </table:table-cell>
          <table:table-cell office:value-type="string" table:style-name="ce1">
            <text:p>PRIMADO REIG <text:s/>[Entre Doctor Gómez Ferrer y Av. Cataluña]</text:p>
          </table:table-cell>
          <table:table-cell office:value-type="float" office:value="37515" table:style-name="ce1">
            <text:p>37515</text:p>
          </table:table-cell>
          <table:table-cell office:value-type="float" office:value="39757" table:style-name="ce1">
            <text:p>39757</text:p>
          </table:table-cell>
          <table:table-cell office:value-type="float" office:value="39317" table:style-name="ce1">
            <text:p>39317</text:p>
          </table:table-cell>
          <table:table-cell office:value-type="float" office:value="38284" table:style-name="ce1">
            <text:p>38284</text:p>
          </table:table-cell>
          <table:table-cell office:value-type="float" office:value="39484" table:style-name="ce1">
            <text:p>39484</text:p>
          </table:table-cell>
          <table:table-cell office:value-type="float" office:value="40181" table:style-name="ce1">
            <text:p>40181</text:p>
          </table:table-cell>
          <table:table-cell office:value-type="float" office:value="39528" table:style-name="ce1">
            <text:p>39528</text:p>
          </table:table-cell>
          <table:table-cell office:value-type="float" office:value="30164" table:style-name="ce1">
            <text:p>30164</text:p>
          </table:table-cell>
          <table:table-cell office:value-type="float" office:value="40169" table:style-name="ce1">
            <text:p>40169</text:p>
          </table:table-cell>
          <table:table-cell office:value-type="float" office:value="39381" table:style-name="ce1">
            <text:p>39381</text:p>
          </table:table-cell>
          <table:table-cell office:value-type="float" office:value="39665" table:style-name="ce1">
            <text:p>39665</text:p>
          </table:table-cell>
          <table:table-cell office:value-type="float" office:value="38100" table:style-name="ce1">
            <text:p>381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1</text:p>
          </table:table-cell>
          <table:table-cell office:value-type="string" table:style-name="ce1">
            <text:p>PRIMADO REIG <text:s/>[Entre Dolores Marques y Doctor Gómez Ferrer]</text:p>
          </table:table-cell>
          <table:table-cell office:value-type="float" office:value="41449" table:style-name="ce1">
            <text:p>41449</text:p>
          </table:table-cell>
          <table:table-cell office:value-type="float" office:value="43494" table:style-name="ce1">
            <text:p>43494</text:p>
          </table:table-cell>
          <table:table-cell office:value-type="float" office:value="43644" table:style-name="ce1">
            <text:p>43644</text:p>
          </table:table-cell>
          <table:table-cell office:value-type="float" office:value="42329" table:style-name="ce1">
            <text:p>42329</text:p>
          </table:table-cell>
          <table:table-cell office:value-type="float" office:value="44076" table:style-name="ce1">
            <text:p>44076</text:p>
          </table:table-cell>
          <table:table-cell office:value-type="float" office:value="49010" table:style-name="ce1">
            <text:p>49010</text:p>
          </table:table-cell>
          <table:table-cell office:value-type="float" office:value="49996" table:style-name="ce1">
            <text:p>49996</text:p>
          </table:table-cell>
          <table:table-cell office:value-type="float" office:value="39708" table:style-name="ce1">
            <text:p>39708</text:p>
          </table:table-cell>
          <table:table-cell office:value-type="float" office:value="52817" table:style-name="ce1">
            <text:p>52817</text:p>
          </table:table-cell>
          <table:table-cell office:value-type="float" office:value="48656" table:style-name="ce1">
            <text:p>48656</text:p>
          </table:table-cell>
          <table:table-cell office:value-type="float" office:value="42973" table:style-name="ce1">
            <text:p>42973</text:p>
          </table:table-cell>
          <table:table-cell office:value-type="float" office:value="42189" table:style-name="ce1">
            <text:p>421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2</text:p>
          </table:table-cell>
          <table:table-cell office:value-type="string" table:style-name="ce1">
            <text:p>P.I. PRIMADO REIG [Entre Primado Reig y Dr. Peset Aleixandre]</text:p>
          </table:table-cell>
          <table:table-cell office:value-type="float" office:value="37700" table:style-name="ce1">
            <text:p>37700</text:p>
          </table:table-cell>
          <table:table-cell office:value-type="float" office:value="39448" table:style-name="ce1">
            <text:p>39448</text:p>
          </table:table-cell>
          <table:table-cell office:value-type="float" office:value="39306" table:style-name="ce1">
            <text:p>39306</text:p>
          </table:table-cell>
          <table:table-cell office:value-type="float" office:value="39310" table:style-name="ce1">
            <text:p>39310</text:p>
          </table:table-cell>
          <table:table-cell office:value-type="float" office:value="40108" table:style-name="ce1">
            <text:p>40108</text:p>
          </table:table-cell>
          <table:table-cell office:value-type="float" office:value="40200" table:style-name="ce1">
            <text:p>40200</text:p>
          </table:table-cell>
          <table:table-cell office:value-type="float" office:value="39626" table:style-name="ce1">
            <text:p>39626</text:p>
          </table:table-cell>
          <table:table-cell office:value-type="float" office:value="28680" table:style-name="ce1">
            <text:p>28680</text:p>
          </table:table-cell>
          <table:table-cell office:value-type="float" office:value="38715" table:style-name="ce1">
            <text:p>38715</text:p>
          </table:table-cell>
          <table:table-cell office:value-type="float" office:value="39281" table:style-name="ce1">
            <text:p>39281</text:p>
          </table:table-cell>
          <table:table-cell office:value-type="float" office:value="39061" table:style-name="ce1">
            <text:p>39061</text:p>
          </table:table-cell>
          <table:table-cell office:value-type="float" office:value="37967" table:style-name="ce1">
            <text:p>379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4</text:p>
          </table:table-cell>
          <table:table-cell office:value-type="string" table:style-name="ce1">
            <text:p>PUERTO, AVENIDA DEL <text:s/>[De Pl. Zaragoza a Cardenal Benlloch]</text:p>
          </table:table-cell>
          <table:table-cell office:value-type="float" office:value="18078" table:style-name="ce1">
            <text:p>18078</text:p>
          </table:table-cell>
          <table:table-cell office:value-type="float" office:value="18785" table:style-name="ce1">
            <text:p>18785</text:p>
          </table:table-cell>
          <table:table-cell office:value-type="float" office:value="18105" table:style-name="ce1">
            <text:p>18105</text:p>
          </table:table-cell>
          <table:table-cell office:value-type="float" office:value="18630" table:style-name="ce1">
            <text:p>18630</text:p>
          </table:table-cell>
          <table:table-cell office:value-type="float" office:value="19142" table:style-name="ce1">
            <text:p>19142</text:p>
          </table:table-cell>
          <table:table-cell office:value-type="float" office:value="19651" table:style-name="ce1">
            <text:p>19651</text:p>
          </table:table-cell>
          <table:table-cell office:value-type="float" office:value="18554" table:style-name="ce1">
            <text:p>18554</text:p>
          </table:table-cell>
          <table:table-cell office:value-type="float" office:value="14968" table:style-name="ce1">
            <text:p>14968</text:p>
          </table:table-cell>
          <table:table-cell office:value-type="float" office:value="18524" table:style-name="ce1">
            <text:p>18524</text:p>
          </table:table-cell>
          <table:table-cell office:value-type="float" office:value="18445" table:style-name="ce1">
            <text:p>18445</text:p>
          </table:table-cell>
          <table:table-cell office:value-type="float" office:value="18245" table:style-name="ce1">
            <text:p>18245</text:p>
          </table:table-cell>
          <table:table-cell office:value-type="float" office:value="18035" table:style-name="ce1">
            <text:p>180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5</text:p>
          </table:table-cell>
          <table:table-cell office:value-type="string" table:style-name="ce1">
            <text:p>PUERTO, AVENIDA DEL <text:s/>[de Cardenal Benlloch a Manuel Candela]</text:p>
          </table:table-cell>
          <table:table-cell office:value-type="float" office:value="22734" table:style-name="ce1">
            <text:p>22734</text:p>
          </table:table-cell>
          <table:table-cell office:value-type="float" office:value="23397" table:style-name="ce1">
            <text:p>23397</text:p>
          </table:table-cell>
          <table:table-cell office:value-type="float" office:value="22789" table:style-name="ce1">
            <text:p>22789</text:p>
          </table:table-cell>
          <table:table-cell office:value-type="float" office:value="24198" table:style-name="ce1">
            <text:p>24198</text:p>
          </table:table-cell>
          <table:table-cell office:value-type="float" office:value="25072" table:style-name="ce1">
            <text:p>25072</text:p>
          </table:table-cell>
          <table:table-cell office:value-type="float" office:value="25900" table:style-name="ce1">
            <text:p>25900</text:p>
          </table:table-cell>
          <table:table-cell office:value-type="float" office:value="24563" table:style-name="ce1">
            <text:p>24563</text:p>
          </table:table-cell>
          <table:table-cell office:value-type="float" office:value="19924" table:style-name="ce1">
            <text:p>19924</text:p>
          </table:table-cell>
          <table:table-cell office:value-type="float" office:value="23969" table:style-name="ce1">
            <text:p>23969</text:p>
          </table:table-cell>
          <table:table-cell office:value-type="float" office:value="23564" table:style-name="ce1">
            <text:p>23564</text:p>
          </table:table-cell>
          <table:table-cell office:value-type="float" office:value="22946" table:style-name="ce1">
            <text:p>22946</text:p>
          </table:table-cell>
          <table:table-cell office:value-type="float" office:value="22874" table:style-name="ce1">
            <text:p>228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6</text:p>
          </table:table-cell>
          <table:table-cell office:value-type="string" table:style-name="ce1">
            <text:p>PUERTO, AVENIDA DEL <text:s/>[de Serrería a Puerto]</text:p>
          </table:table-cell>
          <table:table-cell office:value-type="float" office:value="11442" table:style-name="ce1">
            <text:p>11442</text:p>
          </table:table-cell>
          <table:table-cell office:value-type="float" office:value="11727" table:style-name="ce1">
            <text:p>11727</text:p>
          </table:table-cell>
          <table:table-cell office:value-type="float" office:value="11905" table:style-name="ce1">
            <text:p>11905</text:p>
          </table:table-cell>
          <table:table-cell office:value-type="float" office:value="12248" table:style-name="ce1">
            <text:p>12248</text:p>
          </table:table-cell>
          <table:table-cell office:value-type="float" office:value="14492" table:style-name="ce1">
            <text:p>14492</text:p>
          </table:table-cell>
          <table:table-cell office:value-type="float" office:value="21438" table:style-name="ce1">
            <text:p>21438</text:p>
          </table:table-cell>
          <table:table-cell office:value-type="float" office:value="20901" table:style-name="ce1">
            <text:p>20901</text:p>
          </table:table-cell>
          <table:table-cell office:value-type="float" office:value="18094" table:style-name="ce1">
            <text:p>18094</text:p>
          </table:table-cell>
          <table:table-cell office:value-type="float" office:value="18581" table:style-name="ce1">
            <text:p>18581</text:p>
          </table:table-cell>
          <table:table-cell office:value-type="float" office:value="18180" table:style-name="ce1">
            <text:p>18180</text:p>
          </table:table-cell>
          <table:table-cell office:value-type="float" office:value="17200" table:style-name="ce1">
            <text:p>17200</text:p>
          </table:table-cell>
          <table:table-cell office:value-type="float" office:value="17306" table:style-name="ce1">
            <text:p>173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7</text:p>
          </table:table-cell>
          <table:table-cell office:value-type="string" table:style-name="ce1">
            <text:p>AV. DEL PUERTO [de Manuel Candela a Serrería]</text:p>
          </table:table-cell>
          <table:table-cell office:value-type="float" office:value="20337" table:style-name="ce1">
            <text:p>20337</text:p>
          </table:table-cell>
          <table:table-cell office:value-type="float" office:value="20714" table:style-name="ce1">
            <text:p>20714</text:p>
          </table:table-cell>
          <table:table-cell office:value-type="float" office:value="20933" table:style-name="ce1">
            <text:p>20933</text:p>
          </table:table-cell>
          <table:table-cell office:value-type="float" office:value="21060" table:style-name="ce1">
            <text:p>21060</text:p>
          </table:table-cell>
          <table:table-cell office:value-type="float" office:value="22107" table:style-name="ce1">
            <text:p>22107</text:p>
          </table:table-cell>
          <table:table-cell office:value-type="float" office:value="23909" table:style-name="ce1">
            <text:p>23909</text:p>
          </table:table-cell>
          <table:table-cell office:value-type="float" office:value="22844" table:style-name="ce1">
            <text:p>22844</text:p>
          </table:table-cell>
          <table:table-cell office:value-type="float" office:value="18771" table:style-name="ce1">
            <text:p>18771</text:p>
          </table:table-cell>
          <table:table-cell office:value-type="float" office:value="21409" table:style-name="ce1">
            <text:p>21409</text:p>
          </table:table-cell>
          <table:table-cell office:value-type="float" office:value="21154" table:style-name="ce1">
            <text:p>21154</text:p>
          </table:table-cell>
          <table:table-cell office:value-type="float" office:value="20335" table:style-name="ce1">
            <text:p>20335</text:p>
          </table:table-cell>
          <table:table-cell office:value-type="float" office:value="20078" table:style-name="ce1">
            <text:p>200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8</text:p>
          </table:table-cell>
          <table:table-cell office:value-type="string" table:style-name="ce1">
            <text:p>QUART - S.J. MONTAÑA <text:s/>[De Fernando el Católico a Pérez Galdós]</text:p>
          </table:table-cell>
          <table:table-cell office:value-type="float" office:value="7299" table:style-name="ce1">
            <text:p>7299</text:p>
          </table:table-cell>
          <table:table-cell office:value-type="float" office:value="7364" table:style-name="ce1">
            <text:p>7364</text:p>
          </table:table-cell>
          <table:table-cell office:value-type="float" office:value="6950" table:style-name="ce1">
            <text:p>6950</text:p>
          </table:table-cell>
          <table:table-cell office:value-type="float" office:value="6808" table:style-name="ce1">
            <text:p>6808</text:p>
          </table:table-cell>
          <table:table-cell office:value-type="float" office:value="6222" table:style-name="ce1">
            <text:p>6222</text:p>
          </table:table-cell>
          <table:table-cell office:value-type="float" office:value="6188" table:style-name="ce1">
            <text:p>6188</text:p>
          </table:table-cell>
          <table:table-cell office:value-type="float" office:value="5510" table:style-name="ce1">
            <text:p>5510</text:p>
          </table:table-cell>
          <table:table-cell office:value-type="float" office:value="3933" table:style-name="ce1">
            <text:p>3933</text:p>
          </table:table-cell>
          <table:table-cell office:value-type="float" office:value="6425" table:style-name="ce1">
            <text:p>6425</text:p>
          </table:table-cell>
          <table:table-cell office:value-type="float" office:value="6463" table:style-name="ce1">
            <text:p>6463</text:p>
          </table:table-cell>
          <table:table-cell office:value-type="float" office:value="6984" table:style-name="ce1">
            <text:p>6984</text:p>
          </table:table-cell>
          <table:table-cell office:value-type="float" office:value="6980" table:style-name="ce1">
            <text:p>69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</text:p>
          </table:table-cell>
          <table:table-cell office:value-type="string" table:style-name="ce1">
            <text:p>ANTIGUO REINO [De <text:s/>Matías Perelló a Peris y Valero]</text:p>
          </table:table-cell>
          <table:table-cell office:value-type="float" office:value="11584" table:style-name="ce1">
            <text:p>11584</text:p>
          </table:table-cell>
          <table:table-cell office:value-type="float" office:value="11561" table:style-name="ce1">
            <text:p>11561</text:p>
          </table:table-cell>
          <table:table-cell office:value-type="float" office:value="11718" table:style-name="ce1">
            <text:p>11718</text:p>
          </table:table-cell>
          <table:table-cell office:value-type="float" office:value="11434" table:style-name="ce1">
            <text:p>11434</text:p>
          </table:table-cell>
          <table:table-cell office:value-type="float" office:value="11777" table:style-name="ce1">
            <text:p>11777</text:p>
          </table:table-cell>
          <table:table-cell office:value-type="float" office:value="12059" table:style-name="ce1">
            <text:p>12059</text:p>
          </table:table-cell>
          <table:table-cell office:value-type="float" office:value="12277" table:style-name="ce1">
            <text:p>12277</text:p>
          </table:table-cell>
          <table:table-cell office:value-type="float" office:value="9249" table:style-name="ce1">
            <text:p>9249</text:p>
          </table:table-cell>
          <table:table-cell office:value-type="float" office:value="12056" table:style-name="ce1">
            <text:p>12056</text:p>
          </table:table-cell>
          <table:table-cell office:value-type="float" office:value="11683" table:style-name="ce1">
            <text:p>11683</text:p>
          </table:table-cell>
          <table:table-cell office:value-type="float" office:value="10708" table:style-name="ce1">
            <text:p>10708</text:p>
          </table:table-cell>
          <table:table-cell office:value-type="float" office:value="10547" table:style-name="ce1">
            <text:p>105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0</text:p>
          </table:table-cell>
          <table:table-cell office:value-type="string" table:style-name="ce1">
            <text:p>QUEVEDO <text:s/>[De Avda. de L'Oest a Guillem de Castro]</text:p>
          </table:table-cell>
          <table:table-cell office:value-type="float" office:value="6812" table:style-name="ce1">
            <text:p>6812</text:p>
          </table:table-cell>
          <table:table-cell office:value-type="float" office:value="6933" table:style-name="ce1">
            <text:p>6933</text:p>
          </table:table-cell>
          <table:table-cell office:value-type="float" office:value="6740" table:style-name="ce1">
            <text:p>6740</text:p>
          </table:table-cell>
          <table:table-cell office:value-type="float" office:value="6809" table:style-name="ce1">
            <text:p>6809</text:p>
          </table:table-cell>
          <table:table-cell office:value-type="float" office:value="6973" table:style-name="ce1">
            <text:p>6973</text:p>
          </table:table-cell>
          <table:table-cell office:value-type="float" office:value="5552" table:style-name="ce1">
            <text:p>5552</text:p>
          </table:table-cell>
          <table:table-cell office:value-type="float" office:value="5239" table:style-name="ce1">
            <text:p>5239</text:p>
          </table:table-cell>
          <table:table-cell office:value-type="float" office:value="3901" table:style-name="ce1">
            <text:p>3901</text:p>
          </table:table-cell>
          <table:table-cell office:value-type="float" office:value="5590" table:style-name="ce1">
            <text:p>5590</text:p>
          </table:table-cell>
          <table:table-cell office:value-type="float" office:value="6047" table:style-name="ce1">
            <text:p>6047</text:p>
          </table:table-cell>
          <table:table-cell office:value-type="float" office:value="6530" table:style-name="ce1">
            <text:p>6530</text:p>
          </table:table-cell>
          <table:table-cell office:value-type="float" office:value="7226" table:style-name="ce1">
            <text:p>72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1</text:p>
          </table:table-cell>
          <table:table-cell office:value-type="string" table:style-name="ce1">
            <text:p>RAMON LLULL <text:s/>[Entre Blasco Ibáñez y Camino el Cabañal]</text:p>
          </table:table-cell>
          <table:table-cell office:value-type="float" office:value="24625" table:style-name="ce1">
            <text:p>24625</text:p>
          </table:table-cell>
          <table:table-cell office:value-type="float" office:value="26650" table:style-name="ce1">
            <text:p>26650</text:p>
          </table:table-cell>
          <table:table-cell office:value-type="float" office:value="25340" table:style-name="ce1">
            <text:p>25340</text:p>
          </table:table-cell>
          <table:table-cell office:value-type="float" office:value="24743" table:style-name="ce1">
            <text:p>24743</text:p>
          </table:table-cell>
          <table:table-cell office:value-type="float" office:value="21719" table:style-name="ce1">
            <text:p>21719</text:p>
          </table:table-cell>
          <table:table-cell office:value-type="float" office:value="24353" table:style-name="ce1">
            <text:p>24353</text:p>
          </table:table-cell>
          <table:table-cell office:value-type="float" office:value="22732" table:style-name="ce1">
            <text:p>22732</text:p>
          </table:table-cell>
          <table:table-cell office:value-type="float" office:value="16058" table:style-name="ce1">
            <text:p>16058</text:p>
          </table:table-cell>
          <table:table-cell office:value-type="float" office:value="25776" table:style-name="ce1">
            <text:p>25776</text:p>
          </table:table-cell>
          <table:table-cell office:value-type="float" office:value="25763" table:style-name="ce1">
            <text:p>25763</text:p>
          </table:table-cell>
          <table:table-cell office:value-type="float" office:value="25964" table:style-name="ce1">
            <text:p>25964</text:p>
          </table:table-cell>
          <table:table-cell office:value-type="float" office:value="25856" table:style-name="ce1">
            <text:p>258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2</text:p>
          </table:table-cell>
          <table:table-cell office:value-type="string" table:style-name="ce1">
            <text:p>RAMON LLULL <text:s/>[Entre Camino del Cabañal y Av. De los Naranjos]</text:p>
          </table:table-cell>
          <table:table-cell office:value-type="float" office:value="19243" table:style-name="ce1">
            <text:p>19243</text:p>
          </table:table-cell>
          <table:table-cell office:value-type="float" office:value="21319" table:style-name="ce1">
            <text:p>21319</text:p>
          </table:table-cell>
          <table:table-cell office:value-type="float" office:value="20291" table:style-name="ce1">
            <text:p>20291</text:p>
          </table:table-cell>
          <table:table-cell office:value-type="float" office:value="20116" table:style-name="ce1">
            <text:p>20116</text:p>
          </table:table-cell>
          <table:table-cell office:value-type="float" office:value="20793" table:style-name="ce1">
            <text:p>20793</text:p>
          </table:table-cell>
          <table:table-cell office:value-type="float" office:value="20297" table:style-name="ce1">
            <text:p>20297</text:p>
          </table:table-cell>
          <table:table-cell office:value-type="float" office:value="18468" table:style-name="ce1">
            <text:p>18468</text:p>
          </table:table-cell>
          <table:table-cell office:value-type="float" office:value="12826" table:style-name="ce1">
            <text:p>12826</text:p>
          </table:table-cell>
          <table:table-cell office:value-type="float" office:value="21162" table:style-name="ce1">
            <text:p>21162</text:p>
          </table:table-cell>
          <table:table-cell office:value-type="float" office:value="21197" table:style-name="ce1">
            <text:p>21197</text:p>
          </table:table-cell>
          <table:table-cell office:value-type="float" office:value="20857" table:style-name="ce1">
            <text:p>20857</text:p>
          </table:table-cell>
          <table:table-cell office:value-type="float" office:value="20056" table:style-name="ce1">
            <text:p>200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4</text:p>
          </table:table-cell>
          <table:table-cell office:value-type="string" table:style-name="ce1">
            <text:p>CALLE DE LA REINA [De Mediterráneo a Plz. De la Armada Española]</text:p>
          </table:table-cell>
          <table:table-cell office:value-type="float" office:value="6164" table:style-name="ce1">
            <text:p>6164</text:p>
          </table:table-cell>
          <table:table-cell office:value-type="float" office:value="6207" table:style-name="ce1">
            <text:p>6207</text:p>
          </table:table-cell>
          <table:table-cell office:value-type="float" office:value="5338" table:style-name="ce1">
            <text:p>5338</text:p>
          </table:table-cell>
          <table:table-cell office:value-type="float" office:value="5976" table:style-name="ce1">
            <text:p>5976</text:p>
          </table:table-cell>
          <table:table-cell office:value-type="float" office:value="6294" table:style-name="ce1">
            <text:p>6294</text:p>
          </table:table-cell>
          <table:table-cell office:value-type="float" office:value="6385" table:style-name="ce1">
            <text:p>6385</text:p>
          </table:table-cell>
          <table:table-cell office:value-type="float" office:value="6051" table:style-name="ce1">
            <text:p>6051</text:p>
          </table:table-cell>
          <table:table-cell office:value-type="float" office:value="5031" table:style-name="ce1">
            <text:p>5031</text:p>
          </table:table-cell>
          <table:table-cell office:value-type="float" office:value="6061" table:style-name="ce1">
            <text:p>6061</text:p>
          </table:table-cell>
          <table:table-cell office:value-type="float" office:value="6176" table:style-name="ce1">
            <text:p>6176</text:p>
          </table:table-cell>
          <table:table-cell office:value-type="float" office:value="6011" table:style-name="ce1">
            <text:p>6011</text:p>
          </table:table-cell>
          <table:table-cell office:value-type="float" office:value="5855" table:style-name="ce1">
            <text:p>58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6</text:p>
          </table:table-cell>
          <table:table-cell office:value-type="string" table:style-name="ce1">
            <text:p>ROGER DE LAURIA <text:s/>[De Plz. Ayuntamiento a Pascual y Genís]</text:p>
          </table:table-cell>
          <table:table-cell office:value-type="float" office:value="4584" table:style-name="ce1">
            <text:p>4584</text:p>
          </table:table-cell>
          <table:table-cell office:value-type="float" office:value="4652" table:style-name="ce1">
            <text:p>4652</text:p>
          </table:table-cell>
          <table:table-cell office:value-type="float" office:value="3689" table:style-name="ce1">
            <text:p>3689</text:p>
          </table:table-cell>
          <table:table-cell office:value-type="float" office:value="4450" table:style-name="ce1">
            <text:p>4450</text:p>
          </table:table-cell>
          <table:table-cell office:value-type="float" office:value="4507" table:style-name="ce1">
            <text:p>4507</text:p>
          </table:table-cell>
          <table:table-cell office:value-type="float" office:value="4518" table:style-name="ce1">
            <text:p>4518</text:p>
          </table:table-cell>
          <table:table-cell office:value-type="float" office:value="4864" table:style-name="ce1">
            <text:p>4864</text:p>
          </table:table-cell>
          <table:table-cell office:value-type="float" office:value="3886" table:style-name="ce1">
            <text:p>3886</text:p>
          </table:table-cell>
          <table:table-cell office:value-type="float" office:value="4722" table:style-name="ce1">
            <text:p>4722</text:p>
          </table:table-cell>
          <table:table-cell office:value-type="float" office:value="4642" table:style-name="ce1">
            <text:p>4642</text:p>
          </table:table-cell>
          <table:table-cell office:value-type="float" office:value="4641" table:style-name="ce1">
            <text:p>4641</text:p>
          </table:table-cell>
          <table:table-cell office:value-type="float" office:value="4937" table:style-name="ce1">
            <text:p>49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7</text:p>
          </table:table-cell>
          <table:table-cell office:value-type="string" table:style-name="ce1">
            <text:p>RUZAFA <text:s/>[De Germanías a Colón]</text:p>
          </table:table-cell>
          <table:table-cell office:value-type="float" office:value="18047" table:style-name="ce1">
            <text:p>18047</text:p>
          </table:table-cell>
          <table:table-cell office:value-type="float" office:value="18282" table:style-name="ce1">
            <text:p>18282</text:p>
          </table:table-cell>
          <table:table-cell office:value-type="float" office:value="16008" table:style-name="ce1">
            <text:p>16008</text:p>
          </table:table-cell>
          <table:table-cell office:value-type="float" office:value="17845" table:style-name="ce1">
            <text:p>17845</text:p>
          </table:table-cell>
          <table:table-cell office:value-type="float" office:value="18057" table:style-name="ce1">
            <text:p>18057</text:p>
          </table:table-cell>
          <table:table-cell office:value-type="float" office:value="18556" table:style-name="ce1">
            <text:p>18556</text:p>
          </table:table-cell>
          <table:table-cell office:value-type="float" office:value="19201" table:style-name="ce1">
            <text:p>19201</text:p>
          </table:table-cell>
          <table:table-cell office:value-type="float" office:value="15396" table:style-name="ce1">
            <text:p>15396</text:p>
          </table:table-cell>
          <table:table-cell office:value-type="float" office:value="18691" table:style-name="ce1">
            <text:p>18691</text:p>
          </table:table-cell>
          <table:table-cell office:value-type="float" office:value="18507" table:style-name="ce1">
            <text:p>18507</text:p>
          </table:table-cell>
          <table:table-cell office:value-type="float" office:value="18338" table:style-name="ce1">
            <text:p>18338</text:p>
          </table:table-cell>
          <table:table-cell office:value-type="float" office:value="18755" table:style-name="ce1">
            <text:p>187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8</text:p>
          </table:table-cell>
          <table:table-cell office:value-type="string" table:style-name="ce1">
            <text:p>RUZAFA + MAESTRO AGUILAR [De Peris y Valero a Germanías]</text:p>
          </table:table-cell>
          <table:table-cell office:value-type="float" office:value="5351" table:style-name="ce1">
            <text:p>5351</text:p>
          </table:table-cell>
          <table:table-cell office:value-type="float" office:value="5538" table:style-name="ce1">
            <text:p>5538</text:p>
          </table:table-cell>
          <table:table-cell office:value-type="float" office:value="5266" table:style-name="ce1">
            <text:p>5266</text:p>
          </table:table-cell>
          <table:table-cell office:value-type="float" office:value="5280" table:style-name="ce1">
            <text:p>5280</text:p>
          </table:table-cell>
          <table:table-cell office:value-type="float" office:value="5328" table:style-name="ce1">
            <text:p>5328</text:p>
          </table:table-cell>
          <table:table-cell office:value-type="float" office:value="5284" table:style-name="ce1">
            <text:p>5284</text:p>
          </table:table-cell>
          <table:table-cell office:value-type="float" office:value="4981" table:style-name="ce1">
            <text:p>4981</text:p>
          </table:table-cell>
          <table:table-cell office:value-type="float" office:value="3823" table:style-name="ce1">
            <text:p>3823</text:p>
          </table:table-cell>
          <table:table-cell office:value-type="float" office:value="5381" table:style-name="ce1">
            <text:p>5381</text:p>
          </table:table-cell>
          <table:table-cell office:value-type="float" office:value="5379" table:style-name="ce1">
            <text:p>5379</text:p>
          </table:table-cell>
          <table:table-cell office:value-type="float" office:value="5398" table:style-name="ce1">
            <text:p>5398</text:p>
          </table:table-cell>
          <table:table-cell office:value-type="float" office:value="5508" table:style-name="ce1">
            <text:p>55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9</text:p>
          </table:table-cell>
          <table:table-cell office:value-type="string" table:style-name="ce1">
            <text:p>LA SAFOR [Entre Cortes Valencianas y Nicasio Benlloch]</text:p>
          </table:table-cell>
          <table:table-cell office:value-type="float" office:value="10579" table:style-name="ce1">
            <text:p>10579</text:p>
          </table:table-cell>
          <table:table-cell office:value-type="float" office:value="10884" table:style-name="ce1">
            <text:p>10884</text:p>
          </table:table-cell>
          <table:table-cell office:value-type="float" office:value="10458" table:style-name="ce1">
            <text:p>10458</text:p>
          </table:table-cell>
          <table:table-cell office:value-type="float" office:value="10588" table:style-name="ce1">
            <text:p>10588</text:p>
          </table:table-cell>
          <table:table-cell office:value-type="float" office:value="10681" table:style-name="ce1">
            <text:p>10681</text:p>
          </table:table-cell>
          <table:table-cell office:value-type="float" office:value="10599" table:style-name="ce1">
            <text:p>10599</text:p>
          </table:table-cell>
          <table:table-cell office:value-type="float" office:value="9711" table:style-name="ce1">
            <text:p>9711</text:p>
          </table:table-cell>
          <table:table-cell office:value-type="float" office:value="7853" table:style-name="ce1">
            <text:p>7853</text:p>
          </table:table-cell>
          <table:table-cell office:value-type="float" office:value="12868" table:style-name="ce1">
            <text:p>12868</text:p>
          </table:table-cell>
          <table:table-cell office:value-type="float" office:value="10917" table:style-name="ce1">
            <text:p>10917</text:p>
          </table:table-cell>
          <table:table-cell office:value-type="float" office:value="11157" table:style-name="ce1">
            <text:p>11157</text:p>
          </table:table-cell>
          <table:table-cell office:value-type="float" office:value="10882" table:style-name="ce1">
            <text:p>108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0</text:p>
          </table:table-cell>
          <table:table-cell office:value-type="string" table:style-name="ce1">
            <text:p>GARBÍ [De Av. Burjasot a Nicasio Benlloch]</text:p>
          </table:table-cell>
          <table:table-cell office:value-type="float" office:value="3752" table:style-name="ce1">
            <text:p>3752</text:p>
          </table:table-cell>
          <table:table-cell office:value-type="float" office:value="3775" table:style-name="ce1">
            <text:p>3775</text:p>
          </table:table-cell>
          <table:table-cell office:value-type="float" office:value="2798" table:style-name="ce1">
            <text:p>2798</text:p>
          </table:table-cell>
          <table:table-cell office:value-type="float" office:value="3654" table:style-name="ce1">
            <text:p>3654</text:p>
          </table:table-cell>
          <table:table-cell office:value-type="float" office:value="3694" table:style-name="ce1">
            <text:p>3694</text:p>
          </table:table-cell>
          <table:table-cell office:value-type="float" office:value="3675" table:style-name="ce1">
            <text:p>3675</text:p>
          </table:table-cell>
          <table:table-cell office:value-type="float" office:value="3352" table:style-name="ce1">
            <text:p>3352</text:p>
          </table:table-cell>
          <table:table-cell office:value-type="float" office:value="2771" table:style-name="ce1">
            <text:p>2771</text:p>
          </table:table-cell>
          <table:table-cell office:value-type="float" office:value="3709" table:style-name="ce1">
            <text:p>3709</text:p>
          </table:table-cell>
          <table:table-cell office:value-type="float" office:value="3831" table:style-name="ce1">
            <text:p>3831</text:p>
          </table:table-cell>
          <table:table-cell office:value-type="float" office:value="3649" table:style-name="ce1">
            <text:p>3649</text:p>
          </table:table-cell>
          <table:table-cell office:value-type="float" office:value="3669" table:style-name="ce1">
            <text:p>3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1</text:p>
          </table:table-cell>
          <table:table-cell office:value-type="string" table:style-name="ce1">
            <text:p>SAGUNTO <text:s/>[De Maximiliano Thous a Primado Reig]</text:p>
          </table:table-cell>
          <table:table-cell office:value-type="float" office:value="4781" table:style-name="ce1">
            <text:p>4781</text:p>
          </table:table-cell>
          <table:table-cell office:value-type="float" office:value="5542" table:style-name="ce1">
            <text:p>5542</text:p>
          </table:table-cell>
          <table:table-cell office:value-type="float" office:value="5586" table:style-name="ce1">
            <text:p>5586</text:p>
          </table:table-cell>
          <table:table-cell office:value-type="float" office:value="5460" table:style-name="ce1">
            <text:p>5460</text:p>
          </table:table-cell>
          <table:table-cell office:value-type="float" office:value="5593" table:style-name="ce1">
            <text:p>5593</text:p>
          </table:table-cell>
          <table:table-cell office:value-type="float" office:value="5498" table:style-name="ce1">
            <text:p>5498</text:p>
          </table:table-cell>
          <table:table-cell office:value-type="float" office:value="4822" table:style-name="ce1">
            <text:p>4822</text:p>
          </table:table-cell>
          <table:table-cell office:value-type="float" office:value="3645" table:style-name="ce1">
            <text:p>3645</text:p>
          </table:table-cell>
          <table:table-cell office:value-type="float" office:value="5464" table:style-name="ce1">
            <text:p>5464</text:p>
          </table:table-cell>
          <table:table-cell office:value-type="float" office:value="5664" table:style-name="ce1">
            <text:p>5664</text:p>
          </table:table-cell>
          <table:table-cell office:value-type="float" office:value="5684" table:style-name="ce1">
            <text:p>5684</text:p>
          </table:table-cell>
          <table:table-cell office:value-type="float" office:value="5554" table:style-name="ce1">
            <text:p>55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3</text:p>
          </table:table-cell>
          <table:table-cell office:value-type="string" table:style-name="ce1">
            <text:p>SAN PIO V <text:s/>[De Pte. Del Real a Alboraya]</text:p>
          </table:table-cell>
          <table:table-cell office:value-type="float" office:value="33213" table:style-name="ce1">
            <text:p>33213</text:p>
          </table:table-cell>
          <table:table-cell office:value-type="float" office:value="34694" table:style-name="ce1">
            <text:p>34694</text:p>
          </table:table-cell>
          <table:table-cell office:value-type="float" office:value="33898" table:style-name="ce1">
            <text:p>33898</text:p>
          </table:table-cell>
          <table:table-cell office:value-type="float" office:value="36839" table:style-name="ce1">
            <text:p>36839</text:p>
          </table:table-cell>
          <table:table-cell office:value-type="float" office:value="37111" table:style-name="ce1">
            <text:p>37111</text:p>
          </table:table-cell>
          <table:table-cell office:value-type="float" office:value="36134" table:style-name="ce1">
            <text:p>36134</text:p>
          </table:table-cell>
          <table:table-cell office:value-type="float" office:value="32637" table:style-name="ce1">
            <text:p>32637</text:p>
          </table:table-cell>
          <table:table-cell office:value-type="float" office:value="23962" table:style-name="ce1">
            <text:p>23962</text:p>
          </table:table-cell>
          <table:table-cell office:value-type="float" office:value="33842" table:style-name="ce1">
            <text:p>33842</text:p>
          </table:table-cell>
          <table:table-cell office:value-type="float" office:value="33864" table:style-name="ce1">
            <text:p>33864</text:p>
          </table:table-cell>
          <table:table-cell office:value-type="float" office:value="33864" table:style-name="ce1">
            <text:p>33864</text:p>
          </table:table-cell>
          <table:table-cell office:value-type="float" office:value="33269" table:style-name="ce1">
            <text:p>332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4</text:p>
          </table:table-cell>
          <table:table-cell office:value-type="string" table:style-name="ce1">
            <text:p>SAN VICENTE <text:s/>[De Giorgeta a Plz. España]</text:p>
          </table:table-cell>
          <table:table-cell office:value-type="float" office:value="21328" table:style-name="ce1">
            <text:p>21328</text:p>
          </table:table-cell>
          <table:table-cell office:value-type="float" office:value="22258" table:style-name="ce1">
            <text:p>22258</text:p>
          </table:table-cell>
          <table:table-cell office:value-type="float" office:value="21675" table:style-name="ce1">
            <text:p>21675</text:p>
          </table:table-cell>
          <table:table-cell office:value-type="float" office:value="21905" table:style-name="ce1">
            <text:p>21905</text:p>
          </table:table-cell>
          <table:table-cell office:value-type="float" office:value="22208" table:style-name="ce1">
            <text:p>22208</text:p>
          </table:table-cell>
          <table:table-cell office:value-type="float" office:value="22248" table:style-name="ce1">
            <text:p>22248</text:p>
          </table:table-cell>
          <table:table-cell office:value-type="float" office:value="21040" table:style-name="ce1">
            <text:p>21040</text:p>
          </table:table-cell>
          <table:table-cell office:value-type="float" office:value="16112" table:style-name="ce1">
            <text:p>16112</text:p>
          </table:table-cell>
          <table:table-cell office:value-type="float" office:value="22260" table:style-name="ce1">
            <text:p>22260</text:p>
          </table:table-cell>
          <table:table-cell office:value-type="float" office:value="22710" table:style-name="ce1">
            <text:p>22710</text:p>
          </table:table-cell>
          <table:table-cell office:value-type="float" office:value="20373" table:style-name="ce1">
            <text:p>20373</text:p>
          </table:table-cell>
          <table:table-cell office:value-type="float" office:value="19959" table:style-name="ce1">
            <text:p>199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5</text:p>
          </table:table-cell>
          <table:table-cell office:value-type="string" table:style-name="ce1">
            <text:p>SAN VICENTE <text:s/>[Entre José Soto Micó y Tomás de Villarroya]</text:p>
          </table:table-cell>
          <table:table-cell office:value-type="float" office:value="30347" table:style-name="ce1">
            <text:p>30347</text:p>
          </table:table-cell>
          <table:table-cell office:value-type="float" office:value="31791" table:style-name="ce1">
            <text:p>31791</text:p>
          </table:table-cell>
          <table:table-cell office:value-type="float" office:value="30036" table:style-name="ce1">
            <text:p>30036</text:p>
          </table:table-cell>
          <table:table-cell office:value-type="float" office:value="29252" table:style-name="ce1">
            <text:p>29252</text:p>
          </table:table-cell>
          <table:table-cell office:value-type="float" office:value="29764" table:style-name="ce1">
            <text:p>29764</text:p>
          </table:table-cell>
          <table:table-cell office:value-type="float" office:value="29761" table:style-name="ce1">
            <text:p>29761</text:p>
          </table:table-cell>
          <table:table-cell office:value-type="float" office:value="27488" table:style-name="ce1">
            <text:p>27488</text:p>
          </table:table-cell>
          <table:table-cell office:value-type="float" office:value="22545" table:style-name="ce1">
            <text:p>22545</text:p>
          </table:table-cell>
          <table:table-cell office:value-type="float" office:value="31631" table:style-name="ce1">
            <text:p>31631</text:p>
          </table:table-cell>
          <table:table-cell office:value-type="float" office:value="31420" table:style-name="ce1">
            <text:p>31420</text:p>
          </table:table-cell>
          <table:table-cell office:value-type="float" office:value="30738" table:style-name="ce1">
            <text:p>30738</text:p>
          </table:table-cell>
          <table:table-cell office:value-type="float" office:value="30062" table:style-name="ce1">
            <text:p>300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6</text:p>
          </table:table-cell>
          <table:table-cell office:value-type="string" table:style-name="ce1">
            <text:p>SAN VICENTE <text:s/>[De Plz. España a Játiva]</text:p>
          </table:table-cell>
          <table:table-cell office:value-type="float" office:value="20667" table:style-name="ce1">
            <text:p>20667</text:p>
          </table:table-cell>
          <table:table-cell office:value-type="float" office:value="21247" table:style-name="ce1">
            <text:p>21247</text:p>
          </table:table-cell>
          <table:table-cell office:value-type="float" office:value="19582" table:style-name="ce1">
            <text:p>19582</text:p>
          </table:table-cell>
          <table:table-cell office:value-type="float" office:value="20458" table:style-name="ce1">
            <text:p>20458</text:p>
          </table:table-cell>
          <table:table-cell office:value-type="float" office:value="20748" table:style-name="ce1">
            <text:p>20748</text:p>
          </table:table-cell>
          <table:table-cell office:value-type="float" office:value="20641" table:style-name="ce1">
            <text:p>20641</text:p>
          </table:table-cell>
          <table:table-cell office:value-type="float" office:value="20083" table:style-name="ce1">
            <text:p>20083</text:p>
          </table:table-cell>
          <table:table-cell office:value-type="float" office:value="16033" table:style-name="ce1">
            <text:p>16033</text:p>
          </table:table-cell>
          <table:table-cell office:value-type="float" office:value="19871" table:style-name="ce1">
            <text:p>19871</text:p>
          </table:table-cell>
          <table:table-cell office:value-type="float" office:value="19798" table:style-name="ce1">
            <text:p>19798</text:p>
          </table:table-cell>
          <table:table-cell office:value-type="float" office:value="19954" table:style-name="ce1">
            <text:p>19954</text:p>
          </table:table-cell>
          <table:table-cell office:value-type="float" office:value="20031" table:style-name="ce1">
            <text:p>200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8</text:p>
          </table:table-cell>
          <table:table-cell office:value-type="string" table:style-name="ce1">
            <text:p>SAN VICENTE <text:s/>[De Játiva a Periodista Azzati]</text:p>
          </table:table-cell>
          <table:table-cell office:value-type="float" office:value="9166" table:style-name="ce1">
            <text:p>9166</text:p>
          </table:table-cell>
          <table:table-cell office:value-type="float" office:value="9670" table:style-name="ce1">
            <text:p>9670</text:p>
          </table:table-cell>
          <table:table-cell office:value-type="float" office:value="8363" table:style-name="ce1">
            <text:p>8363</text:p>
          </table:table-cell>
          <table:table-cell office:value-type="float" office:value="9481" table:style-name="ce1">
            <text:p>9481</text:p>
          </table:table-cell>
          <table:table-cell office:value-type="float" office:value="9677" table:style-name="ce1">
            <text:p>9677</text:p>
          </table:table-cell>
          <table:table-cell office:value-type="float" office:value="9714" table:style-name="ce1">
            <text:p>9714</text:p>
          </table:table-cell>
          <table:table-cell office:value-type="float" office:value="10079" table:style-name="ce1">
            <text:p>10079</text:p>
          </table:table-cell>
          <table:table-cell office:value-type="float" office:value="8241" table:style-name="ce1">
            <text:p>8241</text:p>
          </table:table-cell>
          <table:table-cell office:value-type="float" office:value="9842" table:style-name="ce1">
            <text:p>9842</text:p>
          </table:table-cell>
          <table:table-cell office:value-type="float" office:value="9836" table:style-name="ce1">
            <text:p>9836</text:p>
          </table:table-cell>
          <table:table-cell office:value-type="float" office:value="9823" table:style-name="ce1">
            <text:p>9823</text:p>
          </table:table-cell>
          <table:table-cell office:value-type="float" office:value="10056" table:style-name="ce1">
            <text:p>100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9</text:p>
          </table:table-cell>
          <table:table-cell office:value-type="string" table:style-name="ce1">
            <text:p>SANGRE-GARRIGUES <text:s/>[Entre Plz. Ayuntamiento y Avda. de L'Oest]</text:p>
          </table:table-cell>
          <table:table-cell office:value-type="float" office:value="3655" table:style-name="ce1">
            <text:p>3655</text:p>
          </table:table-cell>
          <table:table-cell office:value-type="float" office:value="3586" table:style-name="ce1">
            <text:p>3586</text:p>
          </table:table-cell>
          <table:table-cell office:value-type="float" office:value="2772" table:style-name="ce1">
            <text:p>2772</text:p>
          </table:table-cell>
          <table:table-cell office:value-type="float" office:value="3362" table:style-name="ce1">
            <text:p>3362</text:p>
          </table:table-cell>
          <table:table-cell office:value-type="float" office:value="3482" table:style-name="ce1">
            <text:p>3482</text:p>
          </table:table-cell>
          <table:table-cell office:value-type="float" office:value="3599" table:style-name="ce1">
            <text:p>3599</text:p>
          </table:table-cell>
          <table:table-cell office:value-type="float" office:value="3470" table:style-name="ce1">
            <text:p>3470</text:p>
          </table:table-cell>
          <table:table-cell office:value-type="float" office:value="2746" table:style-name="ce1">
            <text:p>2746</text:p>
          </table:table-cell>
          <table:table-cell office:value-type="float" office:value="3660" table:style-name="ce1">
            <text:p>3660</text:p>
          </table:table-cell>
          <table:table-cell office:value-type="float" office:value="3626" table:style-name="ce1">
            <text:p>3626</text:p>
          </table:table-cell>
          <table:table-cell office:value-type="float" office:value="3596" table:style-name="ce1">
            <text:p>3596</text:p>
          </table:table-cell>
          <table:table-cell office:value-type="float" office:value="3646" table:style-name="ce1">
            <text:p>36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0</text:p>
          </table:table-cell>
          <table:table-cell office:value-type="string" table:style-name="ce1">
            <text:p>SANTOS JUSTO Y PASTOR <text:s/>[Entre Doctor Manuel Candela y Cardenal Benlloch]</text:p>
          </table:table-cell>
          <table:table-cell office:value-type="float" office:value="10435" table:style-name="ce1">
            <text:p>10435</text:p>
          </table:table-cell>
          <table:table-cell office:value-type="float" office:value="10298" table:style-name="ce1">
            <text:p>1029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232</text:p>
          </table:table-cell>
          <table:table-cell office:value-type="string" table:style-name="ce1">
            <text:p>SERRERIA <text:s/>[Entre Av. Naranjos y Mendizábal]</text:p>
          </table:table-cell>
          <table:table-cell office:value-type="float" office:value="23161" table:style-name="ce1">
            <text:p>23161</text:p>
          </table:table-cell>
          <table:table-cell office:value-type="float" office:value="23749" table:style-name="ce1">
            <text:p>23749</text:p>
          </table:table-cell>
          <table:table-cell office:value-type="float" office:value="24580" table:style-name="ce1">
            <text:p>24580</text:p>
          </table:table-cell>
          <table:table-cell office:value-type="float" office:value="24619" table:style-name="ce1">
            <text:p>24619</text:p>
          </table:table-cell>
          <table:table-cell office:value-type="float" office:value="25612" table:style-name="ce1">
            <text:p>25612</text:p>
          </table:table-cell>
          <table:table-cell office:value-type="float" office:value="27277" table:style-name="ce1">
            <text:p>27277</text:p>
          </table:table-cell>
          <table:table-cell office:value-type="float" office:value="30742" table:style-name="ce1">
            <text:p>30742</text:p>
          </table:table-cell>
          <table:table-cell office:value-type="float" office:value="25835" table:style-name="ce1">
            <text:p>25835</text:p>
          </table:table-cell>
          <table:table-cell office:value-type="float" office:value="26348" table:style-name="ce1">
            <text:p>26348</text:p>
          </table:table-cell>
          <table:table-cell office:value-type="float" office:value="25416" table:style-name="ce1">
            <text:p>25416</text:p>
          </table:table-cell>
          <table:table-cell office:value-type="float" office:value="24822" table:style-name="ce1">
            <text:p>24822</text:p>
          </table:table-cell>
          <table:table-cell office:value-type="float" office:value="24428" table:style-name="ce1">
            <text:p>244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3</text:p>
          </table:table-cell>
          <table:table-cell office:value-type="string" table:style-name="ce1">
            <text:p>SERRERIA <text:s/>[Entre Av. Del Puerto y Santos Justo y Pastor]</text:p>
          </table:table-cell>
          <table:table-cell office:value-type="float" office:value="50098" table:style-name="ce1">
            <text:p>50098</text:p>
          </table:table-cell>
          <table:table-cell office:value-type="float" office:value="50909" table:style-name="ce1">
            <text:p>50909</text:p>
          </table:table-cell>
          <table:table-cell office:value-type="float" office:value="51299" table:style-name="ce1">
            <text:p>51299</text:p>
          </table:table-cell>
          <table:table-cell office:value-type="float" office:value="50408" table:style-name="ce1">
            <text:p>50408</text:p>
          </table:table-cell>
          <table:table-cell office:value-type="float" office:value="51755" table:style-name="ce1">
            <text:p>51755</text:p>
          </table:table-cell>
          <table:table-cell office:value-type="float" office:value="52091" table:style-name="ce1">
            <text:p>52091</text:p>
          </table:table-cell>
          <table:table-cell office:value-type="float" office:value="50746" table:style-name="ce1">
            <text:p>50746</text:p>
          </table:table-cell>
          <table:table-cell office:value-type="float" office:value="41523" table:style-name="ce1">
            <text:p>41523</text:p>
          </table:table-cell>
          <table:table-cell office:value-type="float" office:value="50724" table:style-name="ce1">
            <text:p>50724</text:p>
          </table:table-cell>
          <table:table-cell office:value-type="float" office:value="50878" table:style-name="ce1">
            <text:p>50878</text:p>
          </table:table-cell>
          <table:table-cell office:value-type="float" office:value="50481" table:style-name="ce1">
            <text:p>50481</text:p>
          </table:table-cell>
          <table:table-cell office:value-type="float" office:value="50253" table:style-name="ce1">
            <text:p>502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4</text:p>
          </table:table-cell>
          <table:table-cell office:value-type="string" table:style-name="ce1">
            <text:p>SERRERIA [Entre Blasco Ibáñez y Av. De los Naranjos]</text:p>
          </table:table-cell>
          <table:table-cell office:value-type="float" office:value="34256" table:style-name="ce1">
            <text:p>34256</text:p>
          </table:table-cell>
          <table:table-cell office:value-type="float" office:value="35307" table:style-name="ce1">
            <text:p>35307</text:p>
          </table:table-cell>
          <table:table-cell office:value-type="float" office:value="35653" table:style-name="ce1">
            <text:p>35653</text:p>
          </table:table-cell>
          <table:table-cell office:value-type="float" office:value="34740" table:style-name="ce1">
            <text:p>34740</text:p>
          </table:table-cell>
          <table:table-cell office:value-type="float" office:value="35674" table:style-name="ce1">
            <text:p>35674</text:p>
          </table:table-cell>
          <table:table-cell office:value-type="float" office:value="36222" table:style-name="ce1">
            <text:p>36222</text:p>
          </table:table-cell>
          <table:table-cell office:value-type="float" office:value="35903" table:style-name="ce1">
            <text:p>35903</text:p>
          </table:table-cell>
          <table:table-cell office:value-type="float" office:value="29026" table:style-name="ce1">
            <text:p>29026</text:p>
          </table:table-cell>
          <table:table-cell office:value-type="float" office:value="35014" table:style-name="ce1">
            <text:p>35014</text:p>
          </table:table-cell>
          <table:table-cell office:value-type="float" office:value="34633" table:style-name="ce1">
            <text:p>34633</text:p>
          </table:table-cell>
          <table:table-cell office:value-type="float" office:value="34651" table:style-name="ce1">
            <text:p>34651</text:p>
          </table:table-cell>
          <table:table-cell office:value-type="float" office:value="33831" table:style-name="ce1">
            <text:p>338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5</text:p>
          </table:table-cell>
          <table:table-cell office:value-type="string" table:style-name="ce1">
            <text:p>SERRERIA <text:s/>[Entre Santos Justo y Pastor y Blasco Ibáñez]</text:p>
          </table:table-cell>
          <table:table-cell office:value-type="float" office:value="48229" table:style-name="ce1">
            <text:p>48229</text:p>
          </table:table-cell>
          <table:table-cell office:value-type="float" office:value="48811" table:style-name="ce1">
            <text:p>48811</text:p>
          </table:table-cell>
          <table:table-cell office:value-type="float" office:value="49358" table:style-name="ce1">
            <text:p>49358</text:p>
          </table:table-cell>
          <table:table-cell office:value-type="float" office:value="48533" table:style-name="ce1">
            <text:p>48533</text:p>
          </table:table-cell>
          <table:table-cell office:value-type="float" office:value="50128" table:style-name="ce1">
            <text:p>50128</text:p>
          </table:table-cell>
          <table:table-cell office:value-type="float" office:value="50714" table:style-name="ce1">
            <text:p>50714</text:p>
          </table:table-cell>
          <table:table-cell office:value-type="float" office:value="49678" table:style-name="ce1">
            <text:p>49678</text:p>
          </table:table-cell>
          <table:table-cell office:value-type="float" office:value="39821" table:style-name="ce1">
            <text:p>39821</text:p>
          </table:table-cell>
          <table:table-cell office:value-type="float" office:value="48528" table:style-name="ce1">
            <text:p>48528</text:p>
          </table:table-cell>
          <table:table-cell office:value-type="float" office:value="48105" table:style-name="ce1">
            <text:p>48105</text:p>
          </table:table-cell>
          <table:table-cell office:value-type="float" office:value="47603" table:style-name="ce1">
            <text:p>47603</text:p>
          </table:table-cell>
          <table:table-cell office:value-type="float" office:value="47497" table:style-name="ce1">
            <text:p>474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6</text:p>
          </table:table-cell>
          <table:table-cell office:value-type="string" table:style-name="ce1">
            <text:p>SORNI [De Pl. de América a Colón]</text:p>
          </table:table-cell>
          <table:table-cell office:value-type="float" office:value="5001" table:style-name="ce1">
            <text:p>5001</text:p>
          </table:table-cell>
          <table:table-cell office:value-type="float" office:value="4823" table:style-name="ce1">
            <text:p>4823</text:p>
          </table:table-cell>
          <table:table-cell office:value-type="float" office:value="4670" table:style-name="ce1">
            <text:p>4670</text:p>
          </table:table-cell>
          <table:table-cell office:value-type="float" office:value="4869" table:style-name="ce1">
            <text:p>4869</text:p>
          </table:table-cell>
          <table:table-cell office:value-type="float" office:value="5003" table:style-name="ce1">
            <text:p>5003</text:p>
          </table:table-cell>
          <table:table-cell office:value-type="float" office:value="4928" table:style-name="ce1">
            <text:p>4928</text:p>
          </table:table-cell>
          <table:table-cell office:value-type="float" office:value="5209" table:style-name="ce1">
            <text:p>5209</text:p>
          </table:table-cell>
          <table:table-cell office:value-type="float" office:value="3913" table:style-name="ce1">
            <text:p>3913</text:p>
          </table:table-cell>
          <table:table-cell office:value-type="float" office:value="5082" table:style-name="ce1">
            <text:p>5082</text:p>
          </table:table-cell>
          <table:table-cell office:value-type="float" office:value="4756" table:style-name="ce1">
            <text:p>4756</text:p>
          </table:table-cell>
          <table:table-cell office:value-type="float" office:value="4799" table:style-name="ce1">
            <text:p>4799</text:p>
          </table:table-cell>
          <table:table-cell office:value-type="float" office:value="5022" table:style-name="ce1">
            <text:p>5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7</text:p>
          </table:table-cell>
          <table:table-cell office:value-type="string" table:style-name="ce1">
            <text:p>SUECIA [Entre Micer Mascó y Blasco Ibáñez]</text:p>
          </table:table-cell>
          <table:table-cell office:value-type="float" office:value="10487" table:style-name="ce1">
            <text:p>10487</text:p>
          </table:table-cell>
          <table:table-cell office:value-type="float" office:value="11095" table:style-name="ce1">
            <text:p>11095</text:p>
          </table:table-cell>
          <table:table-cell office:value-type="float" office:value="10501" table:style-name="ce1">
            <text:p>10501</text:p>
          </table:table-cell>
          <table:table-cell office:value-type="float" office:value="10794" table:style-name="ce1">
            <text:p>10794</text:p>
          </table:table-cell>
          <table:table-cell office:value-type="float" office:value="11034" table:style-name="ce1">
            <text:p>11034</text:p>
          </table:table-cell>
          <table:table-cell office:value-type="float" office:value="10867" table:style-name="ce1">
            <text:p>10867</text:p>
          </table:table-cell>
          <table:table-cell office:value-type="float" office:value="9829" table:style-name="ce1">
            <text:p>9829</text:p>
          </table:table-cell>
          <table:table-cell office:value-type="float" office:value="6843" table:style-name="ce1">
            <text:p>6843</text:p>
          </table:table-cell>
          <table:table-cell office:value-type="float" office:value="10583" table:style-name="ce1">
            <text:p>10583</text:p>
          </table:table-cell>
          <table:table-cell office:value-type="float" office:value="10853" table:style-name="ce1">
            <text:p>10853</text:p>
          </table:table-cell>
          <table:table-cell office:value-type="float" office:value="9443" table:style-name="ce1">
            <text:p>9443</text:p>
          </table:table-cell>
          <table:table-cell office:value-type="float" office:value="9197" table:style-name="ce1">
            <text:p>91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8</text:p>
          </table:table-cell>
          <table:table-cell office:value-type="string" table:style-name="ce1">
            <text:p>PL. TETUAN [De Puente del Real Glorieta]</text:p>
          </table:table-cell>
          <table:table-cell office:value-type="float" office:value="28599" table:style-name="ce1">
            <text:p>28599</text:p>
          </table:table-cell>
          <table:table-cell office:value-type="float" office:value="29126" table:style-name="ce1">
            <text:p>29126</text:p>
          </table:table-cell>
          <table:table-cell office:value-type="float" office:value="25846" table:style-name="ce1">
            <text:p>25846</text:p>
          </table:table-cell>
          <table:table-cell office:value-type="float" office:value="27745" table:style-name="ce1">
            <text:p>27745</text:p>
          </table:table-cell>
          <table:table-cell office:value-type="float" office:value="28309" table:style-name="ce1">
            <text:p>28309</text:p>
          </table:table-cell>
          <table:table-cell office:value-type="float" office:value="28309" table:style-name="ce1">
            <text:p>28309</text:p>
          </table:table-cell>
          <table:table-cell office:value-type="float" office:value="26323" table:style-name="ce1">
            <text:p>26323</text:p>
          </table:table-cell>
          <table:table-cell office:value-type="float" office:value="19092" table:style-name="ce1">
            <text:p>19092</text:p>
          </table:table-cell>
          <table:table-cell office:value-type="float" office:value="28267" table:style-name="ce1">
            <text:p>28267</text:p>
          </table:table-cell>
          <table:table-cell office:value-type="float" office:value="29042" table:style-name="ce1">
            <text:p>29042</text:p>
          </table:table-cell>
          <table:table-cell office:value-type="float" office:value="29047" table:style-name="ce1">
            <text:p>29047</text:p>
          </table:table-cell>
          <table:table-cell office:value-type="float" office:value="29359" table:style-name="ce1">
            <text:p>293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9</text:p>
          </table:table-cell>
          <table:table-cell office:value-type="string" table:style-name="ce1">
            <text:p>TIRSO DE MOLINA <text:s/>[Entre Av. De Campanar y <text:s/>Maestro Rodrigo]</text:p>
          </table:table-cell>
          <table:table-cell office:value-type="float" office:value="38294" table:style-name="ce1">
            <text:p>38294</text:p>
          </table:table-cell>
          <table:table-cell office:value-type="float" office:value="38011" table:style-name="ce1">
            <text:p>38011</text:p>
          </table:table-cell>
          <table:table-cell office:value-type="float" office:value="37441" table:style-name="ce1">
            <text:p>37441</text:p>
          </table:table-cell>
          <table:table-cell office:value-type="float" office:value="37786" table:style-name="ce1">
            <text:p>37786</text:p>
          </table:table-cell>
          <table:table-cell office:value-type="float" office:value="38423" table:style-name="ce1">
            <text:p>38423</text:p>
          </table:table-cell>
          <table:table-cell office:value-type="float" office:value="38418" table:style-name="ce1">
            <text:p>38418</text:p>
          </table:table-cell>
          <table:table-cell office:value-type="float" office:value="37542" table:style-name="ce1">
            <text:p>37542</text:p>
          </table:table-cell>
          <table:table-cell office:value-type="float" office:value="29858" table:style-name="ce1">
            <text:p>29858</text:p>
          </table:table-cell>
          <table:table-cell office:value-type="float" office:value="37623" table:style-name="ce1">
            <text:p>37623</text:p>
          </table:table-cell>
          <table:table-cell office:value-type="float" office:value="38405" table:style-name="ce1">
            <text:p>38405</text:p>
          </table:table-cell>
          <table:table-cell office:value-type="float" office:value="38198" table:style-name="ce1">
            <text:p>38198</text:p>
          </table:table-cell>
          <table:table-cell office:value-type="float" office:value="38136" table:style-name="ce1">
            <text:p>381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</text:p>
          </table:table-cell>
          <table:table-cell office:value-type="string" table:style-name="ce1">
            <text:p>ARCHIDUQUE CARLOS <text:s/>[Entre Fontanares y Tres Forques]</text:p>
          </table:table-cell>
          <table:table-cell office:value-type="float" office:value="31702" table:style-name="ce1">
            <text:p>31702</text:p>
          </table:table-cell>
          <table:table-cell office:value-type="float" office:value="33451" table:style-name="ce1">
            <text:p>33451</text:p>
          </table:table-cell>
          <table:table-cell office:value-type="float" office:value="32152" table:style-name="ce1">
            <text:p>32152</text:p>
          </table:table-cell>
          <table:table-cell office:value-type="float" office:value="32173" table:style-name="ce1">
            <text:p>32173</text:p>
          </table:table-cell>
          <table:table-cell office:value-type="float" office:value="32601" table:style-name="ce1">
            <text:p>32601</text:p>
          </table:table-cell>
          <table:table-cell office:value-type="float" office:value="32396" table:style-name="ce1">
            <text:p>32396</text:p>
          </table:table-cell>
          <table:table-cell office:value-type="float" office:value="30240" table:style-name="ce1">
            <text:p>30240</text:p>
          </table:table-cell>
          <table:table-cell office:value-type="float" office:value="22205" table:style-name="ce1">
            <text:p>22205</text:p>
          </table:table-cell>
          <table:table-cell office:value-type="float" office:value="31985" table:style-name="ce1">
            <text:p>31985</text:p>
          </table:table-cell>
          <table:table-cell office:value-type="float" office:value="32717" table:style-name="ce1">
            <text:p>32717</text:p>
          </table:table-cell>
          <table:table-cell office:value-type="float" office:value="32700" table:style-name="ce1">
            <text:p>32700</text:p>
          </table:table-cell>
          <table:table-cell office:value-type="float" office:value="32023" table:style-name="ce1">
            <text:p>3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0</text:p>
          </table:table-cell>
          <table:table-cell office:value-type="string" table:style-name="ce1">
            <text:p>TIRSO DE MOLINA <text:s/>[De Pío XII a Av. De Campanar]</text:p>
          </table:table-cell>
          <table:table-cell office:value-type="float" office:value="20825" table:style-name="ce1">
            <text:p>20825</text:p>
          </table:table-cell>
          <table:table-cell office:value-type="float" office:value="21393" table:style-name="ce1">
            <text:p>21393</text:p>
          </table:table-cell>
          <table:table-cell office:value-type="float" office:value="20583" table:style-name="ce1">
            <text:p>20583</text:p>
          </table:table-cell>
          <table:table-cell office:value-type="float" office:value="20832" table:style-name="ce1">
            <text:p>20832</text:p>
          </table:table-cell>
          <table:table-cell office:value-type="float" office:value="20695" table:style-name="ce1">
            <text:p>20695</text:p>
          </table:table-cell>
          <table:table-cell office:value-type="float" office:value="20972" table:style-name="ce1">
            <text:p>20972</text:p>
          </table:table-cell>
          <table:table-cell office:value-type="float" office:value="19671" table:style-name="ce1">
            <text:p>19671</text:p>
          </table:table-cell>
          <table:table-cell office:value-type="float" office:value="14800" table:style-name="ce1">
            <text:p>14800</text:p>
          </table:table-cell>
          <table:table-cell office:value-type="float" office:value="20486" table:style-name="ce1">
            <text:p>20486</text:p>
          </table:table-cell>
          <table:table-cell office:value-type="float" office:value="20934" table:style-name="ce1">
            <text:p>20934</text:p>
          </table:table-cell>
          <table:table-cell office:value-type="float" office:value="20965" table:style-name="ce1">
            <text:p>20965</text:p>
          </table:table-cell>
          <table:table-cell office:value-type="float" office:value="20599" table:style-name="ce1">
            <text:p>205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1</text:p>
          </table:table-cell>
          <table:table-cell office:value-type="string" table:style-name="ce1">
            <text:p>TOMAS DE MONTAÑANA <text:s/>[Entre Islas Baleares y Av. Del Puerto]</text:p>
          </table:table-cell>
          <table:table-cell office:value-type="float" office:value="32163" table:style-name="ce1">
            <text:p>32163</text:p>
          </table:table-cell>
          <table:table-cell office:value-type="float" office:value="33577" table:style-name="ce1">
            <text:p>33577</text:p>
          </table:table-cell>
          <table:table-cell office:value-type="float" office:value="33059" table:style-name="ce1">
            <text:p>33059</text:p>
          </table:table-cell>
          <table:table-cell office:value-type="float" office:value="32495" table:style-name="ce1">
            <text:p>32495</text:p>
          </table:table-cell>
          <table:table-cell office:value-type="float" office:value="34156" table:style-name="ce1">
            <text:p>34156</text:p>
          </table:table-cell>
          <table:table-cell office:value-type="float" office:value="33667" table:style-name="ce1">
            <text:p>33667</text:p>
          </table:table-cell>
          <table:table-cell office:value-type="float" office:value="31750" table:style-name="ce1">
            <text:p>31750</text:p>
          </table:table-cell>
          <table:table-cell office:value-type="float" office:value="23916" table:style-name="ce1">
            <text:p>23916</text:p>
          </table:table-cell>
          <table:table-cell office:value-type="float" office:value="33252" table:style-name="ce1">
            <text:p>33252</text:p>
          </table:table-cell>
          <table:table-cell office:value-type="float" office:value="33284" table:style-name="ce1">
            <text:p>33284</text:p>
          </table:table-cell>
          <table:table-cell office:value-type="float" office:value="34564" table:style-name="ce1">
            <text:p>34564</text:p>
          </table:table-cell>
          <table:table-cell office:value-type="float" office:value="32083" table:style-name="ce1">
            <text:p>320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2</text:p>
          </table:table-cell>
          <table:table-cell office:value-type="string" table:style-name="ce1">
            <text:p>TOMAS DE MONTAÑANA <text:s/>[De Puente de Monteolivete a Av. Del Puerto]</text:p>
          </table:table-cell>
          <table:table-cell office:value-type="float" office:value="16372" table:style-name="ce1">
            <text:p>16372</text:p>
          </table:table-cell>
          <table:table-cell office:value-type="float" office:value="17106" table:style-name="ce1">
            <text:p>17106</text:p>
          </table:table-cell>
          <table:table-cell office:value-type="float" office:value="16772" table:style-name="ce1">
            <text:p>16772</text:p>
          </table:table-cell>
          <table:table-cell office:value-type="float" office:value="16836" table:style-name="ce1">
            <text:p>16836</text:p>
          </table:table-cell>
          <table:table-cell office:value-type="float" office:value="17361" table:style-name="ce1">
            <text:p>17361</text:p>
          </table:table-cell>
          <table:table-cell office:value-type="float" office:value="17191" table:style-name="ce1">
            <text:p>17191</text:p>
          </table:table-cell>
          <table:table-cell office:value-type="float" office:value="16136" table:style-name="ce1">
            <text:p>16136</text:p>
          </table:table-cell>
          <table:table-cell office:value-type="float" office:value="11924" table:style-name="ce1">
            <text:p>11924</text:p>
          </table:table-cell>
          <table:table-cell office:value-type="float" office:value="17055" table:style-name="ce1">
            <text:p>17055</text:p>
          </table:table-cell>
          <table:table-cell office:value-type="float" office:value="17234" table:style-name="ce1">
            <text:p>17234</text:p>
          </table:table-cell>
          <table:table-cell office:value-type="float" office:value="18132" table:style-name="ce1">
            <text:p>18132</text:p>
          </table:table-cell>
          <table:table-cell office:value-type="float" office:value="15692" table:style-name="ce1">
            <text:p>156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3</text:p>
          </table:table-cell>
          <table:table-cell office:value-type="string" table:style-name="ce1">
            <text:p>TOMAS DE VILLARROYA <text:s/>[De Gaspar Aguilar a San Vicente]</text:p>
          </table:table-cell>
          <table:table-cell office:value-type="float" office:value="1737" table:style-name="ce1">
            <text:p>1737</text:p>
          </table:table-cell>
          <table:table-cell office:value-type="float" office:value="1745" table:style-name="ce1">
            <text:p>1745</text:p>
          </table:table-cell>
          <table:table-cell office:value-type="float" office:value="1534" table:style-name="ce1">
            <text:p>1534</text:p>
          </table:table-cell>
          <table:table-cell office:value-type="float" office:value="1674" table:style-name="ce1">
            <text:p>1674</text:p>
          </table:table-cell>
          <table:table-cell office:value-type="float" office:value="1728" table:style-name="ce1">
            <text:p>1728</text:p>
          </table:table-cell>
          <table:table-cell office:value-type="float" office:value="1787" table:style-name="ce1">
            <text:p>1787</text:p>
          </table:table-cell>
          <table:table-cell office:value-type="float" office:value="1494" table:style-name="ce1">
            <text:p>1494</text:p>
          </table:table-cell>
          <table:table-cell office:value-type="float" office:value="1139" table:style-name="ce1">
            <text:p>1139</text:p>
          </table:table-cell>
          <table:table-cell office:value-type="float" office:value="1741" table:style-name="ce1">
            <text:p>1741</text:p>
          </table:table-cell>
          <table:table-cell office:value-type="float" office:value="1762" table:style-name="ce1">
            <text:p>1762</text:p>
          </table:table-cell>
          <table:table-cell office:value-type="float" office:value="1777" table:style-name="ce1">
            <text:p>1777</text:p>
          </table:table-cell>
          <table:table-cell office:value-type="float" office:value="1747" table:style-name="ce1">
            <text:p>17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4</text:p>
          </table:table-cell>
          <table:table-cell office:value-type="string" table:style-name="ce1">
            <text:p>VARIANTE DE LA TORRE [Entre V-30 y San Vicente]</text:p>
          </table:table-cell>
          <table:table-cell office:value-type="float" office:value="23952" table:style-name="ce1">
            <text:p>23952</text:p>
          </table:table-cell>
          <table:table-cell office:value-type="float" office:value="25095" table:style-name="ce1">
            <text:p>25095</text:p>
          </table:table-cell>
          <table:table-cell office:value-type="float" office:value="26714" table:style-name="ce1">
            <text:p>26714</text:p>
          </table:table-cell>
          <table:table-cell office:value-type="float" office:value="27056" table:style-name="ce1">
            <text:p>27056</text:p>
          </table:table-cell>
          <table:table-cell office:value-type="float" office:value="27499" table:style-name="ce1">
            <text:p>27499</text:p>
          </table:table-cell>
          <table:table-cell office:value-type="float" office:value="27564" table:style-name="ce1">
            <text:p>27564</text:p>
          </table:table-cell>
          <table:table-cell office:value-type="float" office:value="24909" table:style-name="ce1">
            <text:p>24909</text:p>
          </table:table-cell>
          <table:table-cell office:value-type="float" office:value="18791" table:style-name="ce1">
            <text:p>18791</text:p>
          </table:table-cell>
          <table:table-cell office:value-type="float" office:value="27447" table:style-name="ce1">
            <text:p>27447</text:p>
          </table:table-cell>
          <table:table-cell office:value-type="float" office:value="28675" table:style-name="ce1">
            <text:p>28675</text:p>
          </table:table-cell>
          <table:table-cell office:value-type="float" office:value="28713" table:style-name="ce1">
            <text:p>28713</text:p>
          </table:table-cell>
          <table:table-cell office:value-type="float" office:value="28155" table:style-name="ce1">
            <text:p>281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5</text:p>
          </table:table-cell>
          <table:table-cell office:value-type="string" table:style-name="ce1">
            <text:p>TRES CRUCES <text:s/>[Entre Av. Del Cid y Tres Forques]</text:p>
          </table:table-cell>
          <table:table-cell office:value-type="float" office:value="68350" table:style-name="ce1">
            <text:p>68350</text:p>
          </table:table-cell>
          <table:table-cell office:value-type="float" office:value="70183" table:style-name="ce1">
            <text:p>70183</text:p>
          </table:table-cell>
          <table:table-cell office:value-type="float" office:value="68837" table:style-name="ce1">
            <text:p>68837</text:p>
          </table:table-cell>
          <table:table-cell office:value-type="float" office:value="66368" table:style-name="ce1">
            <text:p>66368</text:p>
          </table:table-cell>
          <table:table-cell office:value-type="float" office:value="66951" table:style-name="ce1">
            <text:p>66951</text:p>
          </table:table-cell>
          <table:table-cell office:value-type="float" office:value="66312" table:style-name="ce1">
            <text:p>66312</text:p>
          </table:table-cell>
          <table:table-cell office:value-type="float" office:value="61387" table:style-name="ce1">
            <text:p>61387</text:p>
          </table:table-cell>
          <table:table-cell office:value-type="float" office:value="47300" table:style-name="ce1">
            <text:p>47300</text:p>
          </table:table-cell>
          <table:table-cell office:value-type="float" office:value="63355" table:style-name="ce1">
            <text:p>63355</text:p>
          </table:table-cell>
          <table:table-cell office:value-type="float" office:value="65925" table:style-name="ce1">
            <text:p>65925</text:p>
          </table:table-cell>
          <table:table-cell office:value-type="float" office:value="64905" table:style-name="ce1">
            <text:p>64905</text:p>
          </table:table-cell>
          <table:table-cell office:value-type="float" office:value="62995" table:style-name="ce1">
            <text:p>629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6</text:p>
          </table:table-cell>
          <table:table-cell office:value-type="string" table:style-name="ce1">
            <text:p>TRES CRUCES <text:s/>[Entre Tres Forques y Archiduque Carlos]</text:p>
          </table:table-cell>
          <table:table-cell office:value-type="float" office:value="57395" table:style-name="ce1">
            <text:p>57395</text:p>
          </table:table-cell>
          <table:table-cell office:value-type="float" office:value="58257" table:style-name="ce1">
            <text:p>58257</text:p>
          </table:table-cell>
          <table:table-cell office:value-type="float" office:value="57803" table:style-name="ce1">
            <text:p>57803</text:p>
          </table:table-cell>
          <table:table-cell office:value-type="float" office:value="55802" table:style-name="ce1">
            <text:p>55802</text:p>
          </table:table-cell>
          <table:table-cell office:value-type="float" office:value="56167" table:style-name="ce1">
            <text:p>56167</text:p>
          </table:table-cell>
          <table:table-cell office:value-type="float" office:value="56024" table:style-name="ce1">
            <text:p>56024</text:p>
          </table:table-cell>
          <table:table-cell office:value-type="float" office:value="52041" table:style-name="ce1">
            <text:p>52041</text:p>
          </table:table-cell>
          <table:table-cell office:value-type="float" office:value="38921" table:style-name="ce1">
            <text:p>38921</text:p>
          </table:table-cell>
          <table:table-cell office:value-type="float" office:value="53259" table:style-name="ce1">
            <text:p>53259</text:p>
          </table:table-cell>
          <table:table-cell office:value-type="float" office:value="54593" table:style-name="ce1">
            <text:p>54593</text:p>
          </table:table-cell>
          <table:table-cell office:value-type="float" office:value="50999" table:style-name="ce1">
            <text:p>50999</text:p>
          </table:table-cell>
          <table:table-cell office:value-type="float" office:value="49156" table:style-name="ce1">
            <text:p>491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7</text:p>
          </table:table-cell>
          <table:table-cell office:value-type="string" table:style-name="ce1">
            <text:p>TRES FORQUES <text:s/>[Entre Archiduque Carlos y Tres Forques]</text:p>
          </table:table-cell>
          <table:table-cell office:value-type="float" office:value="13151" table:style-name="ce1">
            <text:p>13151</text:p>
          </table:table-cell>
          <table:table-cell office:value-type="float" office:value="13798" table:style-name="ce1">
            <text:p>13798</text:p>
          </table:table-cell>
          <table:table-cell office:value-type="float" office:value="13849" table:style-name="ce1">
            <text:p>13849</text:p>
          </table:table-cell>
          <table:table-cell office:value-type="float" office:value="13338" table:style-name="ce1">
            <text:p>13338</text:p>
          </table:table-cell>
          <table:table-cell office:value-type="float" office:value="13865" table:style-name="ce1">
            <text:p>13865</text:p>
          </table:table-cell>
          <table:table-cell office:value-type="float" office:value="13640" table:style-name="ce1">
            <text:p>13640</text:p>
          </table:table-cell>
          <table:table-cell office:value-type="float" office:value="12447" table:style-name="ce1">
            <text:p>12447</text:p>
          </table:table-cell>
          <table:table-cell office:value-type="float" office:value="9152" table:style-name="ce1">
            <text:p>915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248</text:p>
          </table:table-cell>
          <table:table-cell office:value-type="string" table:style-name="ce1">
            <text:p>TRES FORQUES <text:s/>[Entre Pérez Galdós y Archiduque Carlos]</text:p>
          </table:table-cell>
          <table:table-cell office:value-type="float" office:value="19456" table:style-name="ce1">
            <text:p>19456</text:p>
          </table:table-cell>
          <table:table-cell office:value-type="float" office:value="20638" table:style-name="ce1">
            <text:p>20638</text:p>
          </table:table-cell>
          <table:table-cell office:value-type="float" office:value="20768" table:style-name="ce1">
            <text:p>20768</text:p>
          </table:table-cell>
          <table:table-cell office:value-type="float" office:value="19892" table:style-name="ce1">
            <text:p>19892</text:p>
          </table:table-cell>
          <table:table-cell office:value-type="float" office:value="20355" table:style-name="ce1">
            <text:p>20355</text:p>
          </table:table-cell>
          <table:table-cell office:value-type="float" office:value="20401" table:style-name="ce1">
            <text:p>20401</text:p>
          </table:table-cell>
          <table:table-cell office:value-type="float" office:value="19268" table:style-name="ce1">
            <text:p>19268</text:p>
          </table:table-cell>
          <table:table-cell office:value-type="float" office:value="14127" table:style-name="ce1">
            <text:p>14127</text:p>
          </table:table-cell>
          <table:table-cell office:value-type="float" office:value="20707" table:style-name="ce1">
            <text:p>20707</text:p>
          </table:table-cell>
          <table:table-cell office:value-type="float" office:value="22014" table:style-name="ce1">
            <text:p>22014</text:p>
          </table:table-cell>
          <table:table-cell office:value-type="float" office:value="21595" table:style-name="ce1">
            <text:p>2159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25</text:p>
          </table:table-cell>
          <table:table-cell office:value-type="string" table:style-name="ce1">
            <text:p>ARCHIDUQUE CARLOS <text:s/>[Entre Tres Cruces y Fontanares]</text:p>
          </table:table-cell>
          <table:table-cell office:value-type="float" office:value="30850" table:style-name="ce1">
            <text:p>30850</text:p>
          </table:table-cell>
          <table:table-cell office:value-type="float" office:value="32203" table:style-name="ce1">
            <text:p>32203</text:p>
          </table:table-cell>
          <table:table-cell office:value-type="float" office:value="31740" table:style-name="ce1">
            <text:p>31740</text:p>
          </table:table-cell>
          <table:table-cell office:value-type="float" office:value="31746" table:style-name="ce1">
            <text:p>31746</text:p>
          </table:table-cell>
          <table:table-cell office:value-type="float" office:value="32433" table:style-name="ce1">
            <text:p>32433</text:p>
          </table:table-cell>
          <table:table-cell office:value-type="float" office:value="32649" table:style-name="ce1">
            <text:p>32649</text:p>
          </table:table-cell>
          <table:table-cell office:value-type="float" office:value="30859" table:style-name="ce1">
            <text:p>30859</text:p>
          </table:table-cell>
          <table:table-cell office:value-type="float" office:value="23368" table:style-name="ce1">
            <text:p>23368</text:p>
          </table:table-cell>
          <table:table-cell office:value-type="float" office:value="33752" table:style-name="ce1">
            <text:p>33752</text:p>
          </table:table-cell>
          <table:table-cell office:value-type="float" office:value="34331" table:style-name="ce1">
            <text:p>34331</text:p>
          </table:table-cell>
          <table:table-cell office:value-type="float" office:value="34092" table:style-name="ce1">
            <text:p>34092</text:p>
          </table:table-cell>
          <table:table-cell office:value-type="float" office:value="33477" table:style-name="ce1">
            <text:p>334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0</text:p>
          </table:table-cell>
          <table:table-cell office:value-type="string" table:style-name="ce1">
            <text:p>VALLE DE LA BALLESTERA <text:s/>[Entre Pío Baroja y Maestro Rodrigo]</text:p>
          </table:table-cell>
          <table:table-cell office:value-type="float" office:value="14596" table:style-name="ce1">
            <text:p>14596</text:p>
          </table:table-cell>
          <table:table-cell office:value-type="float" office:value="14630" table:style-name="ce1">
            <text:p>14630</text:p>
          </table:table-cell>
          <table:table-cell office:value-type="float" office:value="14362" table:style-name="ce1">
            <text:p>14362</text:p>
          </table:table-cell>
          <table:table-cell office:value-type="float" office:value="14526" table:style-name="ce1">
            <text:p>14526</text:p>
          </table:table-cell>
          <table:table-cell office:value-type="float" office:value="14500" table:style-name="ce1">
            <text:p>14500</text:p>
          </table:table-cell>
          <table:table-cell office:value-type="float" office:value="14558" table:style-name="ce1">
            <text:p>14558</text:p>
          </table:table-cell>
          <table:table-cell office:value-type="float" office:value="14917" table:style-name="ce1">
            <text:p>14917</text:p>
          </table:table-cell>
          <table:table-cell office:value-type="float" office:value="11084" table:style-name="ce1">
            <text:p>11084</text:p>
          </table:table-cell>
          <table:table-cell office:value-type="float" office:value="14439" table:style-name="ce1">
            <text:p>14439</text:p>
          </table:table-cell>
          <table:table-cell office:value-type="float" office:value="14505" table:style-name="ce1">
            <text:p>14505</text:p>
          </table:table-cell>
          <table:table-cell office:value-type="float" office:value="14554" table:style-name="ce1">
            <text:p>14554</text:p>
          </table:table-cell>
          <table:table-cell office:value-type="float" office:value="14502" table:style-name="ce1">
            <text:p>145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1</text:p>
          </table:table-cell>
          <table:table-cell office:value-type="string" table:style-name="ce1">
            <text:p>VALLE DE LA BALLESTERA <text:s/>[Entre Maestro Rodrigo y Pío XII]</text:p>
          </table:table-cell>
          <table:table-cell office:value-type="float" office:value="13250" table:style-name="ce1">
            <text:p>13250</text:p>
          </table:table-cell>
          <table:table-cell office:value-type="float" office:value="12949" table:style-name="ce1">
            <text:p>12949</text:p>
          </table:table-cell>
          <table:table-cell office:value-type="float" office:value="13203" table:style-name="ce1">
            <text:p>13203</text:p>
          </table:table-cell>
          <table:table-cell office:value-type="float" office:value="12852" table:style-name="ce1">
            <text:p>12852</text:p>
          </table:table-cell>
          <table:table-cell office:value-type="float" office:value="12842" table:style-name="ce1">
            <text:p>12842</text:p>
          </table:table-cell>
          <table:table-cell office:value-type="float" office:value="12804" table:style-name="ce1">
            <text:p>12804</text:p>
          </table:table-cell>
          <table:table-cell office:value-type="float" office:value="12901" table:style-name="ce1">
            <text:p>12901</text:p>
          </table:table-cell>
          <table:table-cell office:value-type="float" office:value="9838" table:style-name="ce1">
            <text:p>9838</text:p>
          </table:table-cell>
          <table:table-cell office:value-type="float" office:value="12707" table:style-name="ce1">
            <text:p>12707</text:p>
          </table:table-cell>
          <table:table-cell office:value-type="float" office:value="12777" table:style-name="ce1">
            <text:p>12777</text:p>
          </table:table-cell>
          <table:table-cell office:value-type="float" office:value="12858" table:style-name="ce1">
            <text:p>12858</text:p>
          </table:table-cell>
          <table:table-cell office:value-type="float" office:value="12940" table:style-name="ce1">
            <text:p>129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2</text:p>
          </table:table-cell>
          <table:table-cell office:value-type="string" table:style-name="ce1">
            <text:p>XATIVA <text:s/>[De Marqués de Sotelo a Pl. San Agustín]</text:p>
          </table:table-cell>
          <table:table-cell office:value-type="float" office:value="36576" table:style-name="ce1">
            <text:p>36576</text:p>
          </table:table-cell>
          <table:table-cell office:value-type="float" office:value="36433" table:style-name="ce1">
            <text:p>36433</text:p>
          </table:table-cell>
          <table:table-cell office:value-type="float" office:value="30296" table:style-name="ce1">
            <text:p>30296</text:p>
          </table:table-cell>
          <table:table-cell office:value-type="float" office:value="34976" table:style-name="ce1">
            <text:p>34976</text:p>
          </table:table-cell>
          <table:table-cell office:value-type="float" office:value="35841" table:style-name="ce1">
            <text:p>35841</text:p>
          </table:table-cell>
          <table:table-cell office:value-type="float" office:value="36005" table:style-name="ce1">
            <text:p>36005</text:p>
          </table:table-cell>
          <table:table-cell office:value-type="float" office:value="35395" table:style-name="ce1">
            <text:p>35395</text:p>
          </table:table-cell>
          <table:table-cell office:value-type="float" office:value="26797" table:style-name="ce1">
            <text:p>26797</text:p>
          </table:table-cell>
          <table:table-cell office:value-type="float" office:value="35752" table:style-name="ce1">
            <text:p>35752</text:p>
          </table:table-cell>
          <table:table-cell office:value-type="float" office:value="36055" table:style-name="ce1">
            <text:p>36055</text:p>
          </table:table-cell>
          <table:table-cell office:value-type="float" office:value="35802" table:style-name="ce1">
            <text:p>35802</text:p>
          </table:table-cell>
          <table:table-cell office:value-type="float" office:value="35263" table:style-name="ce1">
            <text:p>352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3</text:p>
          </table:table-cell>
          <table:table-cell office:value-type="string" table:style-name="ce1">
            <text:p>YECLA <text:s/>[Entre Cardenal Benlloch y Manuel Candela]</text:p>
          </table:table-cell>
          <table:table-cell office:value-type="float" office:value="8258" table:style-name="ce1">
            <text:p>8258</text:p>
          </table:table-cell>
          <table:table-cell office:value-type="float" office:value="8733" table:style-name="ce1">
            <text:p>8733</text:p>
          </table:table-cell>
          <table:table-cell office:value-type="float" office:value="7768" table:style-name="ce1">
            <text:p>7768</text:p>
          </table:table-cell>
          <table:table-cell office:value-type="float" office:value="8029" table:style-name="ce1">
            <text:p>8029</text:p>
          </table:table-cell>
          <table:table-cell office:value-type="float" office:value="7940" table:style-name="ce1">
            <text:p>7940</text:p>
          </table:table-cell>
          <table:table-cell office:value-type="float" office:value="8014" table:style-name="ce1">
            <text:p>8014</text:p>
          </table:table-cell>
          <table:table-cell office:value-type="float" office:value="7339" table:style-name="ce1">
            <text:p>7339</text:p>
          </table:table-cell>
          <table:table-cell office:value-type="float" office:value="5259" table:style-name="ce1">
            <text:p>5259</text:p>
          </table:table-cell>
          <table:table-cell office:value-type="float" office:value="8128" table:style-name="ce1">
            <text:p>8128</text:p>
          </table:table-cell>
          <table:table-cell office:value-type="float" office:value="8003" table:style-name="ce1">
            <text:p>8003</text:p>
          </table:table-cell>
          <table:table-cell office:value-type="float" office:value="6324" table:style-name="ce1">
            <text:p>6324</text:p>
          </table:table-cell>
          <table:table-cell office:value-type="float" office:value="5717" table:style-name="ce1">
            <text:p>57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4</text:p>
          </table:table-cell>
          <table:table-cell office:value-type="string" table:style-name="ce1">
            <text:p>ZAPADORES <text:s/>[De Av. De la Plata a Peris y Valero]</text:p>
          </table:table-cell>
          <table:table-cell office:value-type="float" office:value="6214" table:style-name="ce1">
            <text:p>6214</text:p>
          </table:table-cell>
          <table:table-cell office:value-type="float" office:value="6331" table:style-name="ce1">
            <text:p>6331</text:p>
          </table:table-cell>
          <table:table-cell office:value-type="float" office:value="6356" table:style-name="ce1">
            <text:p>6356</text:p>
          </table:table-cell>
          <table:table-cell office:value-type="float" office:value="6065" table:style-name="ce1">
            <text:p>6065</text:p>
          </table:table-cell>
          <table:table-cell office:value-type="float" office:value="5815" table:style-name="ce1">
            <text:p>5815</text:p>
          </table:table-cell>
          <table:table-cell office:value-type="float" office:value="5884" table:style-name="ce1">
            <text:p>5884</text:p>
          </table:table-cell>
          <table:table-cell office:value-type="float" office:value="5367" table:style-name="ce1">
            <text:p>5367</text:p>
          </table:table-cell>
          <table:table-cell office:value-type="float" office:value="4153" table:style-name="ce1">
            <text:p>4153</text:p>
          </table:table-cell>
          <table:table-cell office:value-type="float" office:value="5831" table:style-name="ce1">
            <text:p>5831</text:p>
          </table:table-cell>
          <table:table-cell office:value-type="float" office:value="5934" table:style-name="ce1">
            <text:p>5934</text:p>
          </table:table-cell>
          <table:table-cell office:value-type="float" office:value="5982" table:style-name="ce1">
            <text:p>5982</text:p>
          </table:table-cell>
          <table:table-cell office:value-type="float" office:value="5968" table:style-name="ce1">
            <text:p>5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5</text:p>
          </table:table-cell>
          <table:table-cell office:value-type="string" table:style-name="ce1">
            <text:p>ADEMUZ (ACCESO) <text:s/>[Entre Camp de Turia y La Safor]</text:p>
          </table:table-cell>
          <table:table-cell office:value-type="float" office:value="80956" table:style-name="ce1">
            <text:p>80956</text:p>
          </table:table-cell>
          <table:table-cell office:value-type="float" office:value="83253" table:style-name="ce1">
            <text:p>83253</text:p>
          </table:table-cell>
          <table:table-cell office:value-type="float" office:value="80668" table:style-name="ce1">
            <text:p>80668</text:p>
          </table:table-cell>
          <table:table-cell office:value-type="float" office:value="81582" table:style-name="ce1">
            <text:p>81582</text:p>
          </table:table-cell>
          <table:table-cell office:value-type="float" office:value="82243" table:style-name="ce1">
            <text:p>82243</text:p>
          </table:table-cell>
          <table:table-cell office:value-type="float" office:value="82706" table:style-name="ce1">
            <text:p>82706</text:p>
          </table:table-cell>
          <table:table-cell office:value-type="float" office:value="78639" table:style-name="ce1">
            <text:p>78639</text:p>
          </table:table-cell>
          <table:table-cell office:value-type="float" office:value="61085" table:style-name="ce1">
            <text:p>61085</text:p>
          </table:table-cell>
          <table:table-cell office:value-type="float" office:value="81983" table:style-name="ce1">
            <text:p>81983</text:p>
          </table:table-cell>
          <table:table-cell office:value-type="float" office:value="81782" table:style-name="ce1">
            <text:p>81782</text:p>
          </table:table-cell>
          <table:table-cell office:value-type="float" office:value="81700" table:style-name="ce1">
            <text:p>81700</text:p>
          </table:table-cell>
          <table:table-cell office:value-type="float" office:value="82143" table:style-name="ce1">
            <text:p>821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6</text:p>
          </table:table-cell>
          <table:table-cell office:value-type="string" table:style-name="ce1">
            <text:p>BLANQUERIAS <text:s/>[De Puente de San José a Pte. de Serranos]</text:p>
          </table:table-cell>
          <table:table-cell office:value-type="float" office:value="39263" table:style-name="ce1">
            <text:p>39263</text:p>
          </table:table-cell>
          <table:table-cell office:value-type="float" office:value="38860" table:style-name="ce1">
            <text:p>38860</text:p>
          </table:table-cell>
          <table:table-cell office:value-type="float" office:value="39024" table:style-name="ce1">
            <text:p>39024</text:p>
          </table:table-cell>
          <table:table-cell office:value-type="float" office:value="36654" table:style-name="ce1">
            <text:p>36654</text:p>
          </table:table-cell>
          <table:table-cell office:value-type="float" office:value="36597" table:style-name="ce1">
            <text:p>36597</text:p>
          </table:table-cell>
          <table:table-cell office:value-type="float" office:value="35977" table:style-name="ce1">
            <text:p>35977</text:p>
          </table:table-cell>
          <table:table-cell office:value-type="float" office:value="42500" table:style-name="ce1">
            <text:p>425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57</text:p>
          </table:table-cell>
          <table:table-cell office:value-type="string" table:style-name="ce1">
            <text:p>MISLATA (ACCESO) (Pechina - C/ De la Democracia)</text:p>
          </table:table-cell>
          <table:table-cell office:value-type="float" office:value="19582" table:style-name="ce1">
            <text:p>19582</text:p>
          </table:table-cell>
          <table:table-cell office:value-type="float" office:value="20504" table:style-name="ce1">
            <text:p>20504</text:p>
          </table:table-cell>
          <table:table-cell office:value-type="float" office:value="19850" table:style-name="ce1">
            <text:p>19850</text:p>
          </table:table-cell>
          <table:table-cell office:value-type="float" office:value="19582" table:style-name="ce1">
            <text:p>19582</text:p>
          </table:table-cell>
          <table:table-cell office:value-type="float" office:value="19760" table:style-name="ce1">
            <text:p>19760</text:p>
          </table:table-cell>
          <table:table-cell office:value-type="float" office:value="19505" table:style-name="ce1">
            <text:p>19505</text:p>
          </table:table-cell>
          <table:table-cell office:value-type="float" office:value="17235" table:style-name="ce1">
            <text:p>17235</text:p>
          </table:table-cell>
          <table:table-cell office:value-type="float" office:value="12878" table:style-name="ce1">
            <text:p>12878</text:p>
          </table:table-cell>
          <table:table-cell office:value-type="float" office:value="17889" table:style-name="ce1">
            <text:p>17889</text:p>
          </table:table-cell>
          <table:table-cell office:value-type="float" office:value="18996" table:style-name="ce1">
            <text:p>18996</text:p>
          </table:table-cell>
          <table:table-cell office:value-type="float" office:value="19542" table:style-name="ce1">
            <text:p>19542</text:p>
          </table:table-cell>
          <table:table-cell office:value-type="float" office:value="19457" table:style-name="ce1">
            <text:p>194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8</text:p>
          </table:table-cell>
          <table:table-cell office:value-type="string" table:style-name="ce1">
            <text:p>INSTITUTO OBRERO DE VALENCIA [Entre Autopista del Saler y Av. Amado Granell Mesado (militar)]</text:p>
          </table:table-cell>
          <table:table-cell office:value-type="float" office:value="34947" table:style-name="ce1">
            <text:p>34947</text:p>
          </table:table-cell>
          <table:table-cell office:value-type="float" office:value="36576" table:style-name="ce1">
            <text:p>36576</text:p>
          </table:table-cell>
          <table:table-cell office:value-type="float" office:value="35604" table:style-name="ce1">
            <text:p>35604</text:p>
          </table:table-cell>
          <table:table-cell office:value-type="float" office:value="36031" table:style-name="ce1">
            <text:p>36031</text:p>
          </table:table-cell>
          <table:table-cell office:value-type="float" office:value="36710" table:style-name="ce1">
            <text:p>36710</text:p>
          </table:table-cell>
          <table:table-cell office:value-type="float" office:value="36127" table:style-name="ce1">
            <text:p>36127</text:p>
          </table:table-cell>
          <table:table-cell office:value-type="float" office:value="34152" table:style-name="ce1">
            <text:p>34152</text:p>
          </table:table-cell>
          <table:table-cell office:value-type="float" office:value="23547" table:style-name="ce1">
            <text:p>23547</text:p>
          </table:table-cell>
          <table:table-cell office:value-type="float" office:value="34319" table:style-name="ce1">
            <text:p>34319</text:p>
          </table:table-cell>
          <table:table-cell office:value-type="float" office:value="33790" table:style-name="ce1">
            <text:p>33790</text:p>
          </table:table-cell>
          <table:table-cell office:value-type="float" office:value="33333" table:style-name="ce1">
            <text:p>33333</text:p>
          </table:table-cell>
          <table:table-cell office:value-type="float" office:value="33338" table:style-name="ce1">
            <text:p>333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</text:p>
          </table:table-cell>
          <table:table-cell office:value-type="string" table:style-name="ce1">
            <text:p>ARCHIDUQUE CARLOS <text:s/>[De Av. Del Cid a Tres Forques]</text:p>
          </table:table-cell>
          <table:table-cell office:value-type="float" office:value="15741" table:style-name="ce1">
            <text:p>15741</text:p>
          </table:table-cell>
          <table:table-cell office:value-type="float" office:value="16591" table:style-name="ce1">
            <text:p>16591</text:p>
          </table:table-cell>
          <table:table-cell office:value-type="float" office:value="15833" table:style-name="ce1">
            <text:p>15833</text:p>
          </table:table-cell>
          <table:table-cell office:value-type="float" office:value="15528" table:style-name="ce1">
            <text:p>15528</text:p>
          </table:table-cell>
          <table:table-cell office:value-type="float" office:value="15859" table:style-name="ce1">
            <text:p>15859</text:p>
          </table:table-cell>
          <table:table-cell office:value-type="float" office:value="15713" table:style-name="ce1">
            <text:p>15713</text:p>
          </table:table-cell>
          <table:table-cell office:value-type="float" office:value="14233" table:style-name="ce1">
            <text:p>14233</text:p>
          </table:table-cell>
          <table:table-cell office:value-type="float" office:value="10511" table:style-name="ce1">
            <text:p>10511</text:p>
          </table:table-cell>
          <table:table-cell office:value-type="float" office:value="15968" table:style-name="ce1">
            <text:p>15968</text:p>
          </table:table-cell>
          <table:table-cell office:value-type="float" office:value="15843" table:style-name="ce1">
            <text:p>15843</text:p>
          </table:table-cell>
          <table:table-cell office:value-type="float" office:value="15706" table:style-name="ce1">
            <text:p>15706</text:p>
          </table:table-cell>
          <table:table-cell office:value-type="float" office:value="15434" table:style-name="ce1">
            <text:p>154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0</text:p>
          </table:table-cell>
          <table:table-cell office:value-type="string" table:style-name="ce1">
            <text:p>AV. BALEARES <text:s/>[De Tomás de Montañana a Eduardo Bosca]</text:p>
          </table:table-cell>
          <table:table-cell office:value-type="float" office:value="15808" table:style-name="ce1">
            <text:p>15808</text:p>
          </table:table-cell>
          <table:table-cell office:value-type="float" office:value="16612" table:style-name="ce1">
            <text:p>16612</text:p>
          </table:table-cell>
          <table:table-cell office:value-type="float" office:value="16888" table:style-name="ce1">
            <text:p>16888</text:p>
          </table:table-cell>
          <table:table-cell office:value-type="float" office:value="16523" table:style-name="ce1">
            <text:p>16523</text:p>
          </table:table-cell>
          <table:table-cell office:value-type="float" office:value="17215" table:style-name="ce1">
            <text:p>17215</text:p>
          </table:table-cell>
          <table:table-cell office:value-type="float" office:value="17752" table:style-name="ce1">
            <text:p>17752</text:p>
          </table:table-cell>
          <table:table-cell office:value-type="float" office:value="16867" table:style-name="ce1">
            <text:p>16867</text:p>
          </table:table-cell>
          <table:table-cell office:value-type="float" office:value="13090" table:style-name="ce1">
            <text:p>13090</text:p>
          </table:table-cell>
          <table:table-cell office:value-type="float" office:value="16907" table:style-name="ce1">
            <text:p>16907</text:p>
          </table:table-cell>
          <table:table-cell office:value-type="float" office:value="16919" table:style-name="ce1">
            <text:p>16919</text:p>
          </table:table-cell>
          <table:table-cell office:value-type="float" office:value="16544" table:style-name="ce1">
            <text:p>16544</text:p>
          </table:table-cell>
          <table:table-cell office:value-type="float" office:value="16205" table:style-name="ce1">
            <text:p>162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1</text:p>
          </table:table-cell>
          <table:table-cell office:value-type="string" table:style-name="ce1">
            <text:p>AV. BALEARES <text:s/>[De Menorca a Tomás de Montañana]</text:p>
          </table:table-cell>
          <table:table-cell office:value-type="float" office:value="13740" table:style-name="ce1">
            <text:p>13740</text:p>
          </table:table-cell>
          <table:table-cell office:value-type="float" office:value="14395" table:style-name="ce1">
            <text:p>14395</text:p>
          </table:table-cell>
          <table:table-cell office:value-type="float" office:value="14881" table:style-name="ce1">
            <text:p>14881</text:p>
          </table:table-cell>
          <table:table-cell office:value-type="float" office:value="14481" table:style-name="ce1">
            <text:p>14481</text:p>
          </table:table-cell>
          <table:table-cell office:value-type="float" office:value="15178" table:style-name="ce1">
            <text:p>15178</text:p>
          </table:table-cell>
          <table:table-cell office:value-type="float" office:value="16016" table:style-name="ce1">
            <text:p>16016</text:p>
          </table:table-cell>
          <table:table-cell office:value-type="float" office:value="14719" table:style-name="ce1">
            <text:p>14719</text:p>
          </table:table-cell>
          <table:table-cell office:value-type="float" office:value="11678" table:style-name="ce1">
            <text:p>11678</text:p>
          </table:table-cell>
          <table:table-cell office:value-type="float" office:value="14563" table:style-name="ce1">
            <text:p>14563</text:p>
          </table:table-cell>
          <table:table-cell office:value-type="float" office:value="14590" table:style-name="ce1">
            <text:p>14590</text:p>
          </table:table-cell>
          <table:table-cell office:value-type="float" office:value="14130" table:style-name="ce1">
            <text:p>14130</text:p>
          </table:table-cell>
          <table:table-cell office:value-type="float" office:value="14026" table:style-name="ce1">
            <text:p>140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2</text:p>
          </table:table-cell>
          <table:table-cell office:value-type="string" table:style-name="ce1">
            <text:p>SAGUNTO <text:s/>[De Pl. Santa Mónica a Fray Pedro Vives]</text:p>
          </table:table-cell>
          <table:table-cell office:value-type="float" office:value="5639" table:style-name="ce1">
            <text:p>5639</text:p>
          </table:table-cell>
          <table:table-cell office:value-type="float" office:value="5826" table:style-name="ce1">
            <text:p>5826</text:p>
          </table:table-cell>
          <table:table-cell office:value-type="float" office:value="5955" table:style-name="ce1">
            <text:p>5955</text:p>
          </table:table-cell>
          <table:table-cell office:value-type="float" office:value="5443" table:style-name="ce1">
            <text:p>5443</text:p>
          </table:table-cell>
          <table:table-cell office:value-type="float" office:value="5366" table:style-name="ce1">
            <text:p>5366</text:p>
          </table:table-cell>
          <table:table-cell office:value-type="float" office:value="5242" table:style-name="ce1">
            <text:p>5242</text:p>
          </table:table-cell>
          <table:table-cell office:value-type="float" office:value="4881" table:style-name="ce1">
            <text:p>4881</text:p>
          </table:table-cell>
          <table:table-cell office:value-type="float" office:value="3858" table:style-name="ce1">
            <text:p>3858</text:p>
          </table:table-cell>
          <table:table-cell office:value-type="float" office:value="5345" table:style-name="ce1">
            <text:p>5345</text:p>
          </table:table-cell>
          <table:table-cell office:value-type="float" office:value="5591" table:style-name="ce1">
            <text:p>5591</text:p>
          </table:table-cell>
          <table:table-cell office:value-type="float" office:value="5577" table:style-name="ce1">
            <text:p>5577</text:p>
          </table:table-cell>
          <table:table-cell office:value-type="float" office:value="5612" table:style-name="ce1">
            <text:p>56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4</text:p>
          </table:table-cell>
          <table:table-cell office:value-type="string" table:style-name="ce1">
            <text:p>GIBRALTAR [De Buenos Aires a G.V. Germanías]</text:p>
          </table:table-cell>
          <table:table-cell office:value-type="float" office:value="9658" table:style-name="ce1">
            <text:p>9658</text:p>
          </table:table-cell>
          <table:table-cell office:value-type="float" office:value="10238" table:style-name="ce1">
            <text:p>10238</text:p>
          </table:table-cell>
          <table:table-cell office:value-type="float" office:value="10074" table:style-name="ce1">
            <text:p>10074</text:p>
          </table:table-cell>
          <table:table-cell office:value-type="float" office:value="10039" table:style-name="ce1">
            <text:p>10039</text:p>
          </table:table-cell>
          <table:table-cell office:value-type="float" office:value="10135" table:style-name="ce1">
            <text:p>10135</text:p>
          </table:table-cell>
          <table:table-cell office:value-type="float" office:value="10450" table:style-name="ce1">
            <text:p>10450</text:p>
          </table:table-cell>
          <table:table-cell office:value-type="float" office:value="10603" table:style-name="ce1">
            <text:p>10603</text:p>
          </table:table-cell>
          <table:table-cell office:value-type="float" office:value="8457" table:style-name="ce1">
            <text:p>8457</text:p>
          </table:table-cell>
          <table:table-cell office:value-type="float" office:value="10544" table:style-name="ce1">
            <text:p>10544</text:p>
          </table:table-cell>
          <table:table-cell office:value-type="float" office:value="10490" table:style-name="ce1">
            <text:p>10490</text:p>
          </table:table-cell>
          <table:table-cell office:value-type="float" office:value="10488" table:style-name="ce1">
            <text:p>10488</text:p>
          </table:table-cell>
          <table:table-cell office:value-type="float" office:value="10867" table:style-name="ce1">
            <text:p>108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5</text:p>
          </table:table-cell>
          <table:table-cell office:value-type="string" table:style-name="ce1">
            <text:p>PEDRO ALEIXANDRE [De Luís Oliag a Peris y Valero]</text:p>
          </table:table-cell>
          <table:table-cell office:value-type="float" office:value="4351" table:style-name="ce1">
            <text:p>4351</text:p>
          </table:table-cell>
          <table:table-cell office:value-type="float" office:value="4520" table:style-name="ce1">
            <text:p>4520</text:p>
          </table:table-cell>
          <table:table-cell office:value-type="float" office:value="4002" table:style-name="ce1">
            <text:p>4002</text:p>
          </table:table-cell>
          <table:table-cell office:value-type="float" office:value="4318" table:style-name="ce1">
            <text:p>4318</text:p>
          </table:table-cell>
          <table:table-cell office:value-type="float" office:value="4354" table:style-name="ce1">
            <text:p>4354</text:p>
          </table:table-cell>
          <table:table-cell office:value-type="float" office:value="4384" table:style-name="ce1">
            <text:p>4384</text:p>
          </table:table-cell>
          <table:table-cell office:value-type="float" office:value="4022" table:style-name="ce1">
            <text:p>4022</text:p>
          </table:table-cell>
          <table:table-cell office:value-type="float" office:value="3064" table:style-name="ce1">
            <text:p>3064</text:p>
          </table:table-cell>
          <table:table-cell office:value-type="float" office:value="4568" table:style-name="ce1">
            <text:p>4568</text:p>
          </table:table-cell>
          <table:table-cell office:value-type="float" office:value="4639" table:style-name="ce1">
            <text:p>4639</text:p>
          </table:table-cell>
          <table:table-cell office:value-type="float" office:value="4512" table:style-name="ce1">
            <text:p>4512</text:p>
          </table:table-cell>
          <table:table-cell office:value-type="float" office:value="4373" table:style-name="ce1">
            <text:p>43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6</text:p>
          </table:table-cell>
          <table:table-cell office:value-type="string" table:style-name="ce1">
            <text:p>PLAZA AMÉRICA [De Pte. De Aragón a Pte. De las Flores]</text:p>
          </table:table-cell>
          <table:table-cell office:value-type="float" office:value="31846" table:style-name="ce1">
            <text:p>31846</text:p>
          </table:table-cell>
          <table:table-cell office:value-type="float" office:value="32210" table:style-name="ce1">
            <text:p>32210</text:p>
          </table:table-cell>
          <table:table-cell office:value-type="float" office:value="31627" table:style-name="ce1">
            <text:p>31627</text:p>
          </table:table-cell>
          <table:table-cell office:value-type="float" office:value="32117" table:style-name="ce1">
            <text:p>32117</text:p>
          </table:table-cell>
          <table:table-cell office:value-type="float" office:value="32602" table:style-name="ce1">
            <text:p>32602</text:p>
          </table:table-cell>
          <table:table-cell office:value-type="float" office:value="32721" table:style-name="ce1">
            <text:p>32721</text:p>
          </table:table-cell>
          <table:table-cell office:value-type="float" office:value="30634" table:style-name="ce1">
            <text:p>30634</text:p>
          </table:table-cell>
          <table:table-cell office:value-type="float" office:value="24166" table:style-name="ce1">
            <text:p>24166</text:p>
          </table:table-cell>
          <table:table-cell office:value-type="float" office:value="32410" table:style-name="ce1">
            <text:p>32410</text:p>
          </table:table-cell>
          <table:table-cell office:value-type="float" office:value="31654" table:style-name="ce1">
            <text:p>31654</text:p>
          </table:table-cell>
          <table:table-cell office:value-type="float" office:value="31535" table:style-name="ce1">
            <text:p>31535</text:p>
          </table:table-cell>
          <table:table-cell office:value-type="float" office:value="30891" table:style-name="ce1">
            <text:p>308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7</text:p>
          </table:table-cell>
          <table:table-cell office:value-type="string" table:style-name="ce1">
            <text:p>PUENTE NUEVE DE OCTUBRE [Entre Pechina y Manuel de Falla]</text:p>
          </table:table-cell>
          <table:table-cell office:value-type="float" office:value="69664" table:style-name="ce1">
            <text:p>69664</text:p>
          </table:table-cell>
          <table:table-cell office:value-type="float" office:value="70035" table:style-name="ce1">
            <text:p>70035</text:p>
          </table:table-cell>
          <table:table-cell office:value-type="float" office:value="69073" table:style-name="ce1">
            <text:p>69073</text:p>
          </table:table-cell>
          <table:table-cell office:value-type="float" office:value="70197" table:style-name="ce1">
            <text:p>70197</text:p>
          </table:table-cell>
          <table:table-cell office:value-type="float" office:value="69439" table:style-name="ce1">
            <text:p>69439</text:p>
          </table:table-cell>
          <table:table-cell office:value-type="float" office:value="59624" table:style-name="ce1">
            <text:p>59624</text:p>
          </table:table-cell>
          <table:table-cell office:value-type="float" office:value="68158" table:style-name="ce1">
            <text:p>68158</text:p>
          </table:table-cell>
          <table:table-cell office:value-type="float" office:value="54167" table:style-name="ce1">
            <text:p>54167</text:p>
          </table:table-cell>
          <table:table-cell office:value-type="float" office:value="69397" table:style-name="ce1">
            <text:p>69397</text:p>
          </table:table-cell>
          <table:table-cell office:value-type="float" office:value="69913" table:style-name="ce1">
            <text:p>69913</text:p>
          </table:table-cell>
          <table:table-cell office:value-type="float" office:value="69589" table:style-name="ce1">
            <text:p>69589</text:p>
          </table:table-cell>
          <table:table-cell office:value-type="float" office:value="68639" table:style-name="ce1">
            <text:p>686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8</text:p>
          </table:table-cell>
          <table:table-cell office:value-type="string" table:style-name="ce1">
            <text:p>PUENTE DEL MONTEOLIVETE [Entre Nueva Alameda y Camino del Saler]</text:p>
          </table:table-cell>
          <table:table-cell office:value-type="float" office:value="27138" table:style-name="ce1">
            <text:p>27138</text:p>
          </table:table-cell>
          <table:table-cell office:value-type="float" office:value="28679" table:style-name="ce1">
            <text:p>28679</text:p>
          </table:table-cell>
          <table:table-cell office:value-type="float" office:value="27768" table:style-name="ce1">
            <text:p>27768</text:p>
          </table:table-cell>
          <table:table-cell office:value-type="float" office:value="28008" table:style-name="ce1">
            <text:p>28008</text:p>
          </table:table-cell>
          <table:table-cell office:value-type="float" office:value="29925" table:style-name="ce1">
            <text:p>29925</text:p>
          </table:table-cell>
          <table:table-cell office:value-type="float" office:value="34605" table:style-name="ce1">
            <text:p>34605</text:p>
          </table:table-cell>
          <table:table-cell office:value-type="float" office:value="32061" table:style-name="ce1">
            <text:p>32061</text:p>
          </table:table-cell>
          <table:table-cell office:value-type="float" office:value="24227" table:style-name="ce1">
            <text:p>24227</text:p>
          </table:table-cell>
          <table:table-cell office:value-type="float" office:value="32373" table:style-name="ce1">
            <text:p>32373</text:p>
          </table:table-cell>
          <table:table-cell office:value-type="float" office:value="34245" table:style-name="ce1">
            <text:p>34245</text:p>
          </table:table-cell>
          <table:table-cell office:value-type="float" office:value="34091" table:style-name="ce1">
            <text:p>34091</text:p>
          </table:table-cell>
          <table:table-cell office:value-type="float" office:value="33486" table:style-name="ce1">
            <text:p>334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9</text:p>
          </table:table-cell>
          <table:table-cell office:value-type="string" table:style-name="ce1">
            <text:p>ROGER DE LAURIA <text:s/>[De Pascual y Genís a Colón]</text:p>
          </table:table-cell>
          <table:table-cell office:value-type="float" office:value="4079" table:style-name="ce1">
            <text:p>4079</text:p>
          </table:table-cell>
          <table:table-cell office:value-type="float" office:value="3982" table:style-name="ce1">
            <text:p>3982</text:p>
          </table:table-cell>
          <table:table-cell office:value-type="float" office:value="3246" table:style-name="ce1">
            <text:p>3246</text:p>
          </table:table-cell>
          <table:table-cell office:value-type="float" office:value="3811" table:style-name="ce1">
            <text:p>3811</text:p>
          </table:table-cell>
          <table:table-cell office:value-type="float" office:value="3882" table:style-name="ce1">
            <text:p>3882</text:p>
          </table:table-cell>
          <table:table-cell office:value-type="float" office:value="3816" table:style-name="ce1">
            <text:p>3816</text:p>
          </table:table-cell>
          <table:table-cell office:value-type="float" office:value="4269" table:style-name="ce1">
            <text:p>42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7</text:p>
          </table:table-cell>
          <table:table-cell office:value-type="string" table:style-name="ce1">
            <text:p>AUSIAS MARCH <text:s/>[Entre Av. De la Plata y Peris y Valero]</text:p>
          </table:table-cell>
          <table:table-cell office:value-type="float" office:value="54028" table:style-name="ce1">
            <text:p>54028</text:p>
          </table:table-cell>
          <table:table-cell office:value-type="float" office:value="55425" table:style-name="ce1">
            <text:p>55425</text:p>
          </table:table-cell>
          <table:table-cell office:value-type="float" office:value="53827" table:style-name="ce1">
            <text:p>53827</text:p>
          </table:table-cell>
          <table:table-cell office:value-type="float" office:value="54917" table:style-name="ce1">
            <text:p>54917</text:p>
          </table:table-cell>
          <table:table-cell office:value-type="float" office:value="55330" table:style-name="ce1">
            <text:p>55330</text:p>
          </table:table-cell>
          <table:table-cell office:value-type="float" office:value="56114" table:style-name="ce1">
            <text:p>56114</text:p>
          </table:table-cell>
          <table:table-cell office:value-type="float" office:value="56185" table:style-name="ce1">
            <text:p>56185</text:p>
          </table:table-cell>
          <table:table-cell office:value-type="float" office:value="46143" table:style-name="ce1">
            <text:p>46143</text:p>
          </table:table-cell>
          <table:table-cell office:value-type="float" office:value="56736" table:style-name="ce1">
            <text:p>56736</text:p>
          </table:table-cell>
          <table:table-cell office:value-type="float" office:value="56069" table:style-name="ce1">
            <text:p>56069</text:p>
          </table:table-cell>
          <table:table-cell office:value-type="float" office:value="55202" table:style-name="ce1">
            <text:p>55202</text:p>
          </table:table-cell>
          <table:table-cell office:value-type="float" office:value="55197" table:style-name="ce1">
            <text:p>551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0</text:p>
          </table:table-cell>
          <table:table-cell office:value-type="string" table:style-name="ce1">
            <text:p>PUENTE DE CAMPANAR [Entre Tirso de Molina y Paseo de Pechina]</text:p>
          </table:table-cell>
          <table:table-cell office:value-type="float" office:value="53950" table:style-name="ce1">
            <text:p>53950</text:p>
          </table:table-cell>
          <table:table-cell office:value-type="float" office:value="56447" table:style-name="ce1">
            <text:p>56447</text:p>
          </table:table-cell>
          <table:table-cell office:value-type="float" office:value="54504" table:style-name="ce1">
            <text:p>54504</text:p>
          </table:table-cell>
          <table:table-cell office:value-type="float" office:value="53728" table:style-name="ce1">
            <text:p>53728</text:p>
          </table:table-cell>
          <table:table-cell office:value-type="float" office:value="54324" table:style-name="ce1">
            <text:p>54324</text:p>
          </table:table-cell>
          <table:table-cell office:value-type="float" office:value="54198" table:style-name="ce1">
            <text:p>54198</text:p>
          </table:table-cell>
          <table:table-cell office:value-type="float" office:value="51172" table:style-name="ce1">
            <text:p>51172</text:p>
          </table:table-cell>
          <table:table-cell office:value-type="float" office:value="36677" table:style-name="ce1">
            <text:p>36677</text:p>
          </table:table-cell>
          <table:table-cell office:value-type="float" office:value="52312" table:style-name="ce1">
            <text:p>52312</text:p>
          </table:table-cell>
          <table:table-cell office:value-type="float" office:value="54246" table:style-name="ce1">
            <text:p>54246</text:p>
          </table:table-cell>
          <table:table-cell office:value-type="float" office:value="54352" table:style-name="ce1">
            <text:p>54352</text:p>
          </table:table-cell>
          <table:table-cell office:value-type="float" office:value="53160" table:style-name="ce1">
            <text:p>531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1</text:p>
          </table:table-cell>
          <table:table-cell office:value-type="string" table:style-name="ce1">
            <text:p>PUENTE DE ADEMUZ [Entre Menéndez Pidal y Paseo de Pechina]</text:p>
          </table:table-cell>
          <table:table-cell office:value-type="float" office:value="74944" table:style-name="ce1">
            <text:p>74944</text:p>
          </table:table-cell>
          <table:table-cell office:value-type="float" office:value="76991" table:style-name="ce1">
            <text:p>76991</text:p>
          </table:table-cell>
          <table:table-cell office:value-type="float" office:value="73801" table:style-name="ce1">
            <text:p>73801</text:p>
          </table:table-cell>
          <table:table-cell office:value-type="float" office:value="74737" table:style-name="ce1">
            <text:p>74737</text:p>
          </table:table-cell>
          <table:table-cell office:value-type="float" office:value="74823" table:style-name="ce1">
            <text:p>74823</text:p>
          </table:table-cell>
          <table:table-cell office:value-type="float" office:value="75145" table:style-name="ce1">
            <text:p>75145</text:p>
          </table:table-cell>
          <table:table-cell office:value-type="float" office:value="72187" table:style-name="ce1">
            <text:p>72187</text:p>
          </table:table-cell>
          <table:table-cell office:value-type="float" office:value="55541" table:style-name="ce1">
            <text:p>55541</text:p>
          </table:table-cell>
          <table:table-cell office:value-type="float" office:value="74713" table:style-name="ce1">
            <text:p>74713</text:p>
          </table:table-cell>
          <table:table-cell office:value-type="float" office:value="74188" table:style-name="ce1">
            <text:p>74188</text:p>
          </table:table-cell>
          <table:table-cell office:value-type="float" office:value="75070" table:style-name="ce1">
            <text:p>75070</text:p>
          </table:table-cell>
          <table:table-cell office:value-type="float" office:value="75423" table:style-name="ce1">
            <text:p>754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2</text:p>
          </table:table-cell>
          <table:table-cell office:value-type="string" table:style-name="ce1">
            <text:p>PUENTE DE LAS ARTES [Entre Menéndez Pidal y Guillem de Castro]</text:p>
          </table:table-cell>
          <table:table-cell office:value-type="float" office:value="15591" table:style-name="ce1">
            <text:p>15591</text:p>
          </table:table-cell>
          <table:table-cell office:value-type="float" office:value="16317" table:style-name="ce1">
            <text:p>16317</text:p>
          </table:table-cell>
          <table:table-cell office:value-type="float" office:value="14841" table:style-name="ce1">
            <text:p>14841</text:p>
          </table:table-cell>
          <table:table-cell office:value-type="float" office:value="15994" table:style-name="ce1">
            <text:p>15994</text:p>
          </table:table-cell>
          <table:table-cell office:value-type="float" office:value="16656" table:style-name="ce1">
            <text:p>16656</text:p>
          </table:table-cell>
          <table:table-cell office:value-type="float" office:value="16394" table:style-name="ce1">
            <text:p>163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73</text:p>
          </table:table-cell>
          <table:table-cell office:value-type="string" table:style-name="ce1">
            <text:p>MENÉNDEZ PIDAL <text:s/>[Entre Ricardo Micó y Pio XII]</text:p>
          </table:table-cell>
          <table:table-cell office:value-type="float" office:value="44018" table:style-name="ce1">
            <text:p>44018</text:p>
          </table:table-cell>
          <table:table-cell office:value-type="float" office:value="45101" table:style-name="ce1">
            <text:p>45101</text:p>
          </table:table-cell>
          <table:table-cell office:value-type="float" office:value="43808" table:style-name="ce1">
            <text:p>43808</text:p>
          </table:table-cell>
          <table:table-cell office:value-type="float" office:value="43782" table:style-name="ce1">
            <text:p>43782</text:p>
          </table:table-cell>
          <table:table-cell office:value-type="float" office:value="43271" table:style-name="ce1">
            <text:p>43271</text:p>
          </table:table-cell>
          <table:table-cell office:value-type="float" office:value="44564" table:style-name="ce1">
            <text:p>44564</text:p>
          </table:table-cell>
          <table:table-cell office:value-type="float" office:value="43377" table:style-name="ce1">
            <text:p>43377</text:p>
          </table:table-cell>
          <table:table-cell office:value-type="float" office:value="33187" table:style-name="ce1">
            <text:p>33187</text:p>
          </table:table-cell>
          <table:table-cell office:value-type="float" office:value="44302" table:style-name="ce1">
            <text:p>44302</text:p>
          </table:table-cell>
          <table:table-cell office:value-type="float" office:value="44756" table:style-name="ce1">
            <text:p>44756</text:p>
          </table:table-cell>
          <table:table-cell office:value-type="float" office:value="44758" table:style-name="ce1">
            <text:p>44758</text:p>
          </table:table-cell>
          <table:table-cell office:value-type="float" office:value="44578" table:style-name="ce1">
            <text:p>445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5</text:p>
          </table:table-cell>
          <table:table-cell office:value-type="string" table:style-name="ce1">
            <text:p>PUENTE DE LA TRINIDAD [De Conde Trenor a San Pio V]</text:p>
          </table:table-cell>
          <table:table-cell office:value-type="float" office:value="7350" table:style-name="ce1">
            <text:p>7350</text:p>
          </table:table-cell>
          <table:table-cell office:value-type="float" office:value="7746" table:style-name="ce1">
            <text:p>7746</text:p>
          </table:table-cell>
          <table:table-cell office:value-type="float" office:value="7455" table:style-name="ce1">
            <text:p>74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276</text:p>
          </table:table-cell>
          <table:table-cell office:value-type="string" table:style-name="ce1">
            <text:p>PUENTE DEL REAL [De Pintor López a Alameda]</text:p>
          </table:table-cell>
          <table:table-cell office:value-type="float" office:value="22689" table:style-name="ce1">
            <text:p>22689</text:p>
          </table:table-cell>
          <table:table-cell office:value-type="float" office:value="23781" table:style-name="ce1">
            <text:p>23781</text:p>
          </table:table-cell>
          <table:table-cell office:value-type="float" office:value="20675" table:style-name="ce1">
            <text:p>20675</text:p>
          </table:table-cell>
          <table:table-cell office:value-type="float" office:value="27562" table:style-name="ce1">
            <text:p>27562</text:p>
          </table:table-cell>
          <table:table-cell office:value-type="float" office:value="27646" table:style-name="ce1">
            <text:p>27646</text:p>
          </table:table-cell>
          <table:table-cell office:value-type="float" office:value="26506" table:style-name="ce1">
            <text:p>265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77</text:p>
          </table:table-cell>
          <table:table-cell office:value-type="string" table:style-name="ce1">
            <text:p>PUENTE DE LAS FLORES [De Pl. de América a Alameda]</text:p>
          </table:table-cell>
          <table:table-cell office:value-type="float" office:value="12062" table:style-name="ce1">
            <text:p>12062</text:p>
          </table:table-cell>
          <table:table-cell office:value-type="float" office:value="12311" table:style-name="ce1">
            <text:p>12311</text:p>
          </table:table-cell>
          <table:table-cell office:value-type="float" office:value="11013" table:style-name="ce1">
            <text:p>11013</text:p>
          </table:table-cell>
          <table:table-cell office:value-type="float" office:value="11728" table:style-name="ce1">
            <text:p>11728</text:p>
          </table:table-cell>
          <table:table-cell office:value-type="float" office:value="11928" table:style-name="ce1">
            <text:p>11928</text:p>
          </table:table-cell>
          <table:table-cell office:value-type="float" office:value="11902" table:style-name="ce1">
            <text:p>11902</text:p>
          </table:table-cell>
          <table:table-cell office:value-type="float" office:value="10425" table:style-name="ce1">
            <text:p>10425</text:p>
          </table:table-cell>
          <table:table-cell office:value-type="float" office:value="7553" table:style-name="ce1">
            <text:p>7553</text:p>
          </table:table-cell>
          <table:table-cell office:value-type="float" office:value="11465" table:style-name="ce1">
            <text:p>11465</text:p>
          </table:table-cell>
          <table:table-cell office:value-type="float" office:value="11412" table:style-name="ce1">
            <text:p>11412</text:p>
          </table:table-cell>
          <table:table-cell office:value-type="float" office:value="11513" table:style-name="ce1">
            <text:p>11513</text:p>
          </table:table-cell>
          <table:table-cell office:value-type="float" office:value="11498" table:style-name="ce1">
            <text:p>114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8</text:p>
          </table:table-cell>
          <table:table-cell office:value-type="string" table:style-name="ce1">
            <text:p>PUENTE DE ARAGÓN [Entre Pl. Zaragoza y Marqués del Turia]</text:p>
          </table:table-cell>
          <table:table-cell office:value-type="float" office:value="58635" table:style-name="ce1">
            <text:p>58635</text:p>
          </table:table-cell>
          <table:table-cell office:value-type="float" office:value="61204" table:style-name="ce1">
            <text:p>61204</text:p>
          </table:table-cell>
          <table:table-cell office:value-type="float" office:value="60946" table:style-name="ce1">
            <text:p>60946</text:p>
          </table:table-cell>
          <table:table-cell office:value-type="float" office:value="61693" table:style-name="ce1">
            <text:p>61693</text:p>
          </table:table-cell>
          <table:table-cell office:value-type="float" office:value="62801" table:style-name="ce1">
            <text:p>62801</text:p>
          </table:table-cell>
          <table:table-cell office:value-type="float" office:value="64177" table:style-name="ce1">
            <text:p>64177</text:p>
          </table:table-cell>
          <table:table-cell office:value-type="float" office:value="65242" table:style-name="ce1">
            <text:p>65242</text:p>
          </table:table-cell>
          <table:table-cell office:value-type="float" office:value="50623" table:style-name="ce1">
            <text:p>50623</text:p>
          </table:table-cell>
          <table:table-cell office:value-type="float" office:value="64764" table:style-name="ce1">
            <text:p>64764</text:p>
          </table:table-cell>
          <table:table-cell office:value-type="float" office:value="63497" table:style-name="ce1">
            <text:p>63497</text:p>
          </table:table-cell>
          <table:table-cell office:value-type="float" office:value="63465" table:style-name="ce1">
            <text:p>63465</text:p>
          </table:table-cell>
          <table:table-cell office:value-type="float" office:value="63407" table:style-name="ce1">
            <text:p>634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9</text:p>
          </table:table-cell>
          <table:table-cell office:value-type="string" table:style-name="ce1">
            <text:p>PUENTE DEL REINO [Entre Nueva Alameda y Alcalde Reig]</text:p>
          </table:table-cell>
          <table:table-cell office:value-type="float" office:value="8341" table:style-name="ce1">
            <text:p>8341</text:p>
          </table:table-cell>
          <table:table-cell office:value-type="float" office:value="8679" table:style-name="ce1">
            <text:p>8679</text:p>
          </table:table-cell>
          <table:table-cell office:value-type="float" office:value="8491" table:style-name="ce1">
            <text:p>8491</text:p>
          </table:table-cell>
          <table:table-cell office:value-type="float" office:value="8380" table:style-name="ce1">
            <text:p>8380</text:p>
          </table:table-cell>
          <table:table-cell office:value-type="float" office:value="8545" table:style-name="ce1">
            <text:p>8545</text:p>
          </table:table-cell>
          <table:table-cell office:value-type="float" office:value="8448" table:style-name="ce1">
            <text:p>8448</text:p>
          </table:table-cell>
          <table:table-cell office:value-type="float" office:value="7959" table:style-name="ce1">
            <text:p>7959</text:p>
          </table:table-cell>
          <table:table-cell office:value-type="float" office:value="5894" table:style-name="ce1">
            <text:p>5894</text:p>
          </table:table-cell>
          <table:table-cell office:value-type="float" office:value="8182" table:style-name="ce1">
            <text:p>8182</text:p>
          </table:table-cell>
          <table:table-cell office:value-type="float" office:value="8448" table:style-name="ce1">
            <text:p>8448</text:p>
          </table:table-cell>
          <table:table-cell office:value-type="float" office:value="8623" table:style-name="ce1">
            <text:p>8623</text:p>
          </table:table-cell>
          <table:table-cell office:value-type="float" office:value="8409" table:style-name="ce1">
            <text:p>84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</text:p>
          </table:table-cell>
          <table:table-cell office:value-type="string" table:style-name="ce1">
            <text:p>AUSIAS MARCH <text:s/>[Entre Hermanos Maristas y Av. De la Plata]</text:p>
          </table:table-cell>
          <table:table-cell office:value-type="float" office:value="53710" table:style-name="ce1">
            <text:p>53710</text:p>
          </table:table-cell>
          <table:table-cell office:value-type="float" office:value="55045" table:style-name="ce1">
            <text:p>55045</text:p>
          </table:table-cell>
          <table:table-cell office:value-type="float" office:value="54649" table:style-name="ce1">
            <text:p>54649</text:p>
          </table:table-cell>
          <table:table-cell office:value-type="float" office:value="53885" table:style-name="ce1">
            <text:p>53885</text:p>
          </table:table-cell>
          <table:table-cell office:value-type="float" office:value="50145" table:style-name="ce1">
            <text:p>50145</text:p>
          </table:table-cell>
          <table:table-cell office:value-type="float" office:value="52299" table:style-name="ce1">
            <text:p>52299</text:p>
          </table:table-cell>
          <table:table-cell office:value-type="float" office:value="52598" table:style-name="ce1">
            <text:p>52598</text:p>
          </table:table-cell>
          <table:table-cell office:value-type="float" office:value="44807" table:style-name="ce1">
            <text:p>44807</text:p>
          </table:table-cell>
          <table:table-cell office:value-type="float" office:value="54870" table:style-name="ce1">
            <text:p>54870</text:p>
          </table:table-cell>
          <table:table-cell office:value-type="float" office:value="54887" table:style-name="ce1">
            <text:p>54887</text:p>
          </table:table-cell>
          <table:table-cell office:value-type="float" office:value="54013" table:style-name="ce1">
            <text:p>54013</text:p>
          </table:table-cell>
          <table:table-cell office:value-type="float" office:value="55116" table:style-name="ce1">
            <text:p>551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0</text:p>
          </table:table-cell>
          <table:table-cell office:value-type="string" table:style-name="ce1">
            <text:p>PUENTE DE ANGEL CUSTODIO [Entre Nueva Alameda y Alcalde Reig]</text:p>
          </table:table-cell>
          <table:table-cell office:value-type="float" office:value="44530" table:style-name="ce1">
            <text:p>44530</text:p>
          </table:table-cell>
          <table:table-cell office:value-type="float" office:value="46728" table:style-name="ce1">
            <text:p>46728</text:p>
          </table:table-cell>
          <table:table-cell office:value-type="float" office:value="45645" table:style-name="ce1">
            <text:p>45645</text:p>
          </table:table-cell>
          <table:table-cell office:value-type="float" office:value="44744" table:style-name="ce1">
            <text:p>44744</text:p>
          </table:table-cell>
          <table:table-cell office:value-type="float" office:value="45267" table:style-name="ce1">
            <text:p>45267</text:p>
          </table:table-cell>
          <table:table-cell office:value-type="float" office:value="44949" table:style-name="ce1">
            <text:p>44949</text:p>
          </table:table-cell>
          <table:table-cell office:value-type="float" office:value="44039" table:style-name="ce1">
            <text:p>44039</text:p>
          </table:table-cell>
          <table:table-cell office:value-type="float" office:value="34622" table:style-name="ce1">
            <text:p>34622</text:p>
          </table:table-cell>
          <table:table-cell office:value-type="float" office:value="45266" table:style-name="ce1">
            <text:p>45266</text:p>
          </table:table-cell>
          <table:table-cell office:value-type="float" office:value="45884" table:style-name="ce1">
            <text:p>45884</text:p>
          </table:table-cell>
          <table:table-cell office:value-type="float" office:value="46799" table:style-name="ce1">
            <text:p>46799</text:p>
          </table:table-cell>
          <table:table-cell office:value-type="float" office:value="45924" table:style-name="ce1">
            <text:p>459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1</text:p>
          </table:table-cell>
          <table:table-cell office:value-type="string" table:style-name="ce1">
            <text:p>PUENTE DE ASTILLEROS [Entre Espolón Cantarranas y Nazaret]</text:p>
          </table:table-cell>
          <table:table-cell office:value-type="float" office:value="14969" table:style-name="ce1">
            <text:p>14969</text:p>
          </table:table-cell>
          <table:table-cell office:value-type="float" office:value="15015" table:style-name="ce1">
            <text:p>15015</text:p>
          </table:table-cell>
          <table:table-cell office:value-type="float" office:value="15425" table:style-name="ce1">
            <text:p>15425</text:p>
          </table:table-cell>
          <table:table-cell office:value-type="float" office:value="15821" table:style-name="ce1">
            <text:p>15821</text:p>
          </table:table-cell>
          <table:table-cell office:value-type="float" office:value="16479" table:style-name="ce1">
            <text:p>16479</text:p>
          </table:table-cell>
          <table:table-cell office:value-type="float" office:value="17089" table:style-name="ce1">
            <text:p>17089</text:p>
          </table:table-cell>
          <table:table-cell office:value-type="float" office:value="16465" table:style-name="ce1">
            <text:p>16465</text:p>
          </table:table-cell>
          <table:table-cell office:value-type="float" office:value="14122" table:style-name="ce1">
            <text:p>14122</text:p>
          </table:table-cell>
          <table:table-cell office:value-type="float" office:value="15711" table:style-name="ce1">
            <text:p>15711</text:p>
          </table:table-cell>
          <table:table-cell office:value-type="float" office:value="15881" table:style-name="ce1">
            <text:p>15881</text:p>
          </table:table-cell>
          <table:table-cell office:value-type="float" office:value="15614" table:style-name="ce1">
            <text:p>15614</text:p>
          </table:table-cell>
          <table:table-cell office:value-type="float" office:value="15459" table:style-name="ce1">
            <text:p>154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3</text:p>
          </table:table-cell>
          <table:table-cell office:value-type="string" table:style-name="ce1">
            <text:p>JUAN VERDEGUER [desde IBIZA hasta INGENIERO MANUEL SOTO]</text:p>
          </table:table-cell>
          <table:table-cell office:value-type="float" office:value="14547" table:style-name="ce1">
            <text:p>14547</text:p>
          </table:table-cell>
          <table:table-cell office:value-type="float" office:value="14879" table:style-name="ce1">
            <text:p>14879</text:p>
          </table:table-cell>
          <table:table-cell office:value-type="float" office:value="15104" table:style-name="ce1">
            <text:p>15104</text:p>
          </table:table-cell>
          <table:table-cell office:value-type="float" office:value="15426" table:style-name="ce1">
            <text:p>15426</text:p>
          </table:table-cell>
          <table:table-cell office:value-type="float" office:value="16628" table:style-name="ce1">
            <text:p>16628</text:p>
          </table:table-cell>
          <table:table-cell office:value-type="float" office:value="17948" table:style-name="ce1">
            <text:p>17948</text:p>
          </table:table-cell>
          <table:table-cell office:value-type="float" office:value="17547" table:style-name="ce1">
            <text:p>17547</text:p>
          </table:table-cell>
          <table:table-cell office:value-type="float" office:value="14996" table:style-name="ce1">
            <text:p>14996</text:p>
          </table:table-cell>
          <table:table-cell office:value-type="float" office:value="15840" table:style-name="ce1">
            <text:p>15840</text:p>
          </table:table-cell>
          <table:table-cell office:value-type="float" office:value="15502" table:style-name="ce1">
            <text:p>15502</text:p>
          </table:table-cell>
          <table:table-cell office:value-type="float" office:value="13904" table:style-name="ce1">
            <text:p>13904</text:p>
          </table:table-cell>
          <table:table-cell office:value-type="float" office:value="13805" table:style-name="ce1">
            <text:p>138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4</text:p>
          </table:table-cell>
          <table:table-cell office:value-type="string" table:style-name="ce1">
            <text:p>CLARIANO <text:s/>[Entre Ramal de Salida y Av. Cataluña]</text:p>
          </table:table-cell>
          <table:table-cell office:value-type="float" office:value="19188" table:style-name="ce1">
            <text:p>19188</text:p>
          </table:table-cell>
          <table:table-cell office:value-type="float" office:value="20494" table:style-name="ce1">
            <text:p>20494</text:p>
          </table:table-cell>
          <table:table-cell office:value-type="float" office:value="20049" table:style-name="ce1">
            <text:p>20049</text:p>
          </table:table-cell>
          <table:table-cell office:value-type="float" office:value="19820" table:style-name="ce1">
            <text:p>19820</text:p>
          </table:table-cell>
          <table:table-cell office:value-type="float" office:value="20479" table:style-name="ce1">
            <text:p>20479</text:p>
          </table:table-cell>
          <table:table-cell office:value-type="float" office:value="20436" table:style-name="ce1">
            <text:p>20436</text:p>
          </table:table-cell>
          <table:table-cell office:value-type="float" office:value="18857" table:style-name="ce1">
            <text:p>18857</text:p>
          </table:table-cell>
          <table:table-cell office:value-type="float" office:value="13251" table:style-name="ce1">
            <text:p>13251</text:p>
          </table:table-cell>
          <table:table-cell office:value-type="float" office:value="19992" table:style-name="ce1">
            <text:p>19992</text:p>
          </table:table-cell>
          <table:table-cell office:value-type="float" office:value="20251" table:style-name="ce1">
            <text:p>20251</text:p>
          </table:table-cell>
          <table:table-cell office:value-type="float" office:value="20327" table:style-name="ce1">
            <text:p>20327</text:p>
          </table:table-cell>
          <table:table-cell office:value-type="float" office:value="20019" table:style-name="ce1">
            <text:p>20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5</text:p>
          </table:table-cell>
          <table:table-cell office:value-type="string" table:style-name="ce1">
            <text:p>PESET ALEIXANDRE [Entre Gral. Llorens y Loriguilla]</text:p>
          </table:table-cell>
          <table:table-cell office:value-type="float" office:value="20441" table:style-name="ce1">
            <text:p>20441</text:p>
          </table:table-cell>
          <table:table-cell office:value-type="float" office:value="20876" table:style-name="ce1">
            <text:p>20876</text:p>
          </table:table-cell>
          <table:table-cell office:value-type="float" office:value="19601" table:style-name="ce1">
            <text:p>19601</text:p>
          </table:table-cell>
          <table:table-cell office:value-type="float" office:value="19835" table:style-name="ce1">
            <text:p>19835</text:p>
          </table:table-cell>
          <table:table-cell office:value-type="float" office:value="20350" table:style-name="ce1">
            <text:p>20350</text:p>
          </table:table-cell>
          <table:table-cell office:value-type="float" office:value="19912" table:style-name="ce1">
            <text:p>19912</text:p>
          </table:table-cell>
          <table:table-cell office:value-type="float" office:value="19272" table:style-name="ce1">
            <text:p>19272</text:p>
          </table:table-cell>
          <table:table-cell office:value-type="float" office:value="14997" table:style-name="ce1">
            <text:p>14997</text:p>
          </table:table-cell>
          <table:table-cell office:value-type="float" office:value="19719" table:style-name="ce1">
            <text:p>19719</text:p>
          </table:table-cell>
          <table:table-cell office:value-type="float" office:value="19947" table:style-name="ce1">
            <text:p>19947</text:p>
          </table:table-cell>
          <table:table-cell office:value-type="float" office:value="19974" table:style-name="ce1">
            <text:p>19974</text:p>
          </table:table-cell>
          <table:table-cell office:value-type="float" office:value="19750" table:style-name="ce1">
            <text:p>197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6</text:p>
          </table:table-cell>
          <table:table-cell office:value-type="string" table:style-name="ce1">
            <text:p>PESET ALEIXANDRE [Entre General Avilés y Juan XXIII]</text:p>
          </table:table-cell>
          <table:table-cell office:value-type="float" office:value="38148" table:style-name="ce1">
            <text:p>38148</text:p>
          </table:table-cell>
          <table:table-cell office:value-type="float" office:value="38740" table:style-name="ce1">
            <text:p>38740</text:p>
          </table:table-cell>
          <table:table-cell office:value-type="float" office:value="39334" table:style-name="ce1">
            <text:p>39334</text:p>
          </table:table-cell>
          <table:table-cell office:value-type="float" office:value="39556" table:style-name="ce1">
            <text:p>39556</text:p>
          </table:table-cell>
          <table:table-cell office:value-type="float" office:value="40215" table:style-name="ce1">
            <text:p>40215</text:p>
          </table:table-cell>
          <table:table-cell office:value-type="float" office:value="40125" table:style-name="ce1">
            <text:p>40125</text:p>
          </table:table-cell>
          <table:table-cell office:value-type="float" office:value="39006" table:style-name="ce1">
            <text:p>39006</text:p>
          </table:table-cell>
          <table:table-cell office:value-type="float" office:value="28912" table:style-name="ce1">
            <text:p>28912</text:p>
          </table:table-cell>
          <table:table-cell office:value-type="float" office:value="39139" table:style-name="ce1">
            <text:p>39139</text:p>
          </table:table-cell>
          <table:table-cell office:value-type="float" office:value="39416" table:style-name="ce1">
            <text:p>39416</text:p>
          </table:table-cell>
          <table:table-cell office:value-type="float" office:value="38867" table:style-name="ce1">
            <text:p>38867</text:p>
          </table:table-cell>
          <table:table-cell office:value-type="float" office:value="38224" table:style-name="ce1">
            <text:p>382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7</text:p>
          </table:table-cell>
          <table:table-cell office:value-type="string" table:style-name="ce1">
            <text:p>ACCESO BARCELONA (PASO INFERIOR) [Entre V-21 y Av. Cataluña]</text:p>
          </table:table-cell>
          <table:table-cell office:value-type="float" office:value="40233" table:style-name="ce1">
            <text:p>40233</text:p>
          </table:table-cell>
          <table:table-cell office:value-type="float" office:value="41320" table:style-name="ce1">
            <text:p>41320</text:p>
          </table:table-cell>
          <table:table-cell office:value-type="float" office:value="41700" table:style-name="ce1">
            <text:p>41700</text:p>
          </table:table-cell>
          <table:table-cell office:value-type="float" office:value="42604" table:style-name="ce1">
            <text:p>42604</text:p>
          </table:table-cell>
          <table:table-cell office:value-type="float" office:value="43072" table:style-name="ce1">
            <text:p>43072</text:p>
          </table:table-cell>
          <table:table-cell office:value-type="float" office:value="45127" table:style-name="ce1">
            <text:p>45127</text:p>
          </table:table-cell>
          <table:table-cell office:value-type="float" office:value="50067" table:style-name="ce1">
            <text:p>50067</text:p>
          </table:table-cell>
          <table:table-cell office:value-type="float" office:value="42826" table:style-name="ce1">
            <text:p>42826</text:p>
          </table:table-cell>
          <table:table-cell office:value-type="float" office:value="44047" table:style-name="ce1">
            <text:p>44047</text:p>
          </table:table-cell>
          <table:table-cell office:value-type="float" office:value="42374" table:style-name="ce1">
            <text:p>42374</text:p>
          </table:table-cell>
          <table:table-cell office:value-type="float" office:value="40648" table:style-name="ce1">
            <text:p>40648</text:p>
          </table:table-cell>
          <table:table-cell office:value-type="float" office:value="42320" table:style-name="ce1">
            <text:p>423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8</text:p>
          </table:table-cell>
          <table:table-cell office:value-type="string" table:style-name="ce1">
            <text:p>SAGUNTO <text:s/>[De Pz. Santa Mónica a Ruaya]</text:p>
          </table:table-cell>
          <table:table-cell office:value-type="float" office:value="5742" table:style-name="ce1">
            <text:p>5742</text:p>
          </table:table-cell>
          <table:table-cell office:value-type="float" office:value="5868" table:style-name="ce1">
            <text:p>5868</text:p>
          </table:table-cell>
          <table:table-cell office:value-type="float" office:value="5533" table:style-name="ce1">
            <text:p>5533</text:p>
          </table:table-cell>
          <table:table-cell office:value-type="float" office:value="5259" table:style-name="ce1">
            <text:p>5259</text:p>
          </table:table-cell>
          <table:table-cell office:value-type="float" office:value="5107" table:style-name="ce1">
            <text:p>5107</text:p>
          </table:table-cell>
          <table:table-cell office:value-type="float" office:value="4944" table:style-name="ce1">
            <text:p>4944</text:p>
          </table:table-cell>
          <table:table-cell office:value-type="float" office:value="4689" table:style-name="ce1">
            <text:p>4689</text:p>
          </table:table-cell>
          <table:table-cell office:value-type="float" office:value="3757" table:style-name="ce1">
            <text:p>3757</text:p>
          </table:table-cell>
          <table:table-cell office:value-type="float" office:value="5270" table:style-name="ce1">
            <text:p>5270</text:p>
          </table:table-cell>
          <table:table-cell office:value-type="float" office:value="5513" table:style-name="ce1">
            <text:p>5513</text:p>
          </table:table-cell>
          <table:table-cell office:value-type="float" office:value="5497" table:style-name="ce1">
            <text:p>5497</text:p>
          </table:table-cell>
          <table:table-cell office:value-type="float" office:value="5561" table:style-name="ce1">
            <text:p>55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9</text:p>
          </table:table-cell>
          <table:table-cell office:value-type="string" table:style-name="ce1">
            <text:p>AVDA. CONSTITUCIÓN <text:s/>[De Travesía Moncada a Llano de Zaidia]</text:p>
          </table:table-cell>
          <table:table-cell office:value-type="float" office:value="12664" table:style-name="ce1">
            <text:p>12664</text:p>
          </table:table-cell>
          <table:table-cell office:value-type="float" office:value="13052" table:style-name="ce1">
            <text:p>13052</text:p>
          </table:table-cell>
          <table:table-cell office:value-type="float" office:value="12566" table:style-name="ce1">
            <text:p>12566</text:p>
          </table:table-cell>
          <table:table-cell office:value-type="float" office:value="12464" table:style-name="ce1">
            <text:p>12464</text:p>
          </table:table-cell>
          <table:table-cell office:value-type="float" office:value="12569" table:style-name="ce1">
            <text:p>12569</text:p>
          </table:table-cell>
          <table:table-cell office:value-type="float" office:value="12489" table:style-name="ce1">
            <text:p>12489</text:p>
          </table:table-cell>
          <table:table-cell office:value-type="float" office:value="11477" table:style-name="ce1">
            <text:p>11477</text:p>
          </table:table-cell>
          <table:table-cell office:value-type="float" office:value="8820" table:style-name="ce1">
            <text:p>8820</text:p>
          </table:table-cell>
          <table:table-cell office:value-type="float" office:value="12417" table:style-name="ce1">
            <text:p>12417</text:p>
          </table:table-cell>
          <table:table-cell office:value-type="float" office:value="12874" table:style-name="ce1">
            <text:p>12874</text:p>
          </table:table-cell>
          <table:table-cell office:value-type="float" office:value="12817" table:style-name="ce1">
            <text:p>12817</text:p>
          </table:table-cell>
          <table:table-cell office:value-type="float" office:value="12918" table:style-name="ce1">
            <text:p>129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</text:p>
          </table:table-cell>
          <table:table-cell office:value-type="string" table:style-name="ce1">
            <text:p>AUSIAS MARCH <text:s/>[Entre Boulevard Sur y Hermanos Maristas]</text:p>
          </table:table-cell>
          <table:table-cell office:value-type="float" office:value="73613" table:style-name="ce1">
            <text:p>73613</text:p>
          </table:table-cell>
          <table:table-cell office:value-type="float" office:value="75785" table:style-name="ce1">
            <text:p>75785</text:p>
          </table:table-cell>
          <table:table-cell office:value-type="float" office:value="75192" table:style-name="ce1">
            <text:p>75192</text:p>
          </table:table-cell>
          <table:table-cell office:value-type="float" office:value="76036" table:style-name="ce1">
            <text:p>76036</text:p>
          </table:table-cell>
          <table:table-cell office:value-type="float" office:value="77103" table:style-name="ce1">
            <text:p>77103</text:p>
          </table:table-cell>
          <table:table-cell office:value-type="float" office:value="76300" table:style-name="ce1">
            <text:p>76300</text:p>
          </table:table-cell>
          <table:table-cell office:value-type="float" office:value="75379" table:style-name="ce1">
            <text:p>75379</text:p>
          </table:table-cell>
          <table:table-cell office:value-type="float" office:value="61236" table:style-name="ce1">
            <text:p>61236</text:p>
          </table:table-cell>
          <table:table-cell office:value-type="float" office:value="74832" table:style-name="ce1">
            <text:p>74832</text:p>
          </table:table-cell>
          <table:table-cell office:value-type="float" office:value="66674" table:style-name="ce1">
            <text:p>66674</text:p>
          </table:table-cell>
          <table:table-cell office:value-type="float" office:value="66554" table:style-name="ce1">
            <text:p>66554</text:p>
          </table:table-cell>
          <table:table-cell office:value-type="float" office:value="68361" table:style-name="ce1">
            <text:p>683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0</text:p>
          </table:table-cell>
          <table:table-cell office:value-type="string" table:style-name="ce1">
            <text:p>SAN JOSÉ DE CALASANZ <text:s/>[De Pérez Galdós a C/ Jesús]</text:p>
          </table:table-cell>
          <table:table-cell office:value-type="float" office:value="26584" table:style-name="ce1">
            <text:p>26584</text:p>
          </table:table-cell>
          <table:table-cell office:value-type="float" office:value="26285" table:style-name="ce1">
            <text:p>26285</text:p>
          </table:table-cell>
          <table:table-cell office:value-type="float" office:value="25496" table:style-name="ce1">
            <text:p>25496</text:p>
          </table:table-cell>
          <table:table-cell office:value-type="float" office:value="26342" table:style-name="ce1">
            <text:p>26342</text:p>
          </table:table-cell>
          <table:table-cell office:value-type="float" office:value="26759" table:style-name="ce1">
            <text:p>26759</text:p>
          </table:table-cell>
          <table:table-cell office:value-type="float" office:value="26616" table:style-name="ce1">
            <text:p>26616</text:p>
          </table:table-cell>
          <table:table-cell office:value-type="float" office:value="27393" table:style-name="ce1">
            <text:p>27393</text:p>
          </table:table-cell>
          <table:table-cell office:value-type="float" office:value="21598" table:style-name="ce1">
            <text:p>21598</text:p>
          </table:table-cell>
          <table:table-cell office:value-type="float" office:value="26409" table:style-name="ce1">
            <text:p>26409</text:p>
          </table:table-cell>
          <table:table-cell office:value-type="float" office:value="26191" table:style-name="ce1">
            <text:p>26191</text:p>
          </table:table-cell>
          <table:table-cell office:value-type="float" office:value="25688" table:style-name="ce1">
            <text:p>25688</text:p>
          </table:table-cell>
          <table:table-cell office:value-type="float" office:value="26115" table:style-name="ce1">
            <text:p>261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1</text:p>
          </table:table-cell>
          <table:table-cell office:value-type="string" table:style-name="ce1">
            <text:p>PINTOR BENEDITO <text:s/>[De Jesús a Pz. España]</text:p>
          </table:table-cell>
          <table:table-cell office:value-type="float" office:value="27538" table:style-name="ce1">
            <text:p>27538</text:p>
          </table:table-cell>
          <table:table-cell office:value-type="float" office:value="27277" table:style-name="ce1">
            <text:p>27277</text:p>
          </table:table-cell>
          <table:table-cell office:value-type="float" office:value="26557" table:style-name="ce1">
            <text:p>26557</text:p>
          </table:table-cell>
          <table:table-cell office:value-type="float" office:value="27273" table:style-name="ce1">
            <text:p>27273</text:p>
          </table:table-cell>
          <table:table-cell office:value-type="float" office:value="27488" table:style-name="ce1">
            <text:p>27488</text:p>
          </table:table-cell>
          <table:table-cell office:value-type="float" office:value="27785" table:style-name="ce1">
            <text:p>27785</text:p>
          </table:table-cell>
          <table:table-cell office:value-type="float" office:value="28804" table:style-name="ce1">
            <text:p>28804</text:p>
          </table:table-cell>
          <table:table-cell office:value-type="float" office:value="22534" table:style-name="ce1">
            <text:p>22534</text:p>
          </table:table-cell>
          <table:table-cell office:value-type="float" office:value="27567" table:style-name="ce1">
            <text:p>27567</text:p>
          </table:table-cell>
          <table:table-cell office:value-type="float" office:value="27507" table:style-name="ce1">
            <text:p>27507</text:p>
          </table:table-cell>
          <table:table-cell office:value-type="float" office:value="27254" table:style-name="ce1">
            <text:p>27254</text:p>
          </table:table-cell>
          <table:table-cell office:value-type="float" office:value="27311" table:style-name="ce1">
            <text:p>273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2</text:p>
          </table:table-cell>
          <table:table-cell office:value-type="string" table:style-name="ce1">
            <text:p>PEDRO ALEIXANDRE <text:s/>[De Escultor José Capuz a Peris y Valero]</text:p>
          </table:table-cell>
          <table:table-cell office:value-type="float" office:value="4351" table:style-name="ce1">
            <text:p>4351</text:p>
          </table:table-cell>
          <table:table-cell office:value-type="float" office:value="4520" table:style-name="ce1">
            <text:p>4520</text:p>
          </table:table-cell>
          <table:table-cell office:value-type="float" office:value="4002" table:style-name="ce1">
            <text:p>4002</text:p>
          </table:table-cell>
          <table:table-cell office:value-type="float" office:value="4318" table:style-name="ce1">
            <text:p>4318</text:p>
          </table:table-cell>
          <table:table-cell office:value-type="float" office:value="4354" table:style-name="ce1">
            <text:p>4354</text:p>
          </table:table-cell>
          <table:table-cell office:value-type="float" office:value="4384" table:style-name="ce1">
            <text:p>4384</text:p>
          </table:table-cell>
          <table:table-cell office:value-type="float" office:value="4022" table:style-name="ce1">
            <text:p>4022</text:p>
          </table:table-cell>
          <table:table-cell office:value-type="float" office:value="3064" table:style-name="ce1">
            <text:p>3064</text:p>
          </table:table-cell>
          <table:table-cell office:value-type="float" office:value="4568" table:style-name="ce1">
            <text:p>4568</text:p>
          </table:table-cell>
          <table:table-cell office:value-type="float" office:value="4639" table:style-name="ce1">
            <text:p>4639</text:p>
          </table:table-cell>
          <table:table-cell office:value-type="float" office:value="4512" table:style-name="ce1">
            <text:p>4512</text:p>
          </table:table-cell>
          <table:table-cell office:value-type="float" office:value="4373" table:style-name="ce1">
            <text:p>43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4</text:p>
          </table:table-cell>
          <table:table-cell office:value-type="string" table:style-name="ce1">
            <text:p>JOAQUÍN BALLESTER <text:s/>[De Padre Ferris a Av. Pío XII]</text:p>
          </table:table-cell>
          <table:table-cell office:value-type="float" office:value="7417" table:style-name="ce1">
            <text:p>7417</text:p>
          </table:table-cell>
          <table:table-cell office:value-type="float" office:value="6384" table:style-name="ce1">
            <text:p>6384</text:p>
          </table:table-cell>
          <table:table-cell office:value-type="float" office:value="6042" table:style-name="ce1">
            <text:p>6042</text:p>
          </table:table-cell>
          <table:table-cell office:value-type="float" office:value="6270" table:style-name="ce1">
            <text:p>6270</text:p>
          </table:table-cell>
          <table:table-cell office:value-type="float" office:value="6438" table:style-name="ce1">
            <text:p>6438</text:p>
          </table:table-cell>
          <table:table-cell office:value-type="float" office:value="6487" table:style-name="ce1">
            <text:p>6487</text:p>
          </table:table-cell>
          <table:table-cell office:value-type="float" office:value="6932" table:style-name="ce1">
            <text:p>6932</text:p>
          </table:table-cell>
          <table:table-cell office:value-type="float" office:value="5900" table:style-name="ce1">
            <text:p>5900</text:p>
          </table:table-cell>
          <table:table-cell office:value-type="float" office:value="6352" table:style-name="ce1">
            <text:p>6352</text:p>
          </table:table-cell>
          <table:table-cell office:value-type="float" office:value="6422" table:style-name="ce1">
            <text:p>6422</text:p>
          </table:table-cell>
          <table:table-cell office:value-type="float" office:value="6630" table:style-name="ce1">
            <text:p>6630</text:p>
          </table:table-cell>
          <table:table-cell office:value-type="float" office:value="7587" table:style-name="ce1">
            <text:p>75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5</text:p>
          </table:table-cell>
          <table:table-cell office:value-type="string" table:style-name="ce1">
            <text:p>CLARIANO (SIN PASO INFERIOR) [Entre Av. Cataluña y Albalat dels Tarongers]</text:p>
          </table:table-cell>
          <table:table-cell office:value-type="float" office:value="19796" table:style-name="ce1">
            <text:p>19796</text:p>
          </table:table-cell>
          <table:table-cell office:value-type="float" office:value="21139" table:style-name="ce1">
            <text:p>21139</text:p>
          </table:table-cell>
          <table:table-cell office:value-type="float" office:value="20626" table:style-name="ce1">
            <text:p>20626</text:p>
          </table:table-cell>
          <table:table-cell office:value-type="float" office:value="20468" table:style-name="ce1">
            <text:p>20468</text:p>
          </table:table-cell>
          <table:table-cell office:value-type="float" office:value="21058" table:style-name="ce1">
            <text:p>21058</text:p>
          </table:table-cell>
          <table:table-cell office:value-type="float" office:value="21010" table:style-name="ce1">
            <text:p>21010</text:p>
          </table:table-cell>
          <table:table-cell office:value-type="float" office:value="19293" table:style-name="ce1">
            <text:p>19293</text:p>
          </table:table-cell>
          <table:table-cell office:value-type="float" office:value="13602" table:style-name="ce1">
            <text:p>13602</text:p>
          </table:table-cell>
          <table:table-cell office:value-type="float" office:value="20667" table:style-name="ce1">
            <text:p>20667</text:p>
          </table:table-cell>
          <table:table-cell office:value-type="float" office:value="20851" table:style-name="ce1">
            <text:p>20851</text:p>
          </table:table-cell>
          <table:table-cell office:value-type="float" office:value="21008" table:style-name="ce1">
            <text:p>21008</text:p>
          </table:table-cell>
          <table:table-cell office:value-type="float" office:value="20623" table:style-name="ce1">
            <text:p>206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6</text:p>
          </table:table-cell>
          <table:table-cell office:value-type="string" table:style-name="ce1">
            <text:p>ACCESO BARCELONA RAMAL DE ENTRADA [De V-21 a Rotonda]</text:p>
          </table:table-cell>
          <table:table-cell office:value-type="float" office:value="17068" table:style-name="ce1">
            <text:p>17068</text:p>
          </table:table-cell>
          <table:table-cell office:value-type="float" office:value="17699" table:style-name="ce1">
            <text:p>17699</text:p>
          </table:table-cell>
          <table:table-cell office:value-type="float" office:value="18120" table:style-name="ce1">
            <text:p>18120</text:p>
          </table:table-cell>
          <table:table-cell office:value-type="float" office:value="18066" table:style-name="ce1">
            <text:p>18066</text:p>
          </table:table-cell>
          <table:table-cell office:value-type="float" office:value="18449" table:style-name="ce1">
            <text:p>18449</text:p>
          </table:table-cell>
          <table:table-cell office:value-type="float" office:value="19451" table:style-name="ce1">
            <text:p>19451</text:p>
          </table:table-cell>
          <table:table-cell office:value-type="float" office:value="20942" table:style-name="ce1">
            <text:p>20942</text:p>
          </table:table-cell>
          <table:table-cell office:value-type="float" office:value="18231" table:style-name="ce1">
            <text:p>18231</text:p>
          </table:table-cell>
          <table:table-cell office:value-type="float" office:value="18577" table:style-name="ce1">
            <text:p>18577</text:p>
          </table:table-cell>
          <table:table-cell office:value-type="float" office:value="17765" table:style-name="ce1">
            <text:p>17765</text:p>
          </table:table-cell>
          <table:table-cell office:value-type="float" office:value="17570" table:style-name="ce1">
            <text:p>17570</text:p>
          </table:table-cell>
          <table:table-cell office:value-type="float" office:value="17327" table:style-name="ce1">
            <text:p>173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7</text:p>
          </table:table-cell>
          <table:table-cell office:value-type="string" table:style-name="ce1">
            <text:p>ACCESO <text:s/>BARCELONA (RAMAL DE SALIDA DE ROTONDA A V-21) [De Paso Inferior a V-21]</text:p>
          </table:table-cell>
          <table:table-cell office:value-type="float" office:value="9773" table:style-name="ce1">
            <text:p>9773</text:p>
          </table:table-cell>
          <table:table-cell office:value-type="float" office:value="10778" table:style-name="ce1">
            <text:p>10778</text:p>
          </table:table-cell>
          <table:table-cell office:value-type="float" office:value="10690" table:style-name="ce1">
            <text:p>10690</text:p>
          </table:table-cell>
          <table:table-cell office:value-type="float" office:value="10431" table:style-name="ce1">
            <text:p>10431</text:p>
          </table:table-cell>
          <table:table-cell office:value-type="float" office:value="11147" table:style-name="ce1">
            <text:p>11147</text:p>
          </table:table-cell>
          <table:table-cell office:value-type="float" office:value="11154" table:style-name="ce1">
            <text:p>11154</text:p>
          </table:table-cell>
          <table:table-cell office:value-type="float" office:value="11594" table:style-name="ce1">
            <text:p>11594</text:p>
          </table:table-cell>
          <table:table-cell office:value-type="float" office:value="8327" table:style-name="ce1">
            <text:p>8327</text:p>
          </table:table-cell>
          <table:table-cell office:value-type="float" office:value="11106" table:style-name="ce1">
            <text:p>11106</text:p>
          </table:table-cell>
          <table:table-cell office:value-type="float" office:value="11382" table:style-name="ce1">
            <text:p>11382</text:p>
          </table:table-cell>
          <table:table-cell office:value-type="float" office:value="10902" table:style-name="ce1">
            <text:p>10902</text:p>
          </table:table-cell>
          <table:table-cell office:value-type="float" office:value="10420" table:style-name="ce1">
            <text:p>10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8</text:p>
          </table:table-cell>
          <table:table-cell office:value-type="string" table:style-name="ce1">
            <text:p>ACCESO DE BURJASSOT (ENTRADA) [De Av. Burjasot a Nicasio Benlloch]</text:p>
          </table:table-cell>
          <table:table-cell office:value-type="float" office:value="3104" table:style-name="ce1">
            <text:p>3104</text:p>
          </table:table-cell>
          <table:table-cell office:value-type="float" office:value="3242" table:style-name="ce1">
            <text:p>3242</text:p>
          </table:table-cell>
          <table:table-cell office:value-type="float" office:value="3142" table:style-name="ce1">
            <text:p>3142</text:p>
          </table:table-cell>
          <table:table-cell office:value-type="float" office:value="3123" table:style-name="ce1">
            <text:p>3123</text:p>
          </table:table-cell>
          <table:table-cell office:value-type="float" office:value="3207" table:style-name="ce1">
            <text:p>3207</text:p>
          </table:table-cell>
          <table:table-cell office:value-type="float" office:value="3138" table:style-name="ce1">
            <text:p>3138</text:p>
          </table:table-cell>
          <table:table-cell office:value-type="float" office:value="2783" table:style-name="ce1">
            <text:p>2783</text:p>
          </table:table-cell>
          <table:table-cell office:value-type="float" office:value="2107" table:style-name="ce1">
            <text:p>2107</text:p>
          </table:table-cell>
          <table:table-cell office:value-type="float" office:value="3067" table:style-name="ce1">
            <text:p>3067</text:p>
          </table:table-cell>
          <table:table-cell office:value-type="float" office:value="3217" table:style-name="ce1">
            <text:p>3217</text:p>
          </table:table-cell>
          <table:table-cell office:value-type="float" office:value="3239" table:style-name="ce1">
            <text:p>3239</text:p>
          </table:table-cell>
          <table:table-cell office:value-type="float" office:value="3069" table:style-name="ce1">
            <text:p>30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9</text:p>
          </table:table-cell>
          <table:table-cell office:value-type="string" table:style-name="ce1">
            <text:p>CAMP DEL TURIA <text:s/>[Entre Cortes Valencianas y Nicasio Benlloch]</text:p>
          </table:table-cell>
          <table:table-cell office:value-type="float" office:value="14951" table:style-name="ce1">
            <text:p>14951</text:p>
          </table:table-cell>
          <table:table-cell office:value-type="float" office:value="16248" table:style-name="ce1">
            <text:p>16248</text:p>
          </table:table-cell>
          <table:table-cell office:value-type="float" office:value="15720" table:style-name="ce1">
            <text:p>15720</text:p>
          </table:table-cell>
          <table:table-cell office:value-type="float" office:value="15543" table:style-name="ce1">
            <text:p>15543</text:p>
          </table:table-cell>
          <table:table-cell office:value-type="float" office:value="15916" table:style-name="ce1">
            <text:p>15916</text:p>
          </table:table-cell>
          <table:table-cell office:value-type="float" office:value="15822" table:style-name="ce1">
            <text:p>15822</text:p>
          </table:table-cell>
          <table:table-cell office:value-type="float" office:value="14686" table:style-name="ce1">
            <text:p>14686</text:p>
          </table:table-cell>
          <table:table-cell office:value-type="float" office:value="11324" table:style-name="ce1">
            <text:p>11324</text:p>
          </table:table-cell>
          <table:table-cell office:value-type="float" office:value="15496" table:style-name="ce1">
            <text:p>15496</text:p>
          </table:table-cell>
          <table:table-cell office:value-type="float" office:value="15963" table:style-name="ce1">
            <text:p>15963</text:p>
          </table:table-cell>
          <table:table-cell office:value-type="float" office:value="16077" table:style-name="ce1">
            <text:p>16077</text:p>
          </table:table-cell>
          <table:table-cell office:value-type="float" office:value="15136" table:style-name="ce1">
            <text:p>151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V. CATALUÑA [De Rotonda a Primado Reig]</text:p>
          </table:table-cell>
          <table:table-cell office:value-type="float" office:value="15995" table:style-name="ce1">
            <text:p>15995</text:p>
          </table:table-cell>
          <table:table-cell office:value-type="float" office:value="17165" table:style-name="ce1">
            <text:p>17165</text:p>
          </table:table-cell>
          <table:table-cell office:value-type="float" office:value="17121" table:style-name="ce1">
            <text:p>17121</text:p>
          </table:table-cell>
          <table:table-cell office:value-type="float" office:value="16812" table:style-name="ce1">
            <text:p>16812</text:p>
          </table:table-cell>
          <table:table-cell office:value-type="float" office:value="17399" table:style-name="ce1">
            <text:p>17399</text:p>
          </table:table-cell>
          <table:table-cell office:value-type="float" office:value="17849" table:style-name="ce1">
            <text:p>17849</text:p>
          </table:table-cell>
          <table:table-cell office:value-type="float" office:value="17702" table:style-name="ce1">
            <text:p>17702</text:p>
          </table:table-cell>
          <table:table-cell office:value-type="float" office:value="13308" table:style-name="ce1">
            <text:p>13308</text:p>
          </table:table-cell>
          <table:table-cell office:value-type="float" office:value="17714" table:style-name="ce1">
            <text:p>17714</text:p>
          </table:table-cell>
          <table:table-cell office:value-type="float" office:value="17251" table:style-name="ce1">
            <text:p>17251</text:p>
          </table:table-cell>
          <table:table-cell office:value-type="float" office:value="17066" table:style-name="ce1">
            <text:p>17066</text:p>
          </table:table-cell>
          <table:table-cell office:value-type="float" office:value="17023" table:style-name="ce1">
            <text:p>17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</text:p>
          </table:table-cell>
          <table:table-cell office:value-type="string" table:style-name="ce1">
            <text:p>AUTOPISTA DEL SALER <text:s/>[Entre Antonio Ferrandis y Carretera del Riu]</text:p>
          </table:table-cell>
          <table:table-cell office:value-type="float" office:value="29573" table:style-name="ce1">
            <text:p>29573</text:p>
          </table:table-cell>
          <table:table-cell office:value-type="float" office:value="30541" table:style-name="ce1">
            <text:p>30541</text:p>
          </table:table-cell>
          <table:table-cell office:value-type="float" office:value="31698" table:style-name="ce1">
            <text:p>31698</text:p>
          </table:table-cell>
          <table:table-cell office:value-type="float" office:value="31952" table:style-name="ce1">
            <text:p>31952</text:p>
          </table:table-cell>
          <table:table-cell office:value-type="float" office:value="33068" table:style-name="ce1">
            <text:p>33068</text:p>
          </table:table-cell>
          <table:table-cell office:value-type="float" office:value="35570" table:style-name="ce1">
            <text:p>35570</text:p>
          </table:table-cell>
          <table:table-cell office:value-type="float" office:value="39398" table:style-name="ce1">
            <text:p>39398</text:p>
          </table:table-cell>
          <table:table-cell office:value-type="float" office:value="32458" table:style-name="ce1">
            <text:p>32458</text:p>
          </table:table-cell>
          <table:table-cell office:value-type="float" office:value="34150" table:style-name="ce1">
            <text:p>34150</text:p>
          </table:table-cell>
          <table:table-cell office:value-type="float" office:value="32329" table:style-name="ce1">
            <text:p>32329</text:p>
          </table:table-cell>
          <table:table-cell office:value-type="float" office:value="31772" table:style-name="ce1">
            <text:p>31772</text:p>
          </table:table-cell>
          <table:table-cell office:value-type="float" office:value="32492" table:style-name="ce1">
            <text:p>324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1</text:p>
          </table:table-cell>
          <table:table-cell office:value-type="string" table:style-name="ce1">
            <text:p>POETA QUEROL <text:s/>[De C:/ La Paz a Pintor Sorolla]</text:p>
          </table:table-cell>
          <table:table-cell office:value-type="float" office:value="5638" table:style-name="ce1">
            <text:p>5638</text:p>
          </table:table-cell>
          <table:table-cell office:value-type="float" office:value="5643" table:style-name="ce1">
            <text:p>5643</text:p>
          </table:table-cell>
          <table:table-cell office:value-type="float" office:value="5461" table:style-name="ce1">
            <text:p>5461</text:p>
          </table:table-cell>
          <table:table-cell office:value-type="float" office:value="5310" table:style-name="ce1">
            <text:p>5310</text:p>
          </table:table-cell>
          <table:table-cell office:value-type="float" office:value="5537" table:style-name="ce1">
            <text:p>5537</text:p>
          </table:table-cell>
          <table:table-cell office:value-type="float" office:value="5559" table:style-name="ce1">
            <text:p>5559</text:p>
          </table:table-cell>
          <table:table-cell office:value-type="float" office:value="5268" table:style-name="ce1">
            <text:p>5268</text:p>
          </table:table-cell>
          <table:table-cell office:value-type="float" office:value="3972" table:style-name="ce1">
            <text:p>3972</text:p>
          </table:table-cell>
          <table:table-cell office:value-type="float" office:value="4960" table:style-name="ce1">
            <text:p>4960</text:p>
          </table:table-cell>
          <table:table-cell office:value-type="float" office:value="5390" table:style-name="ce1">
            <text:p>5390</text:p>
          </table:table-cell>
          <table:table-cell office:value-type="float" office:value="5400" table:style-name="ce1">
            <text:p>5400</text:p>
          </table:table-cell>
          <table:table-cell office:value-type="float" office:value="5656" table:style-name="ce1">
            <text:p>56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2</text:p>
          </table:table-cell>
          <table:table-cell office:value-type="string" table:style-name="ce1">
            <text:p>AV. Mª CRISTINA [De S. Vicente a Pz. Mercado]</text:p>
          </table:table-cell>
          <table:table-cell office:value-type="float" office:value="5616" table:style-name="ce1">
            <text:p>5616</text:p>
          </table:table-cell>
          <table:table-cell office:value-type="float" office:value="5901" table:style-name="ce1">
            <text:p>5901</text:p>
          </table:table-cell>
          <table:table-cell office:value-type="float" office:value="5273" table:style-name="ce1">
            <text:p>5273</text:p>
          </table:table-cell>
          <table:table-cell office:value-type="float" office:value="5706" table:style-name="ce1">
            <text:p>5706</text:p>
          </table:table-cell>
          <table:table-cell office:value-type="float" office:value="5994" table:style-name="ce1">
            <text:p>5994</text:p>
          </table:table-cell>
          <table:table-cell office:value-type="float" office:value="5681" table:style-name="ce1">
            <text:p>5681</text:p>
          </table:table-cell>
          <table:table-cell office:value-type="float" office:value="5591" table:style-name="ce1">
            <text:p>5591</text:p>
          </table:table-cell>
          <table:table-cell office:value-type="float" office:value="4860" table:style-name="ce1">
            <text:p>4860</text:p>
          </table:table-cell>
          <table:table-cell office:value-type="float" office:value="5888" table:style-name="ce1">
            <text:p>5888</text:p>
          </table:table-cell>
          <table:table-cell office:value-type="float" office:value="5709" table:style-name="ce1">
            <text:p>5709</text:p>
          </table:table-cell>
          <table:table-cell office:value-type="float" office:value="5481" table:style-name="ce1">
            <text:p>5481</text:p>
          </table:table-cell>
          <table:table-cell office:value-type="float" office:value="5697" table:style-name="ce1">
            <text:p>56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3</text:p>
          </table:table-cell>
          <table:table-cell office:value-type="string" table:style-name="ce1">
            <text:p>JESUS [De Pérez Galdós a Pza. Jesús]</text:p>
          </table:table-cell>
          <table:table-cell office:value-type="float" office:value="14267" table:style-name="ce1">
            <text:p>14267</text:p>
          </table:table-cell>
          <table:table-cell office:value-type="float" office:value="14815" table:style-name="ce1">
            <text:p>14815</text:p>
          </table:table-cell>
          <table:table-cell office:value-type="float" office:value="13775" table:style-name="ce1">
            <text:p>13775</text:p>
          </table:table-cell>
          <table:table-cell office:value-type="float" office:value="13925" table:style-name="ce1">
            <text:p>13925</text:p>
          </table:table-cell>
          <table:table-cell office:value-type="float" office:value="14125" table:style-name="ce1">
            <text:p>14125</text:p>
          </table:table-cell>
          <table:table-cell office:value-type="float" office:value="13987" table:style-name="ce1">
            <text:p>13987</text:p>
          </table:table-cell>
          <table:table-cell office:value-type="float" office:value="12809" table:style-name="ce1">
            <text:p>12809</text:p>
          </table:table-cell>
          <table:table-cell office:value-type="float" office:value="9859" table:style-name="ce1">
            <text:p>9859</text:p>
          </table:table-cell>
          <table:table-cell office:value-type="float" office:value="13983" table:style-name="ce1">
            <text:p>13983</text:p>
          </table:table-cell>
          <table:table-cell office:value-type="float" office:value="14529" table:style-name="ce1">
            <text:p>14529</text:p>
          </table:table-cell>
          <table:table-cell office:value-type="float" office:value="14529" table:style-name="ce1">
            <text:p>14529</text:p>
          </table:table-cell>
          <table:table-cell office:value-type="float" office:value="14182" table:style-name="ce1">
            <text:p>141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5</text:p>
          </table:table-cell>
          <table:table-cell office:value-type="string" table:style-name="ce1">
            <text:p>IBIZA <text:s/>[Entre Islas Baleares y Menorca]</text:p>
          </table:table-cell>
          <table:table-cell office:value-type="float" office:value="2778" table:style-name="ce1">
            <text:p>2778</text:p>
          </table:table-cell>
          <table:table-cell office:value-type="float" office:value="2856" table:style-name="ce1">
            <text:p>2856</text:p>
          </table:table-cell>
          <table:table-cell office:value-type="float" office:value="2896" table:style-name="ce1">
            <text:p>2896</text:p>
          </table:table-cell>
          <table:table-cell office:value-type="float" office:value="2668" table:style-name="ce1">
            <text:p>2668</text:p>
          </table:table-cell>
          <table:table-cell office:value-type="float" office:value="2667" table:style-name="ce1">
            <text:p>2667</text:p>
          </table:table-cell>
          <table:table-cell office:value-type="float" office:value="2612" table:style-name="ce1">
            <text:p>2612</text:p>
          </table:table-cell>
          <table:table-cell office:value-type="float" office:value="2529" table:style-name="ce1">
            <text:p>2529</text:p>
          </table:table-cell>
          <table:table-cell office:value-type="float" office:value="2094" table:style-name="ce1">
            <text:p>2094</text:p>
          </table:table-cell>
          <table:table-cell office:value-type="float" office:value="2746" table:style-name="ce1">
            <text:p>2746</text:p>
          </table:table-cell>
          <table:table-cell office:value-type="float" office:value="3148" table:style-name="ce1">
            <text:p>3148</text:p>
          </table:table-cell>
          <table:table-cell office:value-type="float" office:value="3008" table:style-name="ce1">
            <text:p>3008</text:p>
          </table:table-cell>
          <table:table-cell office:value-type="float" office:value="2720" table:style-name="ce1">
            <text:p>27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7</text:p>
          </table:table-cell>
          <table:table-cell office:value-type="string" table:style-name="ce1">
            <text:p>ACCESO BARCELONA (SALIDA) [De P.I. Av. Cataluña a V-21]</text:p>
          </table:table-cell>
          <table:table-cell office:value-type="float" office:value="16092" table:style-name="ce1">
            <text:p>16092</text:p>
          </table:table-cell>
          <table:table-cell office:value-type="float" office:value="16390" table:style-name="ce1">
            <text:p>16390</text:p>
          </table:table-cell>
          <table:table-cell office:value-type="float" office:value="16697" table:style-name="ce1">
            <text:p>16697</text:p>
          </table:table-cell>
          <table:table-cell office:value-type="float" office:value="16973" table:style-name="ce1">
            <text:p>16973</text:p>
          </table:table-cell>
          <table:table-cell office:value-type="float" office:value="17220" table:style-name="ce1">
            <text:p>17220</text:p>
          </table:table-cell>
          <table:table-cell office:value-type="float" office:value="18270" table:style-name="ce1">
            <text:p>18270</text:p>
          </table:table-cell>
          <table:table-cell office:value-type="float" office:value="20344" table:style-name="ce1">
            <text:p>20344</text:p>
          </table:table-cell>
          <table:table-cell office:value-type="float" office:value="16819" table:style-name="ce1">
            <text:p>16819</text:p>
          </table:table-cell>
          <table:table-cell office:value-type="float" office:value="17809" table:style-name="ce1">
            <text:p>17809</text:p>
          </table:table-cell>
          <table:table-cell office:value-type="float" office:value="16998" table:style-name="ce1">
            <text:p>16998</text:p>
          </table:table-cell>
          <table:table-cell office:value-type="float" office:value="16331" table:style-name="ce1">
            <text:p>16331</text:p>
          </table:table-cell>
          <table:table-cell office:value-type="float" office:value="16751" table:style-name="ce1">
            <text:p>167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8</text:p>
          </table:table-cell>
          <table:table-cell office:value-type="string" table:style-name="ce1">
            <text:p>CORTES VALENCIANAS (de Camp del Túria a La Safor ) [Entrada]</text:p>
          </table:table-cell>
          <table:table-cell office:value-type="float" office:value="37076" table:style-name="ce1">
            <text:p>37076</text:p>
          </table:table-cell>
          <table:table-cell office:value-type="float" office:value="37699" table:style-name="ce1">
            <text:p>37699</text:p>
          </table:table-cell>
          <table:table-cell office:value-type="float" office:value="36884" table:style-name="ce1">
            <text:p>36884</text:p>
          </table:table-cell>
          <table:table-cell office:value-type="float" office:value="37176" table:style-name="ce1">
            <text:p>37176</text:p>
          </table:table-cell>
          <table:table-cell office:value-type="float" office:value="37320" table:style-name="ce1">
            <text:p>37320</text:p>
          </table:table-cell>
          <table:table-cell office:value-type="float" office:value="37723" table:style-name="ce1">
            <text:p>37723</text:p>
          </table:table-cell>
          <table:table-cell office:value-type="float" office:value="35724" table:style-name="ce1">
            <text:p>35724</text:p>
          </table:table-cell>
          <table:table-cell office:value-type="float" office:value="28140" table:style-name="ce1">
            <text:p>28140</text:p>
          </table:table-cell>
          <table:table-cell office:value-type="float" office:value="37091" table:style-name="ce1">
            <text:p>37091</text:p>
          </table:table-cell>
          <table:table-cell office:value-type="float" office:value="36868" table:style-name="ce1">
            <text:p>36868</text:p>
          </table:table-cell>
          <table:table-cell office:value-type="float" office:value="36523" table:style-name="ce1">
            <text:p>36523</text:p>
          </table:table-cell>
          <table:table-cell office:value-type="float" office:value="37230" table:style-name="ce1">
            <text:p>372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9</text:p>
          </table:table-cell>
          <table:table-cell office:value-type="string" table:style-name="ce1">
            <text:p>CORTES VALENCIANAS (de Camp del Túria a La Safor ) [Salida]</text:p>
          </table:table-cell>
          <table:table-cell office:value-type="float" office:value="43879" table:style-name="ce1">
            <text:p>43879</text:p>
          </table:table-cell>
          <table:table-cell office:value-type="float" office:value="45554" table:style-name="ce1">
            <text:p>45554</text:p>
          </table:table-cell>
          <table:table-cell office:value-type="float" office:value="43785" table:style-name="ce1">
            <text:p>43785</text:p>
          </table:table-cell>
          <table:table-cell office:value-type="float" office:value="44406" table:style-name="ce1">
            <text:p>44406</text:p>
          </table:table-cell>
          <table:table-cell office:value-type="float" office:value="44923" table:style-name="ce1">
            <text:p>44923</text:p>
          </table:table-cell>
          <table:table-cell office:value-type="float" office:value="44983" table:style-name="ce1">
            <text:p>44983</text:p>
          </table:table-cell>
          <table:table-cell office:value-type="float" office:value="42915" table:style-name="ce1">
            <text:p>42915</text:p>
          </table:table-cell>
          <table:table-cell office:value-type="float" office:value="32945" table:style-name="ce1">
            <text:p>32945</text:p>
          </table:table-cell>
          <table:table-cell office:value-type="float" office:value="44892" table:style-name="ce1">
            <text:p>44892</text:p>
          </table:table-cell>
          <table:table-cell office:value-type="float" office:value="44914" table:style-name="ce1">
            <text:p>44914</text:p>
          </table:table-cell>
          <table:table-cell office:value-type="float" office:value="45177" table:style-name="ce1">
            <text:p>45177</text:p>
          </table:table-cell>
          <table:table-cell office:value-type="float" office:value="44913" table:style-name="ce1">
            <text:p>449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</text:p>
          </table:table-cell>
          <table:table-cell office:value-type="string" table:style-name="ce1">
            <text:p>AUTOPISTA LATERALES DEL SALER [Entre Av. De la Plata y Pte. De Monteolivete]</text:p>
          </table:table-cell>
          <table:table-cell office:value-type="float" office:value="24211" table:style-name="ce1">
            <text:p>24211</text:p>
          </table:table-cell>
          <table:table-cell office:value-type="float" office:value="25157" table:style-name="ce1">
            <text:p>25157</text:p>
          </table:table-cell>
          <table:table-cell office:value-type="float" office:value="25569" table:style-name="ce1">
            <text:p>25569</text:p>
          </table:table-cell>
          <table:table-cell office:value-type="float" office:value="25108" table:style-name="ce1">
            <text:p>25108</text:p>
          </table:table-cell>
          <table:table-cell office:value-type="float" office:value="25880" table:style-name="ce1">
            <text:p>25880</text:p>
          </table:table-cell>
          <table:table-cell office:value-type="float" office:value="26089" table:style-name="ce1">
            <text:p>26089</text:p>
          </table:table-cell>
          <table:table-cell office:value-type="float" office:value="24910" table:style-name="ce1">
            <text:p>24910</text:p>
          </table:table-cell>
          <table:table-cell office:value-type="float" office:value="19189" table:style-name="ce1">
            <text:p>19189</text:p>
          </table:table-cell>
          <table:table-cell office:value-type="float" office:value="24131" table:style-name="ce1">
            <text:p>24131</text:p>
          </table:table-cell>
          <table:table-cell office:value-type="float" office:value="23841" table:style-name="ce1">
            <text:p>23841</text:p>
          </table:table-cell>
          <table:table-cell office:value-type="float" office:value="23577" table:style-name="ce1">
            <text:p>23577</text:p>
          </table:table-cell>
          <table:table-cell office:value-type="float" office:value="23203" table:style-name="ce1">
            <text:p>232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0</text:p>
          </table:table-cell>
          <table:table-cell office:value-type="string" table:style-name="ce1">
            <text:p>AUSIAS MARCH ( ENTRADA) [De Bulevar Sur a Hermanos Maristas]</text:p>
          </table:table-cell>
          <table:table-cell office:value-type="float" office:value="34517" table:style-name="ce1">
            <text:p>34517</text:p>
          </table:table-cell>
          <table:table-cell office:value-type="float" office:value="35575" table:style-name="ce1">
            <text:p>35575</text:p>
          </table:table-cell>
          <table:table-cell office:value-type="float" office:value="35290" table:style-name="ce1">
            <text:p>35290</text:p>
          </table:table-cell>
          <table:table-cell office:value-type="float" office:value="35712" table:style-name="ce1">
            <text:p>35712</text:p>
          </table:table-cell>
          <table:table-cell office:value-type="float" office:value="36218" table:style-name="ce1">
            <text:p>36218</text:p>
          </table:table-cell>
          <table:table-cell office:value-type="float" office:value="35939" table:style-name="ce1">
            <text:p>35939</text:p>
          </table:table-cell>
          <table:table-cell office:value-type="float" office:value="35396" table:style-name="ce1">
            <text:p>35396</text:p>
          </table:table-cell>
          <table:table-cell office:value-type="float" office:value="28744" table:style-name="ce1">
            <text:p>28744</text:p>
          </table:table-cell>
          <table:table-cell office:value-type="float" office:value="36298" table:style-name="ce1">
            <text:p>36298</text:p>
          </table:table-cell>
          <table:table-cell office:value-type="float" office:value="36084" table:style-name="ce1">
            <text:p>36084</text:p>
          </table:table-cell>
          <table:table-cell office:value-type="float" office:value="35741" table:style-name="ce1">
            <text:p>35741</text:p>
          </table:table-cell>
          <table:table-cell office:value-type="float" office:value="36557" table:style-name="ce1">
            <text:p>365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1</text:p>
          </table:table-cell>
          <table:table-cell office:value-type="string" table:style-name="ce1">
            <text:p>AUSIAS MARCH (SALIDA) [De Hermanos Maristas a Bulevar Sur]</text:p>
          </table:table-cell>
          <table:table-cell office:value-type="float" office:value="39096" table:style-name="ce1">
            <text:p>39096</text:p>
          </table:table-cell>
          <table:table-cell office:value-type="float" office:value="40210" table:style-name="ce1">
            <text:p>40210</text:p>
          </table:table-cell>
          <table:table-cell office:value-type="float" office:value="39903" table:style-name="ce1">
            <text:p>39903</text:p>
          </table:table-cell>
          <table:table-cell office:value-type="float" office:value="40324" table:style-name="ce1">
            <text:p>40324</text:p>
          </table:table-cell>
          <table:table-cell office:value-type="float" office:value="40885" table:style-name="ce1">
            <text:p>40885</text:p>
          </table:table-cell>
          <table:table-cell office:value-type="float" office:value="40361" table:style-name="ce1">
            <text:p>40361</text:p>
          </table:table-cell>
          <table:table-cell office:value-type="float" office:value="39983" table:style-name="ce1">
            <text:p>39983</text:p>
          </table:table-cell>
          <table:table-cell office:value-type="float" office:value="32492" table:style-name="ce1">
            <text:p>32492</text:p>
          </table:table-cell>
          <table:table-cell office:value-type="float" office:value="38578" table:style-name="ce1">
            <text:p>38578</text:p>
          </table:table-cell>
          <table:table-cell office:value-type="float" office:value="30590" table:style-name="ce1">
            <text:p>30590</text:p>
          </table:table-cell>
          <table:table-cell office:value-type="float" office:value="30814" table:style-name="ce1">
            <text:p>30814</text:p>
          </table:table-cell>
          <table:table-cell office:value-type="float" office:value="31160" table:style-name="ce1">
            <text:p>311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2</text:p>
          </table:table-cell>
          <table:table-cell office:value-type="string" table:style-name="ce1">
            <text:p>AUTOPISTA DEL SALER (P.I.+ Vía servicio ENTRADA) [De Carretera Riu a <text:s/>C/ Actor Antonio Ferrandis]</text:p>
          </table:table-cell>
          <table:table-cell office:value-type="float" office:value="14036" table:style-name="ce1">
            <text:p>14036</text:p>
          </table:table-cell>
          <table:table-cell office:value-type="float" office:value="14602" table:style-name="ce1">
            <text:p>14602</text:p>
          </table:table-cell>
          <table:table-cell office:value-type="float" office:value="14985" table:style-name="ce1">
            <text:p>14985</text:p>
          </table:table-cell>
          <table:table-cell office:value-type="float" office:value="15232" table:style-name="ce1">
            <text:p>15232</text:p>
          </table:table-cell>
          <table:table-cell office:value-type="float" office:value="15848" table:style-name="ce1">
            <text:p>15848</text:p>
          </table:table-cell>
          <table:table-cell office:value-type="float" office:value="17069" table:style-name="ce1">
            <text:p>17069</text:p>
          </table:table-cell>
          <table:table-cell office:value-type="float" office:value="18960" table:style-name="ce1">
            <text:p>18960</text:p>
          </table:table-cell>
          <table:table-cell office:value-type="float" office:value="15720" table:style-name="ce1">
            <text:p>15720</text:p>
          </table:table-cell>
          <table:table-cell office:value-type="float" office:value="16725" table:style-name="ce1">
            <text:p>16725</text:p>
          </table:table-cell>
          <table:table-cell office:value-type="float" office:value="15811" table:style-name="ce1">
            <text:p>15811</text:p>
          </table:table-cell>
          <table:table-cell office:value-type="float" office:value="15527" table:style-name="ce1">
            <text:p>15527</text:p>
          </table:table-cell>
          <table:table-cell office:value-type="float" office:value="15904" table:style-name="ce1">
            <text:p>159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3</text:p>
          </table:table-cell>
          <table:table-cell office:value-type="string" table:style-name="ce1">
            <text:p>AUTOPISTA DEL SALER (P.I+ Vía de servicio SALIDA) [De Actor Antonio Ferrandis a Carretera Riu]</text:p>
          </table:table-cell>
          <table:table-cell office:value-type="float" office:value="15537" table:style-name="ce1">
            <text:p>15537</text:p>
          </table:table-cell>
          <table:table-cell office:value-type="float" office:value="15939" table:style-name="ce1">
            <text:p>15939</text:p>
          </table:table-cell>
          <table:table-cell office:value-type="float" office:value="16713" table:style-name="ce1">
            <text:p>16713</text:p>
          </table:table-cell>
          <table:table-cell office:value-type="float" office:value="16719" table:style-name="ce1">
            <text:p>16719</text:p>
          </table:table-cell>
          <table:table-cell office:value-type="float" office:value="17220" table:style-name="ce1">
            <text:p>17220</text:p>
          </table:table-cell>
          <table:table-cell office:value-type="float" office:value="18501" table:style-name="ce1">
            <text:p>18501</text:p>
          </table:table-cell>
          <table:table-cell office:value-type="float" office:value="20438" table:style-name="ce1">
            <text:p>20438</text:p>
          </table:table-cell>
          <table:table-cell office:value-type="float" office:value="16738" table:style-name="ce1">
            <text:p>16738</text:p>
          </table:table-cell>
          <table:table-cell office:value-type="float" office:value="17425" table:style-name="ce1">
            <text:p>17425</text:p>
          </table:table-cell>
          <table:table-cell office:value-type="float" office:value="16383" table:style-name="ce1">
            <text:p>16383</text:p>
          </table:table-cell>
          <table:table-cell office:value-type="float" office:value="16246" table:style-name="ce1">
            <text:p>16246</text:p>
          </table:table-cell>
          <table:table-cell office:value-type="float" office:value="16258" table:style-name="ce1">
            <text:p>162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4</text:p>
          </table:table-cell>
          <table:table-cell office:value-type="string" table:style-name="ce1">
            <text:p>AV. CID [De V-30 a Tres Cruces]</text:p>
          </table:table-cell>
          <table:table-cell office:value-type="float" office:value="61365" table:style-name="ce1">
            <text:p>61365</text:p>
          </table:table-cell>
          <table:table-cell office:value-type="float" office:value="57334" table:style-name="ce1">
            <text:p>57334</text:p>
          </table:table-cell>
          <table:table-cell office:value-type="float" office:value="56378" table:style-name="ce1">
            <text:p>56378</text:p>
          </table:table-cell>
          <table:table-cell office:value-type="float" office:value="57372" table:style-name="ce1">
            <text:p>57372</text:p>
          </table:table-cell>
          <table:table-cell office:value-type="float" office:value="57334" table:style-name="ce1">
            <text:p>57334</text:p>
          </table:table-cell>
          <table:table-cell office:value-type="float" office:value="57435" table:style-name="ce1">
            <text:p>57435</text:p>
          </table:table-cell>
          <table:table-cell office:value-type="float" office:value="56029" table:style-name="ce1">
            <text:p>56029</text:p>
          </table:table-cell>
          <table:table-cell office:value-type="float" office:value="45544" table:style-name="ce1">
            <text:p>45544</text:p>
          </table:table-cell>
          <table:table-cell office:value-type="float" office:value="55292" table:style-name="ce1">
            <text:p>55292</text:p>
          </table:table-cell>
          <table:table-cell office:value-type="float" office:value="55655" table:style-name="ce1">
            <text:p>55655</text:p>
          </table:table-cell>
          <table:table-cell office:value-type="float" office:value="54490" table:style-name="ce1">
            <text:p>54490</text:p>
          </table:table-cell>
          <table:table-cell office:value-type="float" office:value="54247" table:style-name="ce1">
            <text:p>542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5</text:p>
          </table:table-cell>
          <table:table-cell office:value-type="string" table:style-name="ce1">
            <text:p>AV. CID [De Tres Cruces a V-30]</text:p>
          </table:table-cell>
          <table:table-cell office:value-type="float" office:value="44448" table:style-name="ce1">
            <text:p>44448</text:p>
          </table:table-cell>
          <table:table-cell office:value-type="float" office:value="38954" table:style-name="ce1">
            <text:p>38954</text:p>
          </table:table-cell>
          <table:table-cell office:value-type="float" office:value="51288" table:style-name="ce1">
            <text:p>51288</text:p>
          </table:table-cell>
          <table:table-cell office:value-type="float" office:value="53541" table:style-name="ce1">
            <text:p>53541</text:p>
          </table:table-cell>
          <table:table-cell office:value-type="float" office:value="54655" table:style-name="ce1">
            <text:p>54655</text:p>
          </table:table-cell>
          <table:table-cell office:value-type="float" office:value="54919" table:style-name="ce1">
            <text:p>54919</text:p>
          </table:table-cell>
          <table:table-cell office:value-type="float" office:value="52859" table:style-name="ce1">
            <text:p>52859</text:p>
          </table:table-cell>
          <table:table-cell office:value-type="float" office:value="43093" table:style-name="ce1">
            <text:p>43093</text:p>
          </table:table-cell>
          <table:table-cell office:value-type="float" office:value="54143" table:style-name="ce1">
            <text:p>54143</text:p>
          </table:table-cell>
          <table:table-cell office:value-type="float" office:value="54659" table:style-name="ce1">
            <text:p>54659</text:p>
          </table:table-cell>
          <table:table-cell office:value-type="float" office:value="54135" table:style-name="ce1">
            <text:p>54135</text:p>
          </table:table-cell>
          <table:table-cell office:value-type="float" office:value="53645" table:style-name="ce1">
            <text:p>536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6</text:p>
          </table:table-cell>
          <table:table-cell office:value-type="string" table:style-name="ce1">
            <text:p>CAMINO NUEVO DE PICANYA [de V-30 a Pedrapiquers]</text:p>
          </table:table-cell>
          <table:table-cell office:value-type="float" office:value="35211" table:style-name="ce1">
            <text:p>35211</text:p>
          </table:table-cell>
          <table:table-cell office:value-type="float" office:value="36958" table:style-name="ce1">
            <text:p>36958</text:p>
          </table:table-cell>
          <table:table-cell office:value-type="float" office:value="37050" table:style-name="ce1">
            <text:p>37050</text:p>
          </table:table-cell>
          <table:table-cell office:value-type="float" office:value="38146" table:style-name="ce1">
            <text:p>38146</text:p>
          </table:table-cell>
          <table:table-cell office:value-type="float" office:value="40109" table:style-name="ce1">
            <text:p>40109</text:p>
          </table:table-cell>
          <table:table-cell office:value-type="float" office:value="40037" table:style-name="ce1">
            <text:p>40037</text:p>
          </table:table-cell>
          <table:table-cell office:value-type="float" office:value="37775" table:style-name="ce1">
            <text:p>37775</text:p>
          </table:table-cell>
          <table:table-cell office:value-type="float" office:value="29193" table:style-name="ce1">
            <text:p>29193</text:p>
          </table:table-cell>
          <table:table-cell office:value-type="float" office:value="39688" table:style-name="ce1">
            <text:p>39688</text:p>
          </table:table-cell>
          <table:table-cell office:value-type="float" office:value="40283" table:style-name="ce1">
            <text:p>40283</text:p>
          </table:table-cell>
          <table:table-cell office:value-type="float" office:value="40121" table:style-name="ce1">
            <text:p>40121</text:p>
          </table:table-cell>
          <table:table-cell office:value-type="float" office:value="39847" table:style-name="ce1">
            <text:p>398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7</text:p>
          </table:table-cell>
          <table:table-cell office:value-type="string" table:style-name="ce1">
            <text:p>CAMINO NUEVO DE PICANYA [de Pedrapiquers a V-30]</text:p>
          </table:table-cell>
          <table:table-cell office:value-type="float" office:value="46829" table:style-name="ce1">
            <text:p>46829</text:p>
          </table:table-cell>
          <table:table-cell office:value-type="float" office:value="48168" table:style-name="ce1">
            <text:p>48168</text:p>
          </table:table-cell>
          <table:table-cell office:value-type="float" office:value="47304" table:style-name="ce1">
            <text:p>47304</text:p>
          </table:table-cell>
          <table:table-cell office:value-type="float" office:value="45532" table:style-name="ce1">
            <text:p>45532</text:p>
          </table:table-cell>
          <table:table-cell office:value-type="float" office:value="45368" table:style-name="ce1">
            <text:p>45368</text:p>
          </table:table-cell>
          <table:table-cell office:value-type="float" office:value="45411" table:style-name="ce1">
            <text:p>45411</text:p>
          </table:table-cell>
          <table:table-cell office:value-type="float" office:value="42988" table:style-name="ce1">
            <text:p>42988</text:p>
          </table:table-cell>
          <table:table-cell office:value-type="float" office:value="33209" table:style-name="ce1">
            <text:p>33209</text:p>
          </table:table-cell>
          <table:table-cell office:value-type="float" office:value="42607" table:style-name="ce1">
            <text:p>42607</text:p>
          </table:table-cell>
          <table:table-cell office:value-type="float" office:value="44330" table:style-name="ce1">
            <text:p>44330</text:p>
          </table:table-cell>
          <table:table-cell office:value-type="float" office:value="43842" table:style-name="ce1">
            <text:p>43842</text:p>
          </table:table-cell>
          <table:table-cell office:value-type="float" office:value="43552" table:style-name="ce1">
            <text:p>435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9</text:p>
          </table:table-cell>
          <table:table-cell office:value-type="string" table:style-name="ce1">
            <text:p>CONSTITUCION [de San Miguel de los Reyes a <text:s/>Avda. Doctor Peset Aleixandre]</text:p>
          </table:table-cell>
          <table:table-cell office:value-type="float" office:value="11147" table:style-name="ce1">
            <text:p>11147</text:p>
          </table:table-cell>
          <table:table-cell office:value-type="float" office:value="11279" table:style-name="ce1">
            <text:p>11279</text:p>
          </table:table-cell>
          <table:table-cell office:value-type="float" office:value="11243" table:style-name="ce1">
            <text:p>11243</text:p>
          </table:table-cell>
          <table:table-cell office:value-type="float" office:value="11374" table:style-name="ce1">
            <text:p>11374</text:p>
          </table:table-cell>
          <table:table-cell office:value-type="float" office:value="11418" table:style-name="ce1">
            <text:p>11418</text:p>
          </table:table-cell>
          <table:table-cell office:value-type="float" office:value="11410" table:style-name="ce1">
            <text:p>11410</text:p>
          </table:table-cell>
          <table:table-cell office:value-type="float" office:value="10961" table:style-name="ce1">
            <text:p>10961</text:p>
          </table:table-cell>
          <table:table-cell office:value-type="float" office:value="8926" table:style-name="ce1">
            <text:p>8926</text:p>
          </table:table-cell>
          <table:table-cell office:value-type="float" office:value="11120" table:style-name="ce1">
            <text:p>11120</text:p>
          </table:table-cell>
          <table:table-cell office:value-type="float" office:value="11130" table:style-name="ce1">
            <text:p>11130</text:p>
          </table:table-cell>
          <table:table-cell office:value-type="float" office:value="10961" table:style-name="ce1">
            <text:p>10961</text:p>
          </table:table-cell>
          <table:table-cell office:value-type="float" office:value="11100" table:style-name="ce1">
            <text:p>111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</text:p>
          </table:table-cell>
          <table:table-cell office:value-type="string" table:style-name="ce1">
            <text:p>AUTOPISTA DEL SALER <text:s/>[Entre Pte. De Monteolivete y Antonio Ferrandis]</text:p>
          </table:table-cell>
          <table:table-cell office:value-type="float" office:value="26537" table:style-name="ce1">
            <text:p>26537</text:p>
          </table:table-cell>
          <table:table-cell office:value-type="float" office:value="27837" table:style-name="ce1">
            <text:p>27837</text:p>
          </table:table-cell>
          <table:table-cell office:value-type="float" office:value="28147" table:style-name="ce1">
            <text:p>28147</text:p>
          </table:table-cell>
          <table:table-cell office:value-type="float" office:value="28209" table:style-name="ce1">
            <text:p>28209</text:p>
          </table:table-cell>
          <table:table-cell office:value-type="float" office:value="28919" table:style-name="ce1">
            <text:p>28919</text:p>
          </table:table-cell>
          <table:table-cell office:value-type="float" office:value="29751" table:style-name="ce1">
            <text:p>29751</text:p>
          </table:table-cell>
          <table:table-cell office:value-type="float" office:value="31557" table:style-name="ce1">
            <text:p>31557</text:p>
          </table:table-cell>
          <table:table-cell office:value-type="float" office:value="24878" table:style-name="ce1">
            <text:p>24878</text:p>
          </table:table-cell>
          <table:table-cell office:value-type="float" office:value="30619" table:style-name="ce1">
            <text:p>30619</text:p>
          </table:table-cell>
          <table:table-cell office:value-type="float" office:value="29418" table:style-name="ce1">
            <text:p>29418</text:p>
          </table:table-cell>
          <table:table-cell office:value-type="float" office:value="29434" table:style-name="ce1">
            <text:p>29434</text:p>
          </table:table-cell>
          <table:table-cell office:value-type="float" office:value="27026" table:style-name="ce1">
            <text:p>270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0</text:p>
          </table:table-cell>
          <table:table-cell office:value-type="string" table:style-name="ce1">
            <text:p>CONSTITUCION [De Doctor Peset Aleixandre a San Miguel de los Reyes]</text:p>
          </table:table-cell>
          <table:table-cell office:value-type="float" office:value="11379" table:style-name="ce1">
            <text:p>11379</text:p>
          </table:table-cell>
          <table:table-cell office:value-type="float" office:value="11983" table:style-name="ce1">
            <text:p>11983</text:p>
          </table:table-cell>
          <table:table-cell office:value-type="float" office:value="11526" table:style-name="ce1">
            <text:p>11526</text:p>
          </table:table-cell>
          <table:table-cell office:value-type="float" office:value="11641" table:style-name="ce1">
            <text:p>11641</text:p>
          </table:table-cell>
          <table:table-cell office:value-type="float" office:value="11778" table:style-name="ce1">
            <text:p>11778</text:p>
          </table:table-cell>
          <table:table-cell office:value-type="float" office:value="11589" table:style-name="ce1">
            <text:p>11589</text:p>
          </table:table-cell>
          <table:table-cell office:value-type="float" office:value="10839" table:style-name="ce1">
            <text:p>10839</text:p>
          </table:table-cell>
          <table:table-cell office:value-type="float" office:value="8659" table:style-name="ce1">
            <text:p>8659</text:p>
          </table:table-cell>
          <table:table-cell office:value-type="float" office:value="11340" table:style-name="ce1">
            <text:p>11340</text:p>
          </table:table-cell>
          <table:table-cell office:value-type="float" office:value="11490" table:style-name="ce1">
            <text:p>11490</text:p>
          </table:table-cell>
          <table:table-cell office:value-type="float" office:value="11315" table:style-name="ce1">
            <text:p>11315</text:p>
          </table:table-cell>
          <table:table-cell office:value-type="float" office:value="11243" table:style-name="ce1">
            <text:p>112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1</text:p>
          </table:table-cell>
          <table:table-cell office:value-type="string" table:style-name="ce1">
            <text:p>MARQUES DEL TURIA [De Puente Aragón a Hernán Cortes]</text:p>
          </table:table-cell>
          <table:table-cell office:value-type="float" office:value="28009" table:style-name="ce1">
            <text:p>28009</text:p>
          </table:table-cell>
          <table:table-cell office:value-type="float" office:value="28645" table:style-name="ce1">
            <text:p>28645</text:p>
          </table:table-cell>
          <table:table-cell office:value-type="float" office:value="28434" table:style-name="ce1">
            <text:p>28434</text:p>
          </table:table-cell>
          <table:table-cell office:value-type="float" office:value="28300" table:style-name="ce1">
            <text:p>28300</text:p>
          </table:table-cell>
          <table:table-cell office:value-type="float" office:value="28135" table:style-name="ce1">
            <text:p>28135</text:p>
          </table:table-cell>
          <table:table-cell office:value-type="float" office:value="29293" table:style-name="ce1">
            <text:p>29293</text:p>
          </table:table-cell>
          <table:table-cell office:value-type="float" office:value="29432" table:style-name="ce1">
            <text:p>29432</text:p>
          </table:table-cell>
          <table:table-cell office:value-type="float" office:value="22225" table:style-name="ce1">
            <text:p>22225</text:p>
          </table:table-cell>
          <table:table-cell office:value-type="float" office:value="28355" table:style-name="ce1">
            <text:p>28355</text:p>
          </table:table-cell>
          <table:table-cell office:value-type="float" office:value="28590" table:style-name="ce1">
            <text:p>28590</text:p>
          </table:table-cell>
          <table:table-cell office:value-type="float" office:value="24837" table:style-name="ce1">
            <text:p>24837</text:p>
          </table:table-cell>
          <table:table-cell office:value-type="float" office:value="24822" table:style-name="ce1">
            <text:p>248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2</text:p>
          </table:table-cell>
          <table:table-cell office:value-type="string" table:style-name="ce1">
            <text:p>MARQUES DEL TURIA [De Hernán Cortes a Puente de Aragón]</text:p>
          </table:table-cell>
          <table:table-cell office:value-type="float" office:value="29026" table:style-name="ce1">
            <text:p>29026</text:p>
          </table:table-cell>
          <table:table-cell office:value-type="float" office:value="29491" table:style-name="ce1">
            <text:p>29491</text:p>
          </table:table-cell>
          <table:table-cell office:value-type="float" office:value="29864" table:style-name="ce1">
            <text:p>29864</text:p>
          </table:table-cell>
          <table:table-cell office:value-type="float" office:value="29406" table:style-name="ce1">
            <text:p>29406</text:p>
          </table:table-cell>
          <table:table-cell office:value-type="float" office:value="30502" table:style-name="ce1">
            <text:p>30502</text:p>
          </table:table-cell>
          <table:table-cell office:value-type="float" office:value="30819" table:style-name="ce1">
            <text:p>30819</text:p>
          </table:table-cell>
          <table:table-cell office:value-type="float" office:value="32070" table:style-name="ce1">
            <text:p>32070</text:p>
          </table:table-cell>
          <table:table-cell office:value-type="float" office:value="23538" table:style-name="ce1">
            <text:p>23538</text:p>
          </table:table-cell>
          <table:table-cell office:value-type="float" office:value="28662" table:style-name="ce1">
            <text:p>28662</text:p>
          </table:table-cell>
          <table:table-cell office:value-type="float" office:value="28289" table:style-name="ce1">
            <text:p>28289</text:p>
          </table:table-cell>
          <table:table-cell office:value-type="float" office:value="28886" table:style-name="ce1">
            <text:p>2888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323</text:p>
          </table:table-cell>
          <table:table-cell office:value-type="string" table:style-name="ce1">
            <text:p>PERIS Y VALERO <text:s/>[De Zapadores a Av. Amado Granell Mesado (militar)]</text:p>
          </table:table-cell>
          <table:table-cell office:value-type="float" office:value="26377" table:style-name="ce1">
            <text:p>26377</text:p>
          </table:table-cell>
          <table:table-cell office:value-type="float" office:value="28019" table:style-name="ce1">
            <text:p>28019</text:p>
          </table:table-cell>
          <table:table-cell office:value-type="float" office:value="26714" table:style-name="ce1">
            <text:p>26714</text:p>
          </table:table-cell>
          <table:table-cell office:value-type="float" office:value="25734" table:style-name="ce1">
            <text:p>25734</text:p>
          </table:table-cell>
          <table:table-cell office:value-type="float" office:value="26393" table:style-name="ce1">
            <text:p>26393</text:p>
          </table:table-cell>
          <table:table-cell office:value-type="float" office:value="26749" table:style-name="ce1">
            <text:p>26749</text:p>
          </table:table-cell>
          <table:table-cell office:value-type="float" office:value="27038" table:style-name="ce1">
            <text:p>27038</text:p>
          </table:table-cell>
          <table:table-cell office:value-type="float" office:value="20877" table:style-name="ce1">
            <text:p>20877</text:p>
          </table:table-cell>
          <table:table-cell office:value-type="float" office:value="27024" table:style-name="ce1">
            <text:p>27024</text:p>
          </table:table-cell>
          <table:table-cell office:value-type="float" office:value="26888" table:style-name="ce1">
            <text:p>26888</text:p>
          </table:table-cell>
          <table:table-cell office:value-type="float" office:value="26513" table:style-name="ce1">
            <text:p>26513</text:p>
          </table:table-cell>
          <table:table-cell office:value-type="float" office:value="26388" table:style-name="ce1">
            <text:p>263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4</text:p>
          </table:table-cell>
          <table:table-cell office:value-type="string" table:style-name="ce1">
            <text:p>PERIS Y VALERO <text:s/>[De General Urrutia a Zapadores]</text:p>
          </table:table-cell>
          <table:table-cell office:value-type="float" office:value="19047" table:style-name="ce1">
            <text:p>19047</text:p>
          </table:table-cell>
          <table:table-cell office:value-type="float" office:value="19772" table:style-name="ce1">
            <text:p>19772</text:p>
          </table:table-cell>
          <table:table-cell office:value-type="float" office:value="20167" table:style-name="ce1">
            <text:p>20167</text:p>
          </table:table-cell>
          <table:table-cell office:value-type="float" office:value="19493" table:style-name="ce1">
            <text:p>19493</text:p>
          </table:table-cell>
          <table:table-cell office:value-type="float" office:value="19639" table:style-name="ce1">
            <text:p>19639</text:p>
          </table:table-cell>
          <table:table-cell office:value-type="float" office:value="19845" table:style-name="ce1">
            <text:p>19845</text:p>
          </table:table-cell>
          <table:table-cell office:value-type="float" office:value="19131" table:style-name="ce1">
            <text:p>19131</text:p>
          </table:table-cell>
          <table:table-cell office:value-type="float" office:value="14829" table:style-name="ce1">
            <text:p>14829</text:p>
          </table:table-cell>
          <table:table-cell office:value-type="float" office:value="19725" table:style-name="ce1">
            <text:p>19725</text:p>
          </table:table-cell>
          <table:table-cell office:value-type="float" office:value="19539" table:style-name="ce1">
            <text:p>19539</text:p>
          </table:table-cell>
          <table:table-cell office:value-type="float" office:value="19384" table:style-name="ce1">
            <text:p>19384</text:p>
          </table:table-cell>
          <table:table-cell office:value-type="float" office:value="19250" table:style-name="ce1">
            <text:p>192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5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4160" table:style-name="ce1">
            <text:p>24160</text:p>
          </table:table-cell>
          <table:table-cell office:value-type="float" office:value="24403" table:style-name="ce1">
            <text:p>24403</text:p>
          </table:table-cell>
          <table:table-cell office:value-type="float" office:value="23990" table:style-name="ce1">
            <text:p>23990</text:p>
          </table:table-cell>
          <table:table-cell office:value-type="float" office:value="23595" table:style-name="ce1">
            <text:p>23595</text:p>
          </table:table-cell>
          <table:table-cell office:value-type="float" office:value="24024" table:style-name="ce1">
            <text:p>24024</text:p>
          </table:table-cell>
          <table:table-cell office:value-type="float" office:value="24123" table:style-name="ce1">
            <text:p>24123</text:p>
          </table:table-cell>
          <table:table-cell office:value-type="float" office:value="22479" table:style-name="ce1">
            <text:p>22479</text:p>
          </table:table-cell>
          <table:table-cell office:value-type="float" office:value="16963" table:style-name="ce1">
            <text:p>16963</text:p>
          </table:table-cell>
          <table:table-cell office:value-type="float" office:value="23724" table:style-name="ce1">
            <text:p>23724</text:p>
          </table:table-cell>
          <table:table-cell office:value-type="float" office:value="23640" table:style-name="ce1">
            <text:p>23640</text:p>
          </table:table-cell>
          <table:table-cell office:value-type="float" office:value="23529" table:style-name="ce1">
            <text:p>23529</text:p>
          </table:table-cell>
          <table:table-cell office:value-type="float" office:value="23109" table:style-name="ce1">
            <text:p>231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6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0944" table:style-name="ce1">
            <text:p>20944</text:p>
          </table:table-cell>
          <table:table-cell office:value-type="float" office:value="22098" table:style-name="ce1">
            <text:p>22098</text:p>
          </table:table-cell>
          <table:table-cell office:value-type="float" office:value="21574" table:style-name="ce1">
            <text:p>21574</text:p>
          </table:table-cell>
          <table:table-cell office:value-type="float" office:value="21317" table:style-name="ce1">
            <text:p>21317</text:p>
          </table:table-cell>
          <table:table-cell office:value-type="float" office:value="21492" table:style-name="ce1">
            <text:p>21492</text:p>
          </table:table-cell>
          <table:table-cell office:value-type="float" office:value="21337" table:style-name="ce1">
            <text:p>21337</text:p>
          </table:table-cell>
          <table:table-cell office:value-type="float" office:value="19554" table:style-name="ce1">
            <text:p>19554</text:p>
          </table:table-cell>
          <table:table-cell office:value-type="float" office:value="13866" table:style-name="ce1">
            <text:p>13866</text:p>
          </table:table-cell>
          <table:table-cell office:value-type="float" office:value="20989" table:style-name="ce1">
            <text:p>20989</text:p>
          </table:table-cell>
          <table:table-cell office:value-type="float" office:value="21002" table:style-name="ce1">
            <text:p>21002</text:p>
          </table:table-cell>
          <table:table-cell office:value-type="float" office:value="21314" table:style-name="ce1">
            <text:p>2131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329</text:p>
          </table:table-cell>
          <table:table-cell office:value-type="string" table:style-name="ce1">
            <text:p>TRES FORQUES <text:s/>[De Tres Cruces a Archiduque Carlos]</text:p>
          </table:table-cell>
          <table:table-cell office:value-type="float" office:value="7425" table:style-name="ce1">
            <text:p>7425</text:p>
          </table:table-cell>
          <table:table-cell office:value-type="float" office:value="7725" table:style-name="ce1">
            <text:p>7725</text:p>
          </table:table-cell>
          <table:table-cell office:value-type="float" office:value="7753" table:style-name="ce1">
            <text:p>7753</text:p>
          </table:table-cell>
          <table:table-cell office:value-type="float" office:value="7442" table:style-name="ce1">
            <text:p>7442</text:p>
          </table:table-cell>
          <table:table-cell office:value-type="float" office:value="7733" table:style-name="ce1">
            <text:p>7733</text:p>
          </table:table-cell>
          <table:table-cell office:value-type="float" office:value="7613" table:style-name="ce1">
            <text:p>7613</text:p>
          </table:table-cell>
          <table:table-cell office:value-type="float" office:value="7040" table:style-name="ce1">
            <text:p>7040</text:p>
          </table:table-cell>
          <table:table-cell office:value-type="float" office:value="5139" table:style-name="ce1">
            <text:p>513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33</text:p>
          </table:table-cell>
          <table:table-cell office:value-type="string" table:style-name="ce1">
            <text:p>AV. DE ARAGON [Entre Ernesto Ferrer y Blasco Ibáñez]</text:p>
          </table:table-cell>
          <table:table-cell office:value-type="float" office:value="45338" table:style-name="ce1">
            <text:p>45338</text:p>
          </table:table-cell>
          <table:table-cell office:value-type="float" office:value="47335" table:style-name="ce1">
            <text:p>47335</text:p>
          </table:table-cell>
          <table:table-cell office:value-type="float" office:value="47872" table:style-name="ce1">
            <text:p>47872</text:p>
          </table:table-cell>
          <table:table-cell office:value-type="float" office:value="47404" table:style-name="ce1">
            <text:p>47404</text:p>
          </table:table-cell>
          <table:table-cell office:value-type="float" office:value="48271" table:style-name="ce1">
            <text:p>48271</text:p>
          </table:table-cell>
          <table:table-cell office:value-type="float" office:value="48852" table:style-name="ce1">
            <text:p>48852</text:p>
          </table:table-cell>
          <table:table-cell office:value-type="float" office:value="50250" table:style-name="ce1">
            <text:p>50250</text:p>
          </table:table-cell>
          <table:table-cell office:value-type="float" office:value="39961" table:style-name="ce1">
            <text:p>39961</text:p>
          </table:table-cell>
          <table:table-cell office:value-type="float" office:value="50561" table:style-name="ce1">
            <text:p>50561</text:p>
          </table:table-cell>
          <table:table-cell office:value-type="float" office:value="47882" table:style-name="ce1">
            <text:p>47882</text:p>
          </table:table-cell>
          <table:table-cell office:value-type="float" office:value="47365" table:style-name="ce1">
            <text:p>47365</text:p>
          </table:table-cell>
          <table:table-cell office:value-type="float" office:value="48237" table:style-name="ce1">
            <text:p>482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0</text:p>
          </table:table-cell>
          <table:table-cell office:value-type="string" table:style-name="ce1">
            <text:p>TRES FORQUES <text:s/>[De Archiduque Carlos a Tres Cruces]</text:p>
          </table:table-cell>
          <table:table-cell office:value-type="float" office:value="5725" table:style-name="ce1">
            <text:p>5725</text:p>
          </table:table-cell>
          <table:table-cell office:value-type="float" office:value="6072" table:style-name="ce1">
            <text:p>6072</text:p>
          </table:table-cell>
          <table:table-cell office:value-type="float" office:value="6097" table:style-name="ce1">
            <text:p>6097</text:p>
          </table:table-cell>
          <table:table-cell office:value-type="float" office:value="5896" table:style-name="ce1">
            <text:p>5896</text:p>
          </table:table-cell>
          <table:table-cell office:value-type="float" office:value="6132" table:style-name="ce1">
            <text:p>6132</text:p>
          </table:table-cell>
          <table:table-cell office:value-type="float" office:value="6044" table:style-name="ce1">
            <text:p>6044</text:p>
          </table:table-cell>
          <table:table-cell office:value-type="float" office:value="5407" table:style-name="ce1">
            <text:p>5407</text:p>
          </table:table-cell>
          <table:table-cell office:value-type="float" office:value="3938" table:style-name="ce1">
            <text:p>393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331</text:p>
          </table:table-cell>
          <table:table-cell office:value-type="string" table:style-name="ce1">
            <text:p>AUSIAS MARCH [De Hermanos Maristas a Av. De la Plata]</text:p>
          </table:table-cell>
          <table:table-cell office:value-type="float" office:value="26569" table:style-name="ce1">
            <text:p>26569</text:p>
          </table:table-cell>
          <table:table-cell office:value-type="float" office:value="27312" table:style-name="ce1">
            <text:p>27312</text:p>
          </table:table-cell>
          <table:table-cell office:value-type="float" office:value="26976" table:style-name="ce1">
            <text:p>26976</text:p>
          </table:table-cell>
          <table:table-cell office:value-type="float" office:value="27186" table:style-name="ce1">
            <text:p>27186</text:p>
          </table:table-cell>
          <table:table-cell office:value-type="float" office:value="27590" table:style-name="ce1">
            <text:p>27590</text:p>
          </table:table-cell>
          <table:table-cell office:value-type="float" office:value="27690" table:style-name="ce1">
            <text:p>27690</text:p>
          </table:table-cell>
          <table:table-cell office:value-type="float" office:value="27732" table:style-name="ce1">
            <text:p>27732</text:p>
          </table:table-cell>
          <table:table-cell office:value-type="float" office:value="24237" table:style-name="ce1">
            <text:p>24237</text:p>
          </table:table-cell>
          <table:table-cell office:value-type="float" office:value="28097" table:style-name="ce1">
            <text:p>28097</text:p>
          </table:table-cell>
          <table:table-cell office:value-type="float" office:value="27811" table:style-name="ce1">
            <text:p>27811</text:p>
          </table:table-cell>
          <table:table-cell office:value-type="float" office:value="27495" table:style-name="ce1">
            <text:p>27495</text:p>
          </table:table-cell>
          <table:table-cell office:value-type="float" office:value="27882" table:style-name="ce1">
            <text:p>278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2</text:p>
          </table:table-cell>
          <table:table-cell office:value-type="string" table:style-name="ce1">
            <text:p>AUSIAS MARCH <text:s/>[De Av. De la Plata a Hermanos Maristas]</text:p>
          </table:table-cell>
          <table:table-cell office:value-type="float" office:value="27141" table:style-name="ce1">
            <text:p>27141</text:p>
          </table:table-cell>
          <table:table-cell office:value-type="float" office:value="27733" table:style-name="ce1">
            <text:p>27733</text:p>
          </table:table-cell>
          <table:table-cell office:value-type="float" office:value="27672" table:style-name="ce1">
            <text:p>27672</text:p>
          </table:table-cell>
          <table:table-cell office:value-type="float" office:value="26699" table:style-name="ce1">
            <text:p>26699</text:p>
          </table:table-cell>
          <table:table-cell office:value-type="float" office:value="22555" table:style-name="ce1">
            <text:p>22555</text:p>
          </table:table-cell>
          <table:table-cell office:value-type="float" office:value="24609" table:style-name="ce1">
            <text:p>24609</text:p>
          </table:table-cell>
          <table:table-cell office:value-type="float" office:value="24866" table:style-name="ce1">
            <text:p>24866</text:p>
          </table:table-cell>
          <table:table-cell office:value-type="float" office:value="20570" table:style-name="ce1">
            <text:p>20570</text:p>
          </table:table-cell>
          <table:table-cell office:value-type="float" office:value="26773" table:style-name="ce1">
            <text:p>26773</text:p>
          </table:table-cell>
          <table:table-cell office:value-type="float" office:value="27076" table:style-name="ce1">
            <text:p>27076</text:p>
          </table:table-cell>
          <table:table-cell office:value-type="float" office:value="26518" table:style-name="ce1">
            <text:p>26518</text:p>
          </table:table-cell>
          <table:table-cell office:value-type="float" office:value="27234" table:style-name="ce1">
            <text:p>272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6</text:p>
          </table:table-cell>
          <table:table-cell office:value-type="string" table:style-name="ce1">
            <text:p>DOCTOR MANUEL CANDELA <text:s/>[De Av. Del Puerto a Santos Justo y Pastor]</text:p>
          </table:table-cell>
          <table:table-cell office:value-type="float" office:value="15406" table:style-name="ce1">
            <text:p>15406</text:p>
          </table:table-cell>
          <table:table-cell office:value-type="float" office:value="16177" table:style-name="ce1">
            <text:p>16177</text:p>
          </table:table-cell>
          <table:table-cell office:value-type="float" office:value="15633" table:style-name="ce1">
            <text:p>15633</text:p>
          </table:table-cell>
          <table:table-cell office:value-type="float" office:value="15543" table:style-name="ce1">
            <text:p>15543</text:p>
          </table:table-cell>
          <table:table-cell office:value-type="float" office:value="15915" table:style-name="ce1">
            <text:p>15915</text:p>
          </table:table-cell>
          <table:table-cell office:value-type="float" office:value="15781" table:style-name="ce1">
            <text:p>15781</text:p>
          </table:table-cell>
          <table:table-cell office:value-type="float" office:value="14663" table:style-name="ce1">
            <text:p>14663</text:p>
          </table:table-cell>
          <table:table-cell office:value-type="float" office:value="10816" table:style-name="ce1">
            <text:p>10816</text:p>
          </table:table-cell>
          <table:table-cell office:value-type="float" office:value="15816" table:style-name="ce1">
            <text:p>15816</text:p>
          </table:table-cell>
          <table:table-cell office:value-type="float" office:value="15919" table:style-name="ce1">
            <text:p>15919</text:p>
          </table:table-cell>
          <table:table-cell office:value-type="float" office:value="15776" table:style-name="ce1">
            <text:p>15776</text:p>
          </table:table-cell>
          <table:table-cell office:value-type="float" office:value="14692" table:style-name="ce1">
            <text:p>146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7</text:p>
          </table:table-cell>
          <table:table-cell office:value-type="string" table:style-name="ce1">
            <text:p>FONTANARES [De Archiduque Carlos a Gaspar Aguilar]</text:p>
          </table:table-cell>
          <table:table-cell office:value-type="float" office:value="4064" table:style-name="ce1">
            <text:p>4064</text:p>
          </table:table-cell>
          <table:table-cell office:value-type="float" office:value="4278" table:style-name="ce1">
            <text:p>4278</text:p>
          </table:table-cell>
          <table:table-cell office:value-type="float" office:value="3305" table:style-name="ce1">
            <text:p>3305</text:p>
          </table:table-cell>
          <table:table-cell office:value-type="float" office:value="4065" table:style-name="ce1">
            <text:p>4065</text:p>
          </table:table-cell>
          <table:table-cell office:value-type="float" office:value="4114" table:style-name="ce1">
            <text:p>4114</text:p>
          </table:table-cell>
          <table:table-cell office:value-type="float" office:value="4109" table:style-name="ce1">
            <text:p>4109</text:p>
          </table:table-cell>
          <table:table-cell office:value-type="float" office:value="3736" table:style-name="ce1">
            <text:p>3736</text:p>
          </table:table-cell>
          <table:table-cell office:value-type="float" office:value="2774" table:style-name="ce1">
            <text:p>2774</text:p>
          </table:table-cell>
          <table:table-cell office:value-type="float" office:value="4054" table:style-name="ce1">
            <text:p>4054</text:p>
          </table:table-cell>
          <table:table-cell office:value-type="float" office:value="4206" table:style-name="ce1">
            <text:p>4206</text:p>
          </table:table-cell>
          <table:table-cell office:value-type="float" office:value="4166" table:style-name="ce1">
            <text:p>4166</text:p>
          </table:table-cell>
          <table:table-cell office:value-type="float" office:value="4035" table:style-name="ce1">
            <text:p>40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</text:p>
          </table:table-cell>
          <table:table-cell office:value-type="string" table:style-name="ce1">
            <text:p>AV. DE ARAGON [Entre Pl. Zaragoza y Ernesto Ferrer]</text:p>
          </table:table-cell>
          <table:table-cell office:value-type="float" office:value="52238" table:style-name="ce1">
            <text:p>52238</text:p>
          </table:table-cell>
          <table:table-cell office:value-type="float" office:value="54077" table:style-name="ce1">
            <text:p>54077</text:p>
          </table:table-cell>
          <table:table-cell office:value-type="float" office:value="53811" table:style-name="ce1">
            <text:p>53811</text:p>
          </table:table-cell>
          <table:table-cell office:value-type="float" office:value="53644" table:style-name="ce1">
            <text:p>53644</text:p>
          </table:table-cell>
          <table:table-cell office:value-type="float" office:value="54698" table:style-name="ce1">
            <text:p>54698</text:p>
          </table:table-cell>
          <table:table-cell office:value-type="float" office:value="55428" table:style-name="ce1">
            <text:p>55428</text:p>
          </table:table-cell>
          <table:table-cell office:value-type="float" office:value="56570" table:style-name="ce1">
            <text:p>56570</text:p>
          </table:table-cell>
          <table:table-cell office:value-type="float" office:value="44307" table:style-name="ce1">
            <text:p>44307</text:p>
          </table:table-cell>
          <table:table-cell office:value-type="float" office:value="57049" table:style-name="ce1">
            <text:p>57049</text:p>
          </table:table-cell>
          <table:table-cell office:value-type="float" office:value="55507" table:style-name="ce1">
            <text:p>55507</text:p>
          </table:table-cell>
          <table:table-cell office:value-type="float" office:value="54937" table:style-name="ce1">
            <text:p>54937</text:p>
          </table:table-cell>
          <table:table-cell office:value-type="float" office:value="56143" table:style-name="ce1">
            <text:p>561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2</text:p>
          </table:table-cell>
          <table:table-cell office:value-type="string" table:style-name="ce1">
            <text:p>FERNANDO EL CATOLICO [De Paseo de Pechina a Ángel Guimerá]</text:p>
          </table:table-cell>
          <table:table-cell office:value-type="float" office:value="28806" table:style-name="ce1">
            <text:p>28806</text:p>
          </table:table-cell>
          <table:table-cell office:value-type="float" office:value="29591" table:style-name="ce1">
            <text:p>29591</text:p>
          </table:table-cell>
          <table:table-cell office:value-type="float" office:value="28960" table:style-name="ce1">
            <text:p>28960</text:p>
          </table:table-cell>
          <table:table-cell office:value-type="float" office:value="28728" table:style-name="ce1">
            <text:p>28728</text:p>
          </table:table-cell>
          <table:table-cell office:value-type="float" office:value="29378" table:style-name="ce1">
            <text:p>29378</text:p>
          </table:table-cell>
          <table:table-cell office:value-type="float" office:value="29427" table:style-name="ce1">
            <text:p>29427</text:p>
          </table:table-cell>
          <table:table-cell office:value-type="float" office:value="30218" table:style-name="ce1">
            <text:p>30218</text:p>
          </table:table-cell>
          <table:table-cell office:value-type="float" office:value="22474" table:style-name="ce1">
            <text:p>22474</text:p>
          </table:table-cell>
          <table:table-cell office:value-type="float" office:value="29508" table:style-name="ce1">
            <text:p>29508</text:p>
          </table:table-cell>
          <table:table-cell office:value-type="float" office:value="28906" table:style-name="ce1">
            <text:p>28906</text:p>
          </table:table-cell>
          <table:table-cell office:value-type="float" office:value="28582" table:style-name="ce1">
            <text:p>28582</text:p>
          </table:table-cell>
          <table:table-cell office:value-type="float" office:value="28488" table:style-name="ce1">
            <text:p>284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3</text:p>
          </table:table-cell>
          <table:table-cell office:value-type="string" table:style-name="ce1">
            <text:p>FERNANDO EL CATOLICO [De Ángel Guimerá a Paseo de Pechina]</text:p>
          </table:table-cell>
          <table:table-cell office:value-type="float" office:value="25632" table:style-name="ce1">
            <text:p>25632</text:p>
          </table:table-cell>
          <table:table-cell office:value-type="float" office:value="26501" table:style-name="ce1">
            <text:p>26501</text:p>
          </table:table-cell>
          <table:table-cell office:value-type="float" office:value="25157" table:style-name="ce1">
            <text:p>25157</text:p>
          </table:table-cell>
          <table:table-cell office:value-type="float" office:value="25597" table:style-name="ce1">
            <text:p>25597</text:p>
          </table:table-cell>
          <table:table-cell office:value-type="float" office:value="25985" table:style-name="ce1">
            <text:p>25985</text:p>
          </table:table-cell>
          <table:table-cell office:value-type="float" office:value="25918" table:style-name="ce1">
            <text:p>25918</text:p>
          </table:table-cell>
          <table:table-cell office:value-type="float" office:value="24066" table:style-name="ce1">
            <text:p>24066</text:p>
          </table:table-cell>
          <table:table-cell office:value-type="float" office:value="17046" table:style-name="ce1">
            <text:p>17046</text:p>
          </table:table-cell>
          <table:table-cell office:value-type="float" office:value="24789" table:style-name="ce1">
            <text:p>24789</text:p>
          </table:table-cell>
          <table:table-cell office:value-type="float" office:value="24527" table:style-name="ce1">
            <text:p>24527</text:p>
          </table:table-cell>
          <table:table-cell office:value-type="float" office:value="24664" table:style-name="ce1">
            <text:p>24664</text:p>
          </table:table-cell>
          <table:table-cell office:value-type="float" office:value="24660" table:style-name="ce1">
            <text:p>246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4</text:p>
          </table:table-cell>
          <table:table-cell office:value-type="string" table:style-name="ce1">
            <text:p>CONSTITUCION [De Ruaya a Llano de Zaidia]</text:p>
          </table:table-cell>
          <table:table-cell office:value-type="float" office:value="14518" table:style-name="ce1">
            <text:p>14518</text:p>
          </table:table-cell>
          <table:table-cell office:value-type="float" office:value="14844" table:style-name="ce1">
            <text:p>14844</text:p>
          </table:table-cell>
          <table:table-cell office:value-type="float" office:value="14385" table:style-name="ce1">
            <text:p>14385</text:p>
          </table:table-cell>
          <table:table-cell office:value-type="float" office:value="14268" table:style-name="ce1">
            <text:p>14268</text:p>
          </table:table-cell>
          <table:table-cell office:value-type="float" office:value="14424" table:style-name="ce1">
            <text:p>14424</text:p>
          </table:table-cell>
          <table:table-cell office:value-type="float" office:value="14278" table:style-name="ce1">
            <text:p>14278</text:p>
          </table:table-cell>
          <table:table-cell office:value-type="float" office:value="13146" table:style-name="ce1">
            <text:p>13146</text:p>
          </table:table-cell>
          <table:table-cell office:value-type="float" office:value="9995" table:style-name="ce1">
            <text:p>9995</text:p>
          </table:table-cell>
          <table:table-cell office:value-type="float" office:value="14300" table:style-name="ce1">
            <text:p>14300</text:p>
          </table:table-cell>
          <table:table-cell office:value-type="float" office:value="14912" table:style-name="ce1">
            <text:p>14912</text:p>
          </table:table-cell>
          <table:table-cell office:value-type="float" office:value="14814" table:style-name="ce1">
            <text:p>14814</text:p>
          </table:table-cell>
          <table:table-cell office:value-type="float" office:value="14866" table:style-name="ce1">
            <text:p>148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5</text:p>
          </table:table-cell>
          <table:table-cell office:value-type="string" table:style-name="ce1">
            <text:p>PUENTE EXPOSICIÓN [De Paseo de Ciudadela a Alameda]</text:p>
          </table:table-cell>
          <table:table-cell office:value-type="float" office:value="11504" table:style-name="ce1">
            <text:p>11504</text:p>
          </table:table-cell>
          <table:table-cell office:value-type="float" office:value="12440" table:style-name="ce1">
            <text:p>12440</text:p>
          </table:table-cell>
          <table:table-cell office:value-type="float" office:value="10879" table:style-name="ce1">
            <text:p>10879</text:p>
          </table:table-cell>
          <table:table-cell office:value-type="float" office:value="11374" table:style-name="ce1">
            <text:p>11374</text:p>
          </table:table-cell>
          <table:table-cell office:value-type="float" office:value="11365" table:style-name="ce1">
            <text:p>11365</text:p>
          </table:table-cell>
          <table:table-cell office:value-type="float" office:value="11292" table:style-name="ce1">
            <text:p>11292</text:p>
          </table:table-cell>
          <table:table-cell office:value-type="float" office:value="9440" table:style-name="ce1">
            <text:p>9440</text:p>
          </table:table-cell>
          <table:table-cell office:value-type="float" office:value="6667" table:style-name="ce1">
            <text:p>6667</text:p>
          </table:table-cell>
          <table:table-cell office:value-type="float" office:value="10686" table:style-name="ce1">
            <text:p>10686</text:p>
          </table:table-cell>
          <table:table-cell office:value-type="float" office:value="10903" table:style-name="ce1">
            <text:p>10903</text:p>
          </table:table-cell>
          <table:table-cell office:value-type="float" office:value="11184" table:style-name="ce1">
            <text:p>11184</text:p>
          </table:table-cell>
          <table:table-cell office:value-type="float" office:value="10985" table:style-name="ce1">
            <text:p>109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7</text:p>
          </table:table-cell>
          <table:table-cell office:value-type="string" table:style-name="ce1">
            <text:p>CARRER DE LA DEMOCRÀCIA [De Pérez Galdós a Velázquez]</text:p>
          </table:table-cell>
          <table:table-cell office:value-type="float" office:value="5596" table:style-name="ce1">
            <text:p>5596</text:p>
          </table:table-cell>
          <table:table-cell office:value-type="float" office:value="5799" table:style-name="ce1">
            <text:p>5799</text:p>
          </table:table-cell>
          <table:table-cell office:value-type="float" office:value="5123" table:style-name="ce1">
            <text:p>5123</text:p>
          </table:table-cell>
          <table:table-cell office:value-type="float" office:value="5452" table:style-name="ce1">
            <text:p>5452</text:p>
          </table:table-cell>
          <table:table-cell office:value-type="float" office:value="5170" table:style-name="ce1">
            <text:p>5170</text:p>
          </table:table-cell>
          <table:table-cell office:value-type="float" office:value="5025" table:style-name="ce1">
            <text:p>5025</text:p>
          </table:table-cell>
          <table:table-cell office:value-type="float" office:value="4453" table:style-name="ce1">
            <text:p>4453</text:p>
          </table:table-cell>
          <table:table-cell office:value-type="float" office:value="3107" table:style-name="ce1">
            <text:p>3107</text:p>
          </table:table-cell>
          <table:table-cell office:value-type="float" office:value="5306" table:style-name="ce1">
            <text:p>5306</text:p>
          </table:table-cell>
          <table:table-cell office:value-type="float" office:value="5690" table:style-name="ce1">
            <text:p>5690</text:p>
          </table:table-cell>
          <table:table-cell office:value-type="float" office:value="5763" table:style-name="ce1">
            <text:p>5763</text:p>
          </table:table-cell>
          <table:table-cell office:value-type="float" office:value="5030" table:style-name="ce1">
            <text:p>50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9</text:p>
          </table:table-cell>
          <table:table-cell office:value-type="string" table:style-name="ce1">
            <text:p>MAESTRO GUERRERO [De Av. Pérez Galdós a Juan Llorens]</text:p>
          </table:table-cell>
          <table:table-cell office:value-type="float" office:value="2784" table:style-name="ce1">
            <text:p>2784</text:p>
          </table:table-cell>
          <table:table-cell office:value-type="float" office:value="2975" table:style-name="ce1">
            <text:p>2975</text:p>
          </table:table-cell>
          <table:table-cell office:value-type="float" office:value="3579" table:style-name="ce1">
            <text:p>3579</text:p>
          </table:table-cell>
          <table:table-cell office:value-type="float" office:value="2675" table:style-name="ce1">
            <text:p>2675</text:p>
          </table:table-cell>
          <table:table-cell office:value-type="float" office:value="2808" table:style-name="ce1">
            <text:p>2808</text:p>
          </table:table-cell>
          <table:table-cell office:value-type="float" office:value="2653" table:style-name="ce1">
            <text:p>2653</text:p>
          </table:table-cell>
          <table:table-cell office:value-type="float" office:value="2271" table:style-name="ce1">
            <text:p>2271</text:p>
          </table:table-cell>
          <table:table-cell office:value-type="float" office:value="1559" table:style-name="ce1">
            <text:p>1559</text:p>
          </table:table-cell>
          <table:table-cell office:value-type="float" office:value="2631" table:style-name="ce1">
            <text:p>2631</text:p>
          </table:table-cell>
          <table:table-cell office:value-type="float" office:value="2760" table:style-name="ce1">
            <text:p>2760</text:p>
          </table:table-cell>
          <table:table-cell office:value-type="float" office:value="2753" table:style-name="ce1">
            <text:p>2753</text:p>
          </table:table-cell>
          <table:table-cell office:value-type="float" office:value="2636" table:style-name="ce1">
            <text:p>26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</text:p>
          </table:table-cell>
          <table:table-cell office:value-type="string" table:style-name="ce1">
            <text:p>AV. BURJASSOT [De Doctor Peset Aleixandre a Pintor Matarana]</text:p>
          </table:table-cell>
          <table:table-cell office:value-type="float" office:value="8281" table:style-name="ce1">
            <text:p>8281</text:p>
          </table:table-cell>
          <table:table-cell office:value-type="float" office:value="8381" table:style-name="ce1">
            <text:p>8381</text:p>
          </table:table-cell>
          <table:table-cell office:value-type="float" office:value="8227" table:style-name="ce1">
            <text:p>8227</text:p>
          </table:table-cell>
          <table:table-cell office:value-type="float" office:value="8122" table:style-name="ce1">
            <text:p>8122</text:p>
          </table:table-cell>
          <table:table-cell office:value-type="float" office:value="8681" table:style-name="ce1">
            <text:p>8681</text:p>
          </table:table-cell>
          <table:table-cell office:value-type="float" office:value="8528" table:style-name="ce1">
            <text:p>8528</text:p>
          </table:table-cell>
          <table:table-cell office:value-type="float" office:value="7941" table:style-name="ce1">
            <text:p>7941</text:p>
          </table:table-cell>
          <table:table-cell office:value-type="float" office:value="6164" table:style-name="ce1">
            <text:p>6164</text:p>
          </table:table-cell>
          <table:table-cell office:value-type="float" office:value="8471" table:style-name="ce1">
            <text:p>8471</text:p>
          </table:table-cell>
          <table:table-cell office:value-type="float" office:value="8675" table:style-name="ce1">
            <text:p>8675</text:p>
          </table:table-cell>
          <table:table-cell office:value-type="float" office:value="7772" table:style-name="ce1">
            <text:p>7772</text:p>
          </table:table-cell>
          <table:table-cell office:value-type="float" office:value="6962" table:style-name="ce1">
            <text:p>69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0</text:p>
          </table:table-cell>
          <table:table-cell office:value-type="string" table:style-name="ce1">
            <text:p>AYORA [De Tres Forques a Av. Del Cid]</text:p>
          </table:table-cell>
          <table:table-cell office:value-type="float" office:value="7918" table:style-name="ce1">
            <text:p>7918</text:p>
          </table:table-cell>
          <table:table-cell office:value-type="float" office:value="8266" table:style-name="ce1">
            <text:p>8266</text:p>
          </table:table-cell>
          <table:table-cell office:value-type="float" office:value="8306" table:style-name="ce1">
            <text:p>8306</text:p>
          </table:table-cell>
          <table:table-cell office:value-type="float" office:value="8043" table:style-name="ce1">
            <text:p>8043</text:p>
          </table:table-cell>
          <table:table-cell office:value-type="float" office:value="8185" table:style-name="ce1">
            <text:p>8185</text:p>
          </table:table-cell>
          <table:table-cell office:value-type="float" office:value="8276" table:style-name="ce1">
            <text:p>8276</text:p>
          </table:table-cell>
          <table:table-cell office:value-type="float" office:value="7892" table:style-name="ce1">
            <text:p>7892</text:p>
          </table:table-cell>
          <table:table-cell office:value-type="float" office:value="5539" table:style-name="ce1">
            <text:p>5539</text:p>
          </table:table-cell>
          <table:table-cell office:value-type="float" office:value="8369" table:style-name="ce1">
            <text:p>8369</text:p>
          </table:table-cell>
          <table:table-cell office:value-type="float" office:value="8387" table:style-name="ce1">
            <text:p>8387</text:p>
          </table:table-cell>
          <table:table-cell office:value-type="float" office:value="8498" table:style-name="ce1">
            <text:p>8498</text:p>
          </table:table-cell>
          <table:table-cell office:value-type="float" office:value="8339" table:style-name="ce1">
            <text:p>83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1</text:p>
          </table:table-cell>
          <table:table-cell office:value-type="string" table:style-name="ce1">
            <text:p>MEDITERRANEO [Entre Doctor Lluch <text:s/>y Eugenia Viñes]</text:p>
          </table:table-cell>
          <table:table-cell office:value-type="float" office:value="2093" table:style-name="ce1">
            <text:p>2093</text:p>
          </table:table-cell>
          <table:table-cell office:value-type="float" office:value="2198" table:style-name="ce1">
            <text:p>2198</text:p>
          </table:table-cell>
          <table:table-cell office:value-type="float" office:value="2611" table:style-name="ce1">
            <text:p>2611</text:p>
          </table:table-cell>
          <table:table-cell office:value-type="float" office:value="2447" table:style-name="ce1">
            <text:p>2447</text:p>
          </table:table-cell>
          <table:table-cell office:value-type="float" office:value="2724" table:style-name="ce1">
            <text:p>2724</text:p>
          </table:table-cell>
          <table:table-cell office:value-type="float" office:value="3439" table:style-name="ce1">
            <text:p>3439</text:p>
          </table:table-cell>
          <table:table-cell office:value-type="float" office:value="3702" table:style-name="ce1">
            <text:p>3702</text:p>
          </table:table-cell>
          <table:table-cell office:value-type="float" office:value="3206" table:style-name="ce1">
            <text:p>3206</text:p>
          </table:table-cell>
          <table:table-cell office:value-type="float" office:value="2712" table:style-name="ce1">
            <text:p>2712</text:p>
          </table:table-cell>
          <table:table-cell office:value-type="float" office:value="2470" table:style-name="ce1">
            <text:p>2470</text:p>
          </table:table-cell>
          <table:table-cell office:value-type="float" office:value="2217" table:style-name="ce1">
            <text:p>2217</text:p>
          </table:table-cell>
          <table:table-cell office:value-type="float" office:value="2163" table:style-name="ce1">
            <text:p>21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3</text:p>
          </table:table-cell>
          <table:table-cell office:value-type="string" table:style-name="ce1">
            <text:p>SAN VICENTE - PERIODISTA AZZATI [De Pl. de San Agustín a Sangre y Pl. del Ayuntamiento]</text:p>
          </table:table-cell>
          <table:table-cell office:value-type="float" office:value="8730" table:style-name="ce1">
            <text:p>8730</text:p>
          </table:table-cell>
          <table:table-cell office:value-type="float" office:value="9073" table:style-name="ce1">
            <text:p>9073</text:p>
          </table:table-cell>
          <table:table-cell office:value-type="float" office:value="7628" table:style-name="ce1">
            <text:p>7628</text:p>
          </table:table-cell>
          <table:table-cell office:value-type="float" office:value="8851" table:style-name="ce1">
            <text:p>8851</text:p>
          </table:table-cell>
          <table:table-cell office:value-type="float" office:value="9025" table:style-name="ce1">
            <text:p>9025</text:p>
          </table:table-cell>
          <table:table-cell office:value-type="float" office:value="9058" table:style-name="ce1">
            <text:p>9058</text:p>
          </table:table-cell>
          <table:table-cell office:value-type="float" office:value="9466" table:style-name="ce1">
            <text:p>9466</text:p>
          </table:table-cell>
          <table:table-cell office:value-type="float" office:value="7540" table:style-name="ce1">
            <text:p>7540</text:p>
          </table:table-cell>
          <table:table-cell office:value-type="float" office:value="9123" table:style-name="ce1">
            <text:p>9123</text:p>
          </table:table-cell>
          <table:table-cell office:value-type="float" office:value="9109" table:style-name="ce1">
            <text:p>9109</text:p>
          </table:table-cell>
          <table:table-cell office:value-type="float" office:value="9191" table:style-name="ce1">
            <text:p>9191</text:p>
          </table:table-cell>
          <table:table-cell office:value-type="float" office:value="9421" table:style-name="ce1">
            <text:p>94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4</text:p>
          </table:table-cell>
          <table:table-cell office:value-type="string" table:style-name="ce1">
            <text:p>QUART [De C/ Caballeros a Guillem de Castro]</text:p>
          </table:table-cell>
          <table:table-cell office:value-type="float" office:value="692" table:style-name="ce1">
            <text:p>692</text:p>
          </table:table-cell>
          <table:table-cell office:value-type="float" office:value="766" table:style-name="ce1">
            <text:p>766</text:p>
          </table:table-cell>
          <table:table-cell office:value-type="float" office:value="670" table:style-name="ce1">
            <text:p>670</text:p>
          </table:table-cell>
          <table:table-cell office:value-type="float" office:value="675" table:style-name="ce1">
            <text:p>675</text:p>
          </table:table-cell>
          <table:table-cell office:value-type="float" office:value="787" table:style-name="ce1">
            <text:p>787</text:p>
          </table:table-cell>
          <table:table-cell office:value-type="float" office:value="940" table:style-name="ce1">
            <text:p>940</text:p>
          </table:table-cell>
          <table:table-cell office:value-type="float" office:value="829" table:style-name="ce1">
            <text:p>829</text:p>
          </table:table-cell>
          <table:table-cell office:value-type="float" office:value="541" table:style-name="ce1">
            <text:p>541</text:p>
          </table:table-cell>
          <table:table-cell office:value-type="float" office:value="927" table:style-name="ce1">
            <text:p>92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355</text:p>
          </table:table-cell>
          <table:table-cell office:value-type="string" table:style-name="ce1">
            <text:p>MENENDEZ PIDAL [Entre Beltrán Báguena y Pío XII]</text:p>
          </table:table-cell>
          <table:table-cell office:value-type="float" office:value="44018" table:style-name="ce1">
            <text:p>44018</text:p>
          </table:table-cell>
          <table:table-cell office:value-type="float" office:value="45101" table:style-name="ce1">
            <text:p>45101</text:p>
          </table:table-cell>
          <table:table-cell office:value-type="float" office:value="43808" table:style-name="ce1">
            <text:p>43808</text:p>
          </table:table-cell>
          <table:table-cell office:value-type="float" office:value="43782" table:style-name="ce1">
            <text:p>43782</text:p>
          </table:table-cell>
          <table:table-cell office:value-type="float" office:value="43271" table:style-name="ce1">
            <text:p>43271</text:p>
          </table:table-cell>
          <table:table-cell office:value-type="float" office:value="44564" table:style-name="ce1">
            <text:p>44564</text:p>
          </table:table-cell>
          <table:table-cell office:value-type="float" office:value="43377" table:style-name="ce1">
            <text:p>43377</text:p>
          </table:table-cell>
          <table:table-cell office:value-type="float" office:value="33187" table:style-name="ce1">
            <text:p>33187</text:p>
          </table:table-cell>
          <table:table-cell office:value-type="float" office:value="44302" table:style-name="ce1">
            <text:p>44302</text:p>
          </table:table-cell>
          <table:table-cell office:value-type="float" office:value="44756" table:style-name="ce1">
            <text:p>44756</text:p>
          </table:table-cell>
          <table:table-cell office:value-type="float" office:value="44758" table:style-name="ce1">
            <text:p>44758</text:p>
          </table:table-cell>
          <table:table-cell office:value-type="float" office:value="44578" table:style-name="ce1">
            <text:p>445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6</text:p>
          </table:table-cell>
          <table:table-cell office:value-type="string" table:style-name="ce1">
            <text:p>P.I. AUTOPISTA DEL SALER [Entre Av. De la Plata y Autopista del Saler]</text:p>
          </table:table-cell>
          <table:table-cell office:value-type="float" office:value="12883" table:style-name="ce1">
            <text:p>12883</text:p>
          </table:table-cell>
          <table:table-cell office:value-type="float" office:value="13676" table:style-name="ce1">
            <text:p>13676</text:p>
          </table:table-cell>
          <table:table-cell office:value-type="float" office:value="14005" table:style-name="ce1">
            <text:p>14005</text:p>
          </table:table-cell>
          <table:table-cell office:value-type="float" office:value="14276" table:style-name="ce1">
            <text:p>14276</text:p>
          </table:table-cell>
          <table:table-cell office:value-type="float" office:value="14661" table:style-name="ce1">
            <text:p>14661</text:p>
          </table:table-cell>
          <table:table-cell office:value-type="float" office:value="15930" table:style-name="ce1">
            <text:p>15930</text:p>
          </table:table-cell>
          <table:table-cell office:value-type="float" office:value="18131" table:style-name="ce1">
            <text:p>18131</text:p>
          </table:table-cell>
          <table:table-cell office:value-type="float" office:value="14400" table:style-name="ce1">
            <text:p>14400</text:p>
          </table:table-cell>
          <table:table-cell office:value-type="float" office:value="15522" table:style-name="ce1">
            <text:p>15522</text:p>
          </table:table-cell>
          <table:table-cell office:value-type="float" office:value="14329" table:style-name="ce1">
            <text:p>14329</text:p>
          </table:table-cell>
          <table:table-cell office:value-type="float" office:value="13959" table:style-name="ce1">
            <text:p>13959</text:p>
          </table:table-cell>
          <table:table-cell office:value-type="float" office:value="13993" table:style-name="ce1">
            <text:p>139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7</text:p>
          </table:table-cell>
          <table:table-cell office:value-type="string" table:style-name="ce1">
            <text:p>AUTOPISTA DEL SALER (PASO INFERIOR Y LATERAL) [Entre Instituto Obrero y Antonio Ferrandis]</text:p>
          </table:table-cell>
          <table:table-cell office:value-type="float" office:value="39420" table:style-name="ce1">
            <text:p>39420</text:p>
          </table:table-cell>
          <table:table-cell office:value-type="float" office:value="41514" table:style-name="ce1">
            <text:p>41514</text:p>
          </table:table-cell>
          <table:table-cell office:value-type="float" office:value="42152" table:style-name="ce1">
            <text:p>42152</text:p>
          </table:table-cell>
          <table:table-cell office:value-type="float" office:value="42485" table:style-name="ce1">
            <text:p>42485</text:p>
          </table:table-cell>
          <table:table-cell office:value-type="float" office:value="43580" table:style-name="ce1">
            <text:p>43580</text:p>
          </table:table-cell>
          <table:table-cell office:value-type="float" office:value="45682" table:style-name="ce1">
            <text:p>45682</text:p>
          </table:table-cell>
          <table:table-cell office:value-type="float" office:value="49688" table:style-name="ce1">
            <text:p>49688</text:p>
          </table:table-cell>
          <table:table-cell office:value-type="float" office:value="39278" table:style-name="ce1">
            <text:p>39278</text:p>
          </table:table-cell>
          <table:table-cell office:value-type="float" office:value="46141" table:style-name="ce1">
            <text:p>46141</text:p>
          </table:table-cell>
          <table:table-cell office:value-type="float" office:value="43908" table:style-name="ce1">
            <text:p>43908</text:p>
          </table:table-cell>
          <table:table-cell office:value-type="float" office:value="43392" table:style-name="ce1">
            <text:p>43392</text:p>
          </table:table-cell>
          <table:table-cell office:value-type="float" office:value="40999" table:style-name="ce1">
            <text:p>409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9</text:p>
          </table:table-cell>
          <table:table-cell office:value-type="string" table:style-name="ce1">
            <text:p>JOSE Mª HARO [Entre Justo y Pastor y Pedro de Valencia]</text:p>
          </table:table-cell>
          <table:table-cell office:value-type="float" office:value="5533" table:style-name="ce1">
            <text:p>5533</text:p>
          </table:table-cell>
          <table:table-cell office:value-type="float" office:value="5740" table:style-name="ce1">
            <text:p>5740</text:p>
          </table:table-cell>
          <table:table-cell office:value-type="float" office:value="5080" table:style-name="ce1">
            <text:p>5080</text:p>
          </table:table-cell>
          <table:table-cell office:value-type="float" office:value="5416" table:style-name="ce1">
            <text:p>5416</text:p>
          </table:table-cell>
          <table:table-cell office:value-type="float" office:value="5448" table:style-name="ce1">
            <text:p>5448</text:p>
          </table:table-cell>
          <table:table-cell office:value-type="float" office:value="5516" table:style-name="ce1">
            <text:p>5516</text:p>
          </table:table-cell>
          <table:table-cell office:value-type="float" office:value="5166" table:style-name="ce1">
            <text:p>5166</text:p>
          </table:table-cell>
          <table:table-cell office:value-type="float" office:value="4010" table:style-name="ce1">
            <text:p>4010</text:p>
          </table:table-cell>
          <table:table-cell office:value-type="float" office:value="5542" table:style-name="ce1">
            <text:p>5542</text:p>
          </table:table-cell>
          <table:table-cell office:value-type="float" office:value="5802" table:style-name="ce1">
            <text:p>5802</text:p>
          </table:table-cell>
          <table:table-cell office:value-type="float" office:value="5669" table:style-name="ce1">
            <text:p>5669</text:p>
          </table:table-cell>
          <table:table-cell office:value-type="float" office:value="5603" table:style-name="ce1">
            <text:p>56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</text:p>
          </table:table-cell>
          <table:table-cell office:value-type="string" table:style-name="ce1">
            <text:p>AV. BURJASSOT [De Llano de Zaidia a Reus]</text:p>
          </table:table-cell>
          <table:table-cell office:value-type="float" office:value="12566" table:style-name="ce1">
            <text:p>12566</text:p>
          </table:table-cell>
          <table:table-cell office:value-type="float" office:value="11593" table:style-name="ce1">
            <text:p>11593</text:p>
          </table:table-cell>
          <table:table-cell office:value-type="float" office:value="11236" table:style-name="ce1">
            <text:p>11236</text:p>
          </table:table-cell>
          <table:table-cell office:value-type="float" office:value="11212" table:style-name="ce1">
            <text:p>11212</text:p>
          </table:table-cell>
          <table:table-cell office:value-type="float" office:value="11406" table:style-name="ce1">
            <text:p>11406</text:p>
          </table:table-cell>
          <table:table-cell office:value-type="float" office:value="10859" table:style-name="ce1">
            <text:p>10859</text:p>
          </table:table-cell>
          <table:table-cell office:value-type="float" office:value="9824" table:style-name="ce1">
            <text:p>9824</text:p>
          </table:table-cell>
          <table:table-cell office:value-type="float" office:value="7389" table:style-name="ce1">
            <text:p>7389</text:p>
          </table:table-cell>
          <table:table-cell office:value-type="float" office:value="10632" table:style-name="ce1">
            <text:p>10632</text:p>
          </table:table-cell>
          <table:table-cell office:value-type="float" office:value="10981" table:style-name="ce1">
            <text:p>10981</text:p>
          </table:table-cell>
          <table:table-cell office:value-type="float" office:value="10764" table:style-name="ce1">
            <text:p>10764</text:p>
          </table:table-cell>
          <table:table-cell office:value-type="float" office:value="10696" table:style-name="ce1">
            <text:p>106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0</text:p>
          </table:table-cell>
          <table:table-cell office:value-type="string" table:style-name="ce1">
            <text:p>AV. DE LOS NARANJOS [Entre Ramón Llull y Luís Peixó]</text:p>
          </table:table-cell>
          <table:table-cell office:value-type="float" office:value="34792" table:style-name="ce1">
            <text:p>34792</text:p>
          </table:table-cell>
          <table:table-cell office:value-type="float" office:value="37303" table:style-name="ce1">
            <text:p>37303</text:p>
          </table:table-cell>
          <table:table-cell office:value-type="float" office:value="37066" table:style-name="ce1">
            <text:p>37066</text:p>
          </table:table-cell>
          <table:table-cell office:value-type="float" office:value="37118" table:style-name="ce1">
            <text:p>37118</text:p>
          </table:table-cell>
          <table:table-cell office:value-type="float" office:value="38667" table:style-name="ce1">
            <text:p>38667</text:p>
          </table:table-cell>
          <table:table-cell office:value-type="float" office:value="41208" table:style-name="ce1">
            <text:p>41208</text:p>
          </table:table-cell>
          <table:table-cell office:value-type="float" office:value="41358" table:style-name="ce1">
            <text:p>41358</text:p>
          </table:table-cell>
          <table:table-cell office:value-type="float" office:value="32013" table:style-name="ce1">
            <text:p>32013</text:p>
          </table:table-cell>
          <table:table-cell office:value-type="float" office:value="37879" table:style-name="ce1">
            <text:p>37879</text:p>
          </table:table-cell>
          <table:table-cell office:value-type="float" office:value="36605" table:style-name="ce1">
            <text:p>36605</text:p>
          </table:table-cell>
          <table:table-cell office:value-type="float" office:value="36178" table:style-name="ce1">
            <text:p>36178</text:p>
          </table:table-cell>
          <table:table-cell office:value-type="float" office:value="35322" table:style-name="ce1">
            <text:p>353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1</text:p>
          </table:table-cell>
          <table:table-cell office:value-type="string" table:style-name="ce1">
            <text:p>TRES FORQUES [Entre Tres Cruces y V-30]</text:p>
          </table:table-cell>
          <table:table-cell office:value-type="float" office:value="14842" table:style-name="ce1">
            <text:p>14842</text:p>
          </table:table-cell>
          <table:table-cell office:value-type="float" office:value="15038" table:style-name="ce1">
            <text:p>15038</text:p>
          </table:table-cell>
          <table:table-cell office:value-type="float" office:value="14443" table:style-name="ce1">
            <text:p>14443</text:p>
          </table:table-cell>
          <table:table-cell office:value-type="float" office:value="14274" table:style-name="ce1">
            <text:p>14274</text:p>
          </table:table-cell>
          <table:table-cell office:value-type="float" office:value="14862" table:style-name="ce1">
            <text:p>14862</text:p>
          </table:table-cell>
          <table:table-cell office:value-type="float" office:value="14756" table:style-name="ce1">
            <text:p>14756</text:p>
          </table:table-cell>
          <table:table-cell office:value-type="float" office:value="13848" table:style-name="ce1">
            <text:p>13848</text:p>
          </table:table-cell>
          <table:table-cell office:value-type="float" office:value="11006" table:style-name="ce1">
            <text:p>11006</text:p>
          </table:table-cell>
          <table:table-cell office:value-type="float" office:value="14970" table:style-name="ce1">
            <text:p>14970</text:p>
          </table:table-cell>
          <table:table-cell office:value-type="float" office:value="15223" table:style-name="ce1">
            <text:p>15223</text:p>
          </table:table-cell>
          <table:table-cell office:value-type="float" office:value="15206" table:style-name="ce1">
            <text:p>15206</text:p>
          </table:table-cell>
          <table:table-cell office:value-type="float" office:value="15189" table:style-name="ce1">
            <text:p>151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2</text:p>
          </table:table-cell>
          <table:table-cell office:value-type="string" table:style-name="ce1">
            <text:p>GENERAL AVILÉS [Entre Maestro Rodrigo y Pío XII]</text:p>
          </table:table-cell>
          <table:table-cell office:value-type="float" office:value="40817" table:style-name="ce1">
            <text:p>40817</text:p>
          </table:table-cell>
          <table:table-cell office:value-type="float" office:value="41555" table:style-name="ce1">
            <text:p>41555</text:p>
          </table:table-cell>
          <table:table-cell office:value-type="float" office:value="41873" table:style-name="ce1">
            <text:p>41873</text:p>
          </table:table-cell>
          <table:table-cell office:value-type="float" office:value="41696" table:style-name="ce1">
            <text:p>41696</text:p>
          </table:table-cell>
          <table:table-cell office:value-type="float" office:value="42113" table:style-name="ce1">
            <text:p>42113</text:p>
          </table:table-cell>
          <table:table-cell office:value-type="float" office:value="41883" table:style-name="ce1">
            <text:p>41883</text:p>
          </table:table-cell>
          <table:table-cell office:value-type="float" office:value="40676" table:style-name="ce1">
            <text:p>40676</text:p>
          </table:table-cell>
          <table:table-cell office:value-type="float" office:value="31167" table:style-name="ce1">
            <text:p>31167</text:p>
          </table:table-cell>
          <table:table-cell office:value-type="float" office:value="41134" table:style-name="ce1">
            <text:p>41134</text:p>
          </table:table-cell>
          <table:table-cell office:value-type="float" office:value="41825" table:style-name="ce1">
            <text:p>41825</text:p>
          </table:table-cell>
          <table:table-cell office:value-type="float" office:value="41180" table:style-name="ce1">
            <text:p>41180</text:p>
          </table:table-cell>
          <table:table-cell office:value-type="float" office:value="40703" table:style-name="ce1">
            <text:p>407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3</text:p>
          </table:table-cell>
          <table:table-cell office:value-type="string" table:style-name="ce1">
            <text:p>GENERAL AVILES [Entre Maestro Rodrigo y Pío Baroja]</text:p>
          </table:table-cell>
          <table:table-cell office:value-type="float" office:value="27781" table:style-name="ce1">
            <text:p>27781</text:p>
          </table:table-cell>
          <table:table-cell office:value-type="float" office:value="29090" table:style-name="ce1">
            <text:p>29090</text:p>
          </table:table-cell>
          <table:table-cell office:value-type="float" office:value="29388" table:style-name="ce1">
            <text:p>29388</text:p>
          </table:table-cell>
          <table:table-cell office:value-type="float" office:value="29056" table:style-name="ce1">
            <text:p>29056</text:p>
          </table:table-cell>
          <table:table-cell office:value-type="float" office:value="29253" table:style-name="ce1">
            <text:p>29253</text:p>
          </table:table-cell>
          <table:table-cell office:value-type="float" office:value="28822" table:style-name="ce1">
            <text:p>28822</text:p>
          </table:table-cell>
          <table:table-cell office:value-type="float" office:value="27890" table:style-name="ce1">
            <text:p>27890</text:p>
          </table:table-cell>
          <table:table-cell office:value-type="float" office:value="22078" table:style-name="ce1">
            <text:p>22078</text:p>
          </table:table-cell>
          <table:table-cell office:value-type="float" office:value="29098" table:style-name="ce1">
            <text:p>29098</text:p>
          </table:table-cell>
          <table:table-cell office:value-type="float" office:value="29250" table:style-name="ce1">
            <text:p>29250</text:p>
          </table:table-cell>
          <table:table-cell office:value-type="float" office:value="28645" table:style-name="ce1">
            <text:p>28645</text:p>
          </table:table-cell>
          <table:table-cell office:value-type="float" office:value="26941" table:style-name="ce1">
            <text:p>269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4</text:p>
          </table:table-cell>
          <table:table-cell office:value-type="string" table:style-name="ce1">
            <text:p>PIO BAROJA [Entre Valle de la Ballestera y General Avilés]</text:p>
          </table:table-cell>
          <table:table-cell office:value-type="float" office:value="22119" table:style-name="ce1">
            <text:p>22119</text:p>
          </table:table-cell>
          <table:table-cell office:value-type="float" office:value="22875" table:style-name="ce1">
            <text:p>22875</text:p>
          </table:table-cell>
          <table:table-cell office:value-type="float" office:value="22453" table:style-name="ce1">
            <text:p>22453</text:p>
          </table:table-cell>
          <table:table-cell office:value-type="float" office:value="22379" table:style-name="ce1">
            <text:p>22379</text:p>
          </table:table-cell>
          <table:table-cell office:value-type="float" office:value="22238" table:style-name="ce1">
            <text:p>22238</text:p>
          </table:table-cell>
          <table:table-cell office:value-type="float" office:value="22163" table:style-name="ce1">
            <text:p>22163</text:p>
          </table:table-cell>
          <table:table-cell office:value-type="float" office:value="20672" table:style-name="ce1">
            <text:p>20672</text:p>
          </table:table-cell>
          <table:table-cell office:value-type="float" office:value="16416" table:style-name="ce1">
            <text:p>16416</text:p>
          </table:table-cell>
          <table:table-cell office:value-type="float" office:value="21855" table:style-name="ce1">
            <text:p>21855</text:p>
          </table:table-cell>
          <table:table-cell office:value-type="float" office:value="22048" table:style-name="ce1">
            <text:p>22048</text:p>
          </table:table-cell>
          <table:table-cell office:value-type="float" office:value="22154" table:style-name="ce1">
            <text:p>22154</text:p>
          </table:table-cell>
          <table:table-cell office:value-type="float" office:value="21748" table:style-name="ce1">
            <text:p>217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5</text:p>
          </table:table-cell>
          <table:table-cell office:value-type="string" table:style-name="ce1">
            <text:p>MAESTRO RODRIGO [Entre General Avilés y Camp de Turia]</text:p>
          </table:table-cell>
          <table:table-cell office:value-type="float" office:value="35875" table:style-name="ce1">
            <text:p>35875</text:p>
          </table:table-cell>
          <table:table-cell office:value-type="float" office:value="37846" table:style-name="ce1">
            <text:p>37846</text:p>
          </table:table-cell>
          <table:table-cell office:value-type="float" office:value="37116" table:style-name="ce1">
            <text:p>37116</text:p>
          </table:table-cell>
          <table:table-cell office:value-type="float" office:value="37069" table:style-name="ce1">
            <text:p>37069</text:p>
          </table:table-cell>
          <table:table-cell office:value-type="float" office:value="37425" table:style-name="ce1">
            <text:p>37425</text:p>
          </table:table-cell>
          <table:table-cell office:value-type="float" office:value="37035" table:style-name="ce1">
            <text:p>37035</text:p>
          </table:table-cell>
          <table:table-cell office:value-type="float" office:value="33814" table:style-name="ce1">
            <text:p>33814</text:p>
          </table:table-cell>
          <table:table-cell office:value-type="float" office:value="24378" table:style-name="ce1">
            <text:p>24378</text:p>
          </table:table-cell>
          <table:table-cell office:value-type="float" office:value="36155" table:style-name="ce1">
            <text:p>3615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366</text:p>
          </table:table-cell>
          <table:table-cell office:value-type="string" table:style-name="ce1">
            <text:p>JUAN XXIII [Entre Periodista Gil Sumbiela y Río Nervión]</text:p>
          </table:table-cell>
          <table:table-cell office:value-type="float" office:value="23522" table:style-name="ce1">
            <text:p>23522</text:p>
          </table:table-cell>
          <table:table-cell office:value-type="float" office:value="24589" table:style-name="ce1">
            <text:p>24589</text:p>
          </table:table-cell>
          <table:table-cell office:value-type="float" office:value="25634" table:style-name="ce1">
            <text:p>25634</text:p>
          </table:table-cell>
          <table:table-cell office:value-type="float" office:value="24673" table:style-name="ce1">
            <text:p>24673</text:p>
          </table:table-cell>
          <table:table-cell office:value-type="float" office:value="24718" table:style-name="ce1">
            <text:p>24718</text:p>
          </table:table-cell>
          <table:table-cell office:value-type="float" office:value="24848" table:style-name="ce1">
            <text:p>24848</text:p>
          </table:table-cell>
          <table:table-cell office:value-type="float" office:value="23104" table:style-name="ce1">
            <text:p>23104</text:p>
          </table:table-cell>
          <table:table-cell office:value-type="float" office:value="17904" table:style-name="ce1">
            <text:p>17904</text:p>
          </table:table-cell>
          <table:table-cell office:value-type="float" office:value="25617" table:style-name="ce1">
            <text:p>25617</text:p>
          </table:table-cell>
          <table:table-cell office:value-type="float" office:value="26950" table:style-name="ce1">
            <text:p>26950</text:p>
          </table:table-cell>
          <table:table-cell office:value-type="float" office:value="25748" table:style-name="ce1">
            <text:p>25748</text:p>
          </table:table-cell>
          <table:table-cell office:value-type="float" office:value="24863" table:style-name="ce1">
            <text:p>248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7</text:p>
          </table:table-cell>
          <table:table-cell office:value-type="string" table:style-name="ce1">
            <text:p>JUAN XXIII [Entre Peset Aleixandre y Hermanos Machado]</text:p>
          </table:table-cell>
          <table:table-cell office:value-type="float" office:value="22820" table:style-name="ce1">
            <text:p>22820</text:p>
          </table:table-cell>
          <table:table-cell office:value-type="float" office:value="23847" table:style-name="ce1">
            <text:p>23847</text:p>
          </table:table-cell>
          <table:table-cell office:value-type="float" office:value="25018" table:style-name="ce1">
            <text:p>25018</text:p>
          </table:table-cell>
          <table:table-cell office:value-type="float" office:value="23494" table:style-name="ce1">
            <text:p>23494</text:p>
          </table:table-cell>
          <table:table-cell office:value-type="float" office:value="22002" table:style-name="ce1">
            <text:p>22002</text:p>
          </table:table-cell>
          <table:table-cell office:value-type="float" office:value="24108" table:style-name="ce1">
            <text:p>24108</text:p>
          </table:table-cell>
          <table:table-cell office:value-type="float" office:value="22531" table:style-name="ce1">
            <text:p>22531</text:p>
          </table:table-cell>
          <table:table-cell office:value-type="float" office:value="17540" table:style-name="ce1">
            <text:p>17540</text:p>
          </table:table-cell>
          <table:table-cell office:value-type="float" office:value="24367" table:style-name="ce1">
            <text:p>24367</text:p>
          </table:table-cell>
          <table:table-cell office:value-type="float" office:value="24822" table:style-name="ce1">
            <text:p>24822</text:p>
          </table:table-cell>
          <table:table-cell office:value-type="float" office:value="24480" table:style-name="ce1">
            <text:p>24480</text:p>
          </table:table-cell>
          <table:table-cell office:value-type="float" office:value="25020" table:style-name="ce1">
            <text:p>25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8</text:p>
          </table:table-cell>
          <table:table-cell office:value-type="string" table:style-name="ce1">
            <text:p>AV. DE FRANCIA [Entre Tomás de Montañana y Pintor Maella]</text:p>
          </table:table-cell>
          <table:table-cell office:value-type="float" office:value="13300" table:style-name="ce1">
            <text:p>13300</text:p>
          </table:table-cell>
          <table:table-cell office:value-type="float" office:value="13953" table:style-name="ce1">
            <text:p>13953</text:p>
          </table:table-cell>
          <table:table-cell office:value-type="float" office:value="13444" table:style-name="ce1">
            <text:p>13444</text:p>
          </table:table-cell>
          <table:table-cell office:value-type="float" office:value="13223" table:style-name="ce1">
            <text:p>13223</text:p>
          </table:table-cell>
          <table:table-cell office:value-type="float" office:value="13644" table:style-name="ce1">
            <text:p>13644</text:p>
          </table:table-cell>
          <table:table-cell office:value-type="float" office:value="13409" table:style-name="ce1">
            <text:p>13409</text:p>
          </table:table-cell>
          <table:table-cell office:value-type="float" office:value="11858" table:style-name="ce1">
            <text:p>11858</text:p>
          </table:table-cell>
          <table:table-cell office:value-type="float" office:value="8613" table:style-name="ce1">
            <text:p>8613</text:p>
          </table:table-cell>
          <table:table-cell office:value-type="float" office:value="12750" table:style-name="ce1">
            <text:p>12750</text:p>
          </table:table-cell>
          <table:table-cell office:value-type="float" office:value="13080" table:style-name="ce1">
            <text:p>13080</text:p>
          </table:table-cell>
          <table:table-cell office:value-type="float" office:value="13121" table:style-name="ce1">
            <text:p>13121</text:p>
          </table:table-cell>
          <table:table-cell office:value-type="float" office:value="12833" table:style-name="ce1">
            <text:p>128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9</text:p>
          </table:table-cell>
          <table:table-cell office:value-type="string" table:style-name="ce1">
            <text:p>PASEO DE LA ALAMEDA - AVENIDA DE FRANCIA [Entre Pte. Del Reino y Pte. De Monteolivete]</text:p>
          </table:table-cell>
          <table:table-cell office:value-type="float" office:value="21338" table:style-name="ce1">
            <text:p>21338</text:p>
          </table:table-cell>
          <table:table-cell office:value-type="float" office:value="27495" table:style-name="ce1">
            <text:p>27495</text:p>
          </table:table-cell>
          <table:table-cell office:value-type="float" office:value="27841" table:style-name="ce1">
            <text:p>27841</text:p>
          </table:table-cell>
          <table:table-cell office:value-type="float" office:value="27646" table:style-name="ce1">
            <text:p>27646</text:p>
          </table:table-cell>
          <table:table-cell office:value-type="float" office:value="27339" table:style-name="ce1">
            <text:p>27339</text:p>
          </table:table-cell>
          <table:table-cell office:value-type="float" office:value="27542" table:style-name="ce1">
            <text:p>27542</text:p>
          </table:table-cell>
          <table:table-cell office:value-type="float" office:value="26260" table:style-name="ce1">
            <text:p>26260</text:p>
          </table:table-cell>
          <table:table-cell office:value-type="float" office:value="19617" table:style-name="ce1">
            <text:p>19617</text:p>
          </table:table-cell>
          <table:table-cell office:value-type="float" office:value="26528" table:style-name="ce1">
            <text:p>26528</text:p>
          </table:table-cell>
          <table:table-cell office:value-type="float" office:value="26557" table:style-name="ce1">
            <text:p>26557</text:p>
          </table:table-cell>
          <table:table-cell office:value-type="float" office:value="26646" table:style-name="ce1">
            <text:p>26646</text:p>
          </table:table-cell>
          <table:table-cell office:value-type="float" office:value="26891" table:style-name="ce1">
            <text:p>268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</text:p>
          </table:table-cell>
          <table:table-cell office:value-type="string" table:style-name="ce1">
            <text:p>AV. BURJASSOT [Entre Luis Braille y Burjasot]</text:p>
          </table:table-cell>
          <table:table-cell office:value-type="float" office:value="6521" table:style-name="ce1">
            <text:p>6521</text:p>
          </table:table-cell>
          <table:table-cell office:value-type="float" office:value="6755" table:style-name="ce1">
            <text:p>6755</text:p>
          </table:table-cell>
          <table:table-cell office:value-type="float" office:value="6587" table:style-name="ce1">
            <text:p>6587</text:p>
          </table:table-cell>
          <table:table-cell office:value-type="float" office:value="6617" table:style-name="ce1">
            <text:p>6617</text:p>
          </table:table-cell>
          <table:table-cell office:value-type="float" office:value="6802" table:style-name="ce1">
            <text:p>6802</text:p>
          </table:table-cell>
          <table:table-cell office:value-type="float" office:value="6707" table:style-name="ce1">
            <text:p>6707</text:p>
          </table:table-cell>
          <table:table-cell office:value-type="float" office:value="6069" table:style-name="ce1">
            <text:p>6069</text:p>
          </table:table-cell>
          <table:table-cell office:value-type="float" office:value="4668" table:style-name="ce1">
            <text:p>4668</text:p>
          </table:table-cell>
          <table:table-cell office:value-type="float" office:value="6319" table:style-name="ce1">
            <text:p>6319</text:p>
          </table:table-cell>
          <table:table-cell office:value-type="float" office:value="6405" table:style-name="ce1">
            <text:p>6405</text:p>
          </table:table-cell>
          <table:table-cell office:value-type="float" office:value="6356" table:style-name="ce1">
            <text:p>6356</text:p>
          </table:table-cell>
          <table:table-cell office:value-type="float" office:value="6155" table:style-name="ce1">
            <text:p>61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0</text:p>
          </table:table-cell>
          <table:table-cell office:value-type="string" table:style-name="ce1">
            <text:p>PASEO DE LA ALAMEDA [Entre Pte. De Monteolivete y Menorca]</text:p>
          </table:table-cell>
          <table:table-cell office:value-type="float" office:value="14628" table:style-name="ce1">
            <text:p>14628</text:p>
          </table:table-cell>
          <table:table-cell office:value-type="float" office:value="14124" table:style-name="ce1">
            <text:p>14124</text:p>
          </table:table-cell>
          <table:table-cell office:value-type="float" office:value="14626" table:style-name="ce1">
            <text:p>14626</text:p>
          </table:table-cell>
          <table:table-cell office:value-type="float" office:value="14045" table:style-name="ce1">
            <text:p>14045</text:p>
          </table:table-cell>
          <table:table-cell office:value-type="float" office:value="14218" table:style-name="ce1">
            <text:p>14218</text:p>
          </table:table-cell>
          <table:table-cell office:value-type="float" office:value="14469" table:style-name="ce1">
            <text:p>14469</text:p>
          </table:table-cell>
          <table:table-cell office:value-type="float" office:value="14700" table:style-name="ce1">
            <text:p>14700</text:p>
          </table:table-cell>
          <table:table-cell office:value-type="float" office:value="11850" table:style-name="ce1">
            <text:p>11850</text:p>
          </table:table-cell>
          <table:table-cell office:value-type="float" office:value="13910" table:style-name="ce1">
            <text:p>13910</text:p>
          </table:table-cell>
          <table:table-cell office:value-type="float" office:value="13558" table:style-name="ce1">
            <text:p>13558</text:p>
          </table:table-cell>
          <table:table-cell office:value-type="float" office:value="13794" table:style-name="ce1">
            <text:p>13794</text:p>
          </table:table-cell>
          <table:table-cell office:value-type="float" office:value="14693" table:style-name="ce1">
            <text:p>146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1</text:p>
          </table:table-cell>
          <table:table-cell office:value-type="string" table:style-name="ce1">
            <text:p>P.E. BULEVAR SUR [Entre San Vicente y Carretera de Malilla]</text:p>
          </table:table-cell>
          <table:table-cell office:value-type="float" office:value="42113" table:style-name="ce1">
            <text:p>42113</text:p>
          </table:table-cell>
          <table:table-cell office:value-type="float" office:value="42381" table:style-name="ce1">
            <text:p>42381</text:p>
          </table:table-cell>
          <table:table-cell office:value-type="float" office:value="45799" table:style-name="ce1">
            <text:p>45799</text:p>
          </table:table-cell>
          <table:table-cell office:value-type="float" office:value="46053" table:style-name="ce1">
            <text:p>46053</text:p>
          </table:table-cell>
          <table:table-cell office:value-type="float" office:value="46625" table:style-name="ce1">
            <text:p>46625</text:p>
          </table:table-cell>
          <table:table-cell office:value-type="float" office:value="47011" table:style-name="ce1">
            <text:p>47011</text:p>
          </table:table-cell>
          <table:table-cell office:value-type="float" office:value="43360" table:style-name="ce1">
            <text:p>43360</text:p>
          </table:table-cell>
          <table:table-cell office:value-type="float" office:value="33208" table:style-name="ce1">
            <text:p>33208</text:p>
          </table:table-cell>
          <table:table-cell office:value-type="float" office:value="41734" table:style-name="ce1">
            <text:p>41734</text:p>
          </table:table-cell>
          <table:table-cell office:value-type="float" office:value="45242" table:style-name="ce1">
            <text:p>45242</text:p>
          </table:table-cell>
          <table:table-cell office:value-type="float" office:value="44744" table:style-name="ce1">
            <text:p>44744</text:p>
          </table:table-cell>
          <table:table-cell office:value-type="float" office:value="44724" table:style-name="ce1">
            <text:p>447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2</text:p>
          </table:table-cell>
          <table:table-cell office:value-type="string" table:style-name="ce1">
            <text:p>BULEVAR SUR [Entre Carrera de Malilla y Pista de Silla]</text:p>
          </table:table-cell>
          <table:table-cell office:value-type="float" office:value="34761" table:style-name="ce1">
            <text:p>34761</text:p>
          </table:table-cell>
          <table:table-cell office:value-type="float" office:value="35769" table:style-name="ce1">
            <text:p>35769</text:p>
          </table:table-cell>
          <table:table-cell office:value-type="float" office:value="35699" table:style-name="ce1">
            <text:p>35699</text:p>
          </table:table-cell>
          <table:table-cell office:value-type="float" office:value="35460" table:style-name="ce1">
            <text:p>35460</text:p>
          </table:table-cell>
          <table:table-cell office:value-type="float" office:value="35736" table:style-name="ce1">
            <text:p>35736</text:p>
          </table:table-cell>
          <table:table-cell office:value-type="float" office:value="36091" table:style-name="ce1">
            <text:p>36091</text:p>
          </table:table-cell>
          <table:table-cell office:value-type="float" office:value="33615" table:style-name="ce1">
            <text:p>33615</text:p>
          </table:table-cell>
          <table:table-cell office:value-type="float" office:value="26354" table:style-name="ce1">
            <text:p>26354</text:p>
          </table:table-cell>
          <table:table-cell office:value-type="float" office:value="34043" table:style-name="ce1">
            <text:p>34043</text:p>
          </table:table-cell>
          <table:table-cell office:value-type="float" office:value="35448" table:style-name="ce1">
            <text:p>35448</text:p>
          </table:table-cell>
          <table:table-cell office:value-type="float" office:value="34929" table:style-name="ce1">
            <text:p>34929</text:p>
          </table:table-cell>
          <table:table-cell office:value-type="float" office:value="34670" table:style-name="ce1">
            <text:p>346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3</text:p>
          </table:table-cell>
          <table:table-cell office:value-type="string" table:style-name="ce1">
            <text:p>ACCESO POR V-31 (PISTA DE SILLA) [Entre Bulevar Sur y V-31]</text:p>
          </table:table-cell>
          <table:table-cell office:value-type="float" office:value="109449" table:style-name="ce1">
            <text:p>109449</text:p>
          </table:table-cell>
          <table:table-cell office:value-type="float" office:value="112992" table:style-name="ce1">
            <text:p>112992</text:p>
          </table:table-cell>
          <table:table-cell office:value-type="float" office:value="112590" table:style-name="ce1">
            <text:p>112590</text:p>
          </table:table-cell>
          <table:table-cell office:value-type="float" office:value="113979" table:style-name="ce1">
            <text:p>113979</text:p>
          </table:table-cell>
          <table:table-cell office:value-type="float" office:value="115628" table:style-name="ce1">
            <text:p>115628</text:p>
          </table:table-cell>
          <table:table-cell office:value-type="float" office:value="115677" table:style-name="ce1">
            <text:p>115677</text:p>
          </table:table-cell>
          <table:table-cell office:value-type="float" office:value="114322" table:style-name="ce1">
            <text:p>114322</text:p>
          </table:table-cell>
          <table:table-cell office:value-type="float" office:value="96071" table:style-name="ce1">
            <text:p>96071</text:p>
          </table:table-cell>
          <table:table-cell office:value-type="float" office:value="114281" table:style-name="ce1">
            <text:p>114281</text:p>
          </table:table-cell>
          <table:table-cell office:value-type="float" office:value="112237" table:style-name="ce1">
            <text:p>112237</text:p>
          </table:table-cell>
          <table:table-cell office:value-type="float" office:value="111184" table:style-name="ce1">
            <text:p>111184</text:p>
          </table:table-cell>
          <table:table-cell office:value-type="float" office:value="111488" table:style-name="ce1">
            <text:p>1114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4</text:p>
          </table:table-cell>
          <table:table-cell office:value-type="string" table:style-name="ce1">
            <text:p>TRES CRUCES ENTRE GASPAR AGUILAR Y CAMPOS CRESPO</text:p>
          </table:table-cell>
          <table:table-cell office:value-type="float" office:value="38942" table:style-name="ce1">
            <text:p>38942</text:p>
          </table:table-cell>
          <table:table-cell office:value-type="float" office:value="39119" table:style-name="ce1">
            <text:p>39119</text:p>
          </table:table-cell>
          <table:table-cell office:value-type="float" office:value="39558" table:style-name="ce1">
            <text:p>39558</text:p>
          </table:table-cell>
          <table:table-cell office:value-type="float" office:value="38555" table:style-name="ce1">
            <text:p>38555</text:p>
          </table:table-cell>
          <table:table-cell office:value-type="float" office:value="38778" table:style-name="ce1">
            <text:p>38778</text:p>
          </table:table-cell>
          <table:table-cell office:value-type="float" office:value="38830" table:style-name="ce1">
            <text:p>38830</text:p>
          </table:table-cell>
          <table:table-cell office:value-type="float" office:value="36001" table:style-name="ce1">
            <text:p>36001</text:p>
          </table:table-cell>
          <table:table-cell office:value-type="float" office:value="27494" table:style-name="ce1">
            <text:p>27494</text:p>
          </table:table-cell>
          <table:table-cell office:value-type="float" office:value="36581" table:style-name="ce1">
            <text:p>36581</text:p>
          </table:table-cell>
          <table:table-cell office:value-type="float" office:value="39388" table:style-name="ce1">
            <text:p>39388</text:p>
          </table:table-cell>
          <table:table-cell office:value-type="float" office:value="38158" table:style-name="ce1">
            <text:p>38158</text:p>
          </table:table-cell>
          <table:table-cell office:value-type="float" office:value="37854" table:style-name="ce1">
            <text:p>378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5</text:p>
          </table:table-cell>
          <table:table-cell office:value-type="string" table:style-name="ce1">
            <text:p>BULEVAR SUR [Entre Gaspar Aguilar y San Vicente]</text:p>
          </table:table-cell>
          <table:table-cell office:value-type="float" office:value="42678" table:style-name="ce1">
            <text:p>42678</text:p>
          </table:table-cell>
          <table:table-cell office:value-type="float" office:value="43634" table:style-name="ce1">
            <text:p>43634</text:p>
          </table:table-cell>
          <table:table-cell office:value-type="float" office:value="44572" table:style-name="ce1">
            <text:p>44572</text:p>
          </table:table-cell>
          <table:table-cell office:value-type="float" office:value="43344" table:style-name="ce1">
            <text:p>43344</text:p>
          </table:table-cell>
          <table:table-cell office:value-type="float" office:value="43741" table:style-name="ce1">
            <text:p>43741</text:p>
          </table:table-cell>
          <table:table-cell office:value-type="float" office:value="43644" table:style-name="ce1">
            <text:p>43644</text:p>
          </table:table-cell>
          <table:table-cell office:value-type="float" office:value="40207" table:style-name="ce1">
            <text:p>40207</text:p>
          </table:table-cell>
          <table:table-cell office:value-type="float" office:value="30910" table:style-name="ce1">
            <text:p>30910</text:p>
          </table:table-cell>
          <table:table-cell office:value-type="float" office:value="41320" table:style-name="ce1">
            <text:p>41320</text:p>
          </table:table-cell>
          <table:table-cell office:value-type="float" office:value="43542" table:style-name="ce1">
            <text:p>43542</text:p>
          </table:table-cell>
          <table:table-cell office:value-type="float" office:value="42747" table:style-name="ce1">
            <text:p>42747</text:p>
          </table:table-cell>
          <table:table-cell office:value-type="float" office:value="42414" table:style-name="ce1">
            <text:p>424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6</text:p>
          </table:table-cell>
          <table:table-cell office:value-type="string" table:style-name="ce1">
            <text:p>RONDA NORTE [Entre Av. Cataluña y Emilio Baró]</text:p>
          </table:table-cell>
          <table:table-cell office:value-type="float" office:value="58327" table:style-name="ce1">
            <text:p>58327</text:p>
          </table:table-cell>
          <table:table-cell office:value-type="float" office:value="63045" table:style-name="ce1">
            <text:p>63045</text:p>
          </table:table-cell>
          <table:table-cell office:value-type="float" office:value="62166" table:style-name="ce1">
            <text:p>62166</text:p>
          </table:table-cell>
          <table:table-cell office:value-type="float" office:value="61333" table:style-name="ce1">
            <text:p>61333</text:p>
          </table:table-cell>
          <table:table-cell office:value-type="float" office:value="63290" table:style-name="ce1">
            <text:p>63290</text:p>
          </table:table-cell>
          <table:table-cell office:value-type="float" office:value="64206" table:style-name="ce1">
            <text:p>64206</text:p>
          </table:table-cell>
          <table:table-cell office:value-type="float" office:value="62770" table:style-name="ce1">
            <text:p>62770</text:p>
          </table:table-cell>
          <table:table-cell office:value-type="float" office:value="47774" table:style-name="ce1">
            <text:p>47774</text:p>
          </table:table-cell>
          <table:table-cell office:value-type="float" office:value="62214" table:style-name="ce1">
            <text:p>62214</text:p>
          </table:table-cell>
          <table:table-cell office:value-type="float" office:value="62040" table:style-name="ce1">
            <text:p>62040</text:p>
          </table:table-cell>
          <table:table-cell office:value-type="float" office:value="61000" table:style-name="ce1">
            <text:p>61000</text:p>
          </table:table-cell>
          <table:table-cell office:value-type="float" office:value="60355" table:style-name="ce1">
            <text:p>603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7</text:p>
          </table:table-cell>
          <table:table-cell office:value-type="string" table:style-name="ce1">
            <text:p>MAESTRO RODRIGO [Entre Camp de Turia y La Safor]</text:p>
          </table:table-cell>
          <table:table-cell office:value-type="float" office:value="38874" table:style-name="ce1">
            <text:p>38874</text:p>
          </table:table-cell>
          <table:table-cell office:value-type="float" office:value="40959" table:style-name="ce1">
            <text:p>40959</text:p>
          </table:table-cell>
          <table:table-cell office:value-type="float" office:value="40455" table:style-name="ce1">
            <text:p>40455</text:p>
          </table:table-cell>
          <table:table-cell office:value-type="float" office:value="40489" table:style-name="ce1">
            <text:p>40489</text:p>
          </table:table-cell>
          <table:table-cell office:value-type="float" office:value="40891" table:style-name="ce1">
            <text:p>40891</text:p>
          </table:table-cell>
          <table:table-cell office:value-type="float" office:value="40457" table:style-name="ce1">
            <text:p>40457</text:p>
          </table:table-cell>
          <table:table-cell office:value-type="float" office:value="37053" table:style-name="ce1">
            <text:p>37053</text:p>
          </table:table-cell>
          <table:table-cell office:value-type="float" office:value="26925" table:style-name="ce1">
            <text:p>26925</text:p>
          </table:table-cell>
          <table:table-cell office:value-type="float" office:value="39745" table:style-name="ce1">
            <text:p>39745</text:p>
          </table:table-cell>
          <table:table-cell office:value-type="float" office:value="40717" table:style-name="ce1">
            <text:p>40717</text:p>
          </table:table-cell>
          <table:table-cell office:value-type="float" office:value="40684" table:style-name="ce1">
            <text:p>40684</text:p>
          </table:table-cell>
          <table:table-cell office:value-type="float" office:value="40161" table:style-name="ce1">
            <text:p>401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8</text:p>
          </table:table-cell>
          <table:table-cell office:value-type="string" table:style-name="ce1">
            <text:p>LA SAFOR [Entre Maestro Rodrigo y Av. de les Corts Valencianes]</text:p>
          </table:table-cell>
          <table:table-cell office:value-type="float" office:value="25924" table:style-name="ce1">
            <text:p>25924</text:p>
          </table:table-cell>
          <table:table-cell office:value-type="float" office:value="26512" table:style-name="ce1">
            <text:p>26512</text:p>
          </table:table-cell>
          <table:table-cell office:value-type="float" office:value="25576" table:style-name="ce1">
            <text:p>25576</text:p>
          </table:table-cell>
          <table:table-cell office:value-type="float" office:value="25426" table:style-name="ce1">
            <text:p>25426</text:p>
          </table:table-cell>
          <table:table-cell office:value-type="float" office:value="26085" table:style-name="ce1">
            <text:p>26085</text:p>
          </table:table-cell>
          <table:table-cell office:value-type="float" office:value="25504" table:style-name="ce1">
            <text:p>25504</text:p>
          </table:table-cell>
          <table:table-cell office:value-type="float" office:value="23020" table:style-name="ce1">
            <text:p>23020</text:p>
          </table:table-cell>
          <table:table-cell office:value-type="float" office:value="17890" table:style-name="ce1">
            <text:p>17890</text:p>
          </table:table-cell>
          <table:table-cell office:value-type="float" office:value="25116" table:style-name="ce1">
            <text:p>25116</text:p>
          </table:table-cell>
          <table:table-cell office:value-type="float" office:value="26376" table:style-name="ce1">
            <text:p>26376</text:p>
          </table:table-cell>
          <table:table-cell office:value-type="float" office:value="26473" table:style-name="ce1">
            <text:p>26473</text:p>
          </table:table-cell>
          <table:table-cell office:value-type="float" office:value="25476" table:style-name="ce1">
            <text:p>254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9</text:p>
          </table:table-cell>
          <table:table-cell office:value-type="string" table:style-name="ce1">
            <text:p>PL. TETUAN [Desde Capitanía hasta Porta de la Mar]</text:p>
          </table:table-cell>
          <table:table-cell office:value-type="float" office:value="17517" table:style-name="ce1">
            <text:p>17517</text:p>
          </table:table-cell>
          <table:table-cell office:value-type="float" office:value="17700" table:style-name="ce1">
            <text:p>17700</text:p>
          </table:table-cell>
          <table:table-cell office:value-type="float" office:value="15769" table:style-name="ce1">
            <text:p>15769</text:p>
          </table:table-cell>
          <table:table-cell office:value-type="float" office:value="16908" table:style-name="ce1">
            <text:p>16908</text:p>
          </table:table-cell>
          <table:table-cell office:value-type="float" office:value="16978" table:style-name="ce1">
            <text:p>16978</text:p>
          </table:table-cell>
          <table:table-cell office:value-type="float" office:value="17247" table:style-name="ce1">
            <text:p>17247</text:p>
          </table:table-cell>
          <table:table-cell office:value-type="float" office:value="15579" table:style-name="ce1">
            <text:p>15579</text:p>
          </table:table-cell>
          <table:table-cell office:value-type="float" office:value="10881" table:style-name="ce1">
            <text:p>10881</text:p>
          </table:table-cell>
          <table:table-cell office:value-type="float" office:value="17008" table:style-name="ce1">
            <text:p>17008</text:p>
          </table:table-cell>
          <table:table-cell office:value-type="float" office:value="17377" table:style-name="ce1">
            <text:p>17377</text:p>
          </table:table-cell>
          <table:table-cell office:value-type="float" office:value="17521" table:style-name="ce1">
            <text:p>17521</text:p>
          </table:table-cell>
          <table:table-cell office:value-type="float" office:value="17500" table:style-name="ce1">
            <text:p>175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</text:p>
          </table:table-cell>
          <table:table-cell office:value-type="string" table:style-name="ce1">
            <text:p>AV. BURJASSOT [De Pintor Matarana a Luis Braille]</text:p>
          </table:table-cell>
          <table:table-cell office:value-type="float" office:value="6433" table:style-name="ce1">
            <text:p>6433</text:p>
          </table:table-cell>
          <table:table-cell office:value-type="float" office:value="6507" table:style-name="ce1">
            <text:p>6507</text:p>
          </table:table-cell>
          <table:table-cell office:value-type="float" office:value="6490" table:style-name="ce1">
            <text:p>6490</text:p>
          </table:table-cell>
          <table:table-cell office:value-type="float" office:value="6298" table:style-name="ce1">
            <text:p>6298</text:p>
          </table:table-cell>
          <table:table-cell office:value-type="float" office:value="6427" table:style-name="ce1">
            <text:p>6427</text:p>
          </table:table-cell>
          <table:table-cell office:value-type="float" office:value="6390" table:style-name="ce1">
            <text:p>6390</text:p>
          </table:table-cell>
          <table:table-cell office:value-type="float" office:value="5953" table:style-name="ce1">
            <text:p>5953</text:p>
          </table:table-cell>
          <table:table-cell office:value-type="float" office:value="4806" table:style-name="ce1">
            <text:p>4806</text:p>
          </table:table-cell>
          <table:table-cell office:value-type="float" office:value="6253" table:style-name="ce1">
            <text:p>6253</text:p>
          </table:table-cell>
          <table:table-cell office:value-type="float" office:value="6397" table:style-name="ce1">
            <text:p>6397</text:p>
          </table:table-cell>
          <table:table-cell office:value-type="float" office:value="6104" table:style-name="ce1">
            <text:p>610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382</text:p>
          </table:table-cell>
          <table:table-cell office:value-type="string" table:style-name="ce1">
            <text:p>PIO BAROJA [Entre Gral. Avilés y Maestro Rodrigo]</text:p>
          </table:table-cell>
          <table:table-cell office:value-type="float" office:value="20872" table:style-name="ce1">
            <text:p>20872</text:p>
          </table:table-cell>
          <table:table-cell office:value-type="float" office:value="21549" table:style-name="ce1">
            <text:p>21549</text:p>
          </table:table-cell>
          <table:table-cell office:value-type="float" office:value="21343" table:style-name="ce1">
            <text:p>21343</text:p>
          </table:table-cell>
          <table:table-cell office:value-type="float" office:value="21282" table:style-name="ce1">
            <text:p>21282</text:p>
          </table:table-cell>
          <table:table-cell office:value-type="float" office:value="21357" table:style-name="ce1">
            <text:p>21357</text:p>
          </table:table-cell>
          <table:table-cell office:value-type="float" office:value="21104" table:style-name="ce1">
            <text:p>21104</text:p>
          </table:table-cell>
          <table:table-cell office:value-type="float" office:value="19566" table:style-name="ce1">
            <text:p>19566</text:p>
          </table:table-cell>
          <table:table-cell office:value-type="float" office:value="15234" table:style-name="ce1">
            <text:p>15234</text:p>
          </table:table-cell>
          <table:table-cell office:value-type="float" office:value="20769" table:style-name="ce1">
            <text:p>20769</text:p>
          </table:table-cell>
          <table:table-cell office:value-type="float" office:value="21151" table:style-name="ce1">
            <text:p>21151</text:p>
          </table:table-cell>
          <table:table-cell office:value-type="float" office:value="21309" table:style-name="ce1">
            <text:p>21309</text:p>
          </table:table-cell>
          <table:table-cell office:value-type="float" office:value="20646" table:style-name="ce1">
            <text:p>206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3</text:p>
          </table:table-cell>
          <table:table-cell office:value-type="string" table:style-name="ce1">
            <text:p>ALFAHUIR [Entre Ronda Norte y Primado Reig]</text:p>
          </table:table-cell>
          <table:table-cell office:value-type="float" office:value="19773" table:style-name="ce1">
            <text:p>19773</text:p>
          </table:table-cell>
          <table:table-cell office:value-type="float" office:value="20185" table:style-name="ce1">
            <text:p>20185</text:p>
          </table:table-cell>
          <table:table-cell office:value-type="float" office:value="20372" table:style-name="ce1">
            <text:p>20372</text:p>
          </table:table-cell>
          <table:table-cell office:value-type="float" office:value="19476" table:style-name="ce1">
            <text:p>19476</text:p>
          </table:table-cell>
          <table:table-cell office:value-type="float" office:value="19973" table:style-name="ce1">
            <text:p>19973</text:p>
          </table:table-cell>
          <table:table-cell office:value-type="float" office:value="20134" table:style-name="ce1">
            <text:p>20134</text:p>
          </table:table-cell>
          <table:table-cell office:value-type="float" office:value="19427" table:style-name="ce1">
            <text:p>19427</text:p>
          </table:table-cell>
          <table:table-cell office:value-type="float" office:value="14567" table:style-name="ce1">
            <text:p>14567</text:p>
          </table:table-cell>
          <table:table-cell office:value-type="float" office:value="19365" table:style-name="ce1">
            <text:p>19365</text:p>
          </table:table-cell>
          <table:table-cell office:value-type="float" office:value="19333" table:style-name="ce1">
            <text:p>19333</text:p>
          </table:table-cell>
          <table:table-cell office:value-type="float" office:value="19434" table:style-name="ce1">
            <text:p>19434</text:p>
          </table:table-cell>
          <table:table-cell office:value-type="float" office:value="19271" table:style-name="ce1">
            <text:p>192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4</text:p>
          </table:table-cell>
          <table:table-cell office:value-type="string" table:style-name="ce1">
            <text:p>TOMAS DE MONTAÑANA [Entre Av. Francia y Av. Baleares]</text:p>
          </table:table-cell>
          <table:table-cell office:value-type="float" office:value="34490" table:style-name="ce1">
            <text:p>34490</text:p>
          </table:table-cell>
          <table:table-cell office:value-type="float" office:value="35863" table:style-name="ce1">
            <text:p>35863</text:p>
          </table:table-cell>
          <table:table-cell office:value-type="float" office:value="35231" table:style-name="ce1">
            <text:p>35231</text:p>
          </table:table-cell>
          <table:table-cell office:value-type="float" office:value="35088" table:style-name="ce1">
            <text:p>35088</text:p>
          </table:table-cell>
          <table:table-cell office:value-type="float" office:value="36177" table:style-name="ce1">
            <text:p>36177</text:p>
          </table:table-cell>
          <table:table-cell office:value-type="float" office:value="35936" table:style-name="ce1">
            <text:p>35936</text:p>
          </table:table-cell>
          <table:table-cell office:value-type="float" office:value="33442" table:style-name="ce1">
            <text:p>33442</text:p>
          </table:table-cell>
          <table:table-cell office:value-type="float" office:value="24943" table:style-name="ce1">
            <text:p>24943</text:p>
          </table:table-cell>
          <table:table-cell office:value-type="float" office:value="35559" table:style-name="ce1">
            <text:p>35559</text:p>
          </table:table-cell>
          <table:table-cell office:value-type="float" office:value="35823" table:style-name="ce1">
            <text:p>35823</text:p>
          </table:table-cell>
          <table:table-cell office:value-type="float" office:value="36586" table:style-name="ce1">
            <text:p>36586</text:p>
          </table:table-cell>
          <table:table-cell office:value-type="float" office:value="33446" table:style-name="ce1">
            <text:p>334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5</text:p>
          </table:table-cell>
          <table:table-cell office:value-type="string" table:style-name="ce1">
            <text:p>CAMPOS CRESPO [Entre Dr. Marañón y Jacinto Labaila]</text:p>
          </table:table-cell>
          <table:table-cell office:value-type="float" office:value="6018" table:style-name="ce1">
            <text:p>6018</text:p>
          </table:table-cell>
          <table:table-cell office:value-type="float" office:value="6256" table:style-name="ce1">
            <text:p>6256</text:p>
          </table:table-cell>
          <table:table-cell office:value-type="float" office:value="6805" table:style-name="ce1">
            <text:p>6805</text:p>
          </table:table-cell>
          <table:table-cell office:value-type="float" office:value="6206" table:style-name="ce1">
            <text:p>6206</text:p>
          </table:table-cell>
          <table:table-cell office:value-type="float" office:value="6266" table:style-name="ce1">
            <text:p>6266</text:p>
          </table:table-cell>
          <table:table-cell office:value-type="float" office:value="6179" table:style-name="ce1">
            <text:p>6179</text:p>
          </table:table-cell>
          <table:table-cell office:value-type="float" office:value="5484" table:style-name="ce1">
            <text:p>5484</text:p>
          </table:table-cell>
          <table:table-cell office:value-type="float" office:value="4217" table:style-name="ce1">
            <text:p>4217</text:p>
          </table:table-cell>
          <table:table-cell office:value-type="float" office:value="6170" table:style-name="ce1">
            <text:p>6170</text:p>
          </table:table-cell>
          <table:table-cell office:value-type="float" office:value="6371" table:style-name="ce1">
            <text:p>6371</text:p>
          </table:table-cell>
          <table:table-cell office:value-type="float" office:value="6323" table:style-name="ce1">
            <text:p>6323</text:p>
          </table:table-cell>
          <table:table-cell office:value-type="float" office:value="6089" table:style-name="ce1">
            <text:p>60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6</text:p>
          </table:table-cell>
          <table:table-cell office:value-type="string" table:style-name="ce1">
            <text:p>SUECA [De Literato Azorín a Puerto Rico]</text:p>
          </table:table-cell>
          <table:table-cell office:value-type="float" office:value="2722" table:style-name="ce1">
            <text:p>2722</text:p>
          </table:table-cell>
          <table:table-cell office:value-type="float" office:value="2758" table:style-name="ce1">
            <text:p>2758</text:p>
          </table:table-cell>
          <table:table-cell office:value-type="float" office:value="2577" table:style-name="ce1">
            <text:p>2577</text:p>
          </table:table-cell>
          <table:table-cell office:value-type="float" office:value="2541" table:style-name="ce1">
            <text:p>2541</text:p>
          </table:table-cell>
          <table:table-cell office:value-type="float" office:value="2558" table:style-name="ce1">
            <text:p>2558</text:p>
          </table:table-cell>
          <table:table-cell office:value-type="float" office:value="2597" table:style-name="ce1">
            <text:p>2597</text:p>
          </table:table-cell>
          <table:table-cell office:value-type="float" office:value="2541" table:style-name="ce1">
            <text:p>2541</text:p>
          </table:table-cell>
          <table:table-cell office:value-type="float" office:value="2123" table:style-name="ce1">
            <text:p>2123</text:p>
          </table:table-cell>
          <table:table-cell office:value-type="float" office:value="2717" table:style-name="ce1">
            <text:p>2717</text:p>
          </table:table-cell>
          <table:table-cell office:value-type="float" office:value="2713" table:style-name="ce1">
            <text:p>2713</text:p>
          </table:table-cell>
          <table:table-cell office:value-type="float" office:value="2754" table:style-name="ce1">
            <text:p>2754</text:p>
          </table:table-cell>
          <table:table-cell office:value-type="float" office:value="2828" table:style-name="ce1">
            <text:p>28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7</text:p>
          </table:table-cell>
          <table:table-cell office:value-type="string" table:style-name="ce1">
            <text:p>TRES CRUCES [Entre Archiduque Carlos y Campos Crespo]</text:p>
          </table:table-cell>
          <table:table-cell office:value-type="float" office:value="44777" table:style-name="ce1">
            <text:p>44777</text:p>
          </table:table-cell>
          <table:table-cell office:value-type="float" office:value="45483" table:style-name="ce1">
            <text:p>45483</text:p>
          </table:table-cell>
          <table:table-cell office:value-type="float" office:value="45862" table:style-name="ce1">
            <text:p>45862</text:p>
          </table:table-cell>
          <table:table-cell office:value-type="float" office:value="44531" table:style-name="ce1">
            <text:p>44531</text:p>
          </table:table-cell>
          <table:table-cell office:value-type="float" office:value="44631" table:style-name="ce1">
            <text:p>44631</text:p>
          </table:table-cell>
          <table:table-cell office:value-type="float" office:value="44625" table:style-name="ce1">
            <text:p>44625</text:p>
          </table:table-cell>
          <table:table-cell office:value-type="float" office:value="40938" table:style-name="ce1">
            <text:p>40938</text:p>
          </table:table-cell>
          <table:table-cell office:value-type="float" office:value="31260" table:style-name="ce1">
            <text:p>31260</text:p>
          </table:table-cell>
          <table:table-cell office:value-type="float" office:value="41586" table:style-name="ce1">
            <text:p>41586</text:p>
          </table:table-cell>
          <table:table-cell office:value-type="float" office:value="43764" table:style-name="ce1">
            <text:p>43764</text:p>
          </table:table-cell>
          <table:table-cell office:value-type="float" office:value="43101" table:style-name="ce1">
            <text:p>43101</text:p>
          </table:table-cell>
          <table:table-cell office:value-type="float" office:value="42111" table:style-name="ce1">
            <text:p>421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8</text:p>
          </table:table-cell>
          <table:table-cell office:value-type="string" table:style-name="ce1">
            <text:p>ALFAHUIR [Entre Valladolid y Primado Reig]</text:p>
          </table:table-cell>
          <table:table-cell office:value-type="float" office:value="15804" table:style-name="ce1">
            <text:p>15804</text:p>
          </table:table-cell>
          <table:table-cell office:value-type="float" office:value="16300" table:style-name="ce1">
            <text:p>16300</text:p>
          </table:table-cell>
          <table:table-cell office:value-type="float" office:value="16395" table:style-name="ce1">
            <text:p>16395</text:p>
          </table:table-cell>
          <table:table-cell office:value-type="float" office:value="15364" table:style-name="ce1">
            <text:p>15364</text:p>
          </table:table-cell>
          <table:table-cell office:value-type="float" office:value="15882" table:style-name="ce1">
            <text:p>15882</text:p>
          </table:table-cell>
          <table:table-cell office:value-type="float" office:value="16097" table:style-name="ce1">
            <text:p>16097</text:p>
          </table:table-cell>
          <table:table-cell office:value-type="float" office:value="15389" table:style-name="ce1">
            <text:p>15389</text:p>
          </table:table-cell>
          <table:table-cell office:value-type="float" office:value="11488" table:style-name="ce1">
            <text:p>11488</text:p>
          </table:table-cell>
          <table:table-cell office:value-type="float" office:value="15332" table:style-name="ce1">
            <text:p>15332</text:p>
          </table:table-cell>
          <table:table-cell office:value-type="float" office:value="15259" table:style-name="ce1">
            <text:p>15259</text:p>
          </table:table-cell>
          <table:table-cell office:value-type="float" office:value="15396" table:style-name="ce1">
            <text:p>15396</text:p>
          </table:table-cell>
          <table:table-cell office:value-type="float" office:value="15127" table:style-name="ce1">
            <text:p>151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</text:p>
          </table:table-cell>
          <table:table-cell office:value-type="string" table:style-name="ce1">
            <text:p>AV. BURJASSOT [De Reus a Peset Aleixandre]</text:p>
          </table:table-cell>
          <table:table-cell office:value-type="float" office:value="7126" table:style-name="ce1">
            <text:p>7126</text:p>
          </table:table-cell>
          <table:table-cell office:value-type="float" office:value="7127" table:style-name="ce1">
            <text:p>7127</text:p>
          </table:table-cell>
          <table:table-cell office:value-type="float" office:value="7038" table:style-name="ce1">
            <text:p>7038</text:p>
          </table:table-cell>
          <table:table-cell office:value-type="float" office:value="6967" table:style-name="ce1">
            <text:p>6967</text:p>
          </table:table-cell>
          <table:table-cell office:value-type="float" office:value="6981" table:style-name="ce1">
            <text:p>6981</text:p>
          </table:table-cell>
          <table:table-cell office:value-type="float" office:value="6896" table:style-name="ce1">
            <text:p>6896</text:p>
          </table:table-cell>
          <table:table-cell office:value-type="float" office:value="6331" table:style-name="ce1">
            <text:p>6331</text:p>
          </table:table-cell>
          <table:table-cell office:value-type="float" office:value="5013" table:style-name="ce1">
            <text:p>5013</text:p>
          </table:table-cell>
          <table:table-cell office:value-type="float" office:value="6870" table:style-name="ce1">
            <text:p>687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390</text:p>
          </table:table-cell>
          <table:table-cell office:value-type="string" table:style-name="ce1">
            <text:p>RONDA NORTE [De Juan XXIII a Alfahuir]</text:p>
          </table:table-cell>
          <table:table-cell office:value-type="float" office:value="39319" table:style-name="ce1">
            <text:p>39319</text:p>
          </table:table-cell>
          <table:table-cell office:value-type="float" office:value="41270" table:style-name="ce1">
            <text:p>41270</text:p>
          </table:table-cell>
          <table:table-cell office:value-type="float" office:value="41111" table:style-name="ce1">
            <text:p>41111</text:p>
          </table:table-cell>
          <table:table-cell office:value-type="float" office:value="41006" table:style-name="ce1">
            <text:p>41006</text:p>
          </table:table-cell>
          <table:table-cell office:value-type="float" office:value="42193" table:style-name="ce1">
            <text:p>42193</text:p>
          </table:table-cell>
          <table:table-cell office:value-type="float" office:value="42622" table:style-name="ce1">
            <text:p>42622</text:p>
          </table:table-cell>
          <table:table-cell office:value-type="float" office:value="41925" table:style-name="ce1">
            <text:p>41925</text:p>
          </table:table-cell>
          <table:table-cell office:value-type="float" office:value="32221" table:style-name="ce1">
            <text:p>32221</text:p>
          </table:table-cell>
          <table:table-cell office:value-type="float" office:value="41220" table:style-name="ce1">
            <text:p>41220</text:p>
          </table:table-cell>
          <table:table-cell office:value-type="float" office:value="40917" table:style-name="ce1">
            <text:p>40917</text:p>
          </table:table-cell>
          <table:table-cell office:value-type="float" office:value="40434" table:style-name="ce1">
            <text:p>40434</text:p>
          </table:table-cell>
          <table:table-cell office:value-type="float" office:value="40356" table:style-name="ce1">
            <text:p>403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1</text:p>
          </table:table-cell>
          <table:table-cell office:value-type="string" table:style-name="ce1">
            <text:p>RONDA NORTE [De Alfahuir a Juan XXIII]</text:p>
          </table:table-cell>
          <table:table-cell office:value-type="float" office:value="39291" table:style-name="ce1">
            <text:p>39291</text:p>
          </table:table-cell>
          <table:table-cell office:value-type="float" office:value="41700" table:style-name="ce1">
            <text:p>41700</text:p>
          </table:table-cell>
          <table:table-cell office:value-type="float" office:value="41779" table:style-name="ce1">
            <text:p>41779</text:p>
          </table:table-cell>
          <table:table-cell office:value-type="float" office:value="41909" table:style-name="ce1">
            <text:p>41909</text:p>
          </table:table-cell>
          <table:table-cell office:value-type="float" office:value="43177" table:style-name="ce1">
            <text:p>43177</text:p>
          </table:table-cell>
          <table:table-cell office:value-type="float" office:value="43391" table:style-name="ce1">
            <text:p>43391</text:p>
          </table:table-cell>
          <table:table-cell office:value-type="float" office:value="42185" table:style-name="ce1">
            <text:p>42185</text:p>
          </table:table-cell>
          <table:table-cell office:value-type="float" office:value="33019" table:style-name="ce1">
            <text:p>33019</text:p>
          </table:table-cell>
          <table:table-cell office:value-type="float" office:value="42308" table:style-name="ce1">
            <text:p>42308</text:p>
          </table:table-cell>
          <table:table-cell office:value-type="float" office:value="41797" table:style-name="ce1">
            <text:p>41797</text:p>
          </table:table-cell>
          <table:table-cell office:value-type="float" office:value="41339" table:style-name="ce1">
            <text:p>41339</text:p>
          </table:table-cell>
          <table:table-cell office:value-type="float" office:value="41090" table:style-name="ce1">
            <text:p>410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2</text:p>
          </table:table-cell>
          <table:table-cell office:value-type="string" table:style-name="ce1">
            <text:p>ALFAHUIR ENTRADA - EMILIO BARO [Entre Ronda Norte y Primado Reig]</text:p>
          </table:table-cell>
          <table:table-cell office:value-type="float" office:value="11846" table:style-name="ce1">
            <text:p>11846</text:p>
          </table:table-cell>
          <table:table-cell office:value-type="float" office:value="11927" table:style-name="ce1">
            <text:p>11927</text:p>
          </table:table-cell>
          <table:table-cell office:value-type="float" office:value="11814" table:style-name="ce1">
            <text:p>11814</text:p>
          </table:table-cell>
          <table:table-cell office:value-type="float" office:value="11488" table:style-name="ce1">
            <text:p>11488</text:p>
          </table:table-cell>
          <table:table-cell office:value-type="float" office:value="11850" table:style-name="ce1">
            <text:p>11850</text:p>
          </table:table-cell>
          <table:table-cell office:value-type="float" office:value="12060" table:style-name="ce1">
            <text:p>12060</text:p>
          </table:table-cell>
          <table:table-cell office:value-type="float" office:value="11629" table:style-name="ce1">
            <text:p>11629</text:p>
          </table:table-cell>
          <table:table-cell office:value-type="float" office:value="8836" table:style-name="ce1">
            <text:p>8836</text:p>
          </table:table-cell>
          <table:table-cell office:value-type="float" office:value="11448" table:style-name="ce1">
            <text:p>11448</text:p>
          </table:table-cell>
          <table:table-cell office:value-type="float" office:value="11369" table:style-name="ce1">
            <text:p>11369</text:p>
          </table:table-cell>
          <table:table-cell office:value-type="float" office:value="11403" table:style-name="ce1">
            <text:p>11403</text:p>
          </table:table-cell>
          <table:table-cell office:value-type="float" office:value="11630" table:style-name="ce1">
            <text:p>116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3</text:p>
          </table:table-cell>
          <table:table-cell office:value-type="string" table:style-name="ce1">
            <text:p>P.I. RONDA NORTE [Entre Alfahuir y Camino de Moncada]</text:p>
          </table:table-cell>
          <table:table-cell office:value-type="float" office:value="60244" table:style-name="ce1">
            <text:p>60244</text:p>
          </table:table-cell>
          <table:table-cell office:value-type="float" office:value="64360" table:style-name="ce1">
            <text:p>64360</text:p>
          </table:table-cell>
          <table:table-cell office:value-type="float" office:value="64019" table:style-name="ce1">
            <text:p>64019</text:p>
          </table:table-cell>
          <table:table-cell office:value-type="float" office:value="63845" table:style-name="ce1">
            <text:p>63845</text:p>
          </table:table-cell>
          <table:table-cell office:value-type="float" office:value="65998" table:style-name="ce1">
            <text:p>65998</text:p>
          </table:table-cell>
          <table:table-cell office:value-type="float" office:value="66686" table:style-name="ce1">
            <text:p>66686</text:p>
          </table:table-cell>
          <table:table-cell office:value-type="float" office:value="65722" table:style-name="ce1">
            <text:p>65722</text:p>
          </table:table-cell>
          <table:table-cell office:value-type="float" office:value="50260" table:style-name="ce1">
            <text:p>50260</text:p>
          </table:table-cell>
          <table:table-cell office:value-type="float" office:value="65159" table:style-name="ce1">
            <text:p>65159</text:p>
          </table:table-cell>
          <table:table-cell office:value-type="float" office:value="64135" table:style-name="ce1">
            <text:p>64135</text:p>
          </table:table-cell>
          <table:table-cell office:value-type="float" office:value="62361" table:style-name="ce1">
            <text:p>62361</text:p>
          </table:table-cell>
          <table:table-cell office:value-type="float" office:value="62384" table:style-name="ce1">
            <text:p>623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4</text:p>
          </table:table-cell>
          <table:table-cell office:value-type="string" table:style-name="ce1">
            <text:p>ALFAHUIR (SALIDA) [De Primado Reig a Ronda Norte]</text:p>
          </table:table-cell>
          <table:table-cell office:value-type="float" office:value="9128" table:style-name="ce1">
            <text:p>9128</text:p>
          </table:table-cell>
          <table:table-cell office:value-type="float" office:value="9457" table:style-name="ce1">
            <text:p>9457</text:p>
          </table:table-cell>
          <table:table-cell office:value-type="float" office:value="9727" table:style-name="ce1">
            <text:p>9727</text:p>
          </table:table-cell>
          <table:table-cell office:value-type="float" office:value="9210" table:style-name="ce1">
            <text:p>9210</text:p>
          </table:table-cell>
          <table:table-cell office:value-type="float" office:value="9378" table:style-name="ce1">
            <text:p>9378</text:p>
          </table:table-cell>
          <table:table-cell office:value-type="float" office:value="9323" table:style-name="ce1">
            <text:p>9323</text:p>
          </table:table-cell>
          <table:table-cell office:value-type="float" office:value="9004" table:style-name="ce1">
            <text:p>9004</text:p>
          </table:table-cell>
          <table:table-cell office:value-type="float" office:value="6681" table:style-name="ce1">
            <text:p>6681</text:p>
          </table:table-cell>
          <table:table-cell office:value-type="float" office:value="9142" table:style-name="ce1">
            <text:p>9142</text:p>
          </table:table-cell>
          <table:table-cell office:value-type="float" office:value="9178" table:style-name="ce1">
            <text:p>9178</text:p>
          </table:table-cell>
          <table:table-cell office:value-type="float" office:value="9275" table:style-name="ce1">
            <text:p>9275</text:p>
          </table:table-cell>
          <table:table-cell office:value-type="float" office:value="9086" table:style-name="ce1">
            <text:p>90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5</text:p>
          </table:table-cell>
          <table:table-cell office:value-type="string" table:style-name="ce1">
            <text:p>C/ RUAYA [Entre Constitución y Sagunto]</text:p>
          </table:table-cell>
          <table:table-cell office:value-type="float" office:value="8009" table:style-name="ce1">
            <text:p>8009</text:p>
          </table:table-cell>
          <table:table-cell office:value-type="float" office:value="8073" table:style-name="ce1">
            <text:p>8073</text:p>
          </table:table-cell>
          <table:table-cell office:value-type="float" office:value="8672" table:style-name="ce1">
            <text:p>8672</text:p>
          </table:table-cell>
          <table:table-cell office:value-type="float" office:value="8466" table:style-name="ce1">
            <text:p>8466</text:p>
          </table:table-cell>
          <table:table-cell office:value-type="float" office:value="8836" table:style-name="ce1">
            <text:p>8836</text:p>
          </table:table-cell>
          <table:table-cell office:value-type="float" office:value="8732" table:style-name="ce1">
            <text:p>8732</text:p>
          </table:table-cell>
          <table:table-cell office:value-type="float" office:value="8728" table:style-name="ce1">
            <text:p>8728</text:p>
          </table:table-cell>
          <table:table-cell office:value-type="float" office:value="6456" table:style-name="ce1">
            <text:p>6456</text:p>
          </table:table-cell>
          <table:table-cell office:value-type="float" office:value="8435" table:style-name="ce1">
            <text:p>8435</text:p>
          </table:table-cell>
          <table:table-cell office:value-type="float" office:value="8685" table:style-name="ce1">
            <text:p>8685</text:p>
          </table:table-cell>
          <table:table-cell office:value-type="float" office:value="8652" table:style-name="ce1">
            <text:p>8652</text:p>
          </table:table-cell>
          <table:table-cell office:value-type="float" office:value="8418" table:style-name="ce1">
            <text:p>8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6</text:p>
          </table:table-cell>
          <table:table-cell office:value-type="string" table:style-name="ce1">
            <text:p>C/ PINTOR MAELLA [Entre Baleares y Menorca]</text:p>
          </table:table-cell>
          <table:table-cell office:value-type="float" office:value="9633" table:style-name="ce1">
            <text:p>9633</text:p>
          </table:table-cell>
          <table:table-cell office:value-type="float" office:value="9734" table:style-name="ce1">
            <text:p>9734</text:p>
          </table:table-cell>
          <table:table-cell office:value-type="float" office:value="9845" table:style-name="ce1">
            <text:p>9845</text:p>
          </table:table-cell>
          <table:table-cell office:value-type="float" office:value="9888" table:style-name="ce1">
            <text:p>9888</text:p>
          </table:table-cell>
          <table:table-cell office:value-type="float" office:value="10045" table:style-name="ce1">
            <text:p>10045</text:p>
          </table:table-cell>
          <table:table-cell office:value-type="float" office:value="10242" table:style-name="ce1">
            <text:p>10242</text:p>
          </table:table-cell>
          <table:table-cell office:value-type="float" office:value="9904" table:style-name="ce1">
            <text:p>9904</text:p>
          </table:table-cell>
          <table:table-cell office:value-type="float" office:value="7970" table:style-name="ce1">
            <text:p>7970</text:p>
          </table:table-cell>
          <table:table-cell office:value-type="float" office:value="9951" table:style-name="ce1">
            <text:p>9951</text:p>
          </table:table-cell>
          <table:table-cell office:value-type="float" office:value="10188" table:style-name="ce1">
            <text:p>10188</text:p>
          </table:table-cell>
          <table:table-cell office:value-type="float" office:value="9878" table:style-name="ce1">
            <text:p>9878</text:p>
          </table:table-cell>
          <table:table-cell office:value-type="float" office:value="10076" table:style-name="ce1">
            <text:p>100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7</text:p>
          </table:table-cell>
          <table:table-cell office:value-type="string" table:style-name="ce1">
            <text:p>REUS [Entre Burjassot y Constitución]</text:p>
          </table:table-cell>
          <table:table-cell office:value-type="float" office:value="8984" table:style-name="ce1">
            <text:p>8984</text:p>
          </table:table-cell>
          <table:table-cell office:value-type="float" office:value="8921" table:style-name="ce1">
            <text:p>8921</text:p>
          </table:table-cell>
          <table:table-cell office:value-type="float" office:value="9127" table:style-name="ce1">
            <text:p>9127</text:p>
          </table:table-cell>
          <table:table-cell office:value-type="float" office:value="8975" table:style-name="ce1">
            <text:p>8975</text:p>
          </table:table-cell>
          <table:table-cell office:value-type="float" office:value="9151" table:style-name="ce1">
            <text:p>9151</text:p>
          </table:table-cell>
          <table:table-cell office:value-type="float" office:value="9200" table:style-name="ce1">
            <text:p>9200</text:p>
          </table:table-cell>
          <table:table-cell office:value-type="float" office:value="10122" table:style-name="ce1">
            <text:p>10122</text:p>
          </table:table-cell>
          <table:table-cell office:value-type="float" office:value="7538" table:style-name="ce1">
            <text:p>7538</text:p>
          </table:table-cell>
          <table:table-cell office:value-type="float" office:value="8940" table:style-name="ce1">
            <text:p>8940</text:p>
          </table:table-cell>
          <table:table-cell office:value-type="float" office:value="9129" table:style-name="ce1">
            <text:p>9129</text:p>
          </table:table-cell>
          <table:table-cell office:value-type="float" office:value="9020" table:style-name="ce1">
            <text:p>9020</text:p>
          </table:table-cell>
          <table:table-cell office:value-type="float" office:value="8968" table:style-name="ce1">
            <text:p>8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8</text:p>
          </table:table-cell>
          <table:table-cell office:value-type="string" table:style-name="ce1">
            <text:p>HERMANOS MACHADO [Entre Juan XXIII y Av. Constitución]</text:p>
          </table:table-cell>
          <table:table-cell office:value-type="float" office:value="85996" table:style-name="ce1">
            <text:p>85996</text:p>
          </table:table-cell>
          <table:table-cell office:value-type="float" office:value="90724" table:style-name="ce1">
            <text:p>90724</text:p>
          </table:table-cell>
          <table:table-cell office:value-type="float" office:value="91275" table:style-name="ce1">
            <text:p>91275</text:p>
          </table:table-cell>
          <table:table-cell office:value-type="float" office:value="91127" table:style-name="ce1">
            <text:p>91127</text:p>
          </table:table-cell>
          <table:table-cell office:value-type="float" office:value="93926" table:style-name="ce1">
            <text:p>93926</text:p>
          </table:table-cell>
          <table:table-cell office:value-type="float" office:value="93993" table:style-name="ce1">
            <text:p>93993</text:p>
          </table:table-cell>
          <table:table-cell office:value-type="float" office:value="91218" table:style-name="ce1">
            <text:p>91218</text:p>
          </table:table-cell>
          <table:table-cell office:value-type="float" office:value="71227" table:style-name="ce1">
            <text:p>71227</text:p>
          </table:table-cell>
          <table:table-cell office:value-type="float" office:value="91792" table:style-name="ce1">
            <text:p>91792</text:p>
          </table:table-cell>
          <table:table-cell office:value-type="float" office:value="90680" table:style-name="ce1">
            <text:p>90680</text:p>
          </table:table-cell>
          <table:table-cell office:value-type="float" office:value="89624" table:style-name="ce1">
            <text:p>89624</text:p>
          </table:table-cell>
          <table:table-cell office:value-type="float" office:value="89408" table:style-name="ce1">
            <text:p>894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9</text:p>
          </table:table-cell>
          <table:table-cell office:value-type="string" table:style-name="ce1">
            <text:p>HERMANOS MACHADO [Entre Constitución y Alfahuir]</text:p>
          </table:table-cell>
          <table:table-cell office:value-type="float" office:value="70949" table:style-name="ce1">
            <text:p>70949</text:p>
          </table:table-cell>
          <table:table-cell office:value-type="float" office:value="75151" table:style-name="ce1">
            <text:p>75151</text:p>
          </table:table-cell>
          <table:table-cell office:value-type="float" office:value="74693" table:style-name="ce1">
            <text:p>74693</text:p>
          </table:table-cell>
          <table:table-cell office:value-type="float" office:value="74215" table:style-name="ce1">
            <text:p>74215</text:p>
          </table:table-cell>
          <table:table-cell office:value-type="float" office:value="71647" table:style-name="ce1">
            <text:p>71647</text:p>
          </table:table-cell>
          <table:table-cell office:value-type="float" office:value="72435" table:style-name="ce1">
            <text:p>72435</text:p>
          </table:table-cell>
          <table:table-cell office:value-type="float" office:value="71121" table:style-name="ce1">
            <text:p>71121</text:p>
          </table:table-cell>
          <table:table-cell office:value-type="float" office:value="54405" table:style-name="ce1">
            <text:p>54405</text:p>
          </table:table-cell>
          <table:table-cell office:value-type="float" office:value="70051" table:style-name="ce1">
            <text:p>70051</text:p>
          </table:table-cell>
          <table:table-cell office:value-type="float" office:value="69319" table:style-name="ce1">
            <text:p>69319</text:p>
          </table:table-cell>
          <table:table-cell office:value-type="float" office:value="68542" table:style-name="ce1">
            <text:p>68542</text:p>
          </table:table-cell>
          <table:table-cell office:value-type="float" office:value="68186" table:style-name="ce1">
            <text:p>681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2</text:p>
          </table:table-cell>
          <table:table-cell office:value-type="string" table:style-name="ce1">
            <text:p>AV. BALEARES [De Menorca a Ingeniero Manuel Soto]</text:p>
          </table:table-cell>
          <table:table-cell office:value-type="float" office:value="14083" table:style-name="ce1">
            <text:p>14083</text:p>
          </table:table-cell>
          <table:table-cell office:value-type="float" office:value="14438" table:style-name="ce1">
            <text:p>14438</text:p>
          </table:table-cell>
          <table:table-cell office:value-type="float" office:value="14666" table:style-name="ce1">
            <text:p>14666</text:p>
          </table:table-cell>
          <table:table-cell office:value-type="float" office:value="14962" table:style-name="ce1">
            <text:p>14962</text:p>
          </table:table-cell>
          <table:table-cell office:value-type="float" office:value="16094" table:style-name="ce1">
            <text:p>16094</text:p>
          </table:table-cell>
          <table:table-cell office:value-type="float" office:value="17343" table:style-name="ce1">
            <text:p>17343</text:p>
          </table:table-cell>
          <table:table-cell office:value-type="float" office:value="16917" table:style-name="ce1">
            <text:p>16917</text:p>
          </table:table-cell>
          <table:table-cell office:value-type="float" office:value="14411" table:style-name="ce1">
            <text:p>14411</text:p>
          </table:table-cell>
          <table:table-cell office:value-type="float" office:value="15375" table:style-name="ce1">
            <text:p>15375</text:p>
          </table:table-cell>
          <table:table-cell office:value-type="float" office:value="15012" table:style-name="ce1">
            <text:p>15012</text:p>
          </table:table-cell>
          <table:table-cell office:value-type="float" office:value="13691" table:style-name="ce1">
            <text:p>13691</text:p>
          </table:table-cell>
          <table:table-cell office:value-type="float" office:value="13684" table:style-name="ce1">
            <text:p>136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3</text:p>
          </table:table-cell>
          <table:table-cell office:value-type="string" table:style-name="ce1">
            <text:p>ACCESO CAMINO DE MONCADA ( P.I.+ via de servicio) [Entrada]</text:p>
          </table:table-cell>
          <table:table-cell office:value-type="float" office:value="11960" table:style-name="ce1">
            <text:p>11960</text:p>
          </table:table-cell>
          <table:table-cell office:value-type="float" office:value="12561" table:style-name="ce1">
            <text:p>12561</text:p>
          </table:table-cell>
          <table:table-cell office:value-type="float" office:value="12208" table:style-name="ce1">
            <text:p>12208</text:p>
          </table:table-cell>
          <table:table-cell office:value-type="float" office:value="12403" table:style-name="ce1">
            <text:p>12403</text:p>
          </table:table-cell>
          <table:table-cell office:value-type="float" office:value="12901" table:style-name="ce1">
            <text:p>12901</text:p>
          </table:table-cell>
          <table:table-cell office:value-type="float" office:value="12270" table:style-name="ce1">
            <text:p>12270</text:p>
          </table:table-cell>
          <table:table-cell office:value-type="float" office:value="11370" table:style-name="ce1">
            <text:p>11370</text:p>
          </table:table-cell>
          <table:table-cell office:value-type="float" office:value="7950" table:style-name="ce1">
            <text:p>7950</text:p>
          </table:table-cell>
          <table:table-cell office:value-type="float" office:value="12245" table:style-name="ce1">
            <text:p>12245</text:p>
          </table:table-cell>
          <table:table-cell office:value-type="float" office:value="12525" table:style-name="ce1">
            <text:p>12525</text:p>
          </table:table-cell>
          <table:table-cell office:value-type="float" office:value="12418" table:style-name="ce1">
            <text:p>12418</text:p>
          </table:table-cell>
          <table:table-cell office:value-type="float" office:value="12017" table:style-name="ce1">
            <text:p>1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4</text:p>
          </table:table-cell>
          <table:table-cell office:value-type="string" table:style-name="ce1">
            <text:p>ACCESO CAMINO DE MONCADA ( P.I.+ via de servicio) [Salida]</text:p>
          </table:table-cell>
          <table:table-cell office:value-type="float" office:value="10893" table:style-name="ce1">
            <text:p>10893</text:p>
          </table:table-cell>
          <table:table-cell office:value-type="float" office:value="11348" table:style-name="ce1">
            <text:p>11348</text:p>
          </table:table-cell>
          <table:table-cell office:value-type="float" office:value="11123" table:style-name="ce1">
            <text:p>11123</text:p>
          </table:table-cell>
          <table:table-cell office:value-type="float" office:value="11299" table:style-name="ce1">
            <text:p>11299</text:p>
          </table:table-cell>
          <table:table-cell office:value-type="float" office:value="11727" table:style-name="ce1">
            <text:p>11727</text:p>
          </table:table-cell>
          <table:table-cell office:value-type="float" office:value="11152" table:style-name="ce1">
            <text:p>11152</text:p>
          </table:table-cell>
          <table:table-cell office:value-type="float" office:value="10218" table:style-name="ce1">
            <text:p>10218</text:p>
          </table:table-cell>
          <table:table-cell office:value-type="float" office:value="7299" table:style-name="ce1">
            <text:p>7299</text:p>
          </table:table-cell>
          <table:table-cell office:value-type="float" office:value="11134" table:style-name="ce1">
            <text:p>11134</text:p>
          </table:table-cell>
          <table:table-cell office:value-type="float" office:value="11285" table:style-name="ce1">
            <text:p>11285</text:p>
          </table:table-cell>
          <table:table-cell office:value-type="float" office:value="11203" table:style-name="ce1">
            <text:p>11203</text:p>
          </table:table-cell>
          <table:table-cell office:value-type="float" office:value="10870" table:style-name="ce1">
            <text:p>108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5</text:p>
          </table:table-cell>
          <table:table-cell office:value-type="string" table:style-name="ce1">
            <text:p>P.I. ANTONIO FERRANDIS [Entre Ausias March y Autopista del Saler]</text:p>
          </table:table-cell>
          <table:table-cell office:value-type="float" office:value="23078" table:style-name="ce1">
            <text:p>23078</text:p>
          </table:table-cell>
          <table:table-cell office:value-type="float" office:value="23872" table:style-name="ce1">
            <text:p>23872</text:p>
          </table:table-cell>
          <table:table-cell office:value-type="float" office:value="22497" table:style-name="ce1">
            <text:p>22497</text:p>
          </table:table-cell>
          <table:table-cell office:value-type="float" office:value="23352" table:style-name="ce1">
            <text:p>23352</text:p>
          </table:table-cell>
          <table:table-cell office:value-type="float" office:value="23839" table:style-name="ce1">
            <text:p>23839</text:p>
          </table:table-cell>
          <table:table-cell office:value-type="float" office:value="24271" table:style-name="ce1">
            <text:p>24271</text:p>
          </table:table-cell>
          <table:table-cell office:value-type="float" office:value="23236" table:style-name="ce1">
            <text:p>23236</text:p>
          </table:table-cell>
          <table:table-cell office:value-type="float" office:value="17691" table:style-name="ce1">
            <text:p>17691</text:p>
          </table:table-cell>
          <table:table-cell office:value-type="float" office:value="22980" table:style-name="ce1">
            <text:p>22980</text:p>
          </table:table-cell>
          <table:table-cell office:value-type="float" office:value="23396" table:style-name="ce1">
            <text:p>23396</text:p>
          </table:table-cell>
          <table:table-cell office:value-type="float" office:value="23294" table:style-name="ce1">
            <text:p>23294</text:p>
          </table:table-cell>
          <table:table-cell office:value-type="float" office:value="23961" table:style-name="ce1">
            <text:p>239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6</text:p>
          </table:table-cell>
          <table:table-cell office:value-type="string" table:style-name="ce1">
            <text:p>PROLONGACION JUAN XXIII [Entre Hermnanos Machado y Salvador Cervero]</text:p>
          </table:table-cell>
          <table:table-cell office:value-type="float" office:value="96840" table:style-name="ce1">
            <text:p>96840</text:p>
          </table:table-cell>
          <table:table-cell office:value-type="float" office:value="102157" table:style-name="ce1">
            <text:p>102157</text:p>
          </table:table-cell>
          <table:table-cell office:value-type="float" office:value="101767" table:style-name="ce1">
            <text:p>101767</text:p>
          </table:table-cell>
          <table:table-cell office:value-type="float" office:value="102833" table:style-name="ce1">
            <text:p>102833</text:p>
          </table:table-cell>
          <table:table-cell office:value-type="float" office:value="106254" table:style-name="ce1">
            <text:p>106254</text:p>
          </table:table-cell>
          <table:table-cell office:value-type="float" office:value="106514" table:style-name="ce1">
            <text:p>106514</text:p>
          </table:table-cell>
          <table:table-cell office:value-type="float" office:value="102067" table:style-name="ce1">
            <text:p>102067</text:p>
          </table:table-cell>
          <table:table-cell office:value-type="float" office:value="80096" table:style-name="ce1">
            <text:p>80096</text:p>
          </table:table-cell>
          <table:table-cell office:value-type="float" office:value="104043" table:style-name="ce1">
            <text:p>104043</text:p>
          </table:table-cell>
          <table:table-cell office:value-type="float" office:value="103845" table:style-name="ce1">
            <text:p>103845</text:p>
          </table:table-cell>
          <table:table-cell office:value-type="float" office:value="102987" table:style-name="ce1">
            <text:p>102987</text:p>
          </table:table-cell>
          <table:table-cell office:value-type="float" office:value="102469" table:style-name="ce1">
            <text:p>1024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7</text:p>
          </table:table-cell>
          <table:table-cell office:value-type="string" table:style-name="ce1">
            <text:p>AVDA. DEL LEVANTE U.D.(entre Av. de Ecuador <text:s/>y Juan XXIII)</text:p>
          </table:table-cell>
          <table:table-cell office:value-type="float" office:value="13511" table:style-name="ce1">
            <text:p>13511</text:p>
          </table:table-cell>
          <table:table-cell office:value-type="float" office:value="13840" table:style-name="ce1">
            <text:p>13840</text:p>
          </table:table-cell>
          <table:table-cell office:value-type="float" office:value="14050" table:style-name="ce1">
            <text:p>14050</text:p>
          </table:table-cell>
          <table:table-cell office:value-type="float" office:value="13676" table:style-name="ce1">
            <text:p>13676</text:p>
          </table:table-cell>
          <table:table-cell office:value-type="float" office:value="13964" table:style-name="ce1">
            <text:p>13964</text:p>
          </table:table-cell>
          <table:table-cell office:value-type="float" office:value="14220" table:style-name="ce1">
            <text:p>14220</text:p>
          </table:table-cell>
          <table:table-cell office:value-type="float" office:value="13489" table:style-name="ce1">
            <text:p>13489</text:p>
          </table:table-cell>
          <table:table-cell office:value-type="float" office:value="10840" table:style-name="ce1">
            <text:p>10840</text:p>
          </table:table-cell>
          <table:table-cell office:value-type="float" office:value="13891" table:style-name="ce1">
            <text:p>13891</text:p>
          </table:table-cell>
          <table:table-cell office:value-type="float" office:value="13967" table:style-name="ce1">
            <text:p>13967</text:p>
          </table:table-cell>
          <table:table-cell office:value-type="float" office:value="14040" table:style-name="ce1">
            <text:p>14040</text:p>
          </table:table-cell>
          <table:table-cell office:value-type="float" office:value="13912" table:style-name="ce1">
            <text:p>139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8</text:p>
          </table:table-cell>
          <table:table-cell office:value-type="string" table:style-name="ce1">
            <text:p>ANTONIO FERRANDIS (entre Ausias March y Avda. Amado Granell Mesado)</text:p>
          </table:table-cell>
          <table:table-cell office:value-type="float" office:value="50425" table:style-name="ce1">
            <text:p>50425</text:p>
          </table:table-cell>
          <table:table-cell office:value-type="float" office:value="51118" table:style-name="ce1">
            <text:p>51118</text:p>
          </table:table-cell>
          <table:table-cell office:value-type="float" office:value="52577" table:style-name="ce1">
            <text:p>52577</text:p>
          </table:table-cell>
          <table:table-cell office:value-type="float" office:value="52780" table:style-name="ce1">
            <text:p>52780</text:p>
          </table:table-cell>
          <table:table-cell office:value-type="float" office:value="53992" table:style-name="ce1">
            <text:p>53992</text:p>
          </table:table-cell>
          <table:table-cell office:value-type="float" office:value="54988" table:style-name="ce1">
            <text:p>54988</text:p>
          </table:table-cell>
          <table:table-cell office:value-type="float" office:value="54194" table:style-name="ce1">
            <text:p>54194</text:p>
          </table:table-cell>
          <table:table-cell office:value-type="float" office:value="45175" table:style-name="ce1">
            <text:p>45175</text:p>
          </table:table-cell>
          <table:table-cell office:value-type="float" office:value="50516" table:style-name="ce1">
            <text:p>50516</text:p>
          </table:table-cell>
          <table:table-cell office:value-type="float" office:value="49107" table:style-name="ce1">
            <text:p>49107</text:p>
          </table:table-cell>
          <table:table-cell office:value-type="float" office:value="50936" table:style-name="ce1">
            <text:p>50936</text:p>
          </table:table-cell>
          <table:table-cell office:value-type="float" office:value="51418" table:style-name="ce1">
            <text:p>51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9</text:p>
          </table:table-cell>
          <table:table-cell office:value-type="string" table:style-name="ce1">
            <text:p>CAMINO DE LAS MORERAS (Entre Autopista del Saler y Paso elevado ferrocarril)</text:p>
          </table:table-cell>
          <table:table-cell office:value-type="float" office:value="7457" table:style-name="ce1">
            <text:p>7457</text:p>
          </table:table-cell>
          <table:table-cell office:value-type="float" office:value="7461" table:style-name="ce1">
            <text:p>7461</text:p>
          </table:table-cell>
          <table:table-cell office:value-type="float" office:value="7979" table:style-name="ce1">
            <text:p>7979</text:p>
          </table:table-cell>
          <table:table-cell office:value-type="float" office:value="8140" table:style-name="ce1">
            <text:p>8140</text:p>
          </table:table-cell>
          <table:table-cell office:value-type="float" office:value="8431" table:style-name="ce1">
            <text:p>8431</text:p>
          </table:table-cell>
          <table:table-cell office:value-type="float" office:value="8637" table:style-name="ce1">
            <text:p>8637</text:p>
          </table:table-cell>
          <table:table-cell office:value-type="float" office:value="9126" table:style-name="ce1">
            <text:p>9126</text:p>
          </table:table-cell>
          <table:table-cell office:value-type="float" office:value="8796" table:style-name="ce1">
            <text:p>8796</text:p>
          </table:table-cell>
          <table:table-cell office:value-type="float" office:value="8444" table:style-name="ce1">
            <text:p>8444</text:p>
          </table:table-cell>
          <table:table-cell office:value-type="float" office:value="8114" table:style-name="ce1">
            <text:p>8114</text:p>
          </table:table-cell>
          <table:table-cell office:value-type="float" office:value="7936" table:style-name="ce1">
            <text:p>7936</text:p>
          </table:table-cell>
          <table:table-cell office:value-type="float" office:value="7834" table:style-name="ce1">
            <text:p>78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0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7094" table:style-name="ce1">
            <text:p>37094</text:p>
          </table:table-cell>
          <table:table-cell office:value-type="float" office:value="38859" table:style-name="ce1">
            <text:p>38859</text:p>
          </table:table-cell>
          <table:table-cell office:value-type="float" office:value="39573" table:style-name="ce1">
            <text:p>39573</text:p>
          </table:table-cell>
          <table:table-cell office:value-type="float" office:value="39384" table:style-name="ce1">
            <text:p>39384</text:p>
          </table:table-cell>
          <table:table-cell office:value-type="float" office:value="40542" table:style-name="ce1">
            <text:p>40542</text:p>
          </table:table-cell>
          <table:table-cell office:value-type="float" office:value="42019" table:style-name="ce1">
            <text:p>42019</text:p>
          </table:table-cell>
          <table:table-cell office:value-type="float" office:value="43041" table:style-name="ce1">
            <text:p>43041</text:p>
          </table:table-cell>
          <table:table-cell office:value-type="float" office:value="33589" table:style-name="ce1">
            <text:p>33589</text:p>
          </table:table-cell>
          <table:table-cell office:value-type="float" office:value="39652" table:style-name="ce1">
            <text:p>39652</text:p>
          </table:table-cell>
          <table:table-cell office:value-type="float" office:value="38302" table:style-name="ce1">
            <text:p>38302</text:p>
          </table:table-cell>
          <table:table-cell office:value-type="float" office:value="37536" table:style-name="ce1">
            <text:p>37536</text:p>
          </table:table-cell>
          <table:table-cell office:value-type="float" office:value="37652" table:style-name="ce1">
            <text:p>376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1</text:p>
          </table:table-cell>
          <table:table-cell office:value-type="string" table:style-name="ce1">
            <text:p>MENORCA [Entre prolongación alameda y Av. Francia]</text:p>
          </table:table-cell>
          <table:table-cell office:value-type="float" office:value="45481" table:style-name="ce1">
            <text:p>45481</text:p>
          </table:table-cell>
          <table:table-cell office:value-type="float" office:value="47045" table:style-name="ce1">
            <text:p>47045</text:p>
          </table:table-cell>
          <table:table-cell office:value-type="float" office:value="47429" table:style-name="ce1">
            <text:p>47429</text:p>
          </table:table-cell>
          <table:table-cell office:value-type="float" office:value="47843" table:style-name="ce1">
            <text:p>47843</text:p>
          </table:table-cell>
          <table:table-cell office:value-type="float" office:value="50046" table:style-name="ce1">
            <text:p>50046</text:p>
          </table:table-cell>
          <table:table-cell office:value-type="float" office:value="51920" table:style-name="ce1">
            <text:p>51920</text:p>
          </table:table-cell>
          <table:table-cell office:value-type="float" office:value="54080" table:style-name="ce1">
            <text:p>54080</text:p>
          </table:table-cell>
          <table:table-cell office:value-type="float" office:value="43671" table:style-name="ce1">
            <text:p>43671</text:p>
          </table:table-cell>
          <table:table-cell office:value-type="float" office:value="48965" table:style-name="ce1">
            <text:p>48965</text:p>
          </table:table-cell>
          <table:table-cell office:value-type="float" office:value="47848" table:style-name="ce1">
            <text:p>47848</text:p>
          </table:table-cell>
          <table:table-cell office:value-type="float" office:value="47209" table:style-name="ce1">
            <text:p>47209</text:p>
          </table:table-cell>
          <table:table-cell office:value-type="float" office:value="47524" table:style-name="ce1">
            <text:p>475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2</text:p>
          </table:table-cell>
          <table:table-cell office:value-type="string" table:style-name="ce1">
            <text:p>PONT DE L' ASSUT DE L' OR [Entre Menorca y Autopista del Saler]</text:p>
          </table:table-cell>
          <table:table-cell office:value-type="float" office:value="54765" table:style-name="ce1">
            <text:p>54765</text:p>
          </table:table-cell>
          <table:table-cell office:value-type="float" office:value="54855" table:style-name="ce1">
            <text:p>54855</text:p>
          </table:table-cell>
          <table:table-cell office:value-type="float" office:value="55610" table:style-name="ce1">
            <text:p>55610</text:p>
          </table:table-cell>
          <table:table-cell office:value-type="float" office:value="56271" table:style-name="ce1">
            <text:p>56271</text:p>
          </table:table-cell>
          <table:table-cell office:value-type="float" office:value="57869" table:style-name="ce1">
            <text:p>57869</text:p>
          </table:table-cell>
          <table:table-cell office:value-type="float" office:value="59326" table:style-name="ce1">
            <text:p>59326</text:p>
          </table:table-cell>
          <table:table-cell office:value-type="float" office:value="59486" table:style-name="ce1">
            <text:p>59486</text:p>
          </table:table-cell>
          <table:table-cell office:value-type="float" office:value="50067" table:style-name="ce1">
            <text:p>50067</text:p>
          </table:table-cell>
          <table:table-cell office:value-type="float" office:value="57226" table:style-name="ce1">
            <text:p>57226</text:p>
          </table:table-cell>
          <table:table-cell office:value-type="float" office:value="55796" table:style-name="ce1">
            <text:p>55796</text:p>
          </table:table-cell>
          <table:table-cell office:value-type="float" office:value="55776" table:style-name="ce1">
            <text:p>55776</text:p>
          </table:table-cell>
          <table:table-cell office:value-type="float" office:value="57000" table:style-name="ce1">
            <text:p>57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3</text:p>
          </table:table-cell>
          <table:table-cell office:value-type="string" table:style-name="ce1">
            <text:p>MENORCA [Entre Av. Francia y Av. Baleares]</text:p>
          </table:table-cell>
          <table:table-cell office:value-type="float" office:value="49549" table:style-name="ce1">
            <text:p>49549</text:p>
          </table:table-cell>
          <table:table-cell office:value-type="float" office:value="50014" table:style-name="ce1">
            <text:p>50014</text:p>
          </table:table-cell>
          <table:table-cell office:value-type="float" office:value="50265" table:style-name="ce1">
            <text:p>50265</text:p>
          </table:table-cell>
          <table:table-cell office:value-type="float" office:value="50758" table:style-name="ce1">
            <text:p>50758</text:p>
          </table:table-cell>
          <table:table-cell office:value-type="float" office:value="52748" table:style-name="ce1">
            <text:p>52748</text:p>
          </table:table-cell>
          <table:table-cell office:value-type="float" office:value="54745" table:style-name="ce1">
            <text:p>54745</text:p>
          </table:table-cell>
          <table:table-cell office:value-type="float" office:value="54327" table:style-name="ce1">
            <text:p>54327</text:p>
          </table:table-cell>
          <table:table-cell office:value-type="float" office:value="44985" table:style-name="ce1">
            <text:p>44985</text:p>
          </table:table-cell>
          <table:table-cell office:value-type="float" office:value="52058" table:style-name="ce1">
            <text:p>52058</text:p>
          </table:table-cell>
          <table:table-cell office:value-type="float" office:value="51263" table:style-name="ce1">
            <text:p>51263</text:p>
          </table:table-cell>
          <table:table-cell office:value-type="float" office:value="50556" table:style-name="ce1">
            <text:p>50556</text:p>
          </table:table-cell>
          <table:table-cell office:value-type="float" office:value="51039" table:style-name="ce1">
            <text:p>510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4</text:p>
          </table:table-cell>
          <table:table-cell office:value-type="string" table:style-name="ce1">
            <text:p>INGENIERO FAUSTO ELIO [Entre Av de los Naranjos y C/ Mendizábal]</text:p>
          </table:table-cell>
          <table:table-cell office:value-type="float" office:value="23161" table:style-name="ce1">
            <text:p>23161</text:p>
          </table:table-cell>
          <table:table-cell office:value-type="float" office:value="23749" table:style-name="ce1">
            <text:p>23749</text:p>
          </table:table-cell>
          <table:table-cell office:value-type="float" office:value="24580" table:style-name="ce1">
            <text:p>24580</text:p>
          </table:table-cell>
          <table:table-cell office:value-type="float" office:value="24619" table:style-name="ce1">
            <text:p>24619</text:p>
          </table:table-cell>
          <table:table-cell office:value-type="float" office:value="25612" table:style-name="ce1">
            <text:p>25612</text:p>
          </table:table-cell>
          <table:table-cell office:value-type="float" office:value="27277" table:style-name="ce1">
            <text:p>27277</text:p>
          </table:table-cell>
          <table:table-cell office:value-type="float" office:value="30742" table:style-name="ce1">
            <text:p>30742</text:p>
          </table:table-cell>
          <table:table-cell office:value-type="float" office:value="25835" table:style-name="ce1">
            <text:p>25835</text:p>
          </table:table-cell>
          <table:table-cell office:value-type="float" office:value="26348" table:style-name="ce1">
            <text:p>26348</text:p>
          </table:table-cell>
          <table:table-cell office:value-type="float" office:value="25416" table:style-name="ce1">
            <text:p>25416</text:p>
          </table:table-cell>
          <table:table-cell office:value-type="float" office:value="24822" table:style-name="ce1">
            <text:p>24822</text:p>
          </table:table-cell>
          <table:table-cell office:value-type="float" office:value="24428" table:style-name="ce1">
            <text:p>244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5</text:p>
          </table:table-cell>
          <table:table-cell office:value-type="string" table:style-name="ce1">
            <text:p>SANTOS JUSTO Y PASTOR [Entre Jose Mª Haro y Serrería]</text:p>
          </table:table-cell>
          <table:table-cell office:value-type="float" office:value="7445" table:style-name="ce1">
            <text:p>7445</text:p>
          </table:table-cell>
          <table:table-cell office:value-type="float" office:value="7341" table:style-name="ce1">
            <text:p>7341</text:p>
          </table:table-cell>
          <table:table-cell office:value-type="float" office:value="7634" table:style-name="ce1">
            <text:p>7634</text:p>
          </table:table-cell>
          <table:table-cell office:value-type="float" office:value="8066" table:style-name="ce1">
            <text:p>8066</text:p>
          </table:table-cell>
          <table:table-cell office:value-type="float" office:value="8068" table:style-name="ce1">
            <text:p>8068</text:p>
          </table:table-cell>
          <table:table-cell office:value-type="float" office:value="7425" table:style-name="ce1">
            <text:p>7425</text:p>
          </table:table-cell>
          <table:table-cell office:value-type="float" office:value="7080" table:style-name="ce1">
            <text:p>7080</text:p>
          </table:table-cell>
          <table:table-cell office:value-type="float" office:value="5463" table:style-name="ce1">
            <text:p>5463</text:p>
          </table:table-cell>
          <table:table-cell office:value-type="float" office:value="7488" table:style-name="ce1">
            <text:p>7488</text:p>
          </table:table-cell>
          <table:table-cell office:value-type="float" office:value="7529" table:style-name="ce1">
            <text:p>7529</text:p>
          </table:table-cell>
          <table:table-cell office:value-type="float" office:value="7567" table:style-name="ce1">
            <text:p>7567</text:p>
          </table:table-cell>
          <table:table-cell office:value-type="float" office:value="7553" table:style-name="ce1">
            <text:p>75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6</text:p>
          </table:table-cell>
          <table:table-cell office:value-type="string" table:style-name="ce1">
            <text:p>AV. NARANJOS [Entre Luis Peixó y Paseo Marítimo]</text:p>
          </table:table-cell>
          <table:table-cell office:value-type="float" office:value="15595" table:style-name="ce1">
            <text:p>15595</text:p>
          </table:table-cell>
          <table:table-cell office:value-type="float" office:value="15831" table:style-name="ce1">
            <text:p>15831</text:p>
          </table:table-cell>
          <table:table-cell office:value-type="float" office:value="17742" table:style-name="ce1">
            <text:p>17742</text:p>
          </table:table-cell>
          <table:table-cell office:value-type="float" office:value="16259" table:style-name="ce1">
            <text:p>16259</text:p>
          </table:table-cell>
          <table:table-cell office:value-type="float" office:value="17675" table:style-name="ce1">
            <text:p>17675</text:p>
          </table:table-cell>
          <table:table-cell office:value-type="float" office:value="20991" table:style-name="ce1">
            <text:p>20991</text:p>
          </table:table-cell>
          <table:table-cell office:value-type="float" office:value="22368" table:style-name="ce1">
            <text:p>22368</text:p>
          </table:table-cell>
          <table:table-cell office:value-type="float" office:value="19668" table:style-name="ce1">
            <text:p>19668</text:p>
          </table:table-cell>
          <table:table-cell office:value-type="float" office:value="17469" table:style-name="ce1">
            <text:p>17469</text:p>
          </table:table-cell>
          <table:table-cell office:value-type="float" office:value="16153" table:style-name="ce1">
            <text:p>16153</text:p>
          </table:table-cell>
          <table:table-cell office:value-type="float" office:value="15362" table:style-name="ce1">
            <text:p>15362</text:p>
          </table:table-cell>
          <table:table-cell office:value-type="float" office:value="15291" table:style-name="ce1">
            <text:p>152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7</text:p>
          </table:table-cell>
          <table:table-cell office:value-type="string" table:style-name="ce1">
            <text:p>P.I. AV. CATALUÑA + P.I. CLARIANO [a V-21]</text:p>
          </table:table-cell>
          <table:table-cell office:value-type="float" office:value="26410" table:style-name="ce1">
            <text:p>26410</text:p>
          </table:table-cell>
          <table:table-cell office:value-type="float" office:value="27069" table:style-name="ce1">
            <text:p>27069</text:p>
          </table:table-cell>
          <table:table-cell office:value-type="float" office:value="27656" table:style-name="ce1">
            <text:p>27656</text:p>
          </table:table-cell>
          <table:table-cell office:value-type="float" office:value="28104" table:style-name="ce1">
            <text:p>28104</text:p>
          </table:table-cell>
          <table:table-cell office:value-type="float" office:value="28480" table:style-name="ce1">
            <text:p>28480</text:p>
          </table:table-cell>
          <table:table-cell office:value-type="float" office:value="30164" table:style-name="ce1">
            <text:p>30164</text:p>
          </table:table-cell>
          <table:table-cell office:value-type="float" office:value="33397" table:style-name="ce1">
            <text:p>33397</text:p>
          </table:table-cell>
          <table:table-cell office:value-type="float" office:value="28039" table:style-name="ce1">
            <text:p>28039</text:p>
          </table:table-cell>
          <table:table-cell office:value-type="float" office:value="29535" table:style-name="ce1">
            <text:p>29535</text:p>
          </table:table-cell>
          <table:table-cell office:value-type="float" office:value="28248" table:style-name="ce1">
            <text:p>28248</text:p>
          </table:table-cell>
          <table:table-cell office:value-type="float" office:value="26995" table:style-name="ce1">
            <text:p>26995</text:p>
          </table:table-cell>
          <table:table-cell office:value-type="float" office:value="27420" table:style-name="ce1">
            <text:p>27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8</text:p>
          </table:table-cell>
          <table:table-cell office:value-type="string" table:style-name="ce1">
            <text:p>ACCESO BARCELONA (PASO INFERIOR DE SALIDA) [De Clariano a V-21]</text:p>
          </table:table-cell>
          <table:table-cell office:value-type="float" office:value="10318" table:style-name="ce1">
            <text:p>10318</text:p>
          </table:table-cell>
          <table:table-cell office:value-type="float" office:value="10679" table:style-name="ce1">
            <text:p>10679</text:p>
          </table:table-cell>
          <table:table-cell office:value-type="float" office:value="10959" table:style-name="ce1">
            <text:p>10959</text:p>
          </table:table-cell>
          <table:table-cell office:value-type="float" office:value="11131" table:style-name="ce1">
            <text:p>11131</text:p>
          </table:table-cell>
          <table:table-cell office:value-type="float" office:value="11260" table:style-name="ce1">
            <text:p>11260</text:p>
          </table:table-cell>
          <table:table-cell office:value-type="float" office:value="11894" table:style-name="ce1">
            <text:p>11894</text:p>
          </table:table-cell>
          <table:table-cell office:value-type="float" office:value="13053" table:style-name="ce1">
            <text:p>13053</text:p>
          </table:table-cell>
          <table:table-cell office:value-type="float" office:value="11220" table:style-name="ce1">
            <text:p>11220</text:p>
          </table:table-cell>
          <table:table-cell office:value-type="float" office:value="11726" table:style-name="ce1">
            <text:p>11726</text:p>
          </table:table-cell>
          <table:table-cell office:value-type="float" office:value="11146" table:style-name="ce1">
            <text:p>11146</text:p>
          </table:table-cell>
          <table:table-cell office:value-type="float" office:value="10664" table:style-name="ce1">
            <text:p>10664</text:p>
          </table:table-cell>
          <table:table-cell office:value-type="float" office:value="10669" table:style-name="ce1">
            <text:p>10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9</text:p>
          </table:table-cell>
          <table:table-cell office:value-type="string" table:style-name="ce1">
            <text:p>P.I. AV. CATALUÑA + P.I. CLARIANO</text:p>
          </table:table-cell>
          <table:table-cell office:value-type="float" office:value="50551" table:style-name="ce1">
            <text:p>50551</text:p>
          </table:table-cell>
          <table:table-cell office:value-type="float" office:value="51999" table:style-name="ce1">
            <text:p>51999</text:p>
          </table:table-cell>
          <table:table-cell office:value-type="float" office:value="52660" table:style-name="ce1">
            <text:p>52660</text:p>
          </table:table-cell>
          <table:table-cell office:value-type="float" office:value="53735" table:style-name="ce1">
            <text:p>53735</text:p>
          </table:table-cell>
          <table:table-cell office:value-type="float" office:value="54332" table:style-name="ce1">
            <text:p>54332</text:p>
          </table:table-cell>
          <table:table-cell office:value-type="float" office:value="57021" table:style-name="ce1">
            <text:p>57021</text:p>
          </table:table-cell>
          <table:table-cell office:value-type="float" office:value="63120" table:style-name="ce1">
            <text:p>63120</text:p>
          </table:table-cell>
          <table:table-cell office:value-type="float" office:value="54046" table:style-name="ce1">
            <text:p>54046</text:p>
          </table:table-cell>
          <table:table-cell office:value-type="float" office:value="55773" table:style-name="ce1">
            <text:p>55773</text:p>
          </table:table-cell>
          <table:table-cell office:value-type="float" office:value="53625" table:style-name="ce1">
            <text:p>53625</text:p>
          </table:table-cell>
          <table:table-cell office:value-type="float" office:value="51313" table:style-name="ce1">
            <text:p>51313</text:p>
          </table:table-cell>
          <table:table-cell office:value-type="float" office:value="53211" table:style-name="ce1">
            <text:p>532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</text:p>
          </table:table-cell>
          <table:table-cell office:value-type="string" table:style-name="ce1">
            <text:p>AYORA [De Tres Forques a Av. Del Cid]</text:p>
          </table:table-cell>
          <table:table-cell office:value-type="float" office:value="8338" table:style-name="ce1">
            <text:p>8338</text:p>
          </table:table-cell>
          <table:table-cell office:value-type="float" office:value="8491" table:style-name="ce1">
            <text:p>8491</text:p>
          </table:table-cell>
          <table:table-cell office:value-type="float" office:value="8711" table:style-name="ce1">
            <text:p>8711</text:p>
          </table:table-cell>
          <table:table-cell office:value-type="float" office:value="8276" table:style-name="ce1">
            <text:p>8276</text:p>
          </table:table-cell>
          <table:table-cell office:value-type="float" office:value="8420" table:style-name="ce1">
            <text:p>8420</text:p>
          </table:table-cell>
          <table:table-cell office:value-type="float" office:value="8462" table:style-name="ce1">
            <text:p>8462</text:p>
          </table:table-cell>
          <table:table-cell office:value-type="float" office:value="8147" table:style-name="ce1">
            <text:p>8147</text:p>
          </table:table-cell>
          <table:table-cell office:value-type="float" office:value="5775" table:style-name="ce1">
            <text:p>5775</text:p>
          </table:table-cell>
          <table:table-cell office:value-type="float" office:value="8822" table:style-name="ce1">
            <text:p>8822</text:p>
          </table:table-cell>
          <table:table-cell office:value-type="float" office:value="8802" table:style-name="ce1">
            <text:p>8802</text:p>
          </table:table-cell>
          <table:table-cell office:value-type="float" office:value="8927" table:style-name="ce1">
            <text:p>8927</text:p>
          </table:table-cell>
          <table:table-cell office:value-type="float" office:value="8670" table:style-name="ce1">
            <text:p>86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0</text:p>
          </table:table-cell>
          <table:table-cell office:value-type="string" table:style-name="ce1">
            <text:p>AV. TRES CRUCES (Entre Campos Crespo y Gaspar Aguilar)</text:p>
          </table:table-cell>
          <table:table-cell office:value-type="float" office:value="38942" table:style-name="ce1">
            <text:p>38942</text:p>
          </table:table-cell>
          <table:table-cell office:value-type="float" office:value="39119" table:style-name="ce1">
            <text:p>39119</text:p>
          </table:table-cell>
          <table:table-cell office:value-type="float" office:value="39558" table:style-name="ce1">
            <text:p>39558</text:p>
          </table:table-cell>
          <table:table-cell office:value-type="float" office:value="38555" table:style-name="ce1">
            <text:p>38555</text:p>
          </table:table-cell>
          <table:table-cell office:value-type="float" office:value="38778" table:style-name="ce1">
            <text:p>38778</text:p>
          </table:table-cell>
          <table:table-cell office:value-type="float" office:value="38830" table:style-name="ce1">
            <text:p>38830</text:p>
          </table:table-cell>
          <table:table-cell office:value-type="float" office:value="36001" table:style-name="ce1">
            <text:p>36001</text:p>
          </table:table-cell>
          <table:table-cell office:value-type="float" office:value="27494" table:style-name="ce1">
            <text:p>27494</text:p>
          </table:table-cell>
          <table:table-cell office:value-type="float" office:value="36581" table:style-name="ce1">
            <text:p>36581</text:p>
          </table:table-cell>
          <table:table-cell office:value-type="float" office:value="39388" table:style-name="ce1">
            <text:p>39388</text:p>
          </table:table-cell>
          <table:table-cell office:value-type="float" office:value="38158" table:style-name="ce1">
            <text:p>38158</text:p>
          </table:table-cell>
          <table:table-cell office:value-type="float" office:value="37854" table:style-name="ce1">
            <text:p>378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1</text:p>
          </table:table-cell>
          <table:table-cell office:value-type="string" table:style-name="ce1">
            <text:p>AV. TRES CRUCES (Entre Camino Nuevo de Picaña y Campos Crespo)</text:p>
          </table:table-cell>
          <table:table-cell office:value-type="float" office:value="44369" table:style-name="ce1">
            <text:p>44369</text:p>
          </table:table-cell>
          <table:table-cell office:value-type="float" office:value="45028" table:style-name="ce1">
            <text:p>45028</text:p>
          </table:table-cell>
          <table:table-cell office:value-type="float" office:value="45739" table:style-name="ce1">
            <text:p>45739</text:p>
          </table:table-cell>
          <table:table-cell office:value-type="float" office:value="44116" table:style-name="ce1">
            <text:p>44116</text:p>
          </table:table-cell>
          <table:table-cell office:value-type="float" office:value="44238" table:style-name="ce1">
            <text:p>44238</text:p>
          </table:table-cell>
          <table:table-cell office:value-type="float" office:value="44218" table:style-name="ce1">
            <text:p>44218</text:p>
          </table:table-cell>
          <table:table-cell office:value-type="float" office:value="40715" table:style-name="ce1">
            <text:p>40715</text:p>
          </table:table-cell>
          <table:table-cell office:value-type="float" office:value="31015" table:style-name="ce1">
            <text:p>31015</text:p>
          </table:table-cell>
          <table:table-cell office:value-type="float" office:value="41457" table:style-name="ce1">
            <text:p>41457</text:p>
          </table:table-cell>
          <table:table-cell office:value-type="float" office:value="43622" table:style-name="ce1">
            <text:p>43622</text:p>
          </table:table-cell>
          <table:table-cell office:value-type="float" office:value="42960" table:style-name="ce1">
            <text:p>42960</text:p>
          </table:table-cell>
          <table:table-cell office:value-type="float" office:value="41897" table:style-name="ce1">
            <text:p>418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2</text:p>
          </table:table-cell>
          <table:table-cell office:value-type="string" table:style-name="ce1">
            <text:p>AV. CORTES VALENCIANAS [Desde Ronda Norte a Camp de Turia]</text:p>
          </table:table-cell>
          <table:table-cell office:value-type="float" office:value="90957" table:style-name="ce1">
            <text:p>90957</text:p>
          </table:table-cell>
          <table:table-cell office:value-type="float" office:value="92895" table:style-name="ce1">
            <text:p>92895</text:p>
          </table:table-cell>
          <table:table-cell office:value-type="float" office:value="90038" table:style-name="ce1">
            <text:p>90038</text:p>
          </table:table-cell>
          <table:table-cell office:value-type="float" office:value="91926" table:style-name="ce1">
            <text:p>91926</text:p>
          </table:table-cell>
          <table:table-cell office:value-type="float" office:value="92878" table:style-name="ce1">
            <text:p>92878</text:p>
          </table:table-cell>
          <table:table-cell office:value-type="float" office:value="93305" table:style-name="ce1">
            <text:p>93305</text:p>
          </table:table-cell>
          <table:table-cell office:value-type="float" office:value="89298" table:style-name="ce1">
            <text:p>89298</text:p>
          </table:table-cell>
          <table:table-cell office:value-type="float" office:value="69243" table:style-name="ce1">
            <text:p>69243</text:p>
          </table:table-cell>
          <table:table-cell office:value-type="float" office:value="92147" table:style-name="ce1">
            <text:p>92147</text:p>
          </table:table-cell>
          <table:table-cell office:value-type="float" office:value="91460" table:style-name="ce1">
            <text:p>91460</text:p>
          </table:table-cell>
          <table:table-cell office:value-type="float" office:value="91048" table:style-name="ce1">
            <text:p>91048</text:p>
          </table:table-cell>
          <table:table-cell office:value-type="float" office:value="92092" table:style-name="ce1">
            <text:p>920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3</text:p>
          </table:table-cell>
          <table:table-cell office:value-type="string" table:style-name="ce1">
            <text:p>PASEO DE LA ALAMEDA [del Pte. Del Reino a Pte. De Monteolivete]</text:p>
          </table:table-cell>
          <table:table-cell office:value-type="float" office:value="11129" table:style-name="ce1">
            <text:p>11129</text:p>
          </table:table-cell>
          <table:table-cell office:value-type="float" office:value="17141" table:style-name="ce1">
            <text:p>17141</text:p>
          </table:table-cell>
          <table:table-cell office:value-type="float" office:value="17526" table:style-name="ce1">
            <text:p>17526</text:p>
          </table:table-cell>
          <table:table-cell office:value-type="float" office:value="17484" table:style-name="ce1">
            <text:p>17484</text:p>
          </table:table-cell>
          <table:table-cell office:value-type="float" office:value="17075" table:style-name="ce1">
            <text:p>17075</text:p>
          </table:table-cell>
          <table:table-cell office:value-type="float" office:value="17276" table:style-name="ce1">
            <text:p>17276</text:p>
          </table:table-cell>
          <table:table-cell office:value-type="float" office:value="16640" table:style-name="ce1">
            <text:p>16640</text:p>
          </table:table-cell>
          <table:table-cell office:value-type="float" office:value="12606" table:style-name="ce1">
            <text:p>12606</text:p>
          </table:table-cell>
          <table:table-cell office:value-type="float" office:value="16679" table:style-name="ce1">
            <text:p>16679</text:p>
          </table:table-cell>
          <table:table-cell office:value-type="float" office:value="16600" table:style-name="ce1">
            <text:p>16600</text:p>
          </table:table-cell>
          <table:table-cell office:value-type="float" office:value="16580" table:style-name="ce1">
            <text:p>16580</text:p>
          </table:table-cell>
          <table:table-cell office:value-type="float" office:value="16607" table:style-name="ce1">
            <text:p>166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4</text:p>
          </table:table-cell>
          <table:table-cell office:value-type="string" table:style-name="ce1">
            <text:p>AVDA. FRANCIA [de Padre Tomás de Montañana a Paseo de la Alameda]</text:p>
          </table:table-cell>
          <table:table-cell office:value-type="float" office:value="10209" table:style-name="ce1">
            <text:p>10209</text:p>
          </table:table-cell>
          <table:table-cell office:value-type="float" office:value="10353" table:style-name="ce1">
            <text:p>10353</text:p>
          </table:table-cell>
          <table:table-cell office:value-type="float" office:value="10315" table:style-name="ce1">
            <text:p>10315</text:p>
          </table:table-cell>
          <table:table-cell office:value-type="float" office:value="10163" table:style-name="ce1">
            <text:p>10163</text:p>
          </table:table-cell>
          <table:table-cell office:value-type="float" office:value="10339" table:style-name="ce1">
            <text:p>10339</text:p>
          </table:table-cell>
          <table:table-cell office:value-type="float" office:value="10266" table:style-name="ce1">
            <text:p>10266</text:p>
          </table:table-cell>
          <table:table-cell office:value-type="float" office:value="9620" table:style-name="ce1">
            <text:p>9620</text:p>
          </table:table-cell>
          <table:table-cell office:value-type="float" office:value="7012" table:style-name="ce1">
            <text:p>7012</text:p>
          </table:table-cell>
          <table:table-cell office:value-type="float" office:value="9849" table:style-name="ce1">
            <text:p>9849</text:p>
          </table:table-cell>
          <table:table-cell office:value-type="float" office:value="9957" table:style-name="ce1">
            <text:p>9957</text:p>
          </table:table-cell>
          <table:table-cell office:value-type="float" office:value="10067" table:style-name="ce1">
            <text:p>10067</text:p>
          </table:table-cell>
          <table:table-cell office:value-type="float" office:value="10284" table:style-name="ce1">
            <text:p>102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5</text:p>
          </table:table-cell>
          <table:table-cell office:value-type="string" table:style-name="ce1">
            <text:p>CAMPOS CRESPO (Entre Tres Cruces y Fray Junípero Serra)</text:p>
          </table:table-cell>
          <table:table-cell office:value-type="float" office:value="10022" table:style-name="ce1">
            <text:p>10022</text:p>
          </table:table-cell>
          <table:table-cell office:value-type="float" office:value="10530" table:style-name="ce1">
            <text:p>10530</text:p>
          </table:table-cell>
          <table:table-cell office:value-type="float" office:value="10780" table:style-name="ce1">
            <text:p>10780</text:p>
          </table:table-cell>
          <table:table-cell office:value-type="float" office:value="10330" table:style-name="ce1">
            <text:p>10330</text:p>
          </table:table-cell>
          <table:table-cell office:value-type="float" office:value="10527" table:style-name="ce1">
            <text:p>10527</text:p>
          </table:table-cell>
          <table:table-cell office:value-type="float" office:value="10308" table:style-name="ce1">
            <text:p>10308</text:p>
          </table:table-cell>
          <table:table-cell office:value-type="float" office:value="9226" table:style-name="ce1">
            <text:p>9226</text:p>
          </table:table-cell>
          <table:table-cell office:value-type="float" office:value="6931" table:style-name="ce1">
            <text:p>6931</text:p>
          </table:table-cell>
          <table:table-cell office:value-type="float" office:value="10234" table:style-name="ce1">
            <text:p>10234</text:p>
          </table:table-cell>
          <table:table-cell office:value-type="float" office:value="10712" table:style-name="ce1">
            <text:p>10712</text:p>
          </table:table-cell>
          <table:table-cell office:value-type="float" office:value="10589" table:style-name="ce1">
            <text:p>10589</text:p>
          </table:table-cell>
          <table:table-cell office:value-type="float" office:value="10151" table:style-name="ce1">
            <text:p>101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6</text:p>
          </table:table-cell>
          <table:table-cell office:value-type="string" table:style-name="ce1">
            <text:p>PIO XI (de Fray Junípero Serra a Fontanares) [Fontanares]</text:p>
          </table:table-cell>
          <table:table-cell office:value-type="float" office:value="5043" table:style-name="ce1">
            <text:p>5043</text:p>
          </table:table-cell>
          <table:table-cell office:value-type="float" office:value="5247" table:style-name="ce1">
            <text:p>5247</text:p>
          </table:table-cell>
          <table:table-cell office:value-type="float" office:value="4855" table:style-name="ce1">
            <text:p>4855</text:p>
          </table:table-cell>
          <table:table-cell office:value-type="float" office:value="5045" table:style-name="ce1">
            <text:p>5045</text:p>
          </table:table-cell>
          <table:table-cell office:value-type="float" office:value="5135" table:style-name="ce1">
            <text:p>5135</text:p>
          </table:table-cell>
          <table:table-cell office:value-type="float" office:value="5041" table:style-name="ce1">
            <text:p>5041</text:p>
          </table:table-cell>
          <table:table-cell office:value-type="float" office:value="4457" table:style-name="ce1">
            <text:p>4457</text:p>
          </table:table-cell>
          <table:table-cell office:value-type="float" office:value="3393" table:style-name="ce1">
            <text:p>3393</text:p>
          </table:table-cell>
          <table:table-cell office:value-type="float" office:value="5374" table:style-name="ce1">
            <text:p>5374</text:p>
          </table:table-cell>
          <table:table-cell office:value-type="float" office:value="5570" table:style-name="ce1">
            <text:p>5570</text:p>
          </table:table-cell>
          <table:table-cell office:value-type="float" office:value="5597" table:style-name="ce1">
            <text:p>5597</text:p>
          </table:table-cell>
          <table:table-cell office:value-type="float" office:value="5365" table:style-name="ce1">
            <text:p>53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7</text:p>
          </table:table-cell>
          <table:table-cell office:value-type="string" table:style-name="ce1">
            <text:p>PONT DE FUSTA ( de Cronista Rivelles a Conde Trenor) [Torres de Serrano]</text:p>
          </table:table-cell>
          <table:table-cell office:value-type="float" office:value="8637" table:style-name="ce1">
            <text:p>8637</text:p>
          </table:table-cell>
          <table:table-cell office:value-type="float" office:value="8994" table:style-name="ce1">
            <text:p>8994</text:p>
          </table:table-cell>
          <table:table-cell office:value-type="float" office:value="8329" table:style-name="ce1">
            <text:p>8329</text:p>
          </table:table-cell>
          <table:table-cell office:value-type="float" office:value="7919" table:style-name="ce1">
            <text:p>7919</text:p>
          </table:table-cell>
          <table:table-cell office:value-type="float" office:value="7579" table:style-name="ce1">
            <text:p>7579</text:p>
          </table:table-cell>
          <table:table-cell office:value-type="float" office:value="7852" table:style-name="ce1">
            <text:p>7852</text:p>
          </table:table-cell>
          <table:table-cell office:value-type="float" office:value="8780" table:style-name="ce1">
            <text:p>8780</text:p>
          </table:table-cell>
          <table:table-cell office:value-type="float" office:value="6962" table:style-name="ce1">
            <text:p>6962</text:p>
          </table:table-cell>
          <table:table-cell office:value-type="float" office:value="8322" table:style-name="ce1">
            <text:p>8322</text:p>
          </table:table-cell>
          <table:table-cell office:value-type="float" office:value="8489" table:style-name="ce1">
            <text:p>8489</text:p>
          </table:table-cell>
          <table:table-cell office:value-type="float" office:value="8505" table:style-name="ce1">
            <text:p>8505</text:p>
          </table:table-cell>
          <table:table-cell office:value-type="float" office:value="8454" table:style-name="ce1">
            <text:p>84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8</text:p>
          </table:table-cell>
          <table:table-cell office:value-type="string" table:style-name="ce1">
            <text:p>AV. ARAGÓN (Entre Av. Blasco Ibáñez y Plaza. Zaragoza)</text:p>
          </table:table-cell>
          <table:table-cell office:value-type="float" office:value="50424" table:style-name="ce1">
            <text:p>50424</text:p>
          </table:table-cell>
          <table:table-cell office:value-type="float" office:value="52345" table:style-name="ce1">
            <text:p>52345</text:p>
          </table:table-cell>
          <table:table-cell office:value-type="float" office:value="52334" table:style-name="ce1">
            <text:p>52334</text:p>
          </table:table-cell>
          <table:table-cell office:value-type="float" office:value="52111" table:style-name="ce1">
            <text:p>52111</text:p>
          </table:table-cell>
          <table:table-cell office:value-type="float" office:value="53276" table:style-name="ce1">
            <text:p>53276</text:p>
          </table:table-cell>
          <table:table-cell office:value-type="float" office:value="53836" table:style-name="ce1">
            <text:p>53836</text:p>
          </table:table-cell>
          <table:table-cell office:value-type="float" office:value="55090" table:style-name="ce1">
            <text:p>55090</text:p>
          </table:table-cell>
          <table:table-cell office:value-type="float" office:value="43385" table:style-name="ce1">
            <text:p>43385</text:p>
          </table:table-cell>
          <table:table-cell office:value-type="float" office:value="55517" table:style-name="ce1">
            <text:p>55517</text:p>
          </table:table-cell>
          <table:table-cell office:value-type="float" office:value="53377" table:style-name="ce1">
            <text:p>53377</text:p>
          </table:table-cell>
          <table:table-cell office:value-type="float" office:value="52792" table:style-name="ce1">
            <text:p>52792</text:p>
          </table:table-cell>
          <table:table-cell office:value-type="float" office:value="53857" table:style-name="ce1">
            <text:p>538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</text:p>
          </table:table-cell>
          <table:table-cell office:value-type="string" table:style-name="ce1">
            <text:p>BARCAS - PINTOR SOROLLA [De Plaza del Ayuntamiento a Pl. Alfonso el Magnánimo]</text:p>
          </table:table-cell>
          <table:table-cell office:value-type="float" office:value="16469" table:style-name="ce1">
            <text:p>16469</text:p>
          </table:table-cell>
          <table:table-cell office:value-type="float" office:value="16108" table:style-name="ce1">
            <text:p>16108</text:p>
          </table:table-cell>
          <table:table-cell office:value-type="float" office:value="14134" table:style-name="ce1">
            <text:p>14134</text:p>
          </table:table-cell>
          <table:table-cell office:value-type="float" office:value="15751" table:style-name="ce1">
            <text:p>15751</text:p>
          </table:table-cell>
          <table:table-cell office:value-type="float" office:value="16101" table:style-name="ce1">
            <text:p>16101</text:p>
          </table:table-cell>
          <table:table-cell office:value-type="float" office:value="16037" table:style-name="ce1">
            <text:p>16037</text:p>
          </table:table-cell>
          <table:table-cell office:value-type="float" office:value="17413" table:style-name="ce1">
            <text:p>17413</text:p>
          </table:table-cell>
          <table:table-cell office:value-type="float" office:value="13175" table:style-name="ce1">
            <text:p>13175</text:p>
          </table:table-cell>
          <table:table-cell office:value-type="float" office:value="15948" table:style-name="ce1">
            <text:p>15948</text:p>
          </table:table-cell>
          <table:table-cell office:value-type="float" office:value="15772" table:style-name="ce1">
            <text:p>15772</text:p>
          </table:table-cell>
          <table:table-cell office:value-type="float" office:value="15872" table:style-name="ce1">
            <text:p>15872</text:p>
          </table:table-cell>
          <table:table-cell office:value-type="float" office:value="16694" table:style-name="ce1">
            <text:p>166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0</text:p>
          </table:table-cell>
          <table:table-cell office:value-type="string" table:style-name="ce1">
            <text:p>CONSTITUCIÓN [Desde Pl. Don Bosco hasta Av. Hermanos Machado]</text:p>
          </table:table-cell>
          <table:table-cell office:value-type="float" office:value="10342" table:style-name="ce1">
            <text:p>10342</text:p>
          </table:table-cell>
          <table:table-cell office:value-type="float" office:value="10754" table:style-name="ce1">
            <text:p>10754</text:p>
          </table:table-cell>
          <table:table-cell office:value-type="float" office:value="10890" table:style-name="ce1">
            <text:p>10890</text:p>
          </table:table-cell>
          <table:table-cell office:value-type="float" office:value="11117" table:style-name="ce1">
            <text:p>11117</text:p>
          </table:table-cell>
          <table:table-cell office:value-type="float" office:value="11160" table:style-name="ce1">
            <text:p>11160</text:p>
          </table:table-cell>
          <table:table-cell office:value-type="float" office:value="10630" table:style-name="ce1">
            <text:p>10630</text:p>
          </table:table-cell>
          <table:table-cell office:value-type="float" office:value="10057" table:style-name="ce1">
            <text:p>10057</text:p>
          </table:table-cell>
          <table:table-cell office:value-type="float" office:value="8145" table:style-name="ce1">
            <text:p>8145</text:p>
          </table:table-cell>
          <table:table-cell office:value-type="float" office:value="10677" table:style-name="ce1">
            <text:p>10677</text:p>
          </table:table-cell>
          <table:table-cell office:value-type="float" office:value="11017" table:style-name="ce1">
            <text:p>11017</text:p>
          </table:table-cell>
          <table:table-cell office:value-type="float" office:value="10941" table:style-name="ce1">
            <text:p>10941</text:p>
          </table:table-cell>
          <table:table-cell office:value-type="float" office:value="10930" table:style-name="ce1">
            <text:p>109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1</text:p>
          </table:table-cell>
          <table:table-cell office:value-type="string" table:style-name="ce1">
            <text:p>CONSTITUCIÓN [Desde Pl. Don Bosco hasta C/ Ruaya]</text:p>
          </table:table-cell>
          <table:table-cell office:value-type="float" office:value="9645" table:style-name="ce1">
            <text:p>9645</text:p>
          </table:table-cell>
          <table:table-cell office:value-type="float" office:value="10069" table:style-name="ce1">
            <text:p>10069</text:p>
          </table:table-cell>
          <table:table-cell office:value-type="float" office:value="9771" table:style-name="ce1">
            <text:p>9771</text:p>
          </table:table-cell>
          <table:table-cell office:value-type="float" office:value="9514" table:style-name="ce1">
            <text:p>9514</text:p>
          </table:table-cell>
          <table:table-cell office:value-type="float" office:value="9589" table:style-name="ce1">
            <text:p>9589</text:p>
          </table:table-cell>
          <table:table-cell office:value-type="float" office:value="9567" table:style-name="ce1">
            <text:p>9567</text:p>
          </table:table-cell>
          <table:table-cell office:value-type="float" office:value="8831" table:style-name="ce1">
            <text:p>8831</text:p>
          </table:table-cell>
          <table:table-cell office:value-type="float" office:value="6871" table:style-name="ce1">
            <text:p>6871</text:p>
          </table:table-cell>
          <table:table-cell office:value-type="float" office:value="9465" table:style-name="ce1">
            <text:p>9465</text:p>
          </table:table-cell>
          <table:table-cell office:value-type="float" office:value="9732" table:style-name="ce1">
            <text:p>9732</text:p>
          </table:table-cell>
          <table:table-cell office:value-type="float" office:value="9731" table:style-name="ce1">
            <text:p>9731</text:p>
          </table:table-cell>
          <table:table-cell office:value-type="float" office:value="9627" table:style-name="ce1">
            <text:p>96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2</text:p>
          </table:table-cell>
          <table:table-cell office:value-type="string" table:style-name="ce1">
            <text:p>ACCESO CAMINO DE MONCADA (P.I. + vías de servicio)</text:p>
          </table:table-cell>
          <table:table-cell office:value-type="float" office:value="22853" table:style-name="ce1">
            <text:p>22853</text:p>
          </table:table-cell>
          <table:table-cell office:value-type="float" office:value="23910" table:style-name="ce1">
            <text:p>23910</text:p>
          </table:table-cell>
          <table:table-cell office:value-type="float" office:value="23331" table:style-name="ce1">
            <text:p>23331</text:p>
          </table:table-cell>
          <table:table-cell office:value-type="float" office:value="23702" table:style-name="ce1">
            <text:p>23702</text:p>
          </table:table-cell>
          <table:table-cell office:value-type="float" office:value="24628" table:style-name="ce1">
            <text:p>24628</text:p>
          </table:table-cell>
          <table:table-cell office:value-type="float" office:value="23422" table:style-name="ce1">
            <text:p>23422</text:p>
          </table:table-cell>
          <table:table-cell office:value-type="float" office:value="21588" table:style-name="ce1">
            <text:p>21588</text:p>
          </table:table-cell>
          <table:table-cell office:value-type="float" office:value="15249" table:style-name="ce1">
            <text:p>15249</text:p>
          </table:table-cell>
          <table:table-cell office:value-type="float" office:value="23314" table:style-name="ce1">
            <text:p>23314</text:p>
          </table:table-cell>
          <table:table-cell office:value-type="float" office:value="23810" table:style-name="ce1">
            <text:p>23810</text:p>
          </table:table-cell>
          <table:table-cell office:value-type="float" office:value="23622" table:style-name="ce1">
            <text:p>23622</text:p>
          </table:table-cell>
          <table:table-cell office:value-type="float" office:value="22888" table:style-name="ce1">
            <text:p>228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3</text:p>
          </table:table-cell>
          <table:table-cell office:value-type="string" table:style-name="ce1">
            <text:p>AV. PIO BAROJA ( Entre Manuel de Falla Y General Avilés)</text:p>
          </table:table-cell>
          <table:table-cell office:value-type="float" office:value="48832" table:style-name="ce1">
            <text:p>48832</text:p>
          </table:table-cell>
          <table:table-cell office:value-type="float" office:value="50007" table:style-name="ce1">
            <text:p>50007</text:p>
          </table:table-cell>
          <table:table-cell office:value-type="float" office:value="50319" table:style-name="ce1">
            <text:p>50319</text:p>
          </table:table-cell>
          <table:table-cell office:value-type="float" office:value="51034" table:style-name="ce1">
            <text:p>51034</text:p>
          </table:table-cell>
          <table:table-cell office:value-type="float" office:value="51340" table:style-name="ce1">
            <text:p>51340</text:p>
          </table:table-cell>
          <table:table-cell office:value-type="float" office:value="51319" table:style-name="ce1">
            <text:p>51319</text:p>
          </table:table-cell>
          <table:table-cell office:value-type="float" office:value="50133" table:style-name="ce1">
            <text:p>50133</text:p>
          </table:table-cell>
          <table:table-cell office:value-type="float" office:value="39758" table:style-name="ce1">
            <text:p>39758</text:p>
          </table:table-cell>
          <table:table-cell office:value-type="float" office:value="50751" table:style-name="ce1">
            <text:p>50751</text:p>
          </table:table-cell>
          <table:table-cell office:value-type="float" office:value="50962" table:style-name="ce1">
            <text:p>50962</text:p>
          </table:table-cell>
          <table:table-cell office:value-type="float" office:value="50580" table:style-name="ce1">
            <text:p>50580</text:p>
          </table:table-cell>
          <table:table-cell office:value-type="float" office:value="50022" table:style-name="ce1">
            <text:p>50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4</text:p>
          </table:table-cell>
          <table:table-cell office:value-type="string" table:style-name="ce1">
            <text:p>AVINGUDA DE L´OEST [De C/ Pie de la Cruz a Quevedo]</text:p>
          </table:table-cell>
          <table:table-cell office:value-type="float" office:value="8267" table:style-name="ce1">
            <text:p>8267</text:p>
          </table:table-cell>
          <table:table-cell office:value-type="float" office:value="8467" table:style-name="ce1">
            <text:p>8467</text:p>
          </table:table-cell>
          <table:table-cell office:value-type="float" office:value="8514" table:style-name="ce1">
            <text:p>8514</text:p>
          </table:table-cell>
          <table:table-cell office:value-type="float" office:value="8078" table:style-name="ce1">
            <text:p>8078</text:p>
          </table:table-cell>
          <table:table-cell office:value-type="float" office:value="8252" table:style-name="ce1">
            <text:p>82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45</text:p>
          </table:table-cell>
          <table:table-cell office:value-type="string" table:style-name="ce1">
            <text:p>AVINGUDA DE L´OEST [De Quevedo a Plaza San Agustín]</text:p>
          </table:table-cell>
          <table:table-cell office:value-type="float" office:value="3685" table:style-name="ce1">
            <text:p>3685</text:p>
          </table:table-cell>
          <table:table-cell office:value-type="float" office:value="3724" table:style-name="ce1">
            <text:p>3724</text:p>
          </table:table-cell>
          <table:table-cell office:value-type="float" office:value="3034" table:style-name="ce1">
            <text:p>3034</text:p>
          </table:table-cell>
          <table:table-cell office:value-type="float" office:value="3485" table:style-name="ce1">
            <text:p>3485</text:p>
          </table:table-cell>
          <table:table-cell office:value-type="float" office:value="3493" table:style-name="ce1">
            <text:p>349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46</text:p>
          </table:table-cell>
          <table:table-cell office:value-type="string" table:style-name="ce1">
            <text:p>BLANQUERIAS <text:s/>[De Puente de las Artes a Puente de San José]</text:p>
          </table:table-cell>
          <table:table-cell office:value-type="float" office:value="40194" table:style-name="ce1">
            <text:p>40194</text:p>
          </table:table-cell>
          <table:table-cell office:value-type="float" office:value="41528" table:style-name="ce1">
            <text:p>41528</text:p>
          </table:table-cell>
          <table:table-cell office:value-type="float" office:value="38874" table:style-name="ce1">
            <text:p>38874</text:p>
          </table:table-cell>
          <table:table-cell office:value-type="float" office:value="37492" table:style-name="ce1">
            <text:p>37492</text:p>
          </table:table-cell>
          <table:table-cell office:value-type="float" office:value="37422" table:style-name="ce1">
            <text:p>37422</text:p>
          </table:table-cell>
          <table:table-cell office:value-type="float" office:value="36852" table:style-name="ce1">
            <text:p>36852</text:p>
          </table:table-cell>
          <table:table-cell office:value-type="float" office:value="43389" table:style-name="ce1">
            <text:p>4338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47</text:p>
          </table:table-cell>
          <table:table-cell office:value-type="string" table:style-name="ce1">
            <text:p>BLASCO IBAÑEZ <text:s/>[Entre Avenida de Aragón y Clariano]</text:p>
          </table:table-cell>
          <table:table-cell office:value-type="float" office:value="45436" table:style-name="ce1">
            <text:p>45436</text:p>
          </table:table-cell>
          <table:table-cell office:value-type="float" office:value="46501" table:style-name="ce1">
            <text:p>46501</text:p>
          </table:table-cell>
          <table:table-cell office:value-type="float" office:value="45564" table:style-name="ce1">
            <text:p>45564</text:p>
          </table:table-cell>
          <table:table-cell office:value-type="float" office:value="44912" table:style-name="ce1">
            <text:p>44912</text:p>
          </table:table-cell>
          <table:table-cell office:value-type="float" office:value="45516" table:style-name="ce1">
            <text:p>45516</text:p>
          </table:table-cell>
          <table:table-cell office:value-type="float" office:value="45460" table:style-name="ce1">
            <text:p>45460</text:p>
          </table:table-cell>
          <table:table-cell office:value-type="float" office:value="42033" table:style-name="ce1">
            <text:p>42033</text:p>
          </table:table-cell>
          <table:table-cell office:value-type="float" office:value="30829" table:style-name="ce1">
            <text:p>30829</text:p>
          </table:table-cell>
          <table:table-cell office:value-type="float" office:value="44713" table:style-name="ce1">
            <text:p>44713</text:p>
          </table:table-cell>
          <table:table-cell office:value-type="float" office:value="44643" table:style-name="ce1">
            <text:p>44643</text:p>
          </table:table-cell>
          <table:table-cell office:value-type="float" office:value="44843" table:style-name="ce1">
            <text:p>4484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48</text:p>
          </table:table-cell>
          <table:table-cell office:value-type="string" table:style-name="ce1">
            <text:p>BLASCO IBAÑEZ <text:s/>[Entre Botánico Cabanilles a Doctor Moliner]</text:p>
          </table:table-cell>
          <table:table-cell office:value-type="float" office:value="31996" table:style-name="ce1">
            <text:p>31996</text:p>
          </table:table-cell>
          <table:table-cell office:value-type="float" office:value="33808" table:style-name="ce1">
            <text:p>33808</text:p>
          </table:table-cell>
          <table:table-cell office:value-type="float" office:value="33082" table:style-name="ce1">
            <text:p>33082</text:p>
          </table:table-cell>
          <table:table-cell office:value-type="float" office:value="32235" table:style-name="ce1">
            <text:p>32235</text:p>
          </table:table-cell>
          <table:table-cell office:value-type="float" office:value="32881" table:style-name="ce1">
            <text:p>32881</text:p>
          </table:table-cell>
          <table:table-cell office:value-type="float" office:value="32498" table:style-name="ce1">
            <text:p>32498</text:p>
          </table:table-cell>
          <table:table-cell office:value-type="float" office:value="31310" table:style-name="ce1">
            <text:p>31310</text:p>
          </table:table-cell>
          <table:table-cell office:value-type="float" office:value="20921" table:style-name="ce1">
            <text:p>20921</text:p>
          </table:table-cell>
          <table:table-cell office:value-type="float" office:value="32530" table:style-name="ce1">
            <text:p>32530</text:p>
          </table:table-cell>
          <table:table-cell office:value-type="float" office:value="34420" table:style-name="ce1">
            <text:p>34420</text:p>
          </table:table-cell>
          <table:table-cell office:value-type="float" office:value="34728" table:style-name="ce1">
            <text:p>34728</text:p>
          </table:table-cell>
          <table:table-cell office:value-type="float" office:value="34292" table:style-name="ce1">
            <text:p>342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9</text:p>
          </table:table-cell>
          <table:table-cell office:value-type="string" table:style-name="ce1">
            <text:p>BLASCO IBAÑEZ <text:s/>[Entre Clariano y Doctor Manuel Candela]</text:p>
          </table:table-cell>
          <table:table-cell office:value-type="float" office:value="38820" table:style-name="ce1">
            <text:p>38820</text:p>
          </table:table-cell>
          <table:table-cell office:value-type="float" office:value="40916" table:style-name="ce1">
            <text:p>40916</text:p>
          </table:table-cell>
          <table:table-cell office:value-type="float" office:value="40331" table:style-name="ce1">
            <text:p>40331</text:p>
          </table:table-cell>
          <table:table-cell office:value-type="float" office:value="39582" table:style-name="ce1">
            <text:p>39582</text:p>
          </table:table-cell>
          <table:table-cell office:value-type="float" office:value="40421" table:style-name="ce1">
            <text:p>40421</text:p>
          </table:table-cell>
          <table:table-cell office:value-type="float" office:value="40865" table:style-name="ce1">
            <text:p>40865</text:p>
          </table:table-cell>
          <table:table-cell office:value-type="float" office:value="37905" table:style-name="ce1">
            <text:p>37905</text:p>
          </table:table-cell>
          <table:table-cell office:value-type="float" office:value="27996" table:style-name="ce1">
            <text:p>27996</text:p>
          </table:table-cell>
          <table:table-cell office:value-type="float" office:value="40090" table:style-name="ce1">
            <text:p>40090</text:p>
          </table:table-cell>
          <table:table-cell office:value-type="float" office:value="40117" table:style-name="ce1">
            <text:p>40117</text:p>
          </table:table-cell>
          <table:table-cell office:value-type="float" office:value="39838" table:style-name="ce1">
            <text:p>39838</text:p>
          </table:table-cell>
          <table:table-cell office:value-type="float" office:value="38775" table:style-name="ce1">
            <text:p>387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ACCESO BARCELONA <text:s/>[Entre Primado Reig y Blasco Ibáñez]</text:p>
          </table:table-cell>
          <table:table-cell office:value-type="float" office:value="61548" table:style-name="ce1">
            <text:p>61548</text:p>
          </table:table-cell>
          <table:table-cell office:value-type="float" office:value="64085" table:style-name="ce1">
            <text:p>64085</text:p>
          </table:table-cell>
          <table:table-cell office:value-type="float" office:value="63740" table:style-name="ce1">
            <text:p>63740</text:p>
          </table:table-cell>
          <table:table-cell office:value-type="float" office:value="64233" table:style-name="ce1">
            <text:p>64233</text:p>
          </table:table-cell>
          <table:table-cell office:value-type="float" office:value="65454" table:style-name="ce1">
            <text:p>65454</text:p>
          </table:table-cell>
          <table:table-cell office:value-type="float" office:value="66898" table:style-name="ce1">
            <text:p>66898</text:p>
          </table:table-cell>
          <table:table-cell office:value-type="float" office:value="69557" table:style-name="ce1">
            <text:p>69557</text:p>
          </table:table-cell>
          <table:table-cell office:value-type="float" office:value="56136" table:style-name="ce1">
            <text:p>56136</text:p>
          </table:table-cell>
          <table:table-cell office:value-type="float" office:value="65947" table:style-name="ce1">
            <text:p>65947</text:p>
          </table:table-cell>
          <table:table-cell office:value-type="float" office:value="64213" table:style-name="ce1">
            <text:p>64213</text:p>
          </table:table-cell>
          <table:table-cell office:value-type="float" office:value="62971" table:style-name="ce1">
            <text:p>62971</text:p>
          </table:table-cell>
          <table:table-cell office:value-type="float" office:value="64404" table:style-name="ce1">
            <text:p>644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0</text:p>
          </table:table-cell>
          <table:table-cell office:value-type="string" table:style-name="ce1">
            <text:p>BLASCO IBAÑEZ <text:s/>[Entre Doctor Manuel Candela y José María Haro]</text:p>
          </table:table-cell>
          <table:table-cell office:value-type="float" office:value="32412" table:style-name="ce1">
            <text:p>32412</text:p>
          </table:table-cell>
          <table:table-cell office:value-type="float" office:value="33161" table:style-name="ce1">
            <text:p>33161</text:p>
          </table:table-cell>
          <table:table-cell office:value-type="float" office:value="32684" table:style-name="ce1">
            <text:p>32684</text:p>
          </table:table-cell>
          <table:table-cell office:value-type="float" office:value="31953" table:style-name="ce1">
            <text:p>31953</text:p>
          </table:table-cell>
          <table:table-cell office:value-type="float" office:value="32469" table:style-name="ce1">
            <text:p>32469</text:p>
          </table:table-cell>
          <table:table-cell office:value-type="float" office:value="32895" table:style-name="ce1">
            <text:p>32895</text:p>
          </table:table-cell>
          <table:table-cell office:value-type="float" office:value="30391" table:style-name="ce1">
            <text:p>30391</text:p>
          </table:table-cell>
          <table:table-cell office:value-type="float" office:value="23092" table:style-name="ce1">
            <text:p>23092</text:p>
          </table:table-cell>
          <table:table-cell office:value-type="float" office:value="32961" table:style-name="ce1">
            <text:p>32961</text:p>
          </table:table-cell>
          <table:table-cell office:value-type="float" office:value="32861" table:style-name="ce1">
            <text:p>32861</text:p>
          </table:table-cell>
          <table:table-cell office:value-type="float" office:value="32956" table:style-name="ce1">
            <text:p>32956</text:p>
          </table:table-cell>
          <table:table-cell office:value-type="float" office:value="32955" table:style-name="ce1">
            <text:p>329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1</text:p>
          </table:table-cell>
          <table:table-cell office:value-type="string" table:style-name="ce1">
            <text:p>BLASCO IBAÑEZ <text:s/>[Entre Doctor Moliner y Av. Aragón]</text:p>
          </table:table-cell>
          <table:table-cell office:value-type="float" office:value="43895" table:style-name="ce1">
            <text:p>43895</text:p>
          </table:table-cell>
          <table:table-cell office:value-type="float" office:value="46430" table:style-name="ce1">
            <text:p>46430</text:p>
          </table:table-cell>
          <table:table-cell office:value-type="float" office:value="44295" table:style-name="ce1">
            <text:p>44295</text:p>
          </table:table-cell>
          <table:table-cell office:value-type="float" office:value="44120" table:style-name="ce1">
            <text:p>44120</text:p>
          </table:table-cell>
          <table:table-cell office:value-type="float" office:value="45149" table:style-name="ce1">
            <text:p>45149</text:p>
          </table:table-cell>
          <table:table-cell office:value-type="float" office:value="44652" table:style-name="ce1">
            <text:p>44652</text:p>
          </table:table-cell>
          <table:table-cell office:value-type="float" office:value="41377" table:style-name="ce1">
            <text:p>41377</text:p>
          </table:table-cell>
          <table:table-cell office:value-type="float" office:value="34602" table:style-name="ce1">
            <text:p>34602</text:p>
          </table:table-cell>
          <table:table-cell office:value-type="float" office:value="44947" table:style-name="ce1">
            <text:p>44947</text:p>
          </table:table-cell>
          <table:table-cell office:value-type="float" office:value="44295" table:style-name="ce1">
            <text:p>44295</text:p>
          </table:table-cell>
          <table:table-cell office:value-type="float" office:value="43700" table:style-name="ce1">
            <text:p>43700</text:p>
          </table:table-cell>
          <table:table-cell office:value-type="float" office:value="43562" table:style-name="ce1">
            <text:p>435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2</text:p>
          </table:table-cell>
          <table:table-cell office:value-type="string" table:style-name="ce1">
            <text:p>BLASCO IBAÑEZ <text:s/>[Entre José María Haro y Serrería]</text:p>
          </table:table-cell>
          <table:table-cell office:value-type="float" office:value="23198" table:style-name="ce1">
            <text:p>23198</text:p>
          </table:table-cell>
          <table:table-cell office:value-type="float" office:value="23617" table:style-name="ce1">
            <text:p>23617</text:p>
          </table:table-cell>
          <table:table-cell office:value-type="float" office:value="23630" table:style-name="ce1">
            <text:p>23630</text:p>
          </table:table-cell>
          <table:table-cell office:value-type="float" office:value="22895" table:style-name="ce1">
            <text:p>22895</text:p>
          </table:table-cell>
          <table:table-cell office:value-type="float" office:value="23493" table:style-name="ce1">
            <text:p>23493</text:p>
          </table:table-cell>
          <table:table-cell office:value-type="float" office:value="24001" table:style-name="ce1">
            <text:p>24001</text:p>
          </table:table-cell>
          <table:table-cell office:value-type="float" office:value="22561" table:style-name="ce1">
            <text:p>22561</text:p>
          </table:table-cell>
          <table:table-cell office:value-type="float" office:value="17425" table:style-name="ce1">
            <text:p>17425</text:p>
          </table:table-cell>
          <table:table-cell office:value-type="float" office:value="23234" table:style-name="ce1">
            <text:p>23234</text:p>
          </table:table-cell>
          <table:table-cell office:value-type="float" office:value="23244" table:style-name="ce1">
            <text:p>23244</text:p>
          </table:table-cell>
          <table:table-cell office:value-type="float" office:value="23149" table:style-name="ce1">
            <text:p>23149</text:p>
          </table:table-cell>
          <table:table-cell office:value-type="float" office:value="22914" table:style-name="ce1">
            <text:p>22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3</text:p>
          </table:table-cell>
          <table:table-cell office:value-type="string" table:style-name="ce1">
            <text:p>BOTANICO CABANILLES <text:s/>[De Primado Reig a Blasco Ibáñez]</text:p>
          </table:table-cell>
          <table:table-cell office:value-type="float" office:value="22755" table:style-name="ce1">
            <text:p>22755</text:p>
          </table:table-cell>
          <table:table-cell office:value-type="float" office:value="24139" table:style-name="ce1">
            <text:p>24139</text:p>
          </table:table-cell>
          <table:table-cell office:value-type="float" office:value="22802" table:style-name="ce1">
            <text:p>22802</text:p>
          </table:table-cell>
          <table:table-cell office:value-type="float" office:value="22886" table:style-name="ce1">
            <text:p>22886</text:p>
          </table:table-cell>
          <table:table-cell office:value-type="float" office:value="23600" table:style-name="ce1">
            <text:p>23600</text:p>
          </table:table-cell>
          <table:table-cell office:value-type="float" office:value="23048" table:style-name="ce1">
            <text:p>23048</text:p>
          </table:table-cell>
          <table:table-cell office:value-type="float" office:value="22327" table:style-name="ce1">
            <text:p>22327</text:p>
          </table:table-cell>
          <table:table-cell office:value-type="float" office:value="14876" table:style-name="ce1">
            <text:p>14876</text:p>
          </table:table-cell>
          <table:table-cell office:value-type="float" office:value="23786" table:style-name="ce1">
            <text:p>23786</text:p>
          </table:table-cell>
          <table:table-cell office:value-type="float" office:value="22647" table:style-name="ce1">
            <text:p>22647</text:p>
          </table:table-cell>
          <table:table-cell office:value-type="float" office:value="23322" table:style-name="ce1">
            <text:p>23322</text:p>
          </table:table-cell>
          <table:table-cell office:value-type="float" office:value="23736" table:style-name="ce1">
            <text:p>23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4</text:p>
          </table:table-cell>
          <table:table-cell office:value-type="string" table:style-name="ce1">
            <text:p>BRASIL <text:s/>[De C/ De la Democracia a Cartagena]</text:p>
          </table:table-cell>
          <table:table-cell office:value-type="float" office:value="5331" table:style-name="ce1">
            <text:p>5331</text:p>
          </table:table-cell>
          <table:table-cell office:value-type="float" office:value="5320" table:style-name="ce1">
            <text:p>5320</text:p>
          </table:table-cell>
          <table:table-cell office:value-type="float" office:value="4556" table:style-name="ce1">
            <text:p>4556</text:p>
          </table:table-cell>
          <table:table-cell office:value-type="float" office:value="5031" table:style-name="ce1">
            <text:p>5031</text:p>
          </table:table-cell>
          <table:table-cell office:value-type="float" office:value="5113" table:style-name="ce1">
            <text:p>5113</text:p>
          </table:table-cell>
          <table:table-cell office:value-type="float" office:value="4971" table:style-name="ce1">
            <text:p>4971</text:p>
          </table:table-cell>
          <table:table-cell office:value-type="float" office:value="4873" table:style-name="ce1">
            <text:p>4873</text:p>
          </table:table-cell>
          <table:table-cell office:value-type="float" office:value="3762" table:style-name="ce1">
            <text:p>3762</text:p>
          </table:table-cell>
          <table:table-cell office:value-type="float" office:value="5307" table:style-name="ce1">
            <text:p>5307</text:p>
          </table:table-cell>
          <table:table-cell office:value-type="float" office:value="5354" table:style-name="ce1">
            <text:p>5354</text:p>
          </table:table-cell>
          <table:table-cell office:value-type="float" office:value="5405" table:style-name="ce1">
            <text:p>5405</text:p>
          </table:table-cell>
          <table:table-cell office:value-type="float" office:value="4920" table:style-name="ce1">
            <text:p>49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5</text:p>
          </table:table-cell>
          <table:table-cell office:value-type="string" table:style-name="ce1">
            <text:p>CADIZ <text:s/>[De Germanías a Peris y Valero]</text:p>
          </table:table-cell>
          <table:table-cell office:value-type="float" office:value="4152" table:style-name="ce1">
            <text:p>4152</text:p>
          </table:table-cell>
          <table:table-cell office:value-type="float" office:value="4347" table:style-name="ce1">
            <text:p>4347</text:p>
          </table:table-cell>
          <table:table-cell office:value-type="float" office:value="5193" table:style-name="ce1">
            <text:p>5193</text:p>
          </table:table-cell>
          <table:table-cell office:value-type="float" office:value="4121" table:style-name="ce1">
            <text:p>4121</text:p>
          </table:table-cell>
          <table:table-cell office:value-type="float" office:value="4179" table:style-name="ce1">
            <text:p>4179</text:p>
          </table:table-cell>
          <table:table-cell office:value-type="float" office:value="4150" table:style-name="ce1">
            <text:p>4150</text:p>
          </table:table-cell>
          <table:table-cell office:value-type="float" office:value="4011" table:style-name="ce1">
            <text:p>4011</text:p>
          </table:table-cell>
          <table:table-cell office:value-type="float" office:value="3212" table:style-name="ce1">
            <text:p>3212</text:p>
          </table:table-cell>
          <table:table-cell office:value-type="float" office:value="4219" table:style-name="ce1">
            <text:p>4219</text:p>
          </table:table-cell>
          <table:table-cell office:value-type="float" office:value="4264" table:style-name="ce1">
            <text:p>4264</text:p>
          </table:table-cell>
          <table:table-cell office:value-type="float" office:value="4265" table:style-name="ce1">
            <text:p>4265</text:p>
          </table:table-cell>
          <table:table-cell office:value-type="float" office:value="4280" table:style-name="ce1">
            <text:p>42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6</text:p>
          </table:table-cell>
          <table:table-cell office:value-type="string" table:style-name="ce1">
            <text:p>CAMINO DE MONCADA <text:s/>[Entre Peset Aleixandre y Hnos. Machado]</text:p>
          </table:table-cell>
          <table:table-cell office:value-type="float" office:value="18765" table:style-name="ce1">
            <text:p>18765</text:p>
          </table:table-cell>
          <table:table-cell office:value-type="float" office:value="19343" table:style-name="ce1">
            <text:p>19343</text:p>
          </table:table-cell>
          <table:table-cell office:value-type="float" office:value="18825" table:style-name="ce1">
            <text:p>18825</text:p>
          </table:table-cell>
          <table:table-cell office:value-type="float" office:value="19179" table:style-name="ce1">
            <text:p>19179</text:p>
          </table:table-cell>
          <table:table-cell office:value-type="float" office:value="19517" table:style-name="ce1">
            <text:p>19517</text:p>
          </table:table-cell>
          <table:table-cell office:value-type="float" office:value="19056" table:style-name="ce1">
            <text:p>19056</text:p>
          </table:table-cell>
          <table:table-cell office:value-type="float" office:value="17674" table:style-name="ce1">
            <text:p>17674</text:p>
          </table:table-cell>
          <table:table-cell office:value-type="float" office:value="12857" table:style-name="ce1">
            <text:p>12857</text:p>
          </table:table-cell>
          <table:table-cell office:value-type="float" office:value="18675" table:style-name="ce1">
            <text:p>18675</text:p>
          </table:table-cell>
          <table:table-cell office:value-type="float" office:value="19137" table:style-name="ce1">
            <text:p>19137</text:p>
          </table:table-cell>
          <table:table-cell office:value-type="float" office:value="19035" table:style-name="ce1">
            <text:p>19035</text:p>
          </table:table-cell>
          <table:table-cell office:value-type="float" office:value="18763" table:style-name="ce1">
            <text:p>187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8</text:p>
          </table:table-cell>
          <table:table-cell office:value-type="string" table:style-name="ce1">
            <text:p>CAMINO NUEVO DE PICANYA <text:s/>[Entre Piedrapiquers y Tres Cruces]</text:p>
          </table:table-cell>
          <table:table-cell office:value-type="float" office:value="72539" table:style-name="ce1">
            <text:p>72539</text:p>
          </table:table-cell>
          <table:table-cell office:value-type="float" office:value="74906" table:style-name="ce1">
            <text:p>74906</text:p>
          </table:table-cell>
          <table:table-cell office:value-type="float" office:value="73397" table:style-name="ce1">
            <text:p>73397</text:p>
          </table:table-cell>
          <table:table-cell office:value-type="float" office:value="73726" table:style-name="ce1">
            <text:p>73726</text:p>
          </table:table-cell>
          <table:table-cell office:value-type="float" office:value="74754" table:style-name="ce1">
            <text:p>74754</text:p>
          </table:table-cell>
          <table:table-cell office:value-type="float" office:value="74802" table:style-name="ce1">
            <text:p>74802</text:p>
          </table:table-cell>
          <table:table-cell office:value-type="float" office:value="70593" table:style-name="ce1">
            <text:p>70593</text:p>
          </table:table-cell>
          <table:table-cell office:value-type="float" office:value="53816" table:style-name="ce1">
            <text:p>53816</text:p>
          </table:table-cell>
          <table:table-cell office:value-type="float" office:value="72532" table:style-name="ce1">
            <text:p>72532</text:p>
          </table:table-cell>
          <table:table-cell office:value-type="float" office:value="73403" table:style-name="ce1">
            <text:p>73403</text:p>
          </table:table-cell>
          <table:table-cell office:value-type="float" office:value="73297" table:style-name="ce1">
            <text:p>73297</text:p>
          </table:table-cell>
          <table:table-cell office:value-type="float" office:value="71917" table:style-name="ce1">
            <text:p>719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9</text:p>
          </table:table-cell>
          <table:table-cell office:value-type="string" table:style-name="ce1">
            <text:p>ACCESO A ARCHIDUQUE CARLOS POR CAMINO NUEVO DE PICANYA <text:s/>[Entre V-30 y Piedrapiquers]</text:p>
          </table:table-cell>
          <table:table-cell office:value-type="float" office:value="82040" table:style-name="ce1">
            <text:p>82040</text:p>
          </table:table-cell>
          <table:table-cell office:value-type="float" office:value="85126" table:style-name="ce1">
            <text:p>85126</text:p>
          </table:table-cell>
          <table:table-cell office:value-type="float" office:value="84354" table:style-name="ce1">
            <text:p>84354</text:p>
          </table:table-cell>
          <table:table-cell office:value-type="float" office:value="83678" table:style-name="ce1">
            <text:p>83678</text:p>
          </table:table-cell>
          <table:table-cell office:value-type="float" office:value="85334" table:style-name="ce1">
            <text:p>85334</text:p>
          </table:table-cell>
          <table:table-cell office:value-type="float" office:value="85448" table:style-name="ce1">
            <text:p>85448</text:p>
          </table:table-cell>
          <table:table-cell office:value-type="float" office:value="80763" table:style-name="ce1">
            <text:p>80763</text:p>
          </table:table-cell>
          <table:table-cell office:value-type="float" office:value="62402" table:style-name="ce1">
            <text:p>62402</text:p>
          </table:table-cell>
          <table:table-cell office:value-type="float" office:value="82356" table:style-name="ce1">
            <text:p>82356</text:p>
          </table:table-cell>
          <table:table-cell office:value-type="float" office:value="84612" table:style-name="ce1">
            <text:p>84612</text:p>
          </table:table-cell>
          <table:table-cell office:value-type="float" office:value="83963" table:style-name="ce1">
            <text:p>83963</text:p>
          </table:table-cell>
          <table:table-cell office:value-type="float" office:value="84303" table:style-name="ce1">
            <text:p>843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ACCESO ADEMUZ [De Camp del Turia a Av. Burjasot]</text:p>
          </table:table-cell>
          <table:table-cell office:value-type="float" office:value="48557" table:style-name="ce1">
            <text:p>48557</text:p>
          </table:table-cell>
          <table:table-cell office:value-type="float" office:value="49888" table:style-name="ce1">
            <text:p>49888</text:p>
          </table:table-cell>
          <table:table-cell office:value-type="float" office:value="48072" table:style-name="ce1">
            <text:p>48072</text:p>
          </table:table-cell>
          <table:table-cell office:value-type="float" office:value="49215" table:style-name="ce1">
            <text:p>49215</text:p>
          </table:table-cell>
          <table:table-cell office:value-type="float" office:value="49849" table:style-name="ce1">
            <text:p>49849</text:p>
          </table:table-cell>
          <table:table-cell office:value-type="float" office:value="49897" table:style-name="ce1">
            <text:p>49897</text:p>
          </table:table-cell>
          <table:table-cell office:value-type="float" office:value="47861" table:style-name="ce1">
            <text:p>47861</text:p>
          </table:table-cell>
          <table:table-cell office:value-type="float" office:value="36768" table:style-name="ce1">
            <text:p>36768</text:p>
          </table:table-cell>
          <table:table-cell office:value-type="float" office:value="49652" table:style-name="ce1">
            <text:p>49652</text:p>
          </table:table-cell>
          <table:table-cell office:value-type="float" office:value="49527" table:style-name="ce1">
            <text:p>49527</text:p>
          </table:table-cell>
          <table:table-cell office:value-type="float" office:value="49476" table:style-name="ce1">
            <text:p>49476</text:p>
          </table:table-cell>
          <table:table-cell office:value-type="float" office:value="49578" table:style-name="ce1">
            <text:p>495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0</text:p>
          </table:table-cell>
          <table:table-cell office:value-type="string" table:style-name="ce1">
            <text:p>CAMP DE TURIA [Entre Cortes Valencianas a Maestro Rodrigo]</text:p>
          </table:table-cell>
          <table:table-cell office:value-type="float" office:value="18387" table:style-name="ce1">
            <text:p>18387</text:p>
          </table:table-cell>
          <table:table-cell office:value-type="float" office:value="19351" table:style-name="ce1">
            <text:p>19351</text:p>
          </table:table-cell>
          <table:table-cell office:value-type="float" office:value="19058" table:style-name="ce1">
            <text:p>19058</text:p>
          </table:table-cell>
          <table:table-cell office:value-type="float" office:value="18879" table:style-name="ce1">
            <text:p>18879</text:p>
          </table:table-cell>
          <table:table-cell office:value-type="float" office:value="19672" table:style-name="ce1">
            <text:p>19672</text:p>
          </table:table-cell>
          <table:table-cell office:value-type="float" office:value="19726" table:style-name="ce1">
            <text:p>19726</text:p>
          </table:table-cell>
          <table:table-cell office:value-type="float" office:value="18293" table:style-name="ce1">
            <text:p>18293</text:p>
          </table:table-cell>
          <table:table-cell office:value-type="float" office:value="14459" table:style-name="ce1">
            <text:p>14459</text:p>
          </table:table-cell>
          <table:table-cell office:value-type="float" office:value="19224" table:style-name="ce1">
            <text:p>19224</text:p>
          </table:table-cell>
          <table:table-cell office:value-type="float" office:value="19543" table:style-name="ce1">
            <text:p>19543</text:p>
          </table:table-cell>
          <table:table-cell office:value-type="float" office:value="19737" table:style-name="ce1">
            <text:p>19737</text:p>
          </table:table-cell>
          <table:table-cell office:value-type="float" office:value="19112" table:style-name="ce1">
            <text:p>191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1</text:p>
          </table:table-cell>
          <table:table-cell office:value-type="string" table:style-name="ce1">
            <text:p>CAMPANAR [Entre Nicasio Benlloch y Pío XII]</text:p>
          </table:table-cell>
          <table:table-cell office:value-type="float" office:value="10134" table:style-name="ce1">
            <text:p>10134</text:p>
          </table:table-cell>
          <table:table-cell office:value-type="float" office:value="10068" table:style-name="ce1">
            <text:p>10068</text:p>
          </table:table-cell>
          <table:table-cell office:value-type="float" office:value="10248" table:style-name="ce1">
            <text:p>10248</text:p>
          </table:table-cell>
          <table:table-cell office:value-type="float" office:value="9821" table:style-name="ce1">
            <text:p>9821</text:p>
          </table:table-cell>
          <table:table-cell office:value-type="float" office:value="9960" table:style-name="ce1">
            <text:p>9960</text:p>
          </table:table-cell>
          <table:table-cell office:value-type="float" office:value="9734" table:style-name="ce1">
            <text:p>9734</text:p>
          </table:table-cell>
          <table:table-cell office:value-type="float" office:value="9588" table:style-name="ce1">
            <text:p>9588</text:p>
          </table:table-cell>
          <table:table-cell office:value-type="float" office:value="7470" table:style-name="ce1">
            <text:p>7470</text:p>
          </table:table-cell>
          <table:table-cell office:value-type="float" office:value="10008" table:style-name="ce1">
            <text:p>10008</text:p>
          </table:table-cell>
          <table:table-cell office:value-type="float" office:value="10097" table:style-name="ce1">
            <text:p>10097</text:p>
          </table:table-cell>
          <table:table-cell office:value-type="float" office:value="10233" table:style-name="ce1">
            <text:p>10233</text:p>
          </table:table-cell>
          <table:table-cell office:value-type="float" office:value="10077" table:style-name="ce1">
            <text:p>100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2</text:p>
          </table:table-cell>
          <table:table-cell office:value-type="string" table:style-name="ce1">
            <text:p>CAMPANAR [Entre Pío XII y Tirso de Molina]</text:p>
          </table:table-cell>
          <table:table-cell office:value-type="float" office:value="12199" table:style-name="ce1">
            <text:p>12199</text:p>
          </table:table-cell>
          <table:table-cell office:value-type="float" office:value="12118" table:style-name="ce1">
            <text:p>12118</text:p>
          </table:table-cell>
          <table:table-cell office:value-type="float" office:value="11521" table:style-name="ce1">
            <text:p>11521</text:p>
          </table:table-cell>
          <table:table-cell office:value-type="float" office:value="12096" table:style-name="ce1">
            <text:p>12096</text:p>
          </table:table-cell>
          <table:table-cell office:value-type="float" office:value="12358" table:style-name="ce1">
            <text:p>12358</text:p>
          </table:table-cell>
          <table:table-cell office:value-type="float" office:value="12477" table:style-name="ce1">
            <text:p>12477</text:p>
          </table:table-cell>
          <table:table-cell office:value-type="float" office:value="12314" table:style-name="ce1">
            <text:p>12314</text:p>
          </table:table-cell>
          <table:table-cell office:value-type="float" office:value="9804" table:style-name="ce1">
            <text:p>9804</text:p>
          </table:table-cell>
          <table:table-cell office:value-type="float" office:value="12035" table:style-name="ce1">
            <text:p>12035</text:p>
          </table:table-cell>
          <table:table-cell office:value-type="float" office:value="12408" table:style-name="ce1">
            <text:p>12408</text:p>
          </table:table-cell>
          <table:table-cell office:value-type="float" office:value="12540" table:style-name="ce1">
            <text:p>12540</text:p>
          </table:table-cell>
          <table:table-cell office:value-type="float" office:value="13432" table:style-name="ce1">
            <text:p>134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4</text:p>
          </table:table-cell>
          <table:table-cell office:value-type="string" table:style-name="ce1">
            <text:p>CARDENAL BENLLOCH <text:s/>[Entre Avenida del Puerto y Santos Justo y Pastor]</text:p>
          </table:table-cell>
          <table:table-cell office:value-type="float" office:value="36496" table:style-name="ce1">
            <text:p>36496</text:p>
          </table:table-cell>
          <table:table-cell office:value-type="float" office:value="38083" table:style-name="ce1">
            <text:p>38083</text:p>
          </table:table-cell>
          <table:table-cell office:value-type="float" office:value="37311" table:style-name="ce1">
            <text:p>37311</text:p>
          </table:table-cell>
          <table:table-cell office:value-type="float" office:value="37635" table:style-name="ce1">
            <text:p>37635</text:p>
          </table:table-cell>
          <table:table-cell office:value-type="float" office:value="37992" table:style-name="ce1">
            <text:p>37992</text:p>
          </table:table-cell>
          <table:table-cell office:value-type="float" office:value="37833" table:style-name="ce1">
            <text:p>37833</text:p>
          </table:table-cell>
          <table:table-cell office:value-type="float" office:value="37399" table:style-name="ce1">
            <text:p>37399</text:p>
          </table:table-cell>
          <table:table-cell office:value-type="float" office:value="28671" table:style-name="ce1">
            <text:p>28671</text:p>
          </table:table-cell>
          <table:table-cell office:value-type="float" office:value="38317" table:style-name="ce1">
            <text:p>38317</text:p>
          </table:table-cell>
          <table:table-cell office:value-type="float" office:value="37982" table:style-name="ce1">
            <text:p>37982</text:p>
          </table:table-cell>
          <table:table-cell office:value-type="float" office:value="37871" table:style-name="ce1">
            <text:p>37871</text:p>
          </table:table-cell>
          <table:table-cell office:value-type="float" office:value="37875" table:style-name="ce1">
            <text:p>378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5</text:p>
          </table:table-cell>
          <table:table-cell office:value-type="string" table:style-name="ce1">
            <text:p>CARDENAL BENLLOCH <text:s/>[Entre Santos Justo y Pastor a Blasco Ibáñez]</text:p>
          </table:table-cell>
          <table:table-cell office:value-type="float" office:value="34868" table:style-name="ce1">
            <text:p>34868</text:p>
          </table:table-cell>
          <table:table-cell office:value-type="float" office:value="36844" table:style-name="ce1">
            <text:p>36844</text:p>
          </table:table-cell>
          <table:table-cell office:value-type="float" office:value="36812" table:style-name="ce1">
            <text:p>36812</text:p>
          </table:table-cell>
          <table:table-cell office:value-type="float" office:value="35648" table:style-name="ce1">
            <text:p>35648</text:p>
          </table:table-cell>
          <table:table-cell office:value-type="float" office:value="36778" table:style-name="ce1">
            <text:p>36778</text:p>
          </table:table-cell>
          <table:table-cell office:value-type="float" office:value="37081" table:style-name="ce1">
            <text:p>37081</text:p>
          </table:table-cell>
          <table:table-cell office:value-type="float" office:value="36228" table:style-name="ce1">
            <text:p>36228</text:p>
          </table:table-cell>
          <table:table-cell office:value-type="float" office:value="27867" table:style-name="ce1">
            <text:p>27867</text:p>
          </table:table-cell>
          <table:table-cell office:value-type="float" office:value="36980" table:style-name="ce1">
            <text:p>36980</text:p>
          </table:table-cell>
          <table:table-cell office:value-type="float" office:value="36589" table:style-name="ce1">
            <text:p>36589</text:p>
          </table:table-cell>
          <table:table-cell office:value-type="float" office:value="36634" table:style-name="ce1">
            <text:p>36634</text:p>
          </table:table-cell>
          <table:table-cell office:value-type="float" office:value="35713" table:style-name="ce1">
            <text:p>357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6</text:p>
          </table:table-cell>
          <table:table-cell office:value-type="string" table:style-name="ce1">
            <text:p>CARRERA DE SAN LUIS <text:s/>[De Avenida de la Plata a Hermanos Maristas]</text:p>
          </table:table-cell>
          <table:table-cell office:value-type="float" office:value="3110" table:style-name="ce1">
            <text:p>3110</text:p>
          </table:table-cell>
          <table:table-cell office:value-type="float" office:value="3269" table:style-name="ce1">
            <text:p>3269</text:p>
          </table:table-cell>
          <table:table-cell office:value-type="float" office:value="3202" table:style-name="ce1">
            <text:p>3202</text:p>
          </table:table-cell>
          <table:table-cell office:value-type="float" office:value="3233" table:style-name="ce1">
            <text:p>3233</text:p>
          </table:table-cell>
          <table:table-cell office:value-type="float" office:value="3247" table:style-name="ce1">
            <text:p>3247</text:p>
          </table:table-cell>
          <table:table-cell office:value-type="float" office:value="3151" table:style-name="ce1">
            <text:p>3151</text:p>
          </table:table-cell>
          <table:table-cell office:value-type="float" office:value="2804" table:style-name="ce1">
            <text:p>2804</text:p>
          </table:table-cell>
          <table:table-cell office:value-type="float" office:value="2203" table:style-name="ce1">
            <text:p>2203</text:p>
          </table:table-cell>
          <table:table-cell office:value-type="float" office:value="3201" table:style-name="ce1">
            <text:p>3201</text:p>
          </table:table-cell>
          <table:table-cell office:value-type="float" office:value="3521" table:style-name="ce1">
            <text:p>3521</text:p>
          </table:table-cell>
          <table:table-cell office:value-type="float" office:value="3523" table:style-name="ce1">
            <text:p>3523</text:p>
          </table:table-cell>
          <table:table-cell office:value-type="float" office:value="3484" table:style-name="ce1">
            <text:p>34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7</text:p>
          </table:table-cell>
          <table:table-cell office:value-type="string" table:style-name="ce1">
            <text:p>C/ DE LA DEMOCRACIA [De Velazquez a 9 de Octubre]</text:p>
          </table:table-cell>
          <table:table-cell office:value-type="float" office:value="2325" table:style-name="ce1">
            <text:p>2325</text:p>
          </table:table-cell>
          <table:table-cell office:value-type="float" office:value="2448" table:style-name="ce1">
            <text:p>2448</text:p>
          </table:table-cell>
          <table:table-cell office:value-type="float" office:value="2024" table:style-name="ce1">
            <text:p>2024</text:p>
          </table:table-cell>
          <table:table-cell office:value-type="float" office:value="2352" table:style-name="ce1">
            <text:p>2352</text:p>
          </table:table-cell>
          <table:table-cell office:value-type="float" office:value="2375" table:style-name="ce1">
            <text:p>2375</text:p>
          </table:table-cell>
          <table:table-cell office:value-type="float" office:value="2277" table:style-name="ce1">
            <text:p>2277</text:p>
          </table:table-cell>
          <table:table-cell office:value-type="float" office:value="2080" table:style-name="ce1">
            <text:p>2080</text:p>
          </table:table-cell>
          <table:table-cell office:value-type="float" office:value="1579" table:style-name="ce1">
            <text:p>1579</text:p>
          </table:table-cell>
          <table:table-cell office:value-type="float" office:value="2287" table:style-name="ce1">
            <text:p>2287</text:p>
          </table:table-cell>
          <table:table-cell office:value-type="float" office:value="2395" table:style-name="ce1">
            <text:p>2395</text:p>
          </table:table-cell>
          <table:table-cell office:value-type="float" office:value="2456" table:style-name="ce1">
            <text:p>2456</text:p>
          </table:table-cell>
          <table:table-cell office:value-type="float" office:value="2309" table:style-name="ce1">
            <text:p>23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8</text:p>
          </table:table-cell>
          <table:table-cell office:value-type="string" table:style-name="ce1">
            <text:p>CENTELLES [Entre Maestro Aguilar y Filipinas]</text:p>
          </table:table-cell>
          <table:table-cell office:value-type="float" office:value="7486" table:style-name="ce1">
            <text:p>7486</text:p>
          </table:table-cell>
          <table:table-cell office:value-type="float" office:value="7688" table:style-name="ce1">
            <text:p>7688</text:p>
          </table:table-cell>
          <table:table-cell office:value-type="float" office:value="6940" table:style-name="ce1">
            <text:p>6940</text:p>
          </table:table-cell>
          <table:table-cell office:value-type="float" office:value="7146" table:style-name="ce1">
            <text:p>7146</text:p>
          </table:table-cell>
          <table:table-cell office:value-type="float" office:value="7295" table:style-name="ce1">
            <text:p>7295</text:p>
          </table:table-cell>
          <table:table-cell office:value-type="float" office:value="7339" table:style-name="ce1">
            <text:p>7339</text:p>
          </table:table-cell>
          <table:table-cell office:value-type="float" office:value="6882" table:style-name="ce1">
            <text:p>6882</text:p>
          </table:table-cell>
          <table:table-cell office:value-type="float" office:value="5334" table:style-name="ce1">
            <text:p>5334</text:p>
          </table:table-cell>
          <table:table-cell office:value-type="float" office:value="6856" table:style-name="ce1">
            <text:p>6856</text:p>
          </table:table-cell>
          <table:table-cell office:value-type="float" office:value="7352" table:style-name="ce1">
            <text:p>7352</text:p>
          </table:table-cell>
          <table:table-cell office:value-type="float" office:value="7326" table:style-name="ce1">
            <text:p>7326</text:p>
          </table:table-cell>
          <table:table-cell office:value-type="float" office:value="7507" table:style-name="ce1">
            <text:p>75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9</text:p>
          </table:table-cell>
          <table:table-cell office:value-type="string" table:style-name="ce1">
            <text:p>AV. DEL CID [De Archiduque Carlos a Pérez Galdós]</text:p>
          </table:table-cell>
          <table:table-cell office:value-type="float" office:value="47731" table:style-name="ce1">
            <text:p>47731</text:p>
          </table:table-cell>
          <table:table-cell office:value-type="float" office:value="45998" table:style-name="ce1">
            <text:p>45998</text:p>
          </table:table-cell>
          <table:table-cell office:value-type="float" office:value="46100" table:style-name="ce1">
            <text:p>46100</text:p>
          </table:table-cell>
          <table:table-cell office:value-type="float" office:value="45806" table:style-name="ce1">
            <text:p>45806</text:p>
          </table:table-cell>
          <table:table-cell office:value-type="float" office:value="46346" table:style-name="ce1">
            <text:p>46346</text:p>
          </table:table-cell>
          <table:table-cell office:value-type="float" office:value="46538" table:style-name="ce1">
            <text:p>46538</text:p>
          </table:table-cell>
          <table:table-cell office:value-type="float" office:value="46428" table:style-name="ce1">
            <text:p>46428</text:p>
          </table:table-cell>
          <table:table-cell office:value-type="float" office:value="36012" table:style-name="ce1">
            <text:p>36012</text:p>
          </table:table-cell>
          <table:table-cell office:value-type="float" office:value="45891" table:style-name="ce1">
            <text:p>45891</text:p>
          </table:table-cell>
          <table:table-cell office:value-type="float" office:value="45293" table:style-name="ce1">
            <text:p>45293</text:p>
          </table:table-cell>
          <table:table-cell office:value-type="float" office:value="44774" table:style-name="ce1">
            <text:p>44774</text:p>
          </table:table-cell>
          <table:table-cell office:value-type="float" office:value="44248" table:style-name="ce1">
            <text:p>442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PASEO DE LA ALAMEDA [De Eduardo Boscá a Pl. Zaragoza]</text:p>
          </table:table-cell>
          <table:table-cell office:value-type="float" office:value="25435" table:style-name="ce1">
            <text:p>25435</text:p>
          </table:table-cell>
          <table:table-cell office:value-type="float" office:value="26431" table:style-name="ce1">
            <text:p>26431</text:p>
          </table:table-cell>
          <table:table-cell office:value-type="float" office:value="27301" table:style-name="ce1">
            <text:p>27301</text:p>
          </table:table-cell>
          <table:table-cell office:value-type="float" office:value="26580" table:style-name="ce1">
            <text:p>26580</text:p>
          </table:table-cell>
          <table:table-cell office:value-type="float" office:value="27210" table:style-name="ce1">
            <text:p>27210</text:p>
          </table:table-cell>
          <table:table-cell office:value-type="float" office:value="27609" table:style-name="ce1">
            <text:p>27609</text:p>
          </table:table-cell>
          <table:table-cell office:value-type="float" office:value="26666" table:style-name="ce1">
            <text:p>26666</text:p>
          </table:table-cell>
          <table:table-cell office:value-type="float" office:value="20197" table:style-name="ce1">
            <text:p>20197</text:p>
          </table:table-cell>
          <table:table-cell office:value-type="float" office:value="26861" table:style-name="ce1">
            <text:p>26861</text:p>
          </table:table-cell>
          <table:table-cell office:value-type="float" office:value="26596" table:style-name="ce1">
            <text:p>26596</text:p>
          </table:table-cell>
          <table:table-cell office:value-type="float" office:value="26209" table:style-name="ce1">
            <text:p>26209</text:p>
          </table:table-cell>
          <table:table-cell office:value-type="float" office:value="27179" table:style-name="ce1">
            <text:p>271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0</text:p>
          </table:table-cell>
          <table:table-cell office:value-type="string" table:style-name="ce1">
            <text:p>AV. DEL CID [De Enguera a Archiduque Carlos]</text:p>
          </table:table-cell>
          <table:table-cell office:value-type="float" office:value="38262" table:style-name="ce1">
            <text:p>38262</text:p>
          </table:table-cell>
          <table:table-cell office:value-type="float" office:value="34971" table:style-name="ce1">
            <text:p>34971</text:p>
          </table:table-cell>
          <table:table-cell office:value-type="float" office:value="34644" table:style-name="ce1">
            <text:p>34644</text:p>
          </table:table-cell>
          <table:table-cell office:value-type="float" office:value="34157" table:style-name="ce1">
            <text:p>34157</text:p>
          </table:table-cell>
          <table:table-cell office:value-type="float" office:value="35109" table:style-name="ce1">
            <text:p>35109</text:p>
          </table:table-cell>
          <table:table-cell office:value-type="float" office:value="35431" table:style-name="ce1">
            <text:p>35431</text:p>
          </table:table-cell>
          <table:table-cell office:value-type="float" office:value="36315" table:style-name="ce1">
            <text:p>36315</text:p>
          </table:table-cell>
          <table:table-cell office:value-type="float" office:value="28728" table:style-name="ce1">
            <text:p>28728</text:p>
          </table:table-cell>
          <table:table-cell office:value-type="float" office:value="33577" table:style-name="ce1">
            <text:p>33577</text:p>
          </table:table-cell>
          <table:table-cell office:value-type="float" office:value="32478" table:style-name="ce1">
            <text:p>32478</text:p>
          </table:table-cell>
          <table:table-cell office:value-type="float" office:value="32624" table:style-name="ce1">
            <text:p>32624</text:p>
          </table:table-cell>
          <table:table-cell office:value-type="float" office:value="32426" table:style-name="ce1">
            <text:p>324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1</text:p>
          </table:table-cell>
          <table:table-cell office:value-type="string" table:style-name="ce1">
            <text:p>AV. DEL CID [Entre Tres Cruces y Enguera]</text:p>
          </table:table-cell>
          <table:table-cell office:value-type="float" office:value="56904" table:style-name="ce1">
            <text:p>569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72</text:p>
          </table:table-cell>
          <table:table-cell office:value-type="string" table:style-name="ce1">
            <text:p>AV. DEL CID [Entre V-30 y Tres Cruces]</text:p>
          </table:table-cell>
          <table:table-cell office:value-type="float" office:value="100606" table:style-name="ce1">
            <text:p>100606</text:p>
          </table:table-cell>
          <table:table-cell office:value-type="float" office:value="93459" table:style-name="ce1">
            <text:p>93459</text:p>
          </table:table-cell>
          <table:table-cell office:value-type="float" office:value="98362" table:style-name="ce1">
            <text:p>98362</text:p>
          </table:table-cell>
          <table:table-cell office:value-type="float" office:value="101099" table:style-name="ce1">
            <text:p>101099</text:p>
          </table:table-cell>
          <table:table-cell office:value-type="float" office:value="101844" table:style-name="ce1">
            <text:p>101844</text:p>
          </table:table-cell>
          <table:table-cell office:value-type="float" office:value="102164" table:style-name="ce1">
            <text:p>102164</text:p>
          </table:table-cell>
          <table:table-cell office:value-type="float" office:value="98866" table:style-name="ce1">
            <text:p>98866</text:p>
          </table:table-cell>
          <table:table-cell office:value-type="float" office:value="80087" table:style-name="ce1">
            <text:p>80087</text:p>
          </table:table-cell>
          <table:table-cell office:value-type="float" office:value="99010" table:style-name="ce1">
            <text:p>99010</text:p>
          </table:table-cell>
          <table:table-cell office:value-type="float" office:value="99960" table:style-name="ce1">
            <text:p>99960</text:p>
          </table:table-cell>
          <table:table-cell office:value-type="float" office:value="98132" table:style-name="ce1">
            <text:p>98132</text:p>
          </table:table-cell>
          <table:table-cell office:value-type="float" office:value="97420" table:style-name="ce1">
            <text:p>97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3</text:p>
          </table:table-cell>
          <table:table-cell office:value-type="string" table:style-name="ce1">
            <text:p>CISCAR <text:s/>[De Antiguo Reino a Marqués del Túria]</text:p>
          </table:table-cell>
          <table:table-cell office:value-type="float" office:value="5337" table:style-name="ce1">
            <text:p>5337</text:p>
          </table:table-cell>
          <table:table-cell office:value-type="float" office:value="5624" table:style-name="ce1">
            <text:p>5624</text:p>
          </table:table-cell>
          <table:table-cell office:value-type="float" office:value="5164" table:style-name="ce1">
            <text:p>5164</text:p>
          </table:table-cell>
          <table:table-cell office:value-type="float" office:value="5317" table:style-name="ce1">
            <text:p>5317</text:p>
          </table:table-cell>
          <table:table-cell office:value-type="float" office:value="5418" table:style-name="ce1">
            <text:p>5418</text:p>
          </table:table-cell>
          <table:table-cell office:value-type="float" office:value="5517" table:style-name="ce1">
            <text:p>5517</text:p>
          </table:table-cell>
          <table:table-cell office:value-type="float" office:value="5060" table:style-name="ce1">
            <text:p>5060</text:p>
          </table:table-cell>
          <table:table-cell office:value-type="float" office:value="3475" table:style-name="ce1">
            <text:p>3475</text:p>
          </table:table-cell>
          <table:table-cell office:value-type="float" office:value="5583" table:style-name="ce1">
            <text:p>5583</text:p>
          </table:table-cell>
          <table:table-cell office:value-type="float" office:value="5576" table:style-name="ce1">
            <text:p>5576</text:p>
          </table:table-cell>
          <table:table-cell office:value-type="float" office:value="5628" table:style-name="ce1">
            <text:p>5628</text:p>
          </table:table-cell>
          <table:table-cell office:value-type="float" office:value="5586" table:style-name="ce1">
            <text:p>55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4</text:p>
          </table:table-cell>
          <table:table-cell office:value-type="string" table:style-name="ce1">
            <text:p>CLARIANO <text:s/>[Entre Blasco Ibáñez y ALBALAT DELS TARONGERS]</text:p>
          </table:table-cell>
          <table:table-cell office:value-type="float" office:value="29424" table:style-name="ce1">
            <text:p>29424</text:p>
          </table:table-cell>
          <table:table-cell office:value-type="float" office:value="31801" table:style-name="ce1">
            <text:p>31801</text:p>
          </table:table-cell>
          <table:table-cell office:value-type="float" office:value="31096" table:style-name="ce1">
            <text:p>31096</text:p>
          </table:table-cell>
          <table:table-cell office:value-type="float" office:value="31072" table:style-name="ce1">
            <text:p>31072</text:p>
          </table:table-cell>
          <table:table-cell office:value-type="float" office:value="31868" table:style-name="ce1">
            <text:p>31868</text:p>
          </table:table-cell>
          <table:table-cell office:value-type="float" office:value="32321" table:style-name="ce1">
            <text:p>32321</text:p>
          </table:table-cell>
          <table:table-cell office:value-type="float" office:value="31572" table:style-name="ce1">
            <text:p>31572</text:p>
          </table:table-cell>
          <table:table-cell office:value-type="float" office:value="24039" table:style-name="ce1">
            <text:p>24039</text:p>
          </table:table-cell>
          <table:table-cell office:value-type="float" office:value="31844" table:style-name="ce1">
            <text:p>31844</text:p>
          </table:table-cell>
          <table:table-cell office:value-type="float" office:value="31531" table:style-name="ce1">
            <text:p>31531</text:p>
          </table:table-cell>
          <table:table-cell office:value-type="float" office:value="31362" table:style-name="ce1">
            <text:p>31362</text:p>
          </table:table-cell>
          <table:table-cell office:value-type="float" office:value="31151" table:style-name="ce1">
            <text:p>311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6</text:p>
          </table:table-cell>
          <table:table-cell office:value-type="string" table:style-name="ce1">
            <text:p>COLON [De Pl. Porta de la Mar a Sorní]</text:p>
          </table:table-cell>
          <table:table-cell office:value-type="float" office:value="15855" table:style-name="ce1">
            <text:p>15855</text:p>
          </table:table-cell>
          <table:table-cell office:value-type="float" office:value="16436" table:style-name="ce1">
            <text:p>16436</text:p>
          </table:table-cell>
          <table:table-cell office:value-type="float" office:value="13683" table:style-name="ce1">
            <text:p>13683</text:p>
          </table:table-cell>
          <table:table-cell office:value-type="float" office:value="15583" table:style-name="ce1">
            <text:p>15583</text:p>
          </table:table-cell>
          <table:table-cell office:value-type="float" office:value="16517" table:style-name="ce1">
            <text:p>16517</text:p>
          </table:table-cell>
          <table:table-cell office:value-type="float" office:value="16489" table:style-name="ce1">
            <text:p>16489</text:p>
          </table:table-cell>
          <table:table-cell office:value-type="float" office:value="15674" table:style-name="ce1">
            <text:p>15674</text:p>
          </table:table-cell>
          <table:table-cell office:value-type="float" office:value="11345" table:style-name="ce1">
            <text:p>11345</text:p>
          </table:table-cell>
          <table:table-cell office:value-type="float" office:value="15980" table:style-name="ce1">
            <text:p>15980</text:p>
          </table:table-cell>
          <table:table-cell office:value-type="float" office:value="16255" table:style-name="ce1">
            <text:p>16255</text:p>
          </table:table-cell>
          <table:table-cell office:value-type="float" office:value="16086" table:style-name="ce1">
            <text:p>16086</text:p>
          </table:table-cell>
          <table:table-cell office:value-type="float" office:value="16217" table:style-name="ce1">
            <text:p>162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7</text:p>
          </table:table-cell>
          <table:table-cell office:value-type="string" table:style-name="ce1">
            <text:p>COLON [De Sorní a Ruzafa]</text:p>
          </table:table-cell>
          <table:table-cell office:value-type="float" office:value="19803" table:style-name="ce1">
            <text:p>19803</text:p>
          </table:table-cell>
          <table:table-cell office:value-type="float" office:value="20219" table:style-name="ce1">
            <text:p>20219</text:p>
          </table:table-cell>
          <table:table-cell office:value-type="float" office:value="17630" table:style-name="ce1">
            <text:p>17630</text:p>
          </table:table-cell>
          <table:table-cell office:value-type="float" office:value="19320" table:style-name="ce1">
            <text:p>19320</text:p>
          </table:table-cell>
          <table:table-cell office:value-type="float" office:value="19582" table:style-name="ce1">
            <text:p>19582</text:p>
          </table:table-cell>
          <table:table-cell office:value-type="float" office:value="19899" table:style-name="ce1">
            <text:p>19899</text:p>
          </table:table-cell>
          <table:table-cell office:value-type="float" office:value="19559" table:style-name="ce1">
            <text:p>19559</text:p>
          </table:table-cell>
          <table:table-cell office:value-type="float" office:value="14208" table:style-name="ce1">
            <text:p>14208</text:p>
          </table:table-cell>
          <table:table-cell office:value-type="float" office:value="19302" table:style-name="ce1">
            <text:p>19302</text:p>
          </table:table-cell>
          <table:table-cell office:value-type="float" office:value="19505" table:style-name="ce1">
            <text:p>19505</text:p>
          </table:table-cell>
          <table:table-cell office:value-type="float" office:value="19417" table:style-name="ce1">
            <text:p>19417</text:p>
          </table:table-cell>
          <table:table-cell office:value-type="float" office:value="19811" table:style-name="ce1">
            <text:p>198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8</text:p>
          </table:table-cell>
          <table:table-cell office:value-type="string" table:style-name="ce1">
            <text:p>CONDE TRENOR [De Puente de Serranos a Puente de la Trinidad]</text:p>
          </table:table-cell>
          <table:table-cell office:value-type="float" office:value="49618" table:style-name="ce1">
            <text:p>49618</text:p>
          </table:table-cell>
          <table:table-cell office:value-type="float" office:value="51478" table:style-name="ce1">
            <text:p>51478</text:p>
          </table:table-cell>
          <table:table-cell office:value-type="float" office:value="48625" table:style-name="ce1">
            <text:p>48625</text:p>
          </table:table-cell>
          <table:table-cell office:value-type="float" office:value="44483" table:style-name="ce1">
            <text:p>444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PASEO DE LA ALAMEDA [De Pl. Zaragoza a Puente de las flores]</text:p>
          </table:table-cell>
          <table:table-cell office:value-type="float" office:value="29361" table:style-name="ce1">
            <text:p>29361</text:p>
          </table:table-cell>
          <table:table-cell office:value-type="float" office:value="31116" table:style-name="ce1">
            <text:p>31116</text:p>
          </table:table-cell>
          <table:table-cell office:value-type="float" office:value="30030" table:style-name="ce1">
            <text:p>30030</text:p>
          </table:table-cell>
          <table:table-cell office:value-type="float" office:value="30566" table:style-name="ce1">
            <text:p>30566</text:p>
          </table:table-cell>
          <table:table-cell office:value-type="float" office:value="31144" table:style-name="ce1">
            <text:p>31144</text:p>
          </table:table-cell>
          <table:table-cell office:value-type="float" office:value="30346" table:style-name="ce1">
            <text:p>30346</text:p>
          </table:table-cell>
          <table:table-cell office:value-type="float" office:value="27614" table:style-name="ce1">
            <text:p>27614</text:p>
          </table:table-cell>
          <table:table-cell office:value-type="float" office:value="13321" table:style-name="ce1">
            <text:p>13321</text:p>
          </table:table-cell>
          <table:table-cell office:value-type="float" office:value="20953" table:style-name="ce1">
            <text:p>20953</text:p>
          </table:table-cell>
          <table:table-cell office:value-type="float" office:value="27109" table:style-name="ce1">
            <text:p>27109</text:p>
          </table:table-cell>
          <table:table-cell office:value-type="float" office:value="30446" table:style-name="ce1">
            <text:p>30446</text:p>
          </table:table-cell>
          <table:table-cell office:value-type="float" office:value="30031" table:style-name="ce1">
            <text:p>300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0</text:p>
          </table:table-cell>
          <table:table-cell office:value-type="string" table:style-name="ce1">
            <text:p>CONSTITUCION [Desde Av. Hermanos Machado hasta C/ Rio Genil]</text:p>
          </table:table-cell>
          <table:table-cell office:value-type="float" office:value="22526" table:style-name="ce1">
            <text:p>22526</text:p>
          </table:table-cell>
          <table:table-cell office:value-type="float" office:value="23262" table:style-name="ce1">
            <text:p>23262</text:p>
          </table:table-cell>
          <table:table-cell office:value-type="float" office:value="22770" table:style-name="ce1">
            <text:p>22770</text:p>
          </table:table-cell>
          <table:table-cell office:value-type="float" office:value="23015" table:style-name="ce1">
            <text:p>23015</text:p>
          </table:table-cell>
          <table:table-cell office:value-type="float" office:value="23196" table:style-name="ce1">
            <text:p>23196</text:p>
          </table:table-cell>
          <table:table-cell office:value-type="float" office:value="22999" table:style-name="ce1">
            <text:p>22999</text:p>
          </table:table-cell>
          <table:table-cell office:value-type="float" office:value="21799" table:style-name="ce1">
            <text:p>21799</text:p>
          </table:table-cell>
          <table:table-cell office:value-type="float" office:value="17585" table:style-name="ce1">
            <text:p>17585</text:p>
          </table:table-cell>
          <table:table-cell office:value-type="float" office:value="22460" table:style-name="ce1">
            <text:p>22460</text:p>
          </table:table-cell>
          <table:table-cell office:value-type="float" office:value="22620" table:style-name="ce1">
            <text:p>22620</text:p>
          </table:table-cell>
          <table:table-cell office:value-type="float" office:value="22276" table:style-name="ce1">
            <text:p>22276</text:p>
          </table:table-cell>
          <table:table-cell office:value-type="float" office:value="22343" table:style-name="ce1">
            <text:p>223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1</text:p>
          </table:table-cell>
          <table:table-cell office:value-type="string" table:style-name="ce1">
            <text:p>CORTES VALENCIANAS <text:s/>[desde GENERAL AVILES hasta LA SAFOR]</text:p>
          </table:table-cell>
          <table:table-cell office:value-type="float" office:value="73068" table:style-name="ce1">
            <text:p>73068</text:p>
          </table:table-cell>
          <table:table-cell office:value-type="float" office:value="75129" table:style-name="ce1">
            <text:p>75129</text:p>
          </table:table-cell>
          <table:table-cell office:value-type="float" office:value="71174" table:style-name="ce1">
            <text:p>71174</text:p>
          </table:table-cell>
          <table:table-cell office:value-type="float" office:value="72486" table:style-name="ce1">
            <text:p>72486</text:p>
          </table:table-cell>
          <table:table-cell office:value-type="float" office:value="73873" table:style-name="ce1">
            <text:p>73873</text:p>
          </table:table-cell>
          <table:table-cell office:value-type="float" office:value="74500" table:style-name="ce1">
            <text:p>74500</text:p>
          </table:table-cell>
          <table:table-cell office:value-type="float" office:value="70077" table:style-name="ce1">
            <text:p>70077</text:p>
          </table:table-cell>
          <table:table-cell office:value-type="float" office:value="52986" table:style-name="ce1">
            <text:p>52986</text:p>
          </table:table-cell>
          <table:table-cell office:value-type="float" office:value="73515" table:style-name="ce1">
            <text:p>73515</text:p>
          </table:table-cell>
          <table:table-cell office:value-type="float" office:value="73803" table:style-name="ce1">
            <text:p>73803</text:p>
          </table:table-cell>
          <table:table-cell office:value-type="float" office:value="73572" table:style-name="ce1">
            <text:p>73572</text:p>
          </table:table-cell>
          <table:table-cell office:value-type="float" office:value="74356" table:style-name="ce1">
            <text:p>743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2</text:p>
          </table:table-cell>
          <table:table-cell office:value-type="string" table:style-name="ce1">
            <text:p>CORTES VALENCIANAS (ACCESO POR CV-35) [Entre Camp del Turia y La Safor]</text:p>
          </table:table-cell>
          <table:table-cell office:value-type="float" office:value="80956" table:style-name="ce1">
            <text:p>80956</text:p>
          </table:table-cell>
          <table:table-cell office:value-type="float" office:value="83253" table:style-name="ce1">
            <text:p>83253</text:p>
          </table:table-cell>
          <table:table-cell office:value-type="float" office:value="80668" table:style-name="ce1">
            <text:p>80668</text:p>
          </table:table-cell>
          <table:table-cell office:value-type="float" office:value="81582" table:style-name="ce1">
            <text:p>81582</text:p>
          </table:table-cell>
          <table:table-cell office:value-type="float" office:value="82243" table:style-name="ce1">
            <text:p>82243</text:p>
          </table:table-cell>
          <table:table-cell office:value-type="float" office:value="82706" table:style-name="ce1">
            <text:p>82706</text:p>
          </table:table-cell>
          <table:table-cell office:value-type="float" office:value="78639" table:style-name="ce1">
            <text:p>78639</text:p>
          </table:table-cell>
          <table:table-cell office:value-type="float" office:value="61085" table:style-name="ce1">
            <text:p>61085</text:p>
          </table:table-cell>
          <table:table-cell office:value-type="float" office:value="81983" table:style-name="ce1">
            <text:p>81983</text:p>
          </table:table-cell>
          <table:table-cell office:value-type="float" office:value="81782" table:style-name="ce1">
            <text:p>81782</text:p>
          </table:table-cell>
          <table:table-cell office:value-type="float" office:value="81700" table:style-name="ce1">
            <text:p>81700</text:p>
          </table:table-cell>
          <table:table-cell office:value-type="float" office:value="82143" table:style-name="ce1">
            <text:p>821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3</text:p>
          </table:table-cell>
          <table:table-cell office:value-type="string" table:style-name="ce1">
            <text:p>CUENCA <text:s/>[De Fernando el Católico a Guillem de Castro]</text:p>
          </table:table-cell>
          <table:table-cell office:value-type="float" office:value="4717" table:style-name="ce1">
            <text:p>4717</text:p>
          </table:table-cell>
          <table:table-cell office:value-type="float" office:value="4921" table:style-name="ce1">
            <text:p>4921</text:p>
          </table:table-cell>
          <table:table-cell office:value-type="float" office:value="4755" table:style-name="ce1">
            <text:p>4755</text:p>
          </table:table-cell>
          <table:table-cell office:value-type="float" office:value="4532" table:style-name="ce1">
            <text:p>4532</text:p>
          </table:table-cell>
          <table:table-cell office:value-type="float" office:value="4579" table:style-name="ce1">
            <text:p>4579</text:p>
          </table:table-cell>
          <table:table-cell office:value-type="float" office:value="4478" table:style-name="ce1">
            <text:p>4478</text:p>
          </table:table-cell>
          <table:table-cell office:value-type="float" office:value="4407" table:style-name="ce1">
            <text:p>4407</text:p>
          </table:table-cell>
          <table:table-cell office:value-type="float" office:value="3301" table:style-name="ce1">
            <text:p>3301</text:p>
          </table:table-cell>
          <table:table-cell office:value-type="float" office:value="4517" table:style-name="ce1">
            <text:p>4517</text:p>
          </table:table-cell>
          <table:table-cell office:value-type="float" office:value="4660" table:style-name="ce1">
            <text:p>4660</text:p>
          </table:table-cell>
          <table:table-cell office:value-type="float" office:value="4691" table:style-name="ce1">
            <text:p>4691</text:p>
          </table:table-cell>
          <table:table-cell office:value-type="float" office:value="4533" table:style-name="ce1">
            <text:p>45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4</text:p>
          </table:table-cell>
          <table:table-cell office:value-type="string" table:style-name="ce1">
            <text:p>CUENCA <text:s/>[De Calamocha a Pérez Galdós]</text:p>
          </table:table-cell>
          <table:table-cell office:value-type="float" office:value="5037" table:style-name="ce1">
            <text:p>5037</text:p>
          </table:table-cell>
          <table:table-cell office:value-type="float" office:value="5201" table:style-name="ce1">
            <text:p>5201</text:p>
          </table:table-cell>
          <table:table-cell office:value-type="float" office:value="4052" table:style-name="ce1">
            <text:p>4052</text:p>
          </table:table-cell>
          <table:table-cell office:value-type="float" office:value="5087" table:style-name="ce1">
            <text:p>5087</text:p>
          </table:table-cell>
          <table:table-cell office:value-type="float" office:value="5183" table:style-name="ce1">
            <text:p>5183</text:p>
          </table:table-cell>
          <table:table-cell office:value-type="float" office:value="5201" table:style-name="ce1">
            <text:p>5201</text:p>
          </table:table-cell>
          <table:table-cell office:value-type="float" office:value="4769" table:style-name="ce1">
            <text:p>4769</text:p>
          </table:table-cell>
          <table:table-cell office:value-type="float" office:value="3568" table:style-name="ce1">
            <text:p>3568</text:p>
          </table:table-cell>
          <table:table-cell office:value-type="float" office:value="5150" table:style-name="ce1">
            <text:p>5150</text:p>
          </table:table-cell>
          <table:table-cell office:value-type="float" office:value="5268" table:style-name="ce1">
            <text:p>5268</text:p>
          </table:table-cell>
          <table:table-cell office:value-type="float" office:value="5261" table:style-name="ce1">
            <text:p>5261</text:p>
          </table:table-cell>
          <table:table-cell office:value-type="float" office:value="5083" table:style-name="ce1">
            <text:p>50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5</text:p>
          </table:table-cell>
          <table:table-cell office:value-type="string" table:style-name="ce1">
            <text:p>CUENCA <text:s/>[De Pérez Galdós a San José de Calasanz]</text:p>
          </table:table-cell>
          <table:table-cell office:value-type="float" office:value="7468" table:style-name="ce1">
            <text:p>7468</text:p>
          </table:table-cell>
          <table:table-cell office:value-type="float" office:value="7840" table:style-name="ce1">
            <text:p>7840</text:p>
          </table:table-cell>
          <table:table-cell office:value-type="float" office:value="6973" table:style-name="ce1">
            <text:p>6973</text:p>
          </table:table-cell>
          <table:table-cell office:value-type="float" office:value="7372" table:style-name="ce1">
            <text:p>7372</text:p>
          </table:table-cell>
          <table:table-cell office:value-type="float" office:value="7444" table:style-name="ce1">
            <text:p>7444</text:p>
          </table:table-cell>
          <table:table-cell office:value-type="float" office:value="7323" table:style-name="ce1">
            <text:p>7323</text:p>
          </table:table-cell>
          <table:table-cell office:value-type="float" office:value="6958" table:style-name="ce1">
            <text:p>6958</text:p>
          </table:table-cell>
          <table:table-cell office:value-type="float" office:value="5038" table:style-name="ce1">
            <text:p>5038</text:p>
          </table:table-cell>
          <table:table-cell office:value-type="float" office:value="7465" table:style-name="ce1">
            <text:p>7465</text:p>
          </table:table-cell>
          <table:table-cell office:value-type="float" office:value="7749" table:style-name="ce1">
            <text:p>7749</text:p>
          </table:table-cell>
          <table:table-cell office:value-type="float" office:value="7808" table:style-name="ce1">
            <text:p>7808</text:p>
          </table:table-cell>
          <table:table-cell office:value-type="float" office:value="7590" table:style-name="ce1">
            <text:p>75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6</text:p>
          </table:table-cell>
          <table:table-cell office:value-type="string" table:style-name="ce1">
            <text:p>CUENCA <text:s/>[De San José de Calasanz a Fernando el Católico]</text:p>
          </table:table-cell>
          <table:table-cell office:value-type="float" office:value="6654" table:style-name="ce1">
            <text:p>6654</text:p>
          </table:table-cell>
          <table:table-cell office:value-type="float" office:value="6760" table:style-name="ce1">
            <text:p>6760</text:p>
          </table:table-cell>
          <table:table-cell office:value-type="float" office:value="5544" table:style-name="ce1">
            <text:p>5544</text:p>
          </table:table-cell>
          <table:table-cell office:value-type="float" office:value="6461" table:style-name="ce1">
            <text:p>6461</text:p>
          </table:table-cell>
          <table:table-cell office:value-type="float" office:value="6526" table:style-name="ce1">
            <text:p>6526</text:p>
          </table:table-cell>
          <table:table-cell office:value-type="float" office:value="6440" table:style-name="ce1">
            <text:p>6440</text:p>
          </table:table-cell>
          <table:table-cell office:value-type="float" office:value="6164" table:style-name="ce1">
            <text:p>6164</text:p>
          </table:table-cell>
          <table:table-cell office:value-type="float" office:value="4483" table:style-name="ce1">
            <text:p>4483</text:p>
          </table:table-cell>
          <table:table-cell office:value-type="float" office:value="6512" table:style-name="ce1">
            <text:p>6512</text:p>
          </table:table-cell>
          <table:table-cell office:value-type="float" office:value="6662" table:style-name="ce1">
            <text:p>6662</text:p>
          </table:table-cell>
          <table:table-cell office:value-type="float" office:value="6661" table:style-name="ce1">
            <text:p>6661</text:p>
          </table:table-cell>
          <table:table-cell office:value-type="float" office:value="6442" table:style-name="ce1">
            <text:p>6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7</text:p>
          </table:table-cell>
          <table:table-cell office:value-type="string" table:style-name="ce1">
            <text:p>DOCTOR GOMEZ FERRER <text:s/>[De Blasco Ibáñez a Primado Reig]</text:p>
          </table:table-cell>
          <table:table-cell office:value-type="float" office:value="8094" table:style-name="ce1">
            <text:p>8094</text:p>
          </table:table-cell>
          <table:table-cell office:value-type="float" office:value="8714" table:style-name="ce1">
            <text:p>8714</text:p>
          </table:table-cell>
          <table:table-cell office:value-type="float" office:value="8437" table:style-name="ce1">
            <text:p>8437</text:p>
          </table:table-cell>
          <table:table-cell office:value-type="float" office:value="8359" table:style-name="ce1">
            <text:p>8359</text:p>
          </table:table-cell>
          <table:table-cell office:value-type="float" office:value="8270" table:style-name="ce1">
            <text:p>8270</text:p>
          </table:table-cell>
          <table:table-cell office:value-type="float" office:value="7997" table:style-name="ce1">
            <text:p>7997</text:p>
          </table:table-cell>
          <table:table-cell office:value-type="float" office:value="7230" table:style-name="ce1">
            <text:p>7230</text:p>
          </table:table-cell>
          <table:table-cell office:value-type="float" office:value="4938" table:style-name="ce1">
            <text:p>4938</text:p>
          </table:table-cell>
          <table:table-cell office:value-type="float" office:value="8049" table:style-name="ce1">
            <text:p>8049</text:p>
          </table:table-cell>
          <table:table-cell office:value-type="float" office:value="8394" table:style-name="ce1">
            <text:p>8394</text:p>
          </table:table-cell>
          <table:table-cell office:value-type="float" office:value="8597" table:style-name="ce1">
            <text:p>8597</text:p>
          </table:table-cell>
          <table:table-cell office:value-type="float" office:value="8477" table:style-name="ce1">
            <text:p>84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9</text:p>
          </table:table-cell>
          <table:table-cell office:value-type="string" table:style-name="ce1">
            <text:p>DOCTOR LLUCH <text:s/>[De Dr. Marcos Sopena a Mediterráneo]</text:p>
          </table:table-cell>
          <table:table-cell office:value-type="float" office:value="5561" table:style-name="ce1">
            <text:p>5561</text:p>
          </table:table-cell>
          <table:table-cell office:value-type="float" office:value="5682" table:style-name="ce1">
            <text:p>5682</text:p>
          </table:table-cell>
          <table:table-cell office:value-type="float" office:value="5818" table:style-name="ce1">
            <text:p>5818</text:p>
          </table:table-cell>
          <table:table-cell office:value-type="float" office:value="5693" table:style-name="ce1">
            <text:p>5693</text:p>
          </table:table-cell>
          <table:table-cell office:value-type="float" office:value="6009" table:style-name="ce1">
            <text:p>6009</text:p>
          </table:table-cell>
          <table:table-cell office:value-type="float" office:value="6251" table:style-name="ce1">
            <text:p>6251</text:p>
          </table:table-cell>
          <table:table-cell office:value-type="float" office:value="5988" table:style-name="ce1">
            <text:p>5988</text:p>
          </table:table-cell>
          <table:table-cell office:value-type="float" office:value="4981" table:style-name="ce1">
            <text:p>4981</text:p>
          </table:table-cell>
          <table:table-cell office:value-type="float" office:value="5860" table:style-name="ce1">
            <text:p>5860</text:p>
          </table:table-cell>
          <table:table-cell office:value-type="float" office:value="5938" table:style-name="ce1">
            <text:p>5938</text:p>
          </table:table-cell>
          <table:table-cell office:value-type="float" office:value="5724" table:style-name="ce1">
            <text:p>5724</text:p>
          </table:table-cell>
          <table:table-cell office:value-type="float" office:value="5340" table:style-name="ce1">
            <text:p>53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PASEO DE LA ALAMEDA [De Pte. De las Flores a Pte. Exposición]</text:p>
          </table:table-cell>
          <table:table-cell office:value-type="float" office:value="21835" table:style-name="ce1">
            <text:p>21835</text:p>
          </table:table-cell>
          <table:table-cell office:value-type="float" office:value="22940" table:style-name="ce1">
            <text:p>22940</text:p>
          </table:table-cell>
          <table:table-cell office:value-type="float" office:value="21095" table:style-name="ce1">
            <text:p>21095</text:p>
          </table:table-cell>
          <table:table-cell office:value-type="float" office:value="22803" table:style-name="ce1">
            <text:p>22803</text:p>
          </table:table-cell>
          <table:table-cell office:value-type="float" office:value="24087" table:style-name="ce1">
            <text:p>24087</text:p>
          </table:table-cell>
          <table:table-cell office:value-type="float" office:value="32273" table:style-name="ce1">
            <text:p>32273</text:p>
          </table:table-cell>
          <table:table-cell office:value-type="float" office:value="30838" table:style-name="ce1">
            <text:p>30838</text:p>
          </table:table-cell>
          <table:table-cell office:value-type="float" office:value="22638" table:style-name="ce1">
            <text:p>22638</text:p>
          </table:table-cell>
          <table:table-cell office:value-type="float" office:value="32431" table:style-name="ce1">
            <text:p>32431</text:p>
          </table:table-cell>
          <table:table-cell office:value-type="float" office:value="31785" table:style-name="ce1">
            <text:p>31785</text:p>
          </table:table-cell>
          <table:table-cell office:value-type="float" office:value="32047" table:style-name="ce1">
            <text:p>32047</text:p>
          </table:table-cell>
          <table:table-cell office:value-type="float" office:value="31617" table:style-name="ce1">
            <text:p>316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1</text:p>
          </table:table-cell>
          <table:table-cell office:value-type="string" table:style-name="ce1">
            <text:p>DOCTOR MANUEL CANDELA <text:s/>[Entre Av. Del Puerto y Santos Justo y Pastor]</text:p>
          </table:table-cell>
          <table:table-cell office:value-type="float" office:value="34897" table:style-name="ce1">
            <text:p>34897</text:p>
          </table:table-cell>
          <table:table-cell office:value-type="float" office:value="36221" table:style-name="ce1">
            <text:p>36221</text:p>
          </table:table-cell>
          <table:table-cell office:value-type="float" office:value="35724" table:style-name="ce1">
            <text:p>35724</text:p>
          </table:table-cell>
          <table:table-cell office:value-type="float" office:value="35041" table:style-name="ce1">
            <text:p>35041</text:p>
          </table:table-cell>
          <table:table-cell office:value-type="float" office:value="35786" table:style-name="ce1">
            <text:p>35786</text:p>
          </table:table-cell>
          <table:table-cell office:value-type="float" office:value="35640" table:style-name="ce1">
            <text:p>35640</text:p>
          </table:table-cell>
          <table:table-cell office:value-type="float" office:value="33309" table:style-name="ce1">
            <text:p>33309</text:p>
          </table:table-cell>
          <table:table-cell office:value-type="float" office:value="24732" table:style-name="ce1">
            <text:p>24732</text:p>
          </table:table-cell>
          <table:table-cell office:value-type="float" office:value="35775" table:style-name="ce1">
            <text:p>35775</text:p>
          </table:table-cell>
          <table:table-cell office:value-type="float" office:value="35996" table:style-name="ce1">
            <text:p>35996</text:p>
          </table:table-cell>
          <table:table-cell office:value-type="float" office:value="35442" table:style-name="ce1">
            <text:p>35442</text:p>
          </table:table-cell>
          <table:table-cell office:value-type="float" office:value="36918" table:style-name="ce1">
            <text:p>369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2</text:p>
          </table:table-cell>
          <table:table-cell office:value-type="string" table:style-name="ce1">
            <text:p>DOCTOR MANUEL CANDELA <text:s/>[Entre Santos Justo y Pastor y Blasco Ibáñez]</text:p>
          </table:table-cell>
          <table:table-cell office:value-type="float" office:value="31851" table:style-name="ce1">
            <text:p>31851</text:p>
          </table:table-cell>
          <table:table-cell office:value-type="float" office:value="33732" table:style-name="ce1">
            <text:p>33732</text:p>
          </table:table-cell>
          <table:table-cell office:value-type="float" office:value="32797" table:style-name="ce1">
            <text:p>32797</text:p>
          </table:table-cell>
          <table:table-cell office:value-type="float" office:value="32507" table:style-name="ce1">
            <text:p>32507</text:p>
          </table:table-cell>
          <table:table-cell office:value-type="float" office:value="33144" table:style-name="ce1">
            <text:p>33144</text:p>
          </table:table-cell>
          <table:table-cell office:value-type="float" office:value="33012" table:style-name="ce1">
            <text:p>33012</text:p>
          </table:table-cell>
          <table:table-cell office:value-type="float" office:value="30898" table:style-name="ce1">
            <text:p>30898</text:p>
          </table:table-cell>
          <table:table-cell office:value-type="float" office:value="22989" table:style-name="ce1">
            <text:p>22989</text:p>
          </table:table-cell>
          <table:table-cell office:value-type="float" office:value="33453" table:style-name="ce1">
            <text:p>33453</text:p>
          </table:table-cell>
          <table:table-cell office:value-type="float" office:value="33479" table:style-name="ce1">
            <text:p>33479</text:p>
          </table:table-cell>
          <table:table-cell office:value-type="float" office:value="32902" table:style-name="ce1">
            <text:p>32902</text:p>
          </table:table-cell>
          <table:table-cell office:value-type="float" office:value="32175" table:style-name="ce1">
            <text:p>321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3</text:p>
          </table:table-cell>
          <table:table-cell office:value-type="string" table:style-name="ce1">
            <text:p>DOCTOR MARCOS SOPENA <text:s/>[Entre Pl. Armada Española y Eugenia Viñes]</text:p>
          </table:table-cell>
          <table:table-cell office:value-type="float" office:value="7815" table:style-name="ce1">
            <text:p>7815</text:p>
          </table:table-cell>
          <table:table-cell office:value-type="float" office:value="8554" table:style-name="ce1">
            <text:p>8554</text:p>
          </table:table-cell>
          <table:table-cell office:value-type="float" office:value="9633" table:style-name="ce1">
            <text:p>9633</text:p>
          </table:table-cell>
          <table:table-cell office:value-type="float" office:value="10021" table:style-name="ce1">
            <text:p>10021</text:p>
          </table:table-cell>
          <table:table-cell office:value-type="float" office:value="11774" table:style-name="ce1">
            <text:p>11774</text:p>
          </table:table-cell>
          <table:table-cell office:value-type="float" office:value="14850" table:style-name="ce1">
            <text:p>14850</text:p>
          </table:table-cell>
          <table:table-cell office:value-type="float" office:value="15783" table:style-name="ce1">
            <text:p>15783</text:p>
          </table:table-cell>
          <table:table-cell office:value-type="float" office:value="13984" table:style-name="ce1">
            <text:p>13984</text:p>
          </table:table-cell>
          <table:table-cell office:value-type="float" office:value="10767" table:style-name="ce1">
            <text:p>10767</text:p>
          </table:table-cell>
          <table:table-cell office:value-type="float" office:value="8878" table:style-name="ce1">
            <text:p>8878</text:p>
          </table:table-cell>
          <table:table-cell office:value-type="float" office:value="7784" table:style-name="ce1">
            <text:p>7784</text:p>
          </table:table-cell>
          <table:table-cell office:value-type="float" office:value="8104" table:style-name="ce1">
            <text:p>81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4</text:p>
          </table:table-cell>
          <table:table-cell office:value-type="string" table:style-name="ce1">
            <text:p>DOCTOR MOLINER <text:s/>[De Alameda a Blasco Ibáñez]</text:p>
          </table:table-cell>
          <table:table-cell office:value-type="float" office:value="13861" table:style-name="ce1">
            <text:p>13861</text:p>
          </table:table-cell>
          <table:table-cell office:value-type="float" office:value="14447" table:style-name="ce1">
            <text:p>14447</text:p>
          </table:table-cell>
          <table:table-cell office:value-type="float" office:value="14190" table:style-name="ce1">
            <text:p>14190</text:p>
          </table:table-cell>
          <table:table-cell office:value-type="float" office:value="13637" table:style-name="ce1">
            <text:p>13637</text:p>
          </table:table-cell>
          <table:table-cell office:value-type="float" office:value="13812" table:style-name="ce1">
            <text:p>13812</text:p>
          </table:table-cell>
          <table:table-cell office:value-type="float" office:value="13566" table:style-name="ce1">
            <text:p>13566</text:p>
          </table:table-cell>
          <table:table-cell office:value-type="float" office:value="12007" table:style-name="ce1">
            <text:p>12007</text:p>
          </table:table-cell>
          <table:table-cell office:value-type="float" office:value="8240" table:style-name="ce1">
            <text:p>8240</text:p>
          </table:table-cell>
          <table:table-cell office:value-type="float" office:value="13845" table:style-name="ce1">
            <text:p>13845</text:p>
          </table:table-cell>
          <table:table-cell office:value-type="float" office:value="13786" table:style-name="ce1">
            <text:p>13786</text:p>
          </table:table-cell>
          <table:table-cell office:value-type="float" office:value="14017" table:style-name="ce1">
            <text:p>14017</text:p>
          </table:table-cell>
          <table:table-cell office:value-type="float" office:value="14212" table:style-name="ce1">
            <text:p>142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5</text:p>
          </table:table-cell>
          <table:table-cell office:value-type="string" table:style-name="ce1">
            <text:p>DOCTOR PESET ALEIXANDRE <text:s/>[Entre Av. Burjasot y Juan XXIII]</text:p>
          </table:table-cell>
          <table:table-cell office:value-type="float" office:value="57849" table:style-name="ce1">
            <text:p>57849</text:p>
          </table:table-cell>
          <table:table-cell office:value-type="float" office:value="58974" table:style-name="ce1">
            <text:p>58974</text:p>
          </table:table-cell>
          <table:table-cell office:value-type="float" office:value="58602" table:style-name="ce1">
            <text:p>58602</text:p>
          </table:table-cell>
          <table:table-cell office:value-type="float" office:value="58648" table:style-name="ce1">
            <text:p>58648</text:p>
          </table:table-cell>
          <table:table-cell office:value-type="float" office:value="59724" table:style-name="ce1">
            <text:p>59724</text:p>
          </table:table-cell>
          <table:table-cell office:value-type="float" office:value="59263" table:style-name="ce1">
            <text:p>59263</text:p>
          </table:table-cell>
          <table:table-cell office:value-type="float" office:value="57578" table:style-name="ce1">
            <text:p>57578</text:p>
          </table:table-cell>
          <table:table-cell office:value-type="float" office:value="43509" table:style-name="ce1">
            <text:p>43509</text:p>
          </table:table-cell>
          <table:table-cell office:value-type="float" office:value="58225" table:style-name="ce1">
            <text:p>58225</text:p>
          </table:table-cell>
          <table:table-cell office:value-type="float" office:value="58841" table:style-name="ce1">
            <text:p>58841</text:p>
          </table:table-cell>
          <table:table-cell office:value-type="float" office:value="58406" table:style-name="ce1">
            <text:p>58406</text:p>
          </table:table-cell>
          <table:table-cell office:value-type="float" office:value="57547" table:style-name="ce1">
            <text:p>575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6</text:p>
          </table:table-cell>
          <table:table-cell office:value-type="string" table:style-name="ce1">
            <text:p>DOCTOR PESET ALEIXANDRE <text:s/>[Entre Camino de Moncada y <text:s/>Av. Constitución]</text:p>
          </table:table-cell>
          <table:table-cell office:value-type="float" office:value="56255" table:style-name="ce1">
            <text:p>56255</text:p>
          </table:table-cell>
          <table:table-cell office:value-type="float" office:value="58502" table:style-name="ce1">
            <text:p>58502</text:p>
          </table:table-cell>
          <table:table-cell office:value-type="float" office:value="59551" table:style-name="ce1">
            <text:p>59551</text:p>
          </table:table-cell>
          <table:table-cell office:value-type="float" office:value="58434" table:style-name="ce1">
            <text:p>58434</text:p>
          </table:table-cell>
          <table:table-cell office:value-type="float" office:value="59416" table:style-name="ce1">
            <text:p>59416</text:p>
          </table:table-cell>
          <table:table-cell office:value-type="float" office:value="59053" table:style-name="ce1">
            <text:p>59053</text:p>
          </table:table-cell>
          <table:table-cell office:value-type="float" office:value="57379" table:style-name="ce1">
            <text:p>57379</text:p>
          </table:table-cell>
          <table:table-cell office:value-type="float" office:value="42985" table:style-name="ce1">
            <text:p>42985</text:p>
          </table:table-cell>
          <table:table-cell office:value-type="float" office:value="57679" table:style-name="ce1">
            <text:p>57679</text:p>
          </table:table-cell>
          <table:table-cell office:value-type="float" office:value="58704" table:style-name="ce1">
            <text:p>58704</text:p>
          </table:table-cell>
          <table:table-cell office:value-type="float" office:value="57527" table:style-name="ce1">
            <text:p>57527</text:p>
          </table:table-cell>
          <table:table-cell office:value-type="float" office:value="55772" table:style-name="ce1">
            <text:p>55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7</text:p>
          </table:table-cell>
          <table:table-cell office:value-type="string" table:style-name="ce1">
            <text:p>DOCTOR PESET ALEIXANDRE <text:s/>[Entre Juan XXIII y Camino de Moncada]</text:p>
          </table:table-cell>
          <table:table-cell office:value-type="float" office:value="57651" table:style-name="ce1">
            <text:p>57651</text:p>
          </table:table-cell>
          <table:table-cell office:value-type="float" office:value="59103" table:style-name="ce1">
            <text:p>59103</text:p>
          </table:table-cell>
          <table:table-cell office:value-type="float" office:value="59279" table:style-name="ce1">
            <text:p>59279</text:p>
          </table:table-cell>
          <table:table-cell office:value-type="float" office:value="58153" table:style-name="ce1">
            <text:p>58153</text:p>
          </table:table-cell>
          <table:table-cell office:value-type="float" office:value="59646" table:style-name="ce1">
            <text:p>59646</text:p>
          </table:table-cell>
          <table:table-cell office:value-type="float" office:value="59636" table:style-name="ce1">
            <text:p>59636</text:p>
          </table:table-cell>
          <table:table-cell office:value-type="float" office:value="57866" table:style-name="ce1">
            <text:p>57866</text:p>
          </table:table-cell>
          <table:table-cell office:value-type="float" office:value="42913" table:style-name="ce1">
            <text:p>42913</text:p>
          </table:table-cell>
          <table:table-cell office:value-type="float" office:value="58542" table:style-name="ce1">
            <text:p>58542</text:p>
          </table:table-cell>
          <table:table-cell office:value-type="float" office:value="58430" table:style-name="ce1">
            <text:p>58430</text:p>
          </table:table-cell>
          <table:table-cell office:value-type="float" office:value="57762" table:style-name="ce1">
            <text:p>57762</text:p>
          </table:table-cell>
          <table:table-cell office:value-type="float" office:value="56666" table:style-name="ce1">
            <text:p>566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8</text:p>
          </table:table-cell>
          <table:table-cell office:value-type="string" table:style-name="ce1">
            <text:p>DOLORES MARQUES <text:s/>[De Valladolid a Primado Reig]</text:p>
          </table:table-cell>
          <table:table-cell office:value-type="float" office:value="10517" table:style-name="ce1">
            <text:p>10517</text:p>
          </table:table-cell>
          <table:table-cell office:value-type="float" office:value="11007" table:style-name="ce1">
            <text:p>11007</text:p>
          </table:table-cell>
          <table:table-cell office:value-type="float" office:value="10680" table:style-name="ce1">
            <text:p>10680</text:p>
          </table:table-cell>
          <table:table-cell office:value-type="float" office:value="10517" table:style-name="ce1">
            <text:p>10517</text:p>
          </table:table-cell>
          <table:table-cell office:value-type="float" office:value="10673" table:style-name="ce1">
            <text:p>10673</text:p>
          </table:table-cell>
          <table:table-cell office:value-type="float" office:value="10629" table:style-name="ce1">
            <text:p>10629</text:p>
          </table:table-cell>
          <table:table-cell office:value-type="float" office:value="9998" table:style-name="ce1">
            <text:p>9998</text:p>
          </table:table-cell>
          <table:table-cell office:value-type="float" office:value="7219" table:style-name="ce1">
            <text:p>7219</text:p>
          </table:table-cell>
          <table:table-cell office:value-type="float" office:value="10592" table:style-name="ce1">
            <text:p>10592</text:p>
          </table:table-cell>
          <table:table-cell office:value-type="float" office:value="10768" table:style-name="ce1">
            <text:p>10768</text:p>
          </table:table-cell>
          <table:table-cell office:value-type="float" office:value="10745" table:style-name="ce1">
            <text:p>10745</text:p>
          </table:table-cell>
          <table:table-cell office:value-type="float" office:value="10483" table:style-name="ce1">
            <text:p>104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9</text:p>
          </table:table-cell>
          <table:table-cell office:value-type="string" table:style-name="ce1">
            <text:p>EDUARDO BOSCA <text:s/>[Entre Nueva Alameda y Av. Del Puerto]</text:p>
          </table:table-cell>
          <table:table-cell office:value-type="float" office:value="42010" table:style-name="ce1">
            <text:p>42010</text:p>
          </table:table-cell>
          <table:table-cell office:value-type="float" office:value="43972" table:style-name="ce1">
            <text:p>43972</text:p>
          </table:table-cell>
          <table:table-cell office:value-type="float" office:value="43052" table:style-name="ce1">
            <text:p>43052</text:p>
          </table:table-cell>
          <table:table-cell office:value-type="float" office:value="42996" table:style-name="ce1">
            <text:p>42996</text:p>
          </table:table-cell>
          <table:table-cell office:value-type="float" office:value="43960" table:style-name="ce1">
            <text:p>43960</text:p>
          </table:table-cell>
          <table:table-cell office:value-type="float" office:value="44625" table:style-name="ce1">
            <text:p>44625</text:p>
          </table:table-cell>
          <table:table-cell office:value-type="float" office:value="43976" table:style-name="ce1">
            <text:p>43976</text:p>
          </table:table-cell>
          <table:table-cell office:value-type="float" office:value="33738" table:style-name="ce1">
            <text:p>33738</text:p>
          </table:table-cell>
          <table:table-cell office:value-type="float" office:value="43953" table:style-name="ce1">
            <text:p>43953</text:p>
          </table:table-cell>
          <table:table-cell office:value-type="float" office:value="43353" table:style-name="ce1">
            <text:p>43353</text:p>
          </table:table-cell>
          <table:table-cell office:value-type="float" office:value="42902" table:style-name="ce1">
            <text:p>42902</text:p>
          </table:table-cell>
          <table:table-cell office:value-type="float" office:value="42326" table:style-name="ce1">
            <text:p>423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ACIAS</text:p>
          </table:table-cell>
          <table:table-cell office:value-type="float" office:value="1569" table:style-name="ce1">
            <text:p>1569</text:p>
          </table:table-cell>
          <table:table-cell office:value-type="float" office:value="1460" table:style-name="ce1">
            <text:p>1460</text:p>
          </table:table-cell>
          <table:table-cell office:value-type="float" office:value="1157" table:style-name="ce1">
            <text:p>1157</text:p>
          </table:table-cell>
          <table:table-cell office:value-type="float" office:value="1441" table:style-name="ce1">
            <text:p>1441</text:p>
          </table:table-cell>
          <table:table-cell office:value-type="float" office:value="1431" table:style-name="ce1">
            <text:p>1431</text:p>
          </table:table-cell>
          <table:table-cell office:value-type="float" office:value="1442" table:style-name="ce1">
            <text:p>1442</text:p>
          </table:table-cell>
          <table:table-cell office:value-type="float" office:value="1355" table:style-name="ce1">
            <text:p>1355</text:p>
          </table:table-cell>
          <table:table-cell office:value-type="float" office:value="1098" table:style-name="ce1">
            <text:p>1098</text:p>
          </table:table-cell>
          <table:table-cell office:value-type="float" office:value="1485" table:style-name="ce1">
            <text:p>1485</text:p>
          </table:table-cell>
          <table:table-cell office:value-type="float" office:value="1480" table:style-name="ce1">
            <text:p>1480</text:p>
          </table:table-cell>
          <table:table-cell office:value-type="float" office:value="884" table:style-name="ce1">
            <text:p>884</text:p>
          </table:table-cell>
          <table:table-cell office:value-type="float" office:value="967" table:style-name="ce1">
            <text:p>9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BARÓN DE SAN PETRILLO</text:p>
          </table:table-cell>
          <table:table-cell office:value-type="float" office:value="1535" table:style-name="ce1">
            <text:p>1535</text:p>
          </table:table-cell>
          <table:table-cell office:value-type="float" office:value="1700" table:style-name="ce1">
            <text:p>1700</text:p>
          </table:table-cell>
          <table:table-cell office:value-type="float" office:value="1228" table:style-name="ce1">
            <text:p>1228</text:p>
          </table:table-cell>
          <table:table-cell office:value-type="float" office:value="1471" table:style-name="ce1">
            <text:p>1471</text:p>
          </table:table-cell>
          <table:table-cell office:value-type="float" office:value="1517" table:style-name="ce1">
            <text:p>1517</text:p>
          </table:table-cell>
          <table:table-cell office:value-type="float" office:value="1487" table:style-name="ce1">
            <text:p>1487</text:p>
          </table:table-cell>
          <table:table-cell office:value-type="float" office:value="1296" table:style-name="ce1">
            <text:p>1296</text:p>
          </table:table-cell>
          <table:table-cell office:value-type="float" office:value="972" table:style-name="ce1">
            <text:p>972</text:p>
          </table:table-cell>
          <table:table-cell office:value-type="float" office:value="1471" table:style-name="ce1">
            <text:p>1471</text:p>
          </table:table-cell>
          <table:table-cell office:value-type="float" office:value="1469" table:style-name="ce1">
            <text:p>1469</text:p>
          </table:table-cell>
          <table:table-cell office:value-type="float" office:value="1482" table:style-name="ce1">
            <text:p>1482</text:p>
          </table:table-cell>
          <table:table-cell office:value-type="float" office:value="1521" table:style-name="ce1">
            <text:p>15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0</text:p>
          </table:table-cell>
          <table:table-cell office:value-type="string" table:style-name="ce1">
            <text:p>SERPIS</text:p>
          </table:table-cell>
          <table:table-cell office:value-type="float" office:value="6067" table:style-name="ce1">
            <text:p>6067</text:p>
          </table:table-cell>
          <table:table-cell office:value-type="float" office:value="6725" table:style-name="ce1">
            <text:p>6725</text:p>
          </table:table-cell>
          <table:table-cell office:value-type="float" office:value="6205" table:style-name="ce1">
            <text:p>6205</text:p>
          </table:table-cell>
          <table:table-cell office:value-type="float" office:value="6885" table:style-name="ce1">
            <text:p>6885</text:p>
          </table:table-cell>
          <table:table-cell office:value-type="float" office:value="6297" table:style-name="ce1">
            <text:p>6297</text:p>
          </table:table-cell>
          <table:table-cell office:value-type="float" office:value="6197" table:style-name="ce1">
            <text:p>6197</text:p>
          </table:table-cell>
          <table:table-cell office:value-type="float" office:value="5421" table:style-name="ce1">
            <text:p>5421</text:p>
          </table:table-cell>
          <table:table-cell office:value-type="float" office:value="3637" table:style-name="ce1">
            <text:p>3637</text:p>
          </table:table-cell>
          <table:table-cell office:value-type="float" office:value="6907" table:style-name="ce1">
            <text:p>6907</text:p>
          </table:table-cell>
          <table:table-cell office:value-type="float" office:value="6823" table:style-name="ce1">
            <text:p>6823</text:p>
          </table:table-cell>
          <table:table-cell office:value-type="float" office:value="6673" table:style-name="ce1">
            <text:p>6673</text:p>
          </table:table-cell>
          <table:table-cell office:value-type="float" office:value="6336" table:style-name="ce1">
            <text:p>63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3</text:p>
          </table:table-cell>
          <table:table-cell office:value-type="string" table:style-name="ce1">
            <text:p>TAMARINDOS</text:p>
          </table:table-cell>
          <table:table-cell office:value-type="float" office:value="3438" table:style-name="ce1">
            <text:p>3438</text:p>
          </table:table-cell>
          <table:table-cell office:value-type="float" office:value="3629" table:style-name="ce1">
            <text:p>3629</text:p>
          </table:table-cell>
          <table:table-cell office:value-type="float" office:value="3457" table:style-name="ce1">
            <text:p>3457</text:p>
          </table:table-cell>
          <table:table-cell office:value-type="float" office:value="3412" table:style-name="ce1">
            <text:p>3412</text:p>
          </table:table-cell>
          <table:table-cell office:value-type="float" office:value="3345" table:style-name="ce1">
            <text:p>3345</text:p>
          </table:table-cell>
          <table:table-cell office:value-type="float" office:value="3261" table:style-name="ce1">
            <text:p>3261</text:p>
          </table:table-cell>
          <table:table-cell office:value-type="float" office:value="3117" table:style-name="ce1">
            <text:p>3117</text:p>
          </table:table-cell>
          <table:table-cell office:value-type="float" office:value="2209" table:style-name="ce1">
            <text:p>2209</text:p>
          </table:table-cell>
          <table:table-cell office:value-type="float" office:value="3310" table:style-name="ce1">
            <text:p>3310</text:p>
          </table:table-cell>
          <table:table-cell office:value-type="float" office:value="3427" table:style-name="ce1">
            <text:p>3427</text:p>
          </table:table-cell>
          <table:table-cell office:value-type="float" office:value="3485" table:style-name="ce1">
            <text:p>3485</text:p>
          </table:table-cell>
          <table:table-cell office:value-type="float" office:value="3351" table:style-name="ce1">
            <text:p>33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4</text:p>
          </table:table-cell>
          <table:table-cell office:value-type="string" table:style-name="ce1">
            <text:p>TENERIFE</text:p>
          </table:table-cell>
          <table:table-cell office:value-type="float" office:value="7217" table:style-name="ce1">
            <text:p>7217</text:p>
          </table:table-cell>
          <table:table-cell office:value-type="float" office:value="7734" table:style-name="ce1">
            <text:p>7734</text:p>
          </table:table-cell>
          <table:table-cell office:value-type="float" office:value="7609" table:style-name="ce1">
            <text:p>7609</text:p>
          </table:table-cell>
          <table:table-cell office:value-type="float" office:value="7409" table:style-name="ce1">
            <text:p>7409</text:p>
          </table:table-cell>
          <table:table-cell office:value-type="float" office:value="7614" table:style-name="ce1">
            <text:p>7614</text:p>
          </table:table-cell>
          <table:table-cell office:value-type="float" office:value="7398" table:style-name="ce1">
            <text:p>7398</text:p>
          </table:table-cell>
          <table:table-cell office:value-type="float" office:value="6643" table:style-name="ce1">
            <text:p>6643</text:p>
          </table:table-cell>
          <table:table-cell office:value-type="float" office:value="4362" table:style-name="ce1">
            <text:p>4362</text:p>
          </table:table-cell>
          <table:table-cell office:value-type="float" office:value="6959" table:style-name="ce1">
            <text:p>6959</text:p>
          </table:table-cell>
          <table:table-cell office:value-type="float" office:value="7624" table:style-name="ce1">
            <text:p>7624</text:p>
          </table:table-cell>
          <table:table-cell office:value-type="float" office:value="7510" table:style-name="ce1">
            <text:p>7510</text:p>
          </table:table-cell>
          <table:table-cell office:value-type="float" office:value="7192" table:style-name="ce1">
            <text:p>7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5</text:p>
          </table:table-cell>
          <table:table-cell office:value-type="string" table:style-name="ce1">
            <text:p>TORRES</text:p>
          </table:table-cell>
          <table:table-cell office:value-type="float" office:value="2621" table:style-name="ce1">
            <text:p>2621</text:p>
          </table:table-cell>
          <table:table-cell office:value-type="float" office:value="2634" table:style-name="ce1">
            <text:p>2634</text:p>
          </table:table-cell>
          <table:table-cell office:value-type="float" office:value="2995" table:style-name="ce1">
            <text:p>2995</text:p>
          </table:table-cell>
          <table:table-cell office:value-type="float" office:value="2565" table:style-name="ce1">
            <text:p>2565</text:p>
          </table:table-cell>
          <table:table-cell office:value-type="float" office:value="2569" table:style-name="ce1">
            <text:p>2569</text:p>
          </table:table-cell>
          <table:table-cell office:value-type="float" office:value="2500" table:style-name="ce1">
            <text:p>2500</text:p>
          </table:table-cell>
          <table:table-cell office:value-type="float" office:value="2122" table:style-name="ce1">
            <text:p>2122</text:p>
          </table:table-cell>
          <table:table-cell office:value-type="float" office:value="1639" table:style-name="ce1">
            <text:p>1639</text:p>
          </table:table-cell>
          <table:table-cell office:value-type="float" office:value="2544" table:style-name="ce1">
            <text:p>2544</text:p>
          </table:table-cell>
          <table:table-cell office:value-type="float" office:value="2646" table:style-name="ce1">
            <text:p>2646</text:p>
          </table:table-cell>
          <table:table-cell office:value-type="float" office:value="2812" table:style-name="ce1">
            <text:p>2812</text:p>
          </table:table-cell>
          <table:table-cell office:value-type="float" office:value="2710" table:style-name="ce1">
            <text:p>27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6</text:p>
          </table:table-cell>
          <table:table-cell office:value-type="string" table:style-name="ce1">
            <text:p>VICENTE GALLART</text:p>
          </table:table-cell>
          <table:table-cell office:value-type="float" office:value="1366" table:style-name="ce1">
            <text:p>1366</text:p>
          </table:table-cell>
          <table:table-cell office:value-type="float" office:value="1404" table:style-name="ce1">
            <text:p>1404</text:p>
          </table:table-cell>
          <table:table-cell office:value-type="float" office:value="1411" table:style-name="ce1">
            <text:p>1411</text:p>
          </table:table-cell>
          <table:table-cell office:value-type="float" office:value="1309" table:style-name="ce1">
            <text:p>1309</text:p>
          </table:table-cell>
          <table:table-cell office:value-type="float" office:value="1332" table:style-name="ce1">
            <text:p>1332</text:p>
          </table:table-cell>
          <table:table-cell office:value-type="float" office:value="1399" table:style-name="ce1">
            <text:p>1399</text:p>
          </table:table-cell>
          <table:table-cell office:value-type="float" office:value="1364" table:style-name="ce1">
            <text:p>1364</text:p>
          </table:table-cell>
          <table:table-cell office:value-type="float" office:value="1119" table:style-name="ce1">
            <text:p>1119</text:p>
          </table:table-cell>
          <table:table-cell office:value-type="float" office:value="1409" table:style-name="ce1">
            <text:p>1409</text:p>
          </table:table-cell>
          <table:table-cell office:value-type="float" office:value="1478" table:style-name="ce1">
            <text:p>1478</text:p>
          </table:table-cell>
          <table:table-cell office:value-type="float" office:value="1423" table:style-name="ce1">
            <text:p>1423</text:p>
          </table:table-cell>
          <table:table-cell office:value-type="float" office:value="1377" table:style-name="ce1">
            <text:p>13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8</text:p>
          </table:table-cell>
          <table:table-cell office:value-type="string" table:style-name="ce1">
            <text:p>VICENTE LA RODA</text:p>
          </table:table-cell>
          <table:table-cell office:value-type="float" office:value="2302" table:style-name="ce1">
            <text:p>2302</text:p>
          </table:table-cell>
          <table:table-cell office:value-type="float" office:value="2411" table:style-name="ce1">
            <text:p>2411</text:p>
          </table:table-cell>
          <table:table-cell office:value-type="float" office:value="2590" table:style-name="ce1">
            <text:p>2590</text:p>
          </table:table-cell>
          <table:table-cell office:value-type="float" office:value="2406" table:style-name="ce1">
            <text:p>2406</text:p>
          </table:table-cell>
          <table:table-cell office:value-type="float" office:value="2430" table:style-name="ce1">
            <text:p>2430</text:p>
          </table:table-cell>
          <table:table-cell office:value-type="float" office:value="2492" table:style-name="ce1">
            <text:p>2492</text:p>
          </table:table-cell>
          <table:table-cell office:value-type="float" office:value="2351" table:style-name="ce1">
            <text:p>2351</text:p>
          </table:table-cell>
          <table:table-cell office:value-type="float" office:value="2001" table:style-name="ce1">
            <text:p>2001</text:p>
          </table:table-cell>
          <table:table-cell office:value-type="float" office:value="2315" table:style-name="ce1">
            <text:p>2315</text:p>
          </table:table-cell>
          <table:table-cell office:value-type="float" office:value="2411" table:style-name="ce1">
            <text:p>2411</text:p>
          </table:table-cell>
          <table:table-cell office:value-type="float" office:value="2394" table:style-name="ce1">
            <text:p>2394</text:p>
          </table:table-cell>
          <table:table-cell office:value-type="float" office:value="2344" table:style-name="ce1">
            <text:p>23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9</text:p>
          </table:table-cell>
          <table:table-cell office:value-type="string" table:style-name="ce1">
            <text:p>VIRGEN DE LA CABEZA</text:p>
          </table:table-cell>
          <table:table-cell office:value-type="float" office:value="3513" table:style-name="ce1">
            <text:p>3513</text:p>
          </table:table-cell>
          <table:table-cell office:value-type="float" office:value="3703" table:style-name="ce1">
            <text:p>3703</text:p>
          </table:table-cell>
          <table:table-cell office:value-type="float" office:value="3529" table:style-name="ce1">
            <text:p>3529</text:p>
          </table:table-cell>
          <table:table-cell office:value-type="float" office:value="3510" table:style-name="ce1">
            <text:p>3510</text:p>
          </table:table-cell>
          <table:table-cell office:value-type="float" office:value="3600" table:style-name="ce1">
            <text:p>3600</text:p>
          </table:table-cell>
          <table:table-cell office:value-type="float" office:value="3592" table:style-name="ce1">
            <text:p>3592</text:p>
          </table:table-cell>
          <table:table-cell office:value-type="float" office:value="3258" table:style-name="ce1">
            <text:p>3258</text:p>
          </table:table-cell>
          <table:table-cell office:value-type="float" office:value="2443" table:style-name="ce1">
            <text:p>2443</text:p>
          </table:table-cell>
          <table:table-cell office:value-type="float" office:value="3546" table:style-name="ce1">
            <text:p>3546</text:p>
          </table:table-cell>
          <table:table-cell office:value-type="float" office:value="3676" table:style-name="ce1">
            <text:p>3676</text:p>
          </table:table-cell>
          <table:table-cell office:value-type="float" office:value="3683" table:style-name="ce1">
            <text:p>3683</text:p>
          </table:table-cell>
          <table:table-cell office:value-type="float" office:value="3620" table:style-name="ce1">
            <text:p>36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BENICADELL</text:p>
          </table:table-cell>
          <table:table-cell office:value-type="float" office:value="1148" table:style-name="ce1">
            <text:p>1148</text:p>
          </table:table-cell>
          <table:table-cell office:value-type="float" office:value="1164" table:style-name="ce1">
            <text:p>1164</text:p>
          </table:table-cell>
          <table:table-cell office:value-type="float" office:value="1118" table:style-name="ce1">
            <text:p>1118</text:p>
          </table:table-cell>
          <table:table-cell office:value-type="float" office:value="1142" table:style-name="ce1">
            <text:p>1142</text:p>
          </table:table-cell>
          <table:table-cell office:value-type="float" office:value="1144" table:style-name="ce1">
            <text:p>1144</text:p>
          </table:table-cell>
          <table:table-cell office:value-type="float" office:value="1143" table:style-name="ce1">
            <text:p>1143</text:p>
          </table:table-cell>
          <table:table-cell office:value-type="float" office:value="1084" table:style-name="ce1">
            <text:p>1084</text:p>
          </table:table-cell>
          <table:table-cell office:value-type="float" office:value="893" table:style-name="ce1">
            <text:p>893</text:p>
          </table:table-cell>
          <table:table-cell office:value-type="float" office:value="1130" table:style-name="ce1">
            <text:p>1130</text:p>
          </table:table-cell>
          <table:table-cell office:value-type="float" office:value="1182" table:style-name="ce1">
            <text:p>1182</text:p>
          </table:table-cell>
          <table:table-cell office:value-type="float" office:value="1164" table:style-name="ce1">
            <text:p>1164</text:p>
          </table:table-cell>
          <table:table-cell office:value-type="float" office:value="1091" table:style-name="ce1">
            <text:p>1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0</text:p>
          </table:table-cell>
          <table:table-cell office:value-type="string" table:style-name="ce1">
            <text:p>VIRGEN DEL SUFRAGIO</text:p>
          </table:table-cell>
          <table:table-cell office:value-type="float" office:value="1196" table:style-name="ce1">
            <text:p>1196</text:p>
          </table:table-cell>
          <table:table-cell office:value-type="float" office:value="1346" table:style-name="ce1">
            <text:p>1346</text:p>
          </table:table-cell>
          <table:table-cell office:value-type="float" office:value="1280" table:style-name="ce1">
            <text:p>1280</text:p>
          </table:table-cell>
          <table:table-cell office:value-type="float" office:value="1262" table:style-name="ce1">
            <text:p>1262</text:p>
          </table:table-cell>
          <table:table-cell office:value-type="float" office:value="1368" table:style-name="ce1">
            <text:p>1368</text:p>
          </table:table-cell>
          <table:table-cell office:value-type="float" office:value="1450" table:style-name="ce1">
            <text:p>1450</text:p>
          </table:table-cell>
          <table:table-cell office:value-type="float" office:value="1397" table:style-name="ce1">
            <text:p>1397</text:p>
          </table:table-cell>
          <table:table-cell office:value-type="float" office:value="1228" table:style-name="ce1">
            <text:p>1228</text:p>
          </table:table-cell>
          <table:table-cell office:value-type="float" office:value="1308" table:style-name="ce1">
            <text:p>1308</text:p>
          </table:table-cell>
          <table:table-cell office:value-type="float" office:value="1322" table:style-name="ce1">
            <text:p>1322</text:p>
          </table:table-cell>
          <table:table-cell office:value-type="float" office:value="1313" table:style-name="ce1">
            <text:p>1313</text:p>
          </table:table-cell>
          <table:table-cell office:value-type="float" office:value="1243" table:style-name="ce1">
            <text:p>12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1</text:p>
          </table:table-cell>
          <table:table-cell office:value-type="string" table:style-name="ce1">
            <text:p>ANTONIO FERRANDIS (Entre Autopista Saler y Avda. Amado Granell Mesado)</text:p>
          </table:table-cell>
          <table:table-cell office:value-type="float" office:value="61390" table:style-name="ce1">
            <text:p>61390</text:p>
          </table:table-cell>
          <table:table-cell office:value-type="float" office:value="61655" table:style-name="ce1">
            <text:p>61655</text:p>
          </table:table-cell>
          <table:table-cell office:value-type="float" office:value="63037" table:style-name="ce1">
            <text:p>63037</text:p>
          </table:table-cell>
          <table:table-cell office:value-type="float" office:value="63059" table:style-name="ce1">
            <text:p>63059</text:p>
          </table:table-cell>
          <table:table-cell office:value-type="float" office:value="64626" table:style-name="ce1">
            <text:p>64626</text:p>
          </table:table-cell>
          <table:table-cell office:value-type="float" office:value="66135" table:style-name="ce1">
            <text:p>66135</text:p>
          </table:table-cell>
          <table:table-cell office:value-type="float" office:value="65370" table:style-name="ce1">
            <text:p>65370</text:p>
          </table:table-cell>
          <table:table-cell office:value-type="float" office:value="55114" table:style-name="ce1">
            <text:p>55114</text:p>
          </table:table-cell>
          <table:table-cell office:value-type="float" office:value="62956" table:style-name="ce1">
            <text:p>62956</text:p>
          </table:table-cell>
          <table:table-cell office:value-type="float" office:value="61889" table:style-name="ce1">
            <text:p>61889</text:p>
          </table:table-cell>
          <table:table-cell office:value-type="float" office:value="61417" table:style-name="ce1">
            <text:p>61417</text:p>
          </table:table-cell>
          <table:table-cell office:value-type="float" office:value="62369" table:style-name="ce1">
            <text:p>623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5</text:p>
          </table:table-cell>
          <table:table-cell office:value-type="string" table:style-name="ce1">
            <text:p>ALAMEDA (DE MENORCA A IBIZA)</text:p>
          </table:table-cell>
          <table:table-cell office:value-type="float" office:value="1550" table:style-name="ce1">
            <text:p>1550</text:p>
          </table:table-cell>
          <table:table-cell office:value-type="float" office:value="1427" table:style-name="ce1">
            <text:p>1427</text:p>
          </table:table-cell>
          <table:table-cell office:value-type="float" office:value="1502" table:style-name="ce1">
            <text:p>1502</text:p>
          </table:table-cell>
          <table:table-cell office:value-type="float" office:value="1456" table:style-name="ce1">
            <text:p>1456</text:p>
          </table:table-cell>
          <table:table-cell office:value-type="float" office:value="1474" table:style-name="ce1">
            <text:p>1474</text:p>
          </table:table-cell>
          <table:table-cell office:value-type="float" office:value="1548" table:style-name="ce1">
            <text:p>1548</text:p>
          </table:table-cell>
          <table:table-cell office:value-type="float" office:value="1533" table:style-name="ce1">
            <text:p>1533</text:p>
          </table:table-cell>
          <table:table-cell office:value-type="float" office:value="1329" table:style-name="ce1">
            <text:p>1329</text:p>
          </table:table-cell>
          <table:table-cell office:value-type="float" office:value="1451" table:style-name="ce1">
            <text:p>1451</text:p>
          </table:table-cell>
          <table:table-cell office:value-type="float" office:value="1372" table:style-name="ce1">
            <text:p>1372</text:p>
          </table:table-cell>
          <table:table-cell office:value-type="float" office:value="1426" table:style-name="ce1">
            <text:p>1426</text:p>
          </table:table-cell>
          <table:table-cell office:value-type="float" office:value="1579" table:style-name="ce1">
            <text:p>15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6</text:p>
          </table:table-cell>
          <table:table-cell office:value-type="string" table:style-name="ce1">
            <text:p>JUAN XXIII - ROTONDA</text:p>
          </table:table-cell>
          <table:table-cell office:value-type="float" office:value="22657" table:style-name="ce1">
            <text:p>22657</text:p>
          </table:table-cell>
          <table:table-cell office:value-type="float" office:value="23702" table:style-name="ce1">
            <text:p>23702</text:p>
          </table:table-cell>
          <table:table-cell office:value-type="float" office:value="24718" table:style-name="ce1">
            <text:p>24718</text:p>
          </table:table-cell>
          <table:table-cell office:value-type="float" office:value="22982" table:style-name="ce1">
            <text:p>22982</text:p>
          </table:table-cell>
          <table:table-cell office:value-type="float" office:value="19735" table:style-name="ce1">
            <text:p>19735</text:p>
          </table:table-cell>
          <table:table-cell office:value-type="float" office:value="23782" table:style-name="ce1">
            <text:p>23782</text:p>
          </table:table-cell>
          <table:table-cell office:value-type="float" office:value="22586" table:style-name="ce1">
            <text:p>22586</text:p>
          </table:table-cell>
          <table:table-cell office:value-type="float" office:value="17576" table:style-name="ce1">
            <text:p>17576</text:p>
          </table:table-cell>
          <table:table-cell office:value-type="float" office:value="24003" table:style-name="ce1">
            <text:p>24003</text:p>
          </table:table-cell>
          <table:table-cell office:value-type="float" office:value="23947" table:style-name="ce1">
            <text:p>23947</text:p>
          </table:table-cell>
          <table:table-cell office:value-type="float" office:value="23981" table:style-name="ce1">
            <text:p>23981</text:p>
          </table:table-cell>
          <table:table-cell office:value-type="float" office:value="24949" table:style-name="ce1">
            <text:p>249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8</text:p>
          </table:table-cell>
          <table:table-cell office:value-type="string" table:style-name="ce1">
            <text:p>MOLINELL</text:p>
          </table:table-cell>
          <table:table-cell office:value-type="float" office:value="5932" table:style-name="ce1">
            <text:p>5932</text:p>
          </table:table-cell>
          <table:table-cell office:value-type="float" office:value="6176" table:style-name="ce1">
            <text:p>6176</text:p>
          </table:table-cell>
          <table:table-cell office:value-type="float" office:value="6107" table:style-name="ce1">
            <text:p>6107</text:p>
          </table:table-cell>
          <table:table-cell office:value-type="float" office:value="5852" table:style-name="ce1">
            <text:p>5852</text:p>
          </table:table-cell>
          <table:table-cell office:value-type="float" office:value="6170" table:style-name="ce1">
            <text:p>6170</text:p>
          </table:table-cell>
          <table:table-cell office:value-type="float" office:value="6149" table:style-name="ce1">
            <text:p>6149</text:p>
          </table:table-cell>
          <table:table-cell office:value-type="float" office:value="6614" table:style-name="ce1">
            <text:p>66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BILBAO</text:p>
          </table:table-cell>
          <table:table-cell office:value-type="float" office:value="1875" table:style-name="ce1">
            <text:p>1875</text:p>
          </table:table-cell>
          <table:table-cell office:value-type="float" office:value="1982" table:style-name="ce1">
            <text:p>1982</text:p>
          </table:table-cell>
          <table:table-cell office:value-type="float" office:value="2019" table:style-name="ce1">
            <text:p>2019</text:p>
          </table:table-cell>
          <table:table-cell office:value-type="float" office:value="1925" table:style-name="ce1">
            <text:p>1925</text:p>
          </table:table-cell>
          <table:table-cell office:value-type="float" office:value="1960" table:style-name="ce1">
            <text:p>1960</text:p>
          </table:table-cell>
          <table:table-cell office:value-type="float" office:value="1964" table:style-name="ce1">
            <text:p>1964</text:p>
          </table:table-cell>
          <table:table-cell office:value-type="float" office:value="1811" table:style-name="ce1">
            <text:p>1811</text:p>
          </table:table-cell>
          <table:table-cell office:value-type="float" office:value="1438" table:style-name="ce1">
            <text:p>1438</text:p>
          </table:table-cell>
          <table:table-cell office:value-type="float" office:value="2000" table:style-name="ce1">
            <text:p>2000</text:p>
          </table:table-cell>
          <table:table-cell office:value-type="float" office:value="2059" table:style-name="ce1">
            <text:p>2059</text:p>
          </table:table-cell>
          <table:table-cell office:value-type="float" office:value="2020" table:style-name="ce1">
            <text:p>2020</text:p>
          </table:table-cell>
          <table:table-cell office:value-type="float" office:value="1998" table:style-name="ce1">
            <text:p>19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1</text:p>
          </table:table-cell>
          <table:table-cell office:value-type="string" table:style-name="ce1">
            <text:p>AMPARO ITURBI [De J. Benlloch a J. Ramón Jiménez]</text:p>
          </table:table-cell>
          <table:table-cell office:value-type="float" office:value="3920" table:style-name="ce1">
            <text:p>3920</text:p>
          </table:table-cell>
          <table:table-cell office:value-type="float" office:value="4094" table:style-name="ce1">
            <text:p>4094</text:p>
          </table:table-cell>
          <table:table-cell office:value-type="float" office:value="3627" table:style-name="ce1">
            <text:p>3627</text:p>
          </table:table-cell>
          <table:table-cell office:value-type="float" office:value="3942" table:style-name="ce1">
            <text:p>3942</text:p>
          </table:table-cell>
          <table:table-cell office:value-type="float" office:value="3853" table:style-name="ce1">
            <text:p>3853</text:p>
          </table:table-cell>
          <table:table-cell office:value-type="float" office:value="3835" table:style-name="ce1">
            <text:p>3835</text:p>
          </table:table-cell>
          <table:table-cell office:value-type="float" office:value="3443" table:style-name="ce1">
            <text:p>3443</text:p>
          </table:table-cell>
          <table:table-cell office:value-type="float" office:value="2601" table:style-name="ce1">
            <text:p>2601</text:p>
          </table:table-cell>
          <table:table-cell office:value-type="float" office:value="3830" table:style-name="ce1">
            <text:p>3830</text:p>
          </table:table-cell>
          <table:table-cell office:value-type="float" office:value="3978" table:style-name="ce1">
            <text:p>3978</text:p>
          </table:table-cell>
          <table:table-cell office:value-type="float" office:value="3891" table:style-name="ce1">
            <text:p>3891</text:p>
          </table:table-cell>
          <table:table-cell office:value-type="float" office:value="3844" table:style-name="ce1">
            <text:p>38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2</text:p>
          </table:table-cell>
          <table:table-cell office:value-type="string" table:style-name="ce1">
            <text:p>ARQUITECTO ALFARO [De Francisco Cubells a Av. Puerto]</text:p>
          </table:table-cell>
          <table:table-cell office:value-type="float" office:value="1093" table:style-name="ce1">
            <text:p>1093</text:p>
          </table:table-cell>
          <table:table-cell office:value-type="float" office:value="1103" table:style-name="ce1">
            <text:p>1103</text:p>
          </table:table-cell>
          <table:table-cell office:value-type="float" office:value="936" table:style-name="ce1">
            <text:p>936</text:p>
          </table:table-cell>
          <table:table-cell office:value-type="float" office:value="1091" table:style-name="ce1">
            <text:p>1091</text:p>
          </table:table-cell>
          <table:table-cell office:value-type="float" office:value="1052" table:style-name="ce1">
            <text:p>1052</text:p>
          </table:table-cell>
          <table:table-cell office:value-type="float" office:value="1084" table:style-name="ce1">
            <text:p>1084</text:p>
          </table:table-cell>
          <table:table-cell office:value-type="float" office:value="1038" table:style-name="ce1">
            <text:p>1038</text:p>
          </table:table-cell>
          <table:table-cell office:value-type="float" office:value="903" table:style-name="ce1">
            <text:p>903</text:p>
          </table:table-cell>
          <table:table-cell office:value-type="float" office:value="1039" table:style-name="ce1">
            <text:p>1039</text:p>
          </table:table-cell>
          <table:table-cell office:value-type="float" office:value="1090" table:style-name="ce1">
            <text:p>1090</text:p>
          </table:table-cell>
          <table:table-cell office:value-type="float" office:value="1064" table:style-name="ce1">
            <text:p>1064</text:p>
          </table:table-cell>
          <table:table-cell office:value-type="float" office:value="1064" table:style-name="ce1">
            <text:p>10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3</text:p>
          </table:table-cell>
          <table:table-cell office:value-type="string" table:style-name="ce1">
            <text:p>PADRE ANTÓN MARTÍN [De Avda. Naranjos a San Juan de Dios]</text:p>
          </table:table-cell>
          <table:table-cell office:value-type="float" office:value="841" table:style-name="ce1">
            <text:p>841</text:p>
          </table:table-cell>
          <table:table-cell office:value-type="float" office:value="839" table:style-name="ce1">
            <text:p>839</text:p>
          </table:table-cell>
          <table:table-cell office:value-type="float" office:value="831" table:style-name="ce1">
            <text:p>831</text:p>
          </table:table-cell>
          <table:table-cell office:value-type="float" office:value="854" table:style-name="ce1">
            <text:p>854</text:p>
          </table:table-cell>
          <table:table-cell office:value-type="float" office:value="855" table:style-name="ce1">
            <text:p>855</text:p>
          </table:table-cell>
          <table:table-cell office:value-type="float" office:value="868" table:style-name="ce1">
            <text:p>868</text:p>
          </table:table-cell>
          <table:table-cell office:value-type="float" office:value="853" table:style-name="ce1">
            <text:p>853</text:p>
          </table:table-cell>
          <table:table-cell office:value-type="float" office:value="748" table:style-name="ce1">
            <text:p>748</text:p>
          </table:table-cell>
          <table:table-cell office:value-type="float" office:value="888" table:style-name="ce1">
            <text:p>888</text:p>
          </table:table-cell>
          <table:table-cell office:value-type="float" office:value="916" table:style-name="ce1">
            <text:p>916</text:p>
          </table:table-cell>
          <table:table-cell office:value-type="float" office:value="937" table:style-name="ce1">
            <text:p>937</text:p>
          </table:table-cell>
          <table:table-cell office:value-type="float" office:value="894" table:style-name="ce1">
            <text:p>8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4</text:p>
          </table:table-cell>
          <table:table-cell office:value-type="string" table:style-name="ce1">
            <text:p>MENDIZÁBAL [De Álvaro López a Fausto Elio]</text:p>
          </table:table-cell>
          <table:table-cell office:value-type="float" office:value="2100" table:style-name="ce1">
            <text:p>2100</text:p>
          </table:table-cell>
          <table:table-cell office:value-type="float" office:value="2179" table:style-name="ce1">
            <text:p>2179</text:p>
          </table:table-cell>
          <table:table-cell office:value-type="float" office:value="2600" table:style-name="ce1">
            <text:p>2600</text:p>
          </table:table-cell>
          <table:table-cell office:value-type="float" office:value="2104" table:style-name="ce1">
            <text:p>2104</text:p>
          </table:table-cell>
          <table:table-cell office:value-type="float" office:value="2163" table:style-name="ce1">
            <text:p>2163</text:p>
          </table:table-cell>
          <table:table-cell office:value-type="float" office:value="2172" table:style-name="ce1">
            <text:p>2172</text:p>
          </table:table-cell>
          <table:table-cell office:value-type="float" office:value="2117" table:style-name="ce1">
            <text:p>2117</text:p>
          </table:table-cell>
          <table:table-cell office:value-type="float" office:value="1940" table:style-name="ce1">
            <text:p>1940</text:p>
          </table:table-cell>
          <table:table-cell office:value-type="float" office:value="2115" table:style-name="ce1">
            <text:p>2115</text:p>
          </table:table-cell>
          <table:table-cell office:value-type="float" office:value="2161" table:style-name="ce1">
            <text:p>2161</text:p>
          </table:table-cell>
          <table:table-cell office:value-type="float" office:value="2105" table:style-name="ce1">
            <text:p>2105</text:p>
          </table:table-cell>
          <table:table-cell office:value-type="float" office:value="2049" table:style-name="ce1">
            <text:p>20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5</text:p>
          </table:table-cell>
          <table:table-cell office:value-type="string" table:style-name="ce1">
            <text:p>CUARTELL [De Florista a Alquería de Bellver]</text:p>
          </table:table-cell>
          <table:table-cell office:value-type="float" office:value="1196" table:style-name="ce1">
            <text:p>1196</text:p>
          </table:table-cell>
          <table:table-cell office:value-type="float" office:value="1209" table:style-name="ce1">
            <text:p>1209</text:p>
          </table:table-cell>
          <table:table-cell office:value-type="float" office:value="1287" table:style-name="ce1">
            <text:p>1287</text:p>
          </table:table-cell>
          <table:table-cell office:value-type="float" office:value="1219" table:style-name="ce1">
            <text:p>1219</text:p>
          </table:table-cell>
          <table:table-cell office:value-type="float" office:value="1209" table:style-name="ce1">
            <text:p>1209</text:p>
          </table:table-cell>
          <table:table-cell office:value-type="float" office:value="1229" table:style-name="ce1">
            <text:p>1229</text:p>
          </table:table-cell>
          <table:table-cell office:value-type="float" office:value="1131" table:style-name="ce1">
            <text:p>1131</text:p>
          </table:table-cell>
          <table:table-cell office:value-type="float" office:value="872" table:style-name="ce1">
            <text:p>872</text:p>
          </table:table-cell>
          <table:table-cell office:value-type="float" office:value="1250" table:style-name="ce1">
            <text:p>1250</text:p>
          </table:table-cell>
          <table:table-cell office:value-type="float" office:value="1237" table:style-name="ce1">
            <text:p>1237</text:p>
          </table:table-cell>
          <table:table-cell office:value-type="float" office:value="1206" table:style-name="ce1">
            <text:p>1206</text:p>
          </table:table-cell>
          <table:table-cell office:value-type="float" office:value="1180" table:style-name="ce1">
            <text:p>11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6</text:p>
          </table:table-cell>
          <table:table-cell office:value-type="string" table:style-name="ce1">
            <text:p>SIERRA AGULLENT [De Florista a Av. Burjasot]</text:p>
          </table:table-cell>
          <table:table-cell office:value-type="float" office:value="2857" table:style-name="ce1">
            <text:p>2857</text:p>
          </table:table-cell>
          <table:table-cell office:value-type="float" office:value="3038" table:style-name="ce1">
            <text:p>3038</text:p>
          </table:table-cell>
          <table:table-cell office:value-type="float" office:value="2933" table:style-name="ce1">
            <text:p>2933</text:p>
          </table:table-cell>
          <table:table-cell office:value-type="float" office:value="2866" table:style-name="ce1">
            <text:p>2866</text:p>
          </table:table-cell>
          <table:table-cell office:value-type="float" office:value="2961" table:style-name="ce1">
            <text:p>2961</text:p>
          </table:table-cell>
          <table:table-cell office:value-type="float" office:value="2945" table:style-name="ce1">
            <text:p>2945</text:p>
          </table:table-cell>
          <table:table-cell office:value-type="float" office:value="2688" table:style-name="ce1">
            <text:p>2688</text:p>
          </table:table-cell>
          <table:table-cell office:value-type="float" office:value="2112" table:style-name="ce1">
            <text:p>2112</text:p>
          </table:table-cell>
          <table:table-cell office:value-type="float" office:value="2958" table:style-name="ce1">
            <text:p>2958</text:p>
          </table:table-cell>
          <table:table-cell office:value-type="float" office:value="3043" table:style-name="ce1">
            <text:p>3043</text:p>
          </table:table-cell>
          <table:table-cell office:value-type="float" office:value="3191" table:style-name="ce1">
            <text:p>3191</text:p>
          </table:table-cell>
          <table:table-cell office:value-type="float" office:value="3025" table:style-name="ce1">
            <text:p>3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7</text:p>
          </table:table-cell>
          <table:table-cell office:value-type="string" table:style-name="ce1">
            <text:p>Doctor Vicente Zaragozá</text:p>
          </table:table-cell>
          <table:table-cell office:value-type="float" office:value="3989" table:style-name="ce1">
            <text:p>3989</text:p>
          </table:table-cell>
          <table:table-cell office:value-type="float" office:value="4435" table:style-name="ce1">
            <text:p>4435</text:p>
          </table:table-cell>
          <table:table-cell office:value-type="float" office:value="4347" table:style-name="ce1">
            <text:p>4347</text:p>
          </table:table-cell>
          <table:table-cell office:value-type="float" office:value="3968" table:style-name="ce1">
            <text:p>3968</text:p>
          </table:table-cell>
          <table:table-cell office:value-type="float" office:value="4045" table:style-name="ce1">
            <text:p>4045</text:p>
          </table:table-cell>
          <table:table-cell office:value-type="float" office:value="4045" table:style-name="ce1">
            <text:p>4045</text:p>
          </table:table-cell>
          <table:table-cell office:value-type="float" office:value="3707" table:style-name="ce1">
            <text:p>3707</text:p>
          </table:table-cell>
          <table:table-cell office:value-type="float" office:value="2746" table:style-name="ce1">
            <text:p>2746</text:p>
          </table:table-cell>
          <table:table-cell office:value-type="float" office:value="4175" table:style-name="ce1">
            <text:p>4175</text:p>
          </table:table-cell>
          <table:table-cell office:value-type="float" office:value="4045" table:style-name="ce1">
            <text:p>4045</text:p>
          </table:table-cell>
          <table:table-cell office:value-type="float" office:value="3962" table:style-name="ce1">
            <text:p>3962</text:p>
          </table:table-cell>
          <table:table-cell office:value-type="float" office:value="4025" table:style-name="ce1">
            <text:p>4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3</text:p>
          </table:table-cell>
          <table:table-cell office:value-type="string" table:style-name="ce1">
            <text:p>BORRULL</text:p>
          </table:table-cell>
          <table:table-cell office:value-type="float" office:value="2502" table:style-name="ce1">
            <text:p>2502</text:p>
          </table:table-cell>
          <table:table-cell office:value-type="float" office:value="2638" table:style-name="ce1">
            <text:p>2638</text:p>
          </table:table-cell>
          <table:table-cell office:value-type="float" office:value="2618" table:style-name="ce1">
            <text:p>2618</text:p>
          </table:table-cell>
          <table:table-cell office:value-type="float" office:value="2462" table:style-name="ce1">
            <text:p>2462</text:p>
          </table:table-cell>
          <table:table-cell office:value-type="float" office:value="2412" table:style-name="ce1">
            <text:p>2412</text:p>
          </table:table-cell>
          <table:table-cell office:value-type="float" office:value="2382" table:style-name="ce1">
            <text:p>2382</text:p>
          </table:table-cell>
          <table:table-cell office:value-type="float" office:value="2392" table:style-name="ce1">
            <text:p>2392</text:p>
          </table:table-cell>
          <table:table-cell office:value-type="float" office:value="1587" table:style-name="ce1">
            <text:p>1587</text:p>
          </table:table-cell>
          <table:table-cell office:value-type="float" office:value="2417" table:style-name="ce1">
            <text:p>2417</text:p>
          </table:table-cell>
          <table:table-cell office:value-type="float" office:value="2487" table:style-name="ce1">
            <text:p>2487</text:p>
          </table:table-cell>
          <table:table-cell office:value-type="float" office:value="2488" table:style-name="ce1">
            <text:p>2488</text:p>
          </table:table-cell>
          <table:table-cell office:value-type="float" office:value="2419" table:style-name="ce1">
            <text:p>24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4</text:p>
          </table:table-cell>
          <table:table-cell office:value-type="string" table:style-name="ce1">
            <text:p>BURRIANA</text:p>
          </table:table-cell>
          <table:table-cell office:value-type="float" office:value="2384" table:style-name="ce1">
            <text:p>2384</text:p>
          </table:table-cell>
          <table:table-cell office:value-type="float" office:value="2506" table:style-name="ce1">
            <text:p>2506</text:p>
          </table:table-cell>
          <table:table-cell office:value-type="float" office:value="2204" table:style-name="ce1">
            <text:p>2204</text:p>
          </table:table-cell>
          <table:table-cell office:value-type="float" office:value="2362" table:style-name="ce1">
            <text:p>2362</text:p>
          </table:table-cell>
          <table:table-cell office:value-type="float" office:value="2338" table:style-name="ce1">
            <text:p>2338</text:p>
          </table:table-cell>
          <table:table-cell office:value-type="float" office:value="2337" table:style-name="ce1">
            <text:p>2337</text:p>
          </table:table-cell>
          <table:table-cell office:value-type="float" office:value="2347" table:style-name="ce1">
            <text:p>2347</text:p>
          </table:table-cell>
          <table:table-cell office:value-type="float" office:value="1681" table:style-name="ce1">
            <text:p>1681</text:p>
          </table:table-cell>
          <table:table-cell office:value-type="float" office:value="2639" table:style-name="ce1">
            <text:p>2639</text:p>
          </table:table-cell>
          <table:table-cell office:value-type="float" office:value="2568" table:style-name="ce1">
            <text:p>2568</text:p>
          </table:table-cell>
          <table:table-cell office:value-type="float" office:value="2640" table:style-name="ce1">
            <text:p>2640</text:p>
          </table:table-cell>
          <table:table-cell office:value-type="float" office:value="2799" table:style-name="ce1">
            <text:p>27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5</text:p>
          </table:table-cell>
          <table:table-cell office:value-type="string" table:style-name="ce1">
            <text:p>CALIXTO III</text:p>
          </table:table-cell>
          <table:table-cell office:value-type="float" office:value="2321" table:style-name="ce1">
            <text:p>2321</text:p>
          </table:table-cell>
          <table:table-cell office:value-type="float" office:value="2467" table:style-name="ce1">
            <text:p>2467</text:p>
          </table:table-cell>
          <table:table-cell office:value-type="float" office:value="2455" table:style-name="ce1">
            <text:p>2455</text:p>
          </table:table-cell>
          <table:table-cell office:value-type="float" office:value="2358" table:style-name="ce1">
            <text:p>2358</text:p>
          </table:table-cell>
          <table:table-cell office:value-type="float" office:value="2476" table:style-name="ce1">
            <text:p>2476</text:p>
          </table:table-cell>
          <table:table-cell office:value-type="float" office:value="2390" table:style-name="ce1">
            <text:p>2390</text:p>
          </table:table-cell>
          <table:table-cell office:value-type="float" office:value="2110" table:style-name="ce1">
            <text:p>2110</text:p>
          </table:table-cell>
          <table:table-cell office:value-type="float" office:value="1669" table:style-name="ce1">
            <text:p>1669</text:p>
          </table:table-cell>
          <table:table-cell office:value-type="float" office:value="2548" table:style-name="ce1">
            <text:p>254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16</text:p>
          </table:table-cell>
          <table:table-cell office:value-type="string" table:style-name="ce1">
            <text:p>CAMPOAMOR</text:p>
          </table:table-cell>
          <table:table-cell office:value-type="float" office:value="3728" table:style-name="ce1">
            <text:p>3728</text:p>
          </table:table-cell>
          <table:table-cell office:value-type="float" office:value="3799" table:style-name="ce1">
            <text:p>3799</text:p>
          </table:table-cell>
          <table:table-cell office:value-type="float" office:value="3597" table:style-name="ce1">
            <text:p>3597</text:p>
          </table:table-cell>
          <table:table-cell office:value-type="float" office:value="3703" table:style-name="ce1">
            <text:p>3703</text:p>
          </table:table-cell>
          <table:table-cell office:value-type="float" office:value="3699" table:style-name="ce1">
            <text:p>3699</text:p>
          </table:table-cell>
          <table:table-cell office:value-type="float" office:value="3704" table:style-name="ce1">
            <text:p>3704</text:p>
          </table:table-cell>
          <table:table-cell office:value-type="float" office:value="3394" table:style-name="ce1">
            <text:p>3394</text:p>
          </table:table-cell>
          <table:table-cell office:value-type="float" office:value="2599" table:style-name="ce1">
            <text:p>2599</text:p>
          </table:table-cell>
          <table:table-cell office:value-type="float" office:value="3804" table:style-name="ce1">
            <text:p>3804</text:p>
          </table:table-cell>
          <table:table-cell office:value-type="float" office:value="3739" table:style-name="ce1">
            <text:p>3739</text:p>
          </table:table-cell>
          <table:table-cell office:value-type="float" office:value="3673" table:style-name="ce1">
            <text:p>3673</text:p>
          </table:table-cell>
          <table:table-cell office:value-type="float" office:value="3662" table:style-name="ce1">
            <text:p>36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7</text:p>
          </table:table-cell>
          <table:table-cell office:value-type="string" table:style-name="ce1">
            <text:p>CANAL DE NAVARRÉS</text:p>
          </table:table-cell>
          <table:table-cell office:value-type="float" office:value="1223" table:style-name="ce1">
            <text:p>1223</text:p>
          </table:table-cell>
          <table:table-cell office:value-type="float" office:value="1323" table:style-name="ce1">
            <text:p>1323</text:p>
          </table:table-cell>
          <table:table-cell office:value-type="float" office:value="1381" table:style-name="ce1">
            <text:p>1381</text:p>
          </table:table-cell>
          <table:table-cell office:value-type="float" office:value="1277" table:style-name="ce1">
            <text:p>1277</text:p>
          </table:table-cell>
          <table:table-cell office:value-type="float" office:value="1308" table:style-name="ce1">
            <text:p>1308</text:p>
          </table:table-cell>
          <table:table-cell office:value-type="float" office:value="1270" table:style-name="ce1">
            <text:p>1270</text:p>
          </table:table-cell>
          <table:table-cell office:value-type="float" office:value="1307" table:style-name="ce1">
            <text:p>1307</text:p>
          </table:table-cell>
          <table:table-cell office:value-type="float" office:value="939" table:style-name="ce1">
            <text:p>939</text:p>
          </table:table-cell>
          <table:table-cell office:value-type="float" office:value="1257" table:style-name="ce1">
            <text:p>1257</text:p>
          </table:table-cell>
          <table:table-cell office:value-type="float" office:value="1267" table:style-name="ce1">
            <text:p>1267</text:p>
          </table:table-cell>
          <table:table-cell office:value-type="float" office:value="1300" table:style-name="ce1">
            <text:p>1300</text:p>
          </table:table-cell>
          <table:table-cell office:value-type="float" office:value="1216" table:style-name="ce1">
            <text:p>12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8</text:p>
          </table:table-cell>
          <table:table-cell office:value-type="string" table:style-name="ce1">
            <text:p>CARRASQUETA</text:p>
          </table:table-cell>
          <table:table-cell office:value-type="float" office:value="780" table:style-name="ce1">
            <text:p>780</text:p>
          </table:table-cell>
          <table:table-cell office:value-type="float" office:value="777" table:style-name="ce1">
            <text:p>777</text:p>
          </table:table-cell>
          <table:table-cell office:value-type="float" office:value="1100" table:style-name="ce1">
            <text:p>1100</text:p>
          </table:table-cell>
          <table:table-cell office:value-type="float" office:value="731" table:style-name="ce1">
            <text:p>731</text:p>
          </table:table-cell>
          <table:table-cell office:value-type="float" office:value="760" table:style-name="ce1">
            <text:p>760</text:p>
          </table:table-cell>
          <table:table-cell office:value-type="float" office:value="765" table:style-name="ce1">
            <text:p>765</text:p>
          </table:table-cell>
          <table:table-cell office:value-type="float" office:value="736" table:style-name="ce1">
            <text:p>736</text:p>
          </table:table-cell>
          <table:table-cell office:value-type="float" office:value="585" table:style-name="ce1">
            <text:p>585</text:p>
          </table:table-cell>
          <table:table-cell office:value-type="float" office:value="773" table:style-name="ce1">
            <text:p>773</text:p>
          </table:table-cell>
          <table:table-cell office:value-type="float" office:value="784" table:style-name="ce1">
            <text:p>784</text:p>
          </table:table-cell>
          <table:table-cell office:value-type="float" office:value="811" table:style-name="ce1">
            <text:p>811</text:p>
          </table:table-cell>
          <table:table-cell office:value-type="float" office:value="804" table:style-name="ce1">
            <text:p>8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9</text:p>
          </table:table-cell>
          <table:table-cell office:value-type="string" table:style-name="ce1">
            <text:p>CARTAGENA</text:p>
          </table:table-cell>
          <table:table-cell office:value-type="float" office:value="3214" table:style-name="ce1">
            <text:p>3214</text:p>
          </table:table-cell>
          <table:table-cell office:value-type="float" office:value="3239" table:style-name="ce1">
            <text:p>3239</text:p>
          </table:table-cell>
          <table:table-cell office:value-type="float" office:value="2941" table:style-name="ce1">
            <text:p>2941</text:p>
          </table:table-cell>
          <table:table-cell office:value-type="float" office:value="3064" table:style-name="ce1">
            <text:p>3064</text:p>
          </table:table-cell>
          <table:table-cell office:value-type="float" office:value="3161" table:style-name="ce1">
            <text:p>3161</text:p>
          </table:table-cell>
          <table:table-cell office:value-type="float" office:value="3168" table:style-name="ce1">
            <text:p>3168</text:p>
          </table:table-cell>
          <table:table-cell office:value-type="float" office:value="3115" table:style-name="ce1">
            <text:p>3115</text:p>
          </table:table-cell>
          <table:table-cell office:value-type="float" office:value="2303" table:style-name="ce1">
            <text:p>2303</text:p>
          </table:table-cell>
          <table:table-cell office:value-type="float" office:value="3066" table:style-name="ce1">
            <text:p>3066</text:p>
          </table:table-cell>
          <table:table-cell office:value-type="float" office:value="3157" table:style-name="ce1">
            <text:p>315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CTOR MORA</text:p>
          </table:table-cell>
          <table:table-cell office:value-type="float" office:value="1725" table:style-name="ce1">
            <text:p>1725</text:p>
          </table:table-cell>
          <table:table-cell office:value-type="float" office:value="1838" table:style-name="ce1">
            <text:p>1838</text:p>
          </table:table-cell>
          <table:table-cell office:value-type="float" office:value="1926" table:style-name="ce1">
            <text:p>1926</text:p>
          </table:table-cell>
          <table:table-cell office:value-type="float" office:value="1785" table:style-name="ce1">
            <text:p>1785</text:p>
          </table:table-cell>
          <table:table-cell office:value-type="float" office:value="1857" table:style-name="ce1">
            <text:p>1857</text:p>
          </table:table-cell>
          <table:table-cell office:value-type="float" office:value="1841" table:style-name="ce1">
            <text:p>1841</text:p>
          </table:table-cell>
          <table:table-cell office:value-type="float" office:value="1644" table:style-name="ce1">
            <text:p>1644</text:p>
          </table:table-cell>
          <table:table-cell office:value-type="float" office:value="1274" table:style-name="ce1">
            <text:p>1274</text:p>
          </table:table-cell>
          <table:table-cell office:value-type="float" office:value="1814" table:style-name="ce1">
            <text:p>1814</text:p>
          </table:table-cell>
          <table:table-cell office:value-type="float" office:value="1937" table:style-name="ce1">
            <text:p>1937</text:p>
          </table:table-cell>
          <table:table-cell office:value-type="float" office:value="1929" table:style-name="ce1">
            <text:p>1929</text:p>
          </table:table-cell>
          <table:table-cell office:value-type="float" office:value="1914" table:style-name="ce1">
            <text:p>1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0</text:p>
          </table:table-cell>
          <table:table-cell office:value-type="string" table:style-name="ce1">
            <text:p>CASTIELFABIG</text:p>
          </table:table-cell>
          <table:table-cell office:value-type="float" office:value="3222" table:style-name="ce1">
            <text:p>3222</text:p>
          </table:table-cell>
          <table:table-cell office:value-type="float" office:value="3174" table:style-name="ce1">
            <text:p>3174</text:p>
          </table:table-cell>
          <table:table-cell office:value-type="float" office:value="2939" table:style-name="ce1">
            <text:p>2939</text:p>
          </table:table-cell>
          <table:table-cell office:value-type="float" office:value="3177" table:style-name="ce1">
            <text:p>3177</text:p>
          </table:table-cell>
          <table:table-cell office:value-type="float" office:value="3146" table:style-name="ce1">
            <text:p>3146</text:p>
          </table:table-cell>
          <table:table-cell office:value-type="float" office:value="3168" table:style-name="ce1">
            <text:p>3168</text:p>
          </table:table-cell>
          <table:table-cell office:value-type="float" office:value="2909" table:style-name="ce1">
            <text:p>2909</text:p>
          </table:table-cell>
          <table:table-cell office:value-type="float" office:value="2073" table:style-name="ce1">
            <text:p>2073</text:p>
          </table:table-cell>
          <table:table-cell office:value-type="float" office:value="3199" table:style-name="ce1">
            <text:p>3199</text:p>
          </table:table-cell>
          <table:table-cell office:value-type="float" office:value="3261" table:style-name="ce1">
            <text:p>3261</text:p>
          </table:table-cell>
          <table:table-cell office:value-type="float" office:value="3232" table:style-name="ce1">
            <text:p>3232</text:p>
          </table:table-cell>
          <table:table-cell office:value-type="float" office:value="3239" table:style-name="ce1">
            <text:p>32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1</text:p>
          </table:table-cell>
          <table:table-cell office:value-type="string" table:style-name="ce1">
            <text:p>CAVITE</text:p>
          </table:table-cell>
          <table:table-cell office:value-type="float" office:value="2999" table:style-name="ce1">
            <text:p>2999</text:p>
          </table:table-cell>
          <table:table-cell office:value-type="float" office:value="3163" table:style-name="ce1">
            <text:p>3163</text:p>
          </table:table-cell>
          <table:table-cell office:value-type="float" office:value="3064" table:style-name="ce1">
            <text:p>3064</text:p>
          </table:table-cell>
          <table:table-cell office:value-type="float" office:value="3152" table:style-name="ce1">
            <text:p>3152</text:p>
          </table:table-cell>
          <table:table-cell office:value-type="float" office:value="3263" table:style-name="ce1">
            <text:p>3263</text:p>
          </table:table-cell>
          <table:table-cell office:value-type="float" office:value="3510" table:style-name="ce1">
            <text:p>3510</text:p>
          </table:table-cell>
          <table:table-cell office:value-type="float" office:value="3668" table:style-name="ce1">
            <text:p>3668</text:p>
          </table:table-cell>
          <table:table-cell office:value-type="float" office:value="3088" table:style-name="ce1">
            <text:p>3088</text:p>
          </table:table-cell>
          <table:table-cell office:value-type="float" office:value="3219" table:style-name="ce1">
            <text:p>3219</text:p>
          </table:table-cell>
          <table:table-cell office:value-type="float" office:value="3188" table:style-name="ce1">
            <text:p>3188</text:p>
          </table:table-cell>
          <table:table-cell office:value-type="float" office:value="3065" table:style-name="ce1">
            <text:p>3065</text:p>
          </table:table-cell>
          <table:table-cell office:value-type="float" office:value="3050" table:style-name="ce1">
            <text:p>30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3</text:p>
          </table:table-cell>
          <table:table-cell office:value-type="string" table:style-name="ce1">
            <text:p>COETERS</text:p>
          </table:table-cell>
          <table:table-cell office:value-type="float" office:value="2499" table:style-name="ce1">
            <text:p>2499</text:p>
          </table:table-cell>
          <table:table-cell office:value-type="float" office:value="2675" table:style-name="ce1">
            <text:p>2675</text:p>
          </table:table-cell>
          <table:table-cell office:value-type="float" office:value="2644" table:style-name="ce1">
            <text:p>2644</text:p>
          </table:table-cell>
          <table:table-cell office:value-type="float" office:value="2457" table:style-name="ce1">
            <text:p>2457</text:p>
          </table:table-cell>
          <table:table-cell office:value-type="float" office:value="2631" table:style-name="ce1">
            <text:p>2631</text:p>
          </table:table-cell>
          <table:table-cell office:value-type="float" office:value="2876" table:style-name="ce1">
            <text:p>2876</text:p>
          </table:table-cell>
          <table:table-cell office:value-type="float" office:value="2588" table:style-name="ce1">
            <text:p>2588</text:p>
          </table:table-cell>
          <table:table-cell office:value-type="float" office:value="1930" table:style-name="ce1">
            <text:p>1930</text:p>
          </table:table-cell>
          <table:table-cell office:value-type="float" office:value="2588" table:style-name="ce1">
            <text:p>2588</text:p>
          </table:table-cell>
          <table:table-cell office:value-type="float" office:value="2703" table:style-name="ce1">
            <text:p>2703</text:p>
          </table:table-cell>
          <table:table-cell office:value-type="float" office:value="2741" table:style-name="ce1">
            <text:p>2741</text:p>
          </table:table-cell>
          <table:table-cell office:value-type="float" office:value="2743" table:style-name="ce1">
            <text:p>27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4</text:p>
          </table:table-cell>
          <table:table-cell office:value-type="string" table:style-name="ce1">
            <text:p>COFRENTES</text:p>
          </table:table-cell>
          <table:table-cell office:value-type="float" office:value="2522" table:style-name="ce1">
            <text:p>2522</text:p>
          </table:table-cell>
          <table:table-cell office:value-type="float" office:value="2682" table:style-name="ce1">
            <text:p>2682</text:p>
          </table:table-cell>
          <table:table-cell office:value-type="float" office:value="2414" table:style-name="ce1">
            <text:p>2414</text:p>
          </table:table-cell>
          <table:table-cell office:value-type="float" office:value="2468" table:style-name="ce1">
            <text:p>2468</text:p>
          </table:table-cell>
          <table:table-cell office:value-type="float" office:value="2554" table:style-name="ce1">
            <text:p>2554</text:p>
          </table:table-cell>
          <table:table-cell office:value-type="float" office:value="2547" table:style-name="ce1">
            <text:p>2547</text:p>
          </table:table-cell>
          <table:table-cell office:value-type="float" office:value="2421" table:style-name="ce1">
            <text:p>2421</text:p>
          </table:table-cell>
          <table:table-cell office:value-type="float" office:value="1794" table:style-name="ce1">
            <text:p>1794</text:p>
          </table:table-cell>
          <table:table-cell office:value-type="float" office:value="2625" table:style-name="ce1">
            <text:p>2625</text:p>
          </table:table-cell>
          <table:table-cell office:value-type="float" office:value="2582" table:style-name="ce1">
            <text:p>2582</text:p>
          </table:table-cell>
          <table:table-cell office:value-type="float" office:value="2669" table:style-name="ce1">
            <text:p>2669</text:p>
          </table:table-cell>
          <table:table-cell office:value-type="float" office:value="2581" table:style-name="ce1">
            <text:p>25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6</text:p>
          </table:table-cell>
          <table:table-cell office:value-type="string" table:style-name="ce1">
            <text:p>CONDE SALVATIERRA</text:p>
          </table:table-cell>
          <table:table-cell office:value-type="float" office:value="3904" table:style-name="ce1">
            <text:p>3904</text:p>
          </table:table-cell>
          <table:table-cell office:value-type="float" office:value="3884" table:style-name="ce1">
            <text:p>3884</text:p>
          </table:table-cell>
          <table:table-cell office:value-type="float" office:value="3987" table:style-name="ce1">
            <text:p>3987</text:p>
          </table:table-cell>
          <table:table-cell office:value-type="float" office:value="3950" table:style-name="ce1">
            <text:p>3950</text:p>
          </table:table-cell>
          <table:table-cell office:value-type="float" office:value="3946" table:style-name="ce1">
            <text:p>3946</text:p>
          </table:table-cell>
          <table:table-cell office:value-type="float" office:value="3949" table:style-name="ce1">
            <text:p>3949</text:p>
          </table:table-cell>
          <table:table-cell office:value-type="float" office:value="4043" table:style-name="ce1">
            <text:p>4043</text:p>
          </table:table-cell>
          <table:table-cell office:value-type="float" office:value="2843" table:style-name="ce1">
            <text:p>2843</text:p>
          </table:table-cell>
          <table:table-cell office:value-type="float" office:value="3962" table:style-name="ce1">
            <text:p>3962</text:p>
          </table:table-cell>
          <table:table-cell office:value-type="float" office:value="3905" table:style-name="ce1">
            <text:p>3905</text:p>
          </table:table-cell>
          <table:table-cell office:value-type="float" office:value="3757" table:style-name="ce1">
            <text:p>3757</text:p>
          </table:table-cell>
          <table:table-cell office:value-type="float" office:value="3857" table:style-name="ce1">
            <text:p>38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7</text:p>
          </table:table-cell>
          <table:table-cell office:value-type="string" table:style-name="ce1">
            <text:p>CONVENTO CARMELITAS</text:p>
          </table:table-cell>
          <table:table-cell office:value-type="float" office:value="651" table:style-name="ce1">
            <text:p>651</text:p>
          </table:table-cell>
          <table:table-cell office:value-type="float" office:value="721" table:style-name="ce1">
            <text:p>721</text:p>
          </table:table-cell>
          <table:table-cell office:value-type="float" office:value="756" table:style-name="ce1">
            <text:p>756</text:p>
          </table:table-cell>
          <table:table-cell office:value-type="float" office:value="679" table:style-name="ce1">
            <text:p>679</text:p>
          </table:table-cell>
          <table:table-cell office:value-type="float" office:value="700" table:style-name="ce1">
            <text:p>700</text:p>
          </table:table-cell>
          <table:table-cell office:value-type="float" office:value="636" table:style-name="ce1">
            <text:p>636</text:p>
          </table:table-cell>
          <table:table-cell office:value-type="float" office:value="544" table:style-name="ce1">
            <text:p>544</text:p>
          </table:table-cell>
          <table:table-cell office:value-type="float" office:value="353" table:style-name="ce1">
            <text:p>353</text:p>
          </table:table-cell>
          <table:table-cell office:value-type="float" office:value="660" table:style-name="ce1">
            <text:p>660</text:p>
          </table:table-cell>
          <table:table-cell office:value-type="float" office:value="720" table:style-name="ce1">
            <text:p>720</text:p>
          </table:table-cell>
          <table:table-cell office:value-type="float" office:value="728" table:style-name="ce1">
            <text:p>728</text:p>
          </table:table-cell>
          <table:table-cell office:value-type="float" office:value="707" table:style-name="ce1">
            <text:p>7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9</text:p>
          </table:table-cell>
          <table:table-cell office:value-type="string" table:style-name="ce1">
            <text:p>CUENCA TRAMOYERES</text:p>
          </table:table-cell>
          <table:table-cell office:value-type="float" office:value="1157" table:style-name="ce1">
            <text:p>1157</text:p>
          </table:table-cell>
          <table:table-cell office:value-type="float" office:value="1233" table:style-name="ce1">
            <text:p>1233</text:p>
          </table:table-cell>
          <table:table-cell office:value-type="float" office:value="1048" table:style-name="ce1">
            <text:p>1048</text:p>
          </table:table-cell>
          <table:table-cell office:value-type="float" office:value="1145" table:style-name="ce1">
            <text:p>1145</text:p>
          </table:table-cell>
          <table:table-cell office:value-type="float" office:value="1151" table:style-name="ce1">
            <text:p>1151</text:p>
          </table:table-cell>
          <table:table-cell office:value-type="float" office:value="1122" table:style-name="ce1">
            <text:p>1122</text:p>
          </table:table-cell>
          <table:table-cell office:value-type="float" office:value="1014" table:style-name="ce1">
            <text:p>1014</text:p>
          </table:table-cell>
          <table:table-cell office:value-type="float" office:value="744" table:style-name="ce1">
            <text:p>744</text:p>
          </table:table-cell>
          <table:table-cell office:value-type="float" office:value="1181" table:style-name="ce1">
            <text:p>1181</text:p>
          </table:table-cell>
          <table:table-cell office:value-type="float" office:value="1174" table:style-name="ce1">
            <text:p>1174</text:p>
          </table:table-cell>
          <table:table-cell office:value-type="float" office:value="1204" table:style-name="ce1">
            <text:p>1204</text:p>
          </table:table-cell>
          <table:table-cell office:value-type="float" office:value="1176" table:style-name="ce1">
            <text:p>11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LAMEDA, NUEVA PROLONGACIÓN DEL PASEO</text:p>
          </table:table-cell>
          <table:table-cell office:value-type="float" office:value="11895" table:style-name="ce1">
            <text:p>11895</text:p>
          </table:table-cell>
          <table:table-cell office:value-type="float" office:value="12459" table:style-name="ce1">
            <text:p>12459</text:p>
          </table:table-cell>
          <table:table-cell office:value-type="float" office:value="12827" table:style-name="ce1">
            <text:p>12827</text:p>
          </table:table-cell>
          <table:table-cell office:value-type="float" office:value="12623" table:style-name="ce1">
            <text:p>12623</text:p>
          </table:table-cell>
          <table:table-cell office:value-type="float" office:value="12836" table:style-name="ce1">
            <text:p>12836</text:p>
          </table:table-cell>
          <table:table-cell office:value-type="float" office:value="13085" table:style-name="ce1">
            <text:p>13085</text:p>
          </table:table-cell>
          <table:table-cell office:value-type="float" office:value="13048" table:style-name="ce1">
            <text:p>13048</text:p>
          </table:table-cell>
          <table:table-cell office:value-type="float" office:value="9977" table:style-name="ce1">
            <text:p>9977</text:p>
          </table:table-cell>
          <table:table-cell office:value-type="float" office:value="12533" table:style-name="ce1">
            <text:p>12533</text:p>
          </table:table-cell>
          <table:table-cell office:value-type="float" office:value="12359" table:style-name="ce1">
            <text:p>12359</text:p>
          </table:table-cell>
          <table:table-cell office:value-type="float" office:value="12358" table:style-name="ce1">
            <text:p>12358</text:p>
          </table:table-cell>
          <table:table-cell office:value-type="float" office:value="12657" table:style-name="ce1">
            <text:p>126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1</text:p>
          </table:table-cell>
          <table:table-cell office:value-type="string" table:style-name="ce1">
            <text:p>DELS PORTS</text:p>
          </table:table-cell>
          <table:table-cell office:value-type="float" office:value="1058" table:style-name="ce1">
            <text:p>1058</text:p>
          </table:table-cell>
          <table:table-cell office:value-type="float" office:value="1198" table:style-name="ce1">
            <text:p>1198</text:p>
          </table:table-cell>
          <table:table-cell office:value-type="float" office:value="1113" table:style-name="ce1">
            <text:p>1113</text:p>
          </table:table-cell>
          <table:table-cell office:value-type="float" office:value="1114" table:style-name="ce1">
            <text:p>1114</text:p>
          </table:table-cell>
          <table:table-cell office:value-type="float" office:value="1143" table:style-name="ce1">
            <text:p>1143</text:p>
          </table:table-cell>
          <table:table-cell office:value-type="float" office:value="1164" table:style-name="ce1">
            <text:p>1164</text:p>
          </table:table-cell>
          <table:table-cell office:value-type="float" office:value="1027" table:style-name="ce1">
            <text:p>1027</text:p>
          </table:table-cell>
          <table:table-cell office:value-type="float" office:value="739" table:style-name="ce1">
            <text:p>739</text:p>
          </table:table-cell>
          <table:table-cell office:value-type="float" office:value="1128" table:style-name="ce1">
            <text:p>1128</text:p>
          </table:table-cell>
          <table:table-cell office:value-type="float" office:value="1154" table:style-name="ce1">
            <text:p>1154</text:p>
          </table:table-cell>
          <table:table-cell office:value-type="float" office:value="1216" table:style-name="ce1">
            <text:p>1216</text:p>
          </table:table-cell>
          <table:table-cell office:value-type="float" office:value="1096" table:style-name="ce1">
            <text:p>10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2</text:p>
          </table:table-cell>
          <table:table-cell office:value-type="string" table:style-name="ce1">
            <text:p>DOCTOR PÉREZ FELIU</text:p>
          </table:table-cell>
          <table:table-cell office:value-type="float" office:value="1239" table:style-name="ce1">
            <text:p>1239</text:p>
          </table:table-cell>
          <table:table-cell office:value-type="float" office:value="1268" table:style-name="ce1">
            <text:p>1268</text:p>
          </table:table-cell>
          <table:table-cell office:value-type="float" office:value="1129" table:style-name="ce1">
            <text:p>1129</text:p>
          </table:table-cell>
          <table:table-cell office:value-type="float" office:value="1225" table:style-name="ce1">
            <text:p>1225</text:p>
          </table:table-cell>
          <table:table-cell office:value-type="float" office:value="1274" table:style-name="ce1">
            <text:p>1274</text:p>
          </table:table-cell>
          <table:table-cell office:value-type="float" office:value="1251" table:style-name="ce1">
            <text:p>1251</text:p>
          </table:table-cell>
          <table:table-cell office:value-type="float" office:value="987" table:style-name="ce1">
            <text:p>987</text:p>
          </table:table-cell>
          <table:table-cell office:value-type="float" office:value="720" table:style-name="ce1">
            <text:p>720</text:p>
          </table:table-cell>
          <table:table-cell office:value-type="float" office:value="1218" table:style-name="ce1">
            <text:p>1218</text:p>
          </table:table-cell>
          <table:table-cell office:value-type="float" office:value="1269" table:style-name="ce1">
            <text:p>1269</text:p>
          </table:table-cell>
          <table:table-cell office:value-type="float" office:value="1292" table:style-name="ce1">
            <text:p>1292</text:p>
          </table:table-cell>
          <table:table-cell office:value-type="float" office:value="1255" table:style-name="ce1">
            <text:p>12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4</text:p>
          </table:table-cell>
          <table:table-cell office:value-type="string" table:style-name="ce1">
            <text:p>DUQUE DE CALABRIA</text:p>
          </table:table-cell>
          <table:table-cell office:value-type="float" office:value="1605" table:style-name="ce1">
            <text:p>1605</text:p>
          </table:table-cell>
          <table:table-cell office:value-type="float" office:value="1686" table:style-name="ce1">
            <text:p>1686</text:p>
          </table:table-cell>
          <table:table-cell office:value-type="float" office:value="1585" table:style-name="ce1">
            <text:p>1585</text:p>
          </table:table-cell>
          <table:table-cell office:value-type="float" office:value="1585" table:style-name="ce1">
            <text:p>1585</text:p>
          </table:table-cell>
          <table:table-cell office:value-type="float" office:value="1620" table:style-name="ce1">
            <text:p>1620</text:p>
          </table:table-cell>
          <table:table-cell office:value-type="float" office:value="1601" table:style-name="ce1">
            <text:p>1601</text:p>
          </table:table-cell>
          <table:table-cell office:value-type="float" office:value="1507" table:style-name="ce1">
            <text:p>1507</text:p>
          </table:table-cell>
          <table:table-cell office:value-type="float" office:value="1111" table:style-name="ce1">
            <text:p>1111</text:p>
          </table:table-cell>
          <table:table-cell office:value-type="float" office:value="1834" table:style-name="ce1">
            <text:p>1834</text:p>
          </table:table-cell>
          <table:table-cell office:value-type="float" office:value="1731" table:style-name="ce1">
            <text:p>1731</text:p>
          </table:table-cell>
          <table:table-cell office:value-type="float" office:value="1703" table:style-name="ce1">
            <text:p>1703</text:p>
          </table:table-cell>
          <table:table-cell office:value-type="float" office:value="1787" table:style-name="ce1">
            <text:p>17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5</text:p>
          </table:table-cell>
          <table:table-cell office:value-type="string" table:style-name="ce1">
            <text:p>EBANISTA CASELLES</text:p>
          </table:table-cell>
          <table:table-cell office:value-type="float" office:value="15476" table:style-name="ce1">
            <text:p>15476</text:p>
          </table:table-cell>
          <table:table-cell office:value-type="float" office:value="16264" table:style-name="ce1">
            <text:p>16264</text:p>
          </table:table-cell>
          <table:table-cell office:value-type="float" office:value="16227" table:style-name="ce1">
            <text:p>16227</text:p>
          </table:table-cell>
          <table:table-cell office:value-type="float" office:value="15965" table:style-name="ce1">
            <text:p>15965</text:p>
          </table:table-cell>
          <table:table-cell office:value-type="float" office:value="16334" table:style-name="ce1">
            <text:p>16334</text:p>
          </table:table-cell>
          <table:table-cell office:value-type="float" office:value="16175" table:style-name="ce1">
            <text:p>16175</text:p>
          </table:table-cell>
          <table:table-cell office:value-type="float" office:value="14995" table:style-name="ce1">
            <text:p>14995</text:p>
          </table:table-cell>
          <table:table-cell office:value-type="float" office:value="11566" table:style-name="ce1">
            <text:p>11566</text:p>
          </table:table-cell>
          <table:table-cell office:value-type="float" office:value="16085" table:style-name="ce1">
            <text:p>16085</text:p>
          </table:table-cell>
          <table:table-cell office:value-type="float" office:value="15961" table:style-name="ce1">
            <text:p>15961</text:p>
          </table:table-cell>
          <table:table-cell office:value-type="float" office:value="15702" table:style-name="ce1">
            <text:p>15702</text:p>
          </table:table-cell>
          <table:table-cell office:value-type="float" office:value="15192" table:style-name="ce1">
            <text:p>15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6</text:p>
          </table:table-cell>
          <table:table-cell office:value-type="string" table:style-name="ce1">
            <text:p>ENGUERA</text:p>
          </table:table-cell>
          <table:table-cell office:value-type="float" office:value="4577" table:style-name="ce1">
            <text:p>4577</text:p>
          </table:table-cell>
          <table:table-cell office:value-type="float" office:value="4778" table:style-name="ce1">
            <text:p>4778</text:p>
          </table:table-cell>
          <table:table-cell office:value-type="float" office:value="4294" table:style-name="ce1">
            <text:p>4294</text:p>
          </table:table-cell>
          <table:table-cell office:value-type="float" office:value="4483" table:style-name="ce1">
            <text:p>4483</text:p>
          </table:table-cell>
          <table:table-cell office:value-type="float" office:value="4553" table:style-name="ce1">
            <text:p>4553</text:p>
          </table:table-cell>
          <table:table-cell office:value-type="float" office:value="4493" table:style-name="ce1">
            <text:p>4493</text:p>
          </table:table-cell>
          <table:table-cell office:value-type="float" office:value="4079" table:style-name="ce1">
            <text:p>4079</text:p>
          </table:table-cell>
          <table:table-cell office:value-type="float" office:value="2696" table:style-name="ce1">
            <text:p>2696</text:p>
          </table:table-cell>
          <table:table-cell office:value-type="float" office:value="3524" table:style-name="ce1">
            <text:p>3524</text:p>
          </table:table-cell>
          <table:table-cell office:value-type="float" office:value="4327" table:style-name="ce1">
            <text:p>4327</text:p>
          </table:table-cell>
          <table:table-cell office:value-type="float" office:value="4428" table:style-name="ce1">
            <text:p>4428</text:p>
          </table:table-cell>
          <table:table-cell office:value-type="float" office:value="4331" table:style-name="ce1">
            <text:p>43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7</text:p>
          </table:table-cell>
          <table:table-cell office:value-type="string" table:style-name="ce1">
            <text:p>ERUDITO ORELLANA</text:p>
          </table:table-cell>
          <table:table-cell office:value-type="float" office:value="5735" table:style-name="ce1">
            <text:p>5735</text:p>
          </table:table-cell>
          <table:table-cell office:value-type="float" office:value="5443" table:style-name="ce1">
            <text:p>5443</text:p>
          </table:table-cell>
          <table:table-cell office:value-type="float" office:value="4437" table:style-name="ce1">
            <text:p>4437</text:p>
          </table:table-cell>
          <table:table-cell office:value-type="float" office:value="5183" table:style-name="ce1">
            <text:p>5183</text:p>
          </table:table-cell>
          <table:table-cell office:value-type="float" office:value="5323" table:style-name="ce1">
            <text:p>5323</text:p>
          </table:table-cell>
          <table:table-cell office:value-type="float" office:value="5408" table:style-name="ce1">
            <text:p>5408</text:p>
          </table:table-cell>
          <table:table-cell office:value-type="float" office:value="4815" table:style-name="ce1">
            <text:p>4815</text:p>
          </table:table-cell>
          <table:table-cell office:value-type="float" office:value="3545" table:style-name="ce1">
            <text:p>3545</text:p>
          </table:table-cell>
          <table:table-cell office:value-type="float" office:value="5535" table:style-name="ce1">
            <text:p>5535</text:p>
          </table:table-cell>
          <table:table-cell office:value-type="float" office:value="5455" table:style-name="ce1">
            <text:p>5455</text:p>
          </table:table-cell>
          <table:table-cell office:value-type="float" office:value="5318" table:style-name="ce1">
            <text:p>5318</text:p>
          </table:table-cell>
          <table:table-cell office:value-type="float" office:value="5202" table:style-name="ce1">
            <text:p>52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8</text:p>
          </table:table-cell>
          <table:table-cell office:value-type="string" table:style-name="ce1">
            <text:p>ESCULTOL ALFONSO GABINO</text:p>
          </table:table-cell>
          <table:table-cell office:value-type="float" office:value="1402" table:style-name="ce1">
            <text:p>1402</text:p>
          </table:table-cell>
          <table:table-cell office:value-type="float" office:value="1510" table:style-name="ce1">
            <text:p>1510</text:p>
          </table:table-cell>
          <table:table-cell office:value-type="float" office:value="1290" table:style-name="ce1">
            <text:p>1290</text:p>
          </table:table-cell>
          <table:table-cell office:value-type="float" office:value="1464" table:style-name="ce1">
            <text:p>1464</text:p>
          </table:table-cell>
          <table:table-cell office:value-type="float" office:value="1392" table:style-name="ce1">
            <text:p>1392</text:p>
          </table:table-cell>
          <table:table-cell office:value-type="float" office:value="1420" table:style-name="ce1">
            <text:p>1420</text:p>
          </table:table-cell>
          <table:table-cell office:value-type="float" office:value="1353" table:style-name="ce1">
            <text:p>1353</text:p>
          </table:table-cell>
          <table:table-cell office:value-type="float" office:value="1071" table:style-name="ce1">
            <text:p>1071</text:p>
          </table:table-cell>
          <table:table-cell office:value-type="float" office:value="1536" table:style-name="ce1">
            <text:p>1536</text:p>
          </table:table-cell>
          <table:table-cell office:value-type="float" office:value="1534" table:style-name="ce1">
            <text:p>1534</text:p>
          </table:table-cell>
          <table:table-cell office:value-type="float" office:value="1496" table:style-name="ce1">
            <text:p>1496</text:p>
          </table:table-cell>
          <table:table-cell office:value-type="float" office:value="1443" table:style-name="ce1">
            <text:p>14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ALMIRANTE CADARSO</text:p>
          </table:table-cell>
          <table:table-cell office:value-type="float" office:value="1876" table:style-name="ce1">
            <text:p>1876</text:p>
          </table:table-cell>
          <table:table-cell office:value-type="float" office:value="1946" table:style-name="ce1">
            <text:p>1946</text:p>
          </table:table-cell>
          <table:table-cell office:value-type="float" office:value="1631" table:style-name="ce1">
            <text:p>1631</text:p>
          </table:table-cell>
          <table:table-cell office:value-type="float" office:value="1836" table:style-name="ce1">
            <text:p>1836</text:p>
          </table:table-cell>
          <table:table-cell office:value-type="float" office:value="1806" table:style-name="ce1">
            <text:p>1806</text:p>
          </table:table-cell>
          <table:table-cell office:value-type="float" office:value="1814" table:style-name="ce1">
            <text:p>1814</text:p>
          </table:table-cell>
          <table:table-cell office:value-type="float" office:value="1712" table:style-name="ce1">
            <text:p>1712</text:p>
          </table:table-cell>
          <table:table-cell office:value-type="float" office:value="1269" table:style-name="ce1">
            <text:p>1269</text:p>
          </table:table-cell>
          <table:table-cell office:value-type="float" office:value="1938" table:style-name="ce1">
            <text:p>1938</text:p>
          </table:table-cell>
          <table:table-cell office:value-type="float" office:value="1947" table:style-name="ce1">
            <text:p>1947</text:p>
          </table:table-cell>
          <table:table-cell office:value-type="float" office:value="1911" table:style-name="ce1">
            <text:p>1911</text:p>
          </table:table-cell>
          <table:table-cell office:value-type="float" office:value="1959" table:style-name="ce1">
            <text:p>19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0</text:p>
          </table:table-cell>
          <table:table-cell office:value-type="string" table:style-name="ce1">
            <text:p>EXPLORADOR ANDRÉS</text:p>
          </table:table-cell>
          <table:table-cell office:value-type="float" office:value="3092" table:style-name="ce1">
            <text:p>3092</text:p>
          </table:table-cell>
          <table:table-cell office:value-type="float" office:value="3263" table:style-name="ce1">
            <text:p>3263</text:p>
          </table:table-cell>
          <table:table-cell office:value-type="float" office:value="2405" table:style-name="ce1">
            <text:p>2405</text:p>
          </table:table-cell>
          <table:table-cell office:value-type="float" office:value="3033" table:style-name="ce1">
            <text:p>3033</text:p>
          </table:table-cell>
          <table:table-cell office:value-type="float" office:value="3069" table:style-name="ce1">
            <text:p>3069</text:p>
          </table:table-cell>
          <table:table-cell office:value-type="float" office:value="3079" table:style-name="ce1">
            <text:p>3079</text:p>
          </table:table-cell>
          <table:table-cell office:value-type="float" office:value="2631" table:style-name="ce1">
            <text:p>2631</text:p>
          </table:table-cell>
          <table:table-cell office:value-type="float" office:value="2008" table:style-name="ce1">
            <text:p>2008</text:p>
          </table:table-cell>
          <table:table-cell office:value-type="float" office:value="3250" table:style-name="ce1">
            <text:p>3250</text:p>
          </table:table-cell>
          <table:table-cell office:value-type="float" office:value="3219" table:style-name="ce1">
            <text:p>3219</text:p>
          </table:table-cell>
          <table:table-cell office:value-type="float" office:value="3159" table:style-name="ce1">
            <text:p>3159</text:p>
          </table:table-cell>
          <table:table-cell office:value-type="float" office:value="3150" table:style-name="ce1">
            <text:p>31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1</text:p>
          </table:table-cell>
          <table:table-cell office:value-type="string" table:style-name="ce1">
            <text:p>FÉLIX PIZCUETA</text:p>
          </table:table-cell>
          <table:table-cell office:value-type="float" office:value="3712" table:style-name="ce1">
            <text:p>3712</text:p>
          </table:table-cell>
          <table:table-cell office:value-type="float" office:value="3888" table:style-name="ce1">
            <text:p>3888</text:p>
          </table:table-cell>
          <table:table-cell office:value-type="float" office:value="3298" table:style-name="ce1">
            <text:p>3298</text:p>
          </table:table-cell>
          <table:table-cell office:value-type="float" office:value="3593" table:style-name="ce1">
            <text:p>3593</text:p>
          </table:table-cell>
          <table:table-cell office:value-type="float" office:value="3660" table:style-name="ce1">
            <text:p>3660</text:p>
          </table:table-cell>
          <table:table-cell office:value-type="float" office:value="3728" table:style-name="ce1">
            <text:p>3728</text:p>
          </table:table-cell>
          <table:table-cell office:value-type="float" office:value="3780" table:style-name="ce1">
            <text:p>3780</text:p>
          </table:table-cell>
          <table:table-cell office:value-type="float" office:value="2614" table:style-name="ce1">
            <text:p>2614</text:p>
          </table:table-cell>
          <table:table-cell office:value-type="float" office:value="3785" table:style-name="ce1">
            <text:p>3785</text:p>
          </table:table-cell>
          <table:table-cell office:value-type="float" office:value="3721" table:style-name="ce1">
            <text:p>3721</text:p>
          </table:table-cell>
          <table:table-cell office:value-type="float" office:value="3865" table:style-name="ce1">
            <text:p>3865</text:p>
          </table:table-cell>
          <table:table-cell office:value-type="float" office:value="3963" table:style-name="ce1">
            <text:p>39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2</text:p>
          </table:table-cell>
          <table:table-cell office:value-type="string" table:style-name="ce1">
            <text:p>FINLANDIA</text:p>
          </table:table-cell>
          <table:table-cell office:value-type="float" office:value="3275" table:style-name="ce1">
            <text:p>3275</text:p>
          </table:table-cell>
          <table:table-cell office:value-type="float" office:value="3421" table:style-name="ce1">
            <text:p>3421</text:p>
          </table:table-cell>
          <table:table-cell office:value-type="float" office:value="3237" table:style-name="ce1">
            <text:p>3237</text:p>
          </table:table-cell>
          <table:table-cell office:value-type="float" office:value="3204" table:style-name="ce1">
            <text:p>3204</text:p>
          </table:table-cell>
          <table:table-cell office:value-type="float" office:value="3254" table:style-name="ce1">
            <text:p>3254</text:p>
          </table:table-cell>
          <table:table-cell office:value-type="float" office:value="3287" table:style-name="ce1">
            <text:p>3287</text:p>
          </table:table-cell>
          <table:table-cell office:value-type="float" office:value="2851" table:style-name="ce1">
            <text:p>2851</text:p>
          </table:table-cell>
          <table:table-cell office:value-type="float" office:value="1884" table:style-name="ce1">
            <text:p>1884</text:p>
          </table:table-cell>
          <table:table-cell office:value-type="float" office:value="3317" table:style-name="ce1">
            <text:p>3317</text:p>
          </table:table-cell>
          <table:table-cell office:value-type="float" office:value="3225" table:style-name="ce1">
            <text:p>3225</text:p>
          </table:table-cell>
          <table:table-cell office:value-type="float" office:value="3287" table:style-name="ce1">
            <text:p>3287</text:p>
          </table:table-cell>
          <table:table-cell office:value-type="float" office:value="3339" table:style-name="ce1">
            <text:p>33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3</text:p>
          </table:table-cell>
          <table:table-cell office:value-type="string" table:style-name="ce1">
            <text:p>FRANCIA</text:p>
          </table:table-cell>
          <table:table-cell office:value-type="float" office:value="5571" table:style-name="ce1">
            <text:p>5571</text:p>
          </table:table-cell>
          <table:table-cell office:value-type="float" office:value="5898" table:style-name="ce1">
            <text:p>5898</text:p>
          </table:table-cell>
          <table:table-cell office:value-type="float" office:value="5627" table:style-name="ce1">
            <text:p>5627</text:p>
          </table:table-cell>
          <table:table-cell office:value-type="float" office:value="5531" table:style-name="ce1">
            <text:p>5531</text:p>
          </table:table-cell>
          <table:table-cell office:value-type="float" office:value="5749" table:style-name="ce1">
            <text:p>5749</text:p>
          </table:table-cell>
          <table:table-cell office:value-type="float" office:value="5602" table:style-name="ce1">
            <text:p>5602</text:p>
          </table:table-cell>
          <table:table-cell office:value-type="float" office:value="4945" table:style-name="ce1">
            <text:p>4945</text:p>
          </table:table-cell>
          <table:table-cell office:value-type="float" office:value="3491" table:style-name="ce1">
            <text:p>3491</text:p>
          </table:table-cell>
          <table:table-cell office:value-type="float" office:value="5327" table:style-name="ce1">
            <text:p>5327</text:p>
          </table:table-cell>
          <table:table-cell office:value-type="float" office:value="5429" table:style-name="ce1">
            <text:p>5429</text:p>
          </table:table-cell>
          <table:table-cell office:value-type="float" office:value="5458" table:style-name="ce1">
            <text:p>5458</text:p>
          </table:table-cell>
          <table:table-cell office:value-type="float" office:value="5256" table:style-name="ce1">
            <text:p>52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4</text:p>
          </table:table-cell>
          <table:table-cell office:value-type="string" table:style-name="ce1">
            <text:p>FRAY JUNÍPERO SERRA</text:p>
          </table:table-cell>
          <table:table-cell office:value-type="float" office:value="5656" table:style-name="ce1">
            <text:p>5656</text:p>
          </table:table-cell>
          <table:table-cell office:value-type="float" office:value="5862" table:style-name="ce1">
            <text:p>5862</text:p>
          </table:table-cell>
          <table:table-cell office:value-type="float" office:value="6358" table:style-name="ce1">
            <text:p>6358</text:p>
          </table:table-cell>
          <table:table-cell office:value-type="float" office:value="5696" table:style-name="ce1">
            <text:p>5696</text:p>
          </table:table-cell>
          <table:table-cell office:value-type="float" office:value="5802" table:style-name="ce1">
            <text:p>5802</text:p>
          </table:table-cell>
          <table:table-cell office:value-type="float" office:value="5705" table:style-name="ce1">
            <text:p>5705</text:p>
          </table:table-cell>
          <table:table-cell office:value-type="float" office:value="5119" table:style-name="ce1">
            <text:p>5119</text:p>
          </table:table-cell>
          <table:table-cell office:value-type="float" office:value="3764" table:style-name="ce1">
            <text:p>3764</text:p>
          </table:table-cell>
          <table:table-cell office:value-type="float" office:value="4936" table:style-name="ce1">
            <text:p>4936</text:p>
          </table:table-cell>
          <table:table-cell office:value-type="float" office:value="6566" table:style-name="ce1">
            <text:p>6566</text:p>
          </table:table-cell>
          <table:table-cell office:value-type="float" office:value="6524" table:style-name="ce1">
            <text:p>6524</text:p>
          </table:table-cell>
          <table:table-cell office:value-type="float" office:value="6231" table:style-name="ce1">
            <text:p>62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5</text:p>
          </table:table-cell>
          <table:table-cell office:value-type="string" table:style-name="ce1">
            <text:p>FRAY PEDRO VIVES</text:p>
          </table:table-cell>
          <table:table-cell office:value-type="float" office:value="1523" table:style-name="ce1">
            <text:p>1523</text:p>
          </table:table-cell>
          <table:table-cell office:value-type="float" office:value="1569" table:style-name="ce1">
            <text:p>1569</text:p>
          </table:table-cell>
          <table:table-cell office:value-type="float" office:value="1864" table:style-name="ce1">
            <text:p>1864</text:p>
          </table:table-cell>
          <table:table-cell office:value-type="float" office:value="1518" table:style-name="ce1">
            <text:p>1518</text:p>
          </table:table-cell>
          <table:table-cell office:value-type="float" office:value="1586" table:style-name="ce1">
            <text:p>1586</text:p>
          </table:table-cell>
          <table:table-cell office:value-type="float" office:value="1588" table:style-name="ce1">
            <text:p>1588</text:p>
          </table:table-cell>
          <table:table-cell office:value-type="float" office:value="1431" table:style-name="ce1">
            <text:p>1431</text:p>
          </table:table-cell>
          <table:table-cell office:value-type="float" office:value="1084" table:style-name="ce1">
            <text:p>1084</text:p>
          </table:table-cell>
          <table:table-cell office:value-type="float" office:value="1553" table:style-name="ce1">
            <text:p>1553</text:p>
          </table:table-cell>
          <table:table-cell office:value-type="float" office:value="1622" table:style-name="ce1">
            <text:p>1622</text:p>
          </table:table-cell>
          <table:table-cell office:value-type="float" office:value="1607" table:style-name="ce1">
            <text:p>1607</text:p>
          </table:table-cell>
          <table:table-cell office:value-type="float" office:value="1592" table:style-name="ce1">
            <text:p>15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6</text:p>
          </table:table-cell>
          <table:table-cell office:value-type="string" table:style-name="ce1">
            <text:p>FUENTE ENCARROZ</text:p>
          </table:table-cell>
          <table:table-cell office:value-type="float" office:value="739" table:style-name="ce1">
            <text:p>739</text:p>
          </table:table-cell>
          <table:table-cell office:value-type="float" office:value="797" table:style-name="ce1">
            <text:p>797</text:p>
          </table:table-cell>
          <table:table-cell office:value-type="float" office:value="765" table:style-name="ce1">
            <text:p>765</text:p>
          </table:table-cell>
          <table:table-cell office:value-type="float" office:value="782" table:style-name="ce1">
            <text:p>782</text:p>
          </table:table-cell>
          <table:table-cell office:value-type="float" office:value="833" table:style-name="ce1">
            <text:p>833</text:p>
          </table:table-cell>
          <table:table-cell office:value-type="float" office:value="870" table:style-name="ce1">
            <text:p>870</text:p>
          </table:table-cell>
          <table:table-cell office:value-type="float" office:value="901" table:style-name="ce1">
            <text:p>901</text:p>
          </table:table-cell>
          <table:table-cell office:value-type="float" office:value="757" table:style-name="ce1">
            <text:p>757</text:p>
          </table:table-cell>
          <table:table-cell office:value-type="float" office:value="781" table:style-name="ce1">
            <text:p>781</text:p>
          </table:table-cell>
          <table:table-cell office:value-type="float" office:value="815" table:style-name="ce1">
            <text:p>815</text:p>
          </table:table-cell>
          <table:table-cell office:value-type="float" office:value="807" table:style-name="ce1">
            <text:p>807</text:p>
          </table:table-cell>
          <table:table-cell office:value-type="float" office:value="748" table:style-name="ce1">
            <text:p>7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7</text:p>
          </table:table-cell>
          <table:table-cell office:value-type="string" table:style-name="ce1">
            <text:p>FUERTEVENTURA</text:p>
          </table:table-cell>
          <table:table-cell office:value-type="float" office:value="267" table:style-name="ce1">
            <text:p>267</text:p>
          </table:table-cell>
          <table:table-cell office:value-type="float" office:value="286" table:style-name="ce1">
            <text:p>28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49</text:p>
          </table:table-cell>
          <table:table-cell office:value-type="string" table:style-name="ce1">
            <text:p>GRABADOR ENGUIDANOS</text:p>
          </table:table-cell>
          <table:table-cell office:value-type="float" office:value="1426" table:style-name="ce1">
            <text:p>1426</text:p>
          </table:table-cell>
          <table:table-cell office:value-type="float" office:value="1494" table:style-name="ce1">
            <text:p>1494</text:p>
          </table:table-cell>
          <table:table-cell office:value-type="float" office:value="1596" table:style-name="ce1">
            <text:p>1596</text:p>
          </table:table-cell>
          <table:table-cell office:value-type="float" office:value="1557" table:style-name="ce1">
            <text:p>1557</text:p>
          </table:table-cell>
          <table:table-cell office:value-type="float" office:value="1600" table:style-name="ce1">
            <text:p>1600</text:p>
          </table:table-cell>
          <table:table-cell office:value-type="float" office:value="1547" table:style-name="ce1">
            <text:p>1547</text:p>
          </table:table-cell>
          <table:table-cell office:value-type="float" office:value="1253" table:style-name="ce1">
            <text:p>1253</text:p>
          </table:table-cell>
          <table:table-cell office:value-type="float" office:value="847" table:style-name="ce1">
            <text:p>847</text:p>
          </table:table-cell>
          <table:table-cell office:value-type="float" office:value="1509" table:style-name="ce1">
            <text:p>1509</text:p>
          </table:table-cell>
          <table:table-cell office:value-type="float" office:value="1566" table:style-name="ce1">
            <text:p>1566</text:p>
          </table:table-cell>
          <table:table-cell office:value-type="float" office:value="1560" table:style-name="ce1">
            <text:p>1560</text:p>
          </table:table-cell>
          <table:table-cell office:value-type="float" office:value="1577" table:style-name="ce1">
            <text:p>15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1</text:p>
          </table:table-cell>
          <table:table-cell office:value-type="string" table:style-name="ce1">
            <text:p>GREGORIO MAYANS</text:p>
          </table:table-cell>
          <table:table-cell office:value-type="float" office:value="1818" table:style-name="ce1">
            <text:p>1818</text:p>
          </table:table-cell>
          <table:table-cell office:value-type="float" office:value="1904" table:style-name="ce1">
            <text:p>1904</text:p>
          </table:table-cell>
          <table:table-cell office:value-type="float" office:value="1700" table:style-name="ce1">
            <text:p>1700</text:p>
          </table:table-cell>
          <table:table-cell office:value-type="float" office:value="1804" table:style-name="ce1">
            <text:p>1804</text:p>
          </table:table-cell>
          <table:table-cell office:value-type="float" office:value="1849" table:style-name="ce1">
            <text:p>1849</text:p>
          </table:table-cell>
          <table:table-cell office:value-type="float" office:value="1676" table:style-name="ce1">
            <text:p>167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2</text:p>
          </table:table-cell>
          <table:table-cell office:value-type="string" table:style-name="ce1">
            <text:p>HABANA</text:p>
          </table:table-cell>
          <table:table-cell office:value-type="float" office:value="609" table:style-name="ce1">
            <text:p>609</text:p>
          </table:table-cell>
          <table:table-cell office:value-type="float" office:value="815" table:style-name="ce1">
            <text:p>815</text:p>
          </table:table-cell>
          <table:table-cell office:value-type="float" office:value="706" table:style-name="ce1">
            <text:p>706</text:p>
          </table:table-cell>
          <table:table-cell office:value-type="float" office:value="731" table:style-name="ce1">
            <text:p>731</text:p>
          </table:table-cell>
          <table:table-cell office:value-type="float" office:value="828" table:style-name="ce1">
            <text:p>828</text:p>
          </table:table-cell>
          <table:table-cell office:value-type="float" office:value="794" table:style-name="ce1">
            <text:p>794</text:p>
          </table:table-cell>
          <table:table-cell office:value-type="float" office:value="643" table:style-name="ce1">
            <text:p>643</text:p>
          </table:table-cell>
          <table:table-cell office:value-type="float" office:value="404" table:style-name="ce1">
            <text:p>404</text:p>
          </table:table-cell>
          <table:table-cell office:value-type="float" office:value="759" table:style-name="ce1">
            <text:p>759</text:p>
          </table:table-cell>
          <table:table-cell office:value-type="float" office:value="772" table:style-name="ce1">
            <text:p>772</text:p>
          </table:table-cell>
          <table:table-cell office:value-type="float" office:value="950" table:style-name="ce1">
            <text:p>950</text:p>
          </table:table-cell>
          <table:table-cell office:value-type="float" office:value="800" table:style-name="ce1">
            <text:p>8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3</text:p>
          </table:table-cell>
          <table:table-cell office:value-type="string" table:style-name="ce1">
            <text:p>HERMANOS VILLALONGA</text:p>
          </table:table-cell>
          <table:table-cell office:value-type="float" office:value="1097" table:style-name="ce1">
            <text:p>1097</text:p>
          </table:table-cell>
          <table:table-cell office:value-type="float" office:value="1101" table:style-name="ce1">
            <text:p>1101</text:p>
          </table:table-cell>
          <table:table-cell office:value-type="float" office:value="1156" table:style-name="ce1">
            <text:p>1156</text:p>
          </table:table-cell>
          <table:table-cell office:value-type="float" office:value="1233" table:style-name="ce1">
            <text:p>1233</text:p>
          </table:table-cell>
          <table:table-cell office:value-type="float" office:value="1272" table:style-name="ce1">
            <text:p>1272</text:p>
          </table:table-cell>
          <table:table-cell office:value-type="float" office:value="1252" table:style-name="ce1">
            <text:p>1252</text:p>
          </table:table-cell>
          <table:table-cell office:value-type="float" office:value="1074" table:style-name="ce1">
            <text:p>1074</text:p>
          </table:table-cell>
          <table:table-cell office:value-type="float" office:value="784" table:style-name="ce1">
            <text:p>784</text:p>
          </table:table-cell>
          <table:table-cell office:value-type="float" office:value="1276" table:style-name="ce1">
            <text:p>1276</text:p>
          </table:table-cell>
          <table:table-cell office:value-type="float" office:value="1271" table:style-name="ce1">
            <text:p>1271</text:p>
          </table:table-cell>
          <table:table-cell office:value-type="float" office:value="1307" table:style-name="ce1">
            <text:p>1307</text:p>
          </table:table-cell>
          <table:table-cell office:value-type="float" office:value="1257" table:style-name="ce1">
            <text:p>12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4</text:p>
          </table:table-cell>
          <table:table-cell office:value-type="string" table:style-name="ce1">
            <text:p>HISTORIADOR COLOMA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62" table:style-name="ce1">
            <text:p>162</text:p>
          </table:table-cell>
          <table:table-cell office:value-type="float" office:value="161" table:style-name="ce1">
            <text:p>161</text:p>
          </table:table-cell>
          <table:table-cell office:value-type="float" office:value="183" table:style-name="ce1">
            <text:p>183</text:p>
          </table:table-cell>
          <table:table-cell office:value-type="float" office:value="296" table:style-name="ce1">
            <text:p>296</text:p>
          </table:table-cell>
          <table:table-cell office:value-type="float" office:value="357" table:style-name="ce1">
            <text:p>357</text:p>
          </table:table-cell>
          <table:table-cell office:value-type="float" office:value="356" table:style-name="ce1">
            <text:p>356</text:p>
          </table:table-cell>
          <table:table-cell office:value-type="float" office:value="209" table:style-name="ce1">
            <text:p>209</text:p>
          </table:table-cell>
          <table:table-cell office:value-type="float" office:value="157" table:style-name="ce1">
            <text:p>157</text:p>
          </table:table-cell>
          <table:table-cell office:value-type="float" office:value="152" table:style-name="ce1">
            <text:p>152</text:p>
          </table:table-cell>
          <table:table-cell office:value-type="float" office:value="146" table:style-name="ce1">
            <text:p>1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5</text:p>
          </table:table-cell>
          <table:table-cell office:value-type="string" table:style-name="ce1">
            <text:p>L' HORTA SUD</text:p>
          </table:table-cell>
          <table:table-cell office:value-type="float" office:value="2031" table:style-name="ce1">
            <text:p>2031</text:p>
          </table:table-cell>
          <table:table-cell office:value-type="float" office:value="2201" table:style-name="ce1">
            <text:p>2201</text:p>
          </table:table-cell>
          <table:table-cell office:value-type="float" office:value="1872" table:style-name="ce1">
            <text:p>1872</text:p>
          </table:table-cell>
          <table:table-cell office:value-type="float" office:value="2061" table:style-name="ce1">
            <text:p>2061</text:p>
          </table:table-cell>
          <table:table-cell office:value-type="float" office:value="2077" table:style-name="ce1">
            <text:p>2077</text:p>
          </table:table-cell>
          <table:table-cell office:value-type="float" office:value="2090" table:style-name="ce1">
            <text:p>2090</text:p>
          </table:table-cell>
          <table:table-cell office:value-type="float" office:value="1890" table:style-name="ce1">
            <text:p>1890</text:p>
          </table:table-cell>
          <table:table-cell office:value-type="float" office:value="1564" table:style-name="ce1">
            <text:p>1564</text:p>
          </table:table-cell>
          <table:table-cell office:value-type="float" office:value="2040" table:style-name="ce1">
            <text:p>2040</text:p>
          </table:table-cell>
          <table:table-cell office:value-type="float" office:value="2102" table:style-name="ce1">
            <text:p>2102</text:p>
          </table:table-cell>
          <table:table-cell office:value-type="float" office:value="2235" table:style-name="ce1">
            <text:p>2235</text:p>
          </table:table-cell>
          <table:table-cell office:value-type="float" office:value="2084" table:style-name="ce1">
            <text:p>20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8</text:p>
          </table:table-cell>
          <table:table-cell office:value-type="string" table:style-name="ce1">
            <text:p>JAIME ESTEVE</text:p>
          </table:table-cell>
          <table:table-cell office:value-type="float" office:value="3836" table:style-name="ce1">
            <text:p>3836</text:p>
          </table:table-cell>
          <table:table-cell office:value-type="float" office:value="4023" table:style-name="ce1">
            <text:p>4023</text:p>
          </table:table-cell>
          <table:table-cell office:value-type="float" office:value="3472" table:style-name="ce1">
            <text:p>3472</text:p>
          </table:table-cell>
          <table:table-cell office:value-type="float" office:value="3803" table:style-name="ce1">
            <text:p>3803</text:p>
          </table:table-cell>
          <table:table-cell office:value-type="float" office:value="3949" table:style-name="ce1">
            <text:p>3949</text:p>
          </table:table-cell>
          <table:table-cell office:value-type="float" office:value="4799" table:style-name="ce1">
            <text:p>4799</text:p>
          </table:table-cell>
          <table:table-cell office:value-type="float" office:value="5009" table:style-name="ce1">
            <text:p>5009</text:p>
          </table:table-cell>
          <table:table-cell office:value-type="float" office:value="3136" table:style-name="ce1">
            <text:p>3136</text:p>
          </table:table-cell>
          <table:table-cell office:value-type="float" office:value="4104" table:style-name="ce1">
            <text:p>4104</text:p>
          </table:table-cell>
          <table:table-cell office:value-type="float" office:value="4040" table:style-name="ce1">
            <text:p>4040</text:p>
          </table:table-cell>
          <table:table-cell office:value-type="float" office:value="4130" table:style-name="ce1">
            <text:p>4130</text:p>
          </table:table-cell>
          <table:table-cell office:value-type="float" office:value="4068" table:style-name="ce1">
            <text:p>40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9</text:p>
          </table:table-cell>
          <table:table-cell office:value-type="string" table:style-name="ce1">
            <text:p>JÁTIVA [Entre Ruzafa y Alicante]</text:p>
          </table:table-cell>
          <table:table-cell office:value-type="float" office:value="35507" table:style-name="ce1">
            <text:p>35507</text:p>
          </table:table-cell>
          <table:table-cell office:value-type="float" office:value="36029" table:style-name="ce1">
            <text:p>36029</text:p>
          </table:table-cell>
          <table:table-cell office:value-type="float" office:value="32254" table:style-name="ce1">
            <text:p>32254</text:p>
          </table:table-cell>
          <table:table-cell office:value-type="float" office:value="35006" table:style-name="ce1">
            <text:p>35006</text:p>
          </table:table-cell>
          <table:table-cell office:value-type="float" office:value="35609" table:style-name="ce1">
            <text:p>35609</text:p>
          </table:table-cell>
          <table:table-cell office:value-type="float" office:value="36291" table:style-name="ce1">
            <text:p>36291</text:p>
          </table:table-cell>
          <table:table-cell office:value-type="float" office:value="36263" table:style-name="ce1">
            <text:p>36263</text:p>
          </table:table-cell>
          <table:table-cell office:value-type="float" office:value="27171" table:style-name="ce1">
            <text:p>27171</text:p>
          </table:table-cell>
          <table:table-cell office:value-type="float" office:value="35858" table:style-name="ce1">
            <text:p>35858</text:p>
          </table:table-cell>
          <table:table-cell office:value-type="float" office:value="35858" table:style-name="ce1">
            <text:p>35858</text:p>
          </table:table-cell>
          <table:table-cell office:value-type="float" office:value="35489" table:style-name="ce1">
            <text:p>35489</text:p>
          </table:table-cell>
          <table:table-cell office:value-type="float" office:value="36107" table:style-name="ce1">
            <text:p>361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0</text:p>
          </table:table-cell>
          <table:table-cell office:value-type="string" table:style-name="ce1">
            <text:p>JOAQUÍN COSTA</text:p>
          </table:table-cell>
          <table:table-cell office:value-type="float" office:value="3211" table:style-name="ce1">
            <text:p>3211</text:p>
          </table:table-cell>
          <table:table-cell office:value-type="float" office:value="3212" table:style-name="ce1">
            <text:p>3212</text:p>
          </table:table-cell>
          <table:table-cell office:value-type="float" office:value="2921" table:style-name="ce1">
            <text:p>2921</text:p>
          </table:table-cell>
          <table:table-cell office:value-type="float" office:value="2835" table:style-name="ce1">
            <text:p>2835</text:p>
          </table:table-cell>
          <table:table-cell office:value-type="float" office:value="2469" table:style-name="ce1">
            <text:p>2469</text:p>
          </table:table-cell>
          <table:table-cell office:value-type="float" office:value="2523" table:style-name="ce1">
            <text:p>2523</text:p>
          </table:table-cell>
          <table:table-cell office:value-type="float" office:value="2291" table:style-name="ce1">
            <text:p>2291</text:p>
          </table:table-cell>
          <table:table-cell office:value-type="float" office:value="1531" table:style-name="ce1">
            <text:p>1531</text:p>
          </table:table-cell>
          <table:table-cell office:value-type="float" office:value="2585" table:style-name="ce1">
            <text:p>2585</text:p>
          </table:table-cell>
          <table:table-cell office:value-type="float" office:value="2661" table:style-name="ce1">
            <text:p>2661</text:p>
          </table:table-cell>
          <table:table-cell office:value-type="float" office:value="2652" table:style-name="ce1">
            <text:p>2652</text:p>
          </table:table-cell>
          <table:table-cell office:value-type="float" office:value="2670" table:style-name="ce1">
            <text:p>26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1</text:p>
          </table:table-cell>
          <table:table-cell office:value-type="string" table:style-name="ce1">
            <text:p>JOSÉ AGUIRRE</text:p>
          </table:table-cell>
          <table:table-cell office:value-type="float" office:value="1764" table:style-name="ce1">
            <text:p>1764</text:p>
          </table:table-cell>
          <table:table-cell office:value-type="float" office:value="1787" table:style-name="ce1">
            <text:p>1787</text:p>
          </table:table-cell>
          <table:table-cell office:value-type="float" office:value="1580" table:style-name="ce1">
            <text:p>1580</text:p>
          </table:table-cell>
          <table:table-cell office:value-type="float" office:value="1657" table:style-name="ce1">
            <text:p>1657</text:p>
          </table:table-cell>
          <table:table-cell office:value-type="float" office:value="1630" table:style-name="ce1">
            <text:p>1630</text:p>
          </table:table-cell>
          <table:table-cell office:value-type="float" office:value="1660" table:style-name="ce1">
            <text:p>1660</text:p>
          </table:table-cell>
          <table:table-cell office:value-type="float" office:value="1557" table:style-name="ce1">
            <text:p>1557</text:p>
          </table:table-cell>
          <table:table-cell office:value-type="float" office:value="1377" table:style-name="ce1">
            <text:p>1377</text:p>
          </table:table-cell>
          <table:table-cell office:value-type="float" office:value="1641" table:style-name="ce1">
            <text:p>1641</text:p>
          </table:table-cell>
          <table:table-cell office:value-type="float" office:value="1738" table:style-name="ce1">
            <text:p>1738</text:p>
          </table:table-cell>
          <table:table-cell office:value-type="float" office:value="1673" table:style-name="ce1">
            <text:p>1673</text:p>
          </table:table-cell>
          <table:table-cell office:value-type="float" office:value="1652" table:style-name="ce1">
            <text:p>16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3</text:p>
          </table:table-cell>
          <table:table-cell office:value-type="string" table:style-name="ce1">
            <text:p>JOSÉ GROLLO</text:p>
          </table:table-cell>
          <table:table-cell office:value-type="float" office:value="2132" table:style-name="ce1">
            <text:p>2132</text:p>
          </table:table-cell>
          <table:table-cell office:value-type="float" office:value="2202" table:style-name="ce1">
            <text:p>2202</text:p>
          </table:table-cell>
          <table:table-cell office:value-type="float" office:value="2433" table:style-name="ce1">
            <text:p>2433</text:p>
          </table:table-cell>
          <table:table-cell office:value-type="float" office:value="2161" table:style-name="ce1">
            <text:p>2161</text:p>
          </table:table-cell>
          <table:table-cell office:value-type="float" office:value="2191" table:style-name="ce1">
            <text:p>2191</text:p>
          </table:table-cell>
          <table:table-cell office:value-type="float" office:value="2129" table:style-name="ce1">
            <text:p>2129</text:p>
          </table:table-cell>
          <table:table-cell office:value-type="float" office:value="1967" table:style-name="ce1">
            <text:p>1967</text:p>
          </table:table-cell>
          <table:table-cell office:value-type="float" office:value="1504" table:style-name="ce1">
            <text:p>1504</text:p>
          </table:table-cell>
          <table:table-cell office:value-type="float" office:value="2125" table:style-name="ce1">
            <text:p>2125</text:p>
          </table:table-cell>
          <table:table-cell office:value-type="float" office:value="2191" table:style-name="ce1">
            <text:p>2191</text:p>
          </table:table-cell>
          <table:table-cell office:value-type="float" office:value="2180" table:style-name="ce1">
            <text:p>2180</text:p>
          </table:table-cell>
          <table:table-cell office:value-type="float" office:value="2158" table:style-name="ce1">
            <text:p>21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4</text:p>
          </table:table-cell>
          <table:table-cell office:value-type="string" table:style-name="ce1">
            <text:p>JOSÉ MAESTRE</text:p>
          </table:table-cell>
          <table:table-cell office:value-type="float" office:value="1380" table:style-name="ce1">
            <text:p>1380</text:p>
          </table:table-cell>
          <table:table-cell office:value-type="float" office:value="1471" table:style-name="ce1">
            <text:p>1471</text:p>
          </table:table-cell>
          <table:table-cell office:value-type="float" office:value="1397" table:style-name="ce1">
            <text:p>1397</text:p>
          </table:table-cell>
          <table:table-cell office:value-type="float" office:value="1421" table:style-name="ce1">
            <text:p>1421</text:p>
          </table:table-cell>
          <table:table-cell office:value-type="float" office:value="1521" table:style-name="ce1">
            <text:p>1521</text:p>
          </table:table-cell>
          <table:table-cell office:value-type="float" office:value="1402" table:style-name="ce1">
            <text:p>1402</text:p>
          </table:table-cell>
          <table:table-cell office:value-type="float" office:value="1135" table:style-name="ce1">
            <text:p>1135</text:p>
          </table:table-cell>
          <table:table-cell office:value-type="float" office:value="750" table:style-name="ce1">
            <text:p>750</text:p>
          </table:table-cell>
          <table:table-cell office:value-type="float" office:value="1313" table:style-name="ce1">
            <text:p>1313</text:p>
          </table:table-cell>
          <table:table-cell office:value-type="float" office:value="1485" table:style-name="ce1">
            <text:p>1485</text:p>
          </table:table-cell>
          <table:table-cell office:value-type="float" office:value="1493" table:style-name="ce1">
            <text:p>1493</text:p>
          </table:table-cell>
          <table:table-cell office:value-type="float" office:value="1427" table:style-name="ce1">
            <text:p>14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5</text:p>
          </table:table-cell>
          <table:table-cell office:value-type="string" table:style-name="ce1">
            <text:p>JUAN GINER</text:p>
          </table:table-cell>
          <table:table-cell office:value-type="float" office:value="563" table:style-name="ce1">
            <text:p>563</text:p>
          </table:table-cell>
          <table:table-cell office:value-type="float" office:value="816" table:style-name="ce1">
            <text:p>816</text:p>
          </table:table-cell>
          <table:table-cell office:value-type="float" office:value="962" table:style-name="ce1">
            <text:p>962</text:p>
          </table:table-cell>
          <table:table-cell office:value-type="float" office:value="545" table:style-name="ce1">
            <text:p>545</text:p>
          </table:table-cell>
          <table:table-cell office:value-type="float" office:value="542" table:style-name="ce1">
            <text:p>542</text:p>
          </table:table-cell>
          <table:table-cell office:value-type="float" office:value="510" table:style-name="ce1">
            <text:p>510</text:p>
          </table:table-cell>
          <table:table-cell office:value-type="float" office:value="472" table:style-name="ce1">
            <text:p>472</text:p>
          </table:table-cell>
          <table:table-cell office:value-type="float" office:value="338" table:style-name="ce1">
            <text:p>338</text:p>
          </table:table-cell>
          <table:table-cell office:value-type="float" office:value="529" table:style-name="ce1">
            <text:p>529</text:p>
          </table:table-cell>
          <table:table-cell office:value-type="float" office:value="554" table:style-name="ce1">
            <text:p>554</text:p>
          </table:table-cell>
          <table:table-cell office:value-type="float" office:value="552" table:style-name="ce1">
            <text:p>552</text:p>
          </table:table-cell>
          <table:table-cell office:value-type="float" office:value="498" table:style-name="ce1">
            <text:p>4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8</text:p>
          </table:table-cell>
          <table:table-cell office:value-type="string" table:style-name="ce1">
            <text:p>LLOMBAY</text:p>
          </table:table-cell>
          <table:table-cell office:value-type="float" office:value="720" table:style-name="ce1">
            <text:p>720</text:p>
          </table:table-cell>
          <table:table-cell office:value-type="float" office:value="770" table:style-name="ce1">
            <text:p>770</text:p>
          </table:table-cell>
          <table:table-cell office:value-type="float" office:value="784" table:style-name="ce1">
            <text:p>784</text:p>
          </table:table-cell>
          <table:table-cell office:value-type="float" office:value="742" table:style-name="ce1">
            <text:p>742</text:p>
          </table:table-cell>
          <table:table-cell office:value-type="float" office:value="795" table:style-name="ce1">
            <text:p>795</text:p>
          </table:table-cell>
          <table:table-cell office:value-type="float" office:value="710" table:style-name="ce1">
            <text:p>710</text:p>
          </table:table-cell>
          <table:table-cell office:value-type="float" office:value="537" table:style-name="ce1">
            <text:p>537</text:p>
          </table:table-cell>
          <table:table-cell office:value-type="float" office:value="375" table:style-name="ce1">
            <text:p>375</text:p>
          </table:table-cell>
          <table:table-cell office:value-type="float" office:value="667" table:style-name="ce1">
            <text:p>667</text:p>
          </table:table-cell>
          <table:table-cell office:value-type="float" office:value="765" table:style-name="ce1">
            <text:p>765</text:p>
          </table:table-cell>
          <table:table-cell office:value-type="float" office:value="747" table:style-name="ce1">
            <text:p>747</text:p>
          </table:table-cell>
          <table:table-cell office:value-type="float" office:value="719" table:style-name="ce1">
            <text:p>7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9</text:p>
          </table:table-cell>
          <table:table-cell office:value-type="string" table:style-name="ce1">
            <text:p>MARVÀ</text:p>
          </table:table-cell>
          <table:table-cell office:value-type="float" office:value="3269" table:style-name="ce1">
            <text:p>3269</text:p>
          </table:table-cell>
          <table:table-cell office:value-type="float" office:value="3381" table:style-name="ce1">
            <text:p>3381</text:p>
          </table:table-cell>
          <table:table-cell office:value-type="float" office:value="3675" table:style-name="ce1">
            <text:p>3675</text:p>
          </table:table-cell>
          <table:table-cell office:value-type="float" office:value="3227" table:style-name="ce1">
            <text:p>3227</text:p>
          </table:table-cell>
          <table:table-cell office:value-type="float" office:value="3317" table:style-name="ce1">
            <text:p>3317</text:p>
          </table:table-cell>
          <table:table-cell office:value-type="float" office:value="3250" table:style-name="ce1">
            <text:p>3250</text:p>
          </table:table-cell>
          <table:table-cell office:value-type="float" office:value="2858" table:style-name="ce1">
            <text:p>2858</text:p>
          </table:table-cell>
          <table:table-cell office:value-type="float" office:value="1962" table:style-name="ce1">
            <text:p>1962</text:p>
          </table:table-cell>
          <table:table-cell office:value-type="float" office:value="3269" table:style-name="ce1">
            <text:p>3269</text:p>
          </table:table-cell>
          <table:table-cell office:value-type="float" office:value="3348" table:style-name="ce1">
            <text:p>3348</text:p>
          </table:table-cell>
          <table:table-cell office:value-type="float" office:value="3380" table:style-name="ce1">
            <text:p>3380</text:p>
          </table:table-cell>
          <table:table-cell office:value-type="float" office:value="3376" table:style-name="ce1">
            <text:p>33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ANDREU ALABARTA</text:p>
          </table:table-cell>
          <table:table-cell office:value-type="float" office:value="3880" table:style-name="ce1">
            <text:p>3880</text:p>
          </table:table-cell>
          <table:table-cell office:value-type="float" office:value="3961" table:style-name="ce1">
            <text:p>3961</text:p>
          </table:table-cell>
          <table:table-cell office:value-type="float" office:value="3502" table:style-name="ce1">
            <text:p>3502</text:p>
          </table:table-cell>
          <table:table-cell office:value-type="float" office:value="3855" table:style-name="ce1">
            <text:p>3855</text:p>
          </table:table-cell>
          <table:table-cell office:value-type="float" office:value="3919" table:style-name="ce1">
            <text:p>3919</text:p>
          </table:table-cell>
          <table:table-cell office:value-type="float" office:value="3858" table:style-name="ce1">
            <text:p>3858</text:p>
          </table:table-cell>
          <table:table-cell office:value-type="float" office:value="3615" table:style-name="ce1">
            <text:p>3615</text:p>
          </table:table-cell>
          <table:table-cell office:value-type="float" office:value="2736" table:style-name="ce1">
            <text:p>2736</text:p>
          </table:table-cell>
          <table:table-cell office:value-type="float" office:value="3768" table:style-name="ce1">
            <text:p>3768</text:p>
          </table:table-cell>
          <table:table-cell office:value-type="float" office:value="3878" table:style-name="ce1">
            <text:p>3878</text:p>
          </table:table-cell>
          <table:table-cell office:value-type="float" office:value="3868" table:style-name="ce1">
            <text:p>3868</text:p>
          </table:table-cell>
          <table:table-cell office:value-type="float" office:value="3802" table:style-name="ce1">
            <text:p>38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0</text:p>
          </table:table-cell>
          <table:table-cell office:value-type="string" table:style-name="ce1">
            <text:p>MENORCA</text:p>
          </table:table-cell>
          <table:table-cell office:value-type="float" office:value="46223" table:style-name="ce1">
            <text:p>46223</text:p>
          </table:table-cell>
          <table:table-cell office:value-type="float" office:value="47174" table:style-name="ce1">
            <text:p>47174</text:p>
          </table:table-cell>
          <table:table-cell office:value-type="float" office:value="47581" table:style-name="ce1">
            <text:p>47581</text:p>
          </table:table-cell>
          <table:table-cell office:value-type="float" office:value="47605" table:style-name="ce1">
            <text:p>47605</text:p>
          </table:table-cell>
          <table:table-cell office:value-type="float" office:value="49846" table:style-name="ce1">
            <text:p>49846</text:p>
          </table:table-cell>
          <table:table-cell office:value-type="float" office:value="52434" table:style-name="ce1">
            <text:p>524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72</text:p>
          </table:table-cell>
          <table:table-cell office:value-type="string" table:style-name="ce1">
            <text:p>MINISTRO LUIS MAYANS</text:p>
          </table:table-cell>
          <table:table-cell office:value-type="float" office:value="639" table:style-name="ce1">
            <text:p>639</text:p>
          </table:table-cell>
          <table:table-cell office:value-type="float" office:value="667" table:style-name="ce1">
            <text:p>667</text:p>
          </table:table-cell>
          <table:table-cell office:value-type="float" office:value="582" table:style-name="ce1">
            <text:p>582</text:p>
          </table:table-cell>
          <table:table-cell office:value-type="float" office:value="575" table:style-name="ce1">
            <text:p>575</text:p>
          </table:table-cell>
          <table:table-cell office:value-type="float" office:value="582" table:style-name="ce1">
            <text:p>582</text:p>
          </table:table-cell>
          <table:table-cell office:value-type="float" office:value="596" table:style-name="ce1">
            <text:p>596</text:p>
          </table:table-cell>
          <table:table-cell office:value-type="float" office:value="494" table:style-name="ce1">
            <text:p>494</text:p>
          </table:table-cell>
          <table:table-cell office:value-type="float" office:value="352" table:style-name="ce1">
            <text:p>352</text:p>
          </table:table-cell>
          <table:table-cell office:value-type="float" office:value="580" table:style-name="ce1">
            <text:p>580</text:p>
          </table:table-cell>
          <table:table-cell office:value-type="float" office:value="597" table:style-name="ce1">
            <text:p>597</text:p>
          </table:table-cell>
          <table:table-cell office:value-type="float" office:value="642" table:style-name="ce1">
            <text:p>642</text:p>
          </table:table-cell>
          <table:table-cell office:value-type="float" office:value="625" table:style-name="ce1">
            <text:p>6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3</text:p>
          </table:table-cell>
          <table:table-cell office:value-type="string" table:style-name="ce1">
            <text:p>MÚSICO AYLLON</text:p>
          </table:table-cell>
          <table:table-cell office:value-type="float" office:value="2494" table:style-name="ce1">
            <text:p>2494</text:p>
          </table:table-cell>
          <table:table-cell office:value-type="float" office:value="2616" table:style-name="ce1">
            <text:p>2616</text:p>
          </table:table-cell>
          <table:table-cell office:value-type="float" office:value="2581" table:style-name="ce1">
            <text:p>2581</text:p>
          </table:table-cell>
          <table:table-cell office:value-type="float" office:value="2496" table:style-name="ce1">
            <text:p>2496</text:p>
          </table:table-cell>
          <table:table-cell office:value-type="float" office:value="2562" table:style-name="ce1">
            <text:p>2562</text:p>
          </table:table-cell>
          <table:table-cell office:value-type="float" office:value="2549" table:style-name="ce1">
            <text:p>2549</text:p>
          </table:table-cell>
          <table:table-cell office:value-type="float" office:value="2310" table:style-name="ce1">
            <text:p>2310</text:p>
          </table:table-cell>
          <table:table-cell office:value-type="float" office:value="1641" table:style-name="ce1">
            <text:p>1641</text:p>
          </table:table-cell>
          <table:table-cell office:value-type="float" office:value="2356" table:style-name="ce1">
            <text:p>2356</text:p>
          </table:table-cell>
          <table:table-cell office:value-type="float" office:value="2568" table:style-name="ce1">
            <text:p>2568</text:p>
          </table:table-cell>
          <table:table-cell office:value-type="float" office:value="2576" table:style-name="ce1">
            <text:p>2576</text:p>
          </table:table-cell>
          <table:table-cell office:value-type="float" office:value="2477" table:style-name="ce1">
            <text:p>24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4</text:p>
          </table:table-cell>
          <table:table-cell office:value-type="string" table:style-name="ce1">
            <text:p>MÚSICO GINÉS</text:p>
          </table:table-cell>
          <table:table-cell office:value-type="float" office:value="7340" table:style-name="ce1">
            <text:p>7340</text:p>
          </table:table-cell>
          <table:table-cell office:value-type="float" office:value="7668" table:style-name="ce1">
            <text:p>7668</text:p>
          </table:table-cell>
          <table:table-cell office:value-type="float" office:value="7600" table:style-name="ce1">
            <text:p>7600</text:p>
          </table:table-cell>
          <table:table-cell office:value-type="float" office:value="7280" table:style-name="ce1">
            <text:p>7280</text:p>
          </table:table-cell>
          <table:table-cell office:value-type="float" office:value="7395" table:style-name="ce1">
            <text:p>7395</text:p>
          </table:table-cell>
          <table:table-cell office:value-type="float" office:value="7444" table:style-name="ce1">
            <text:p>7444</text:p>
          </table:table-cell>
          <table:table-cell office:value-type="float" office:value="6726" table:style-name="ce1">
            <text:p>6726</text:p>
          </table:table-cell>
          <table:table-cell office:value-type="float" office:value="4826" table:style-name="ce1">
            <text:p>4826</text:p>
          </table:table-cell>
          <table:table-cell office:value-type="float" office:value="7443" table:style-name="ce1">
            <text:p>7443</text:p>
          </table:table-cell>
          <table:table-cell office:value-type="float" office:value="7612" table:style-name="ce1">
            <text:p>7612</text:p>
          </table:table-cell>
          <table:table-cell office:value-type="float" office:value="7516" table:style-name="ce1">
            <text:p>7516</text:p>
          </table:table-cell>
          <table:table-cell office:value-type="float" office:value="7293" table:style-name="ce1">
            <text:p>72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5</text:p>
          </table:table-cell>
          <table:table-cell office:value-type="string" table:style-name="ce1">
            <text:p>OLTA</text:p>
          </table:table-cell>
          <table:table-cell office:value-type="float" office:value="4868" table:style-name="ce1">
            <text:p>4868</text:p>
          </table:table-cell>
          <table:table-cell office:value-type="float" office:value="5120" table:style-name="ce1">
            <text:p>5120</text:p>
          </table:table-cell>
          <table:table-cell office:value-type="float" office:value="5076" table:style-name="ce1">
            <text:p>5076</text:p>
          </table:table-cell>
          <table:table-cell office:value-type="float" office:value="4975" table:style-name="ce1">
            <text:p>4975</text:p>
          </table:table-cell>
          <table:table-cell office:value-type="float" office:value="4911" table:style-name="ce1">
            <text:p>4911</text:p>
          </table:table-cell>
          <table:table-cell office:value-type="float" office:value="4834" table:style-name="ce1">
            <text:p>4834</text:p>
          </table:table-cell>
          <table:table-cell office:value-type="float" office:value="4468" table:style-name="ce1">
            <text:p>4468</text:p>
          </table:table-cell>
          <table:table-cell office:value-type="float" office:value="3334" table:style-name="ce1">
            <text:p>3334</text:p>
          </table:table-cell>
          <table:table-cell office:value-type="float" office:value="4598" table:style-name="ce1">
            <text:p>4598</text:p>
          </table:table-cell>
          <table:table-cell office:value-type="float" office:value="5058" table:style-name="ce1">
            <text:p>5058</text:p>
          </table:table-cell>
          <table:table-cell office:value-type="float" office:value="4880" table:style-name="ce1">
            <text:p>4880</text:p>
          </table:table-cell>
          <table:table-cell office:value-type="float" office:value="4599" table:style-name="ce1">
            <text:p>45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7</text:p>
          </table:table-cell>
          <table:table-cell office:value-type="string" table:style-name="ce1">
            <text:p>PADRE PORTA</text:p>
          </table:table-cell>
          <table:table-cell office:value-type="float" office:value="2567" table:style-name="ce1">
            <text:p>2567</text:p>
          </table:table-cell>
          <table:table-cell office:value-type="float" office:value="2742" table:style-name="ce1">
            <text:p>2742</text:p>
          </table:table-cell>
          <table:table-cell office:value-type="float" office:value="2643" table:style-name="ce1">
            <text:p>2643</text:p>
          </table:table-cell>
          <table:table-cell office:value-type="float" office:value="2938" table:style-name="ce1">
            <text:p>2938</text:p>
          </table:table-cell>
          <table:table-cell office:value-type="float" office:value="3032" table:style-name="ce1">
            <text:p>3032</text:p>
          </table:table-cell>
          <table:table-cell office:value-type="float" office:value="2974" table:style-name="ce1">
            <text:p>2974</text:p>
          </table:table-cell>
          <table:table-cell office:value-type="float" office:value="2589" table:style-name="ce1">
            <text:p>2589</text:p>
          </table:table-cell>
          <table:table-cell office:value-type="float" office:value="2050" table:style-name="ce1">
            <text:p>2050</text:p>
          </table:table-cell>
          <table:table-cell office:value-type="float" office:value="2723" table:style-name="ce1">
            <text:p>2723</text:p>
          </table:table-cell>
          <table:table-cell office:value-type="float" office:value="2964" table:style-name="ce1">
            <text:p>2964</text:p>
          </table:table-cell>
          <table:table-cell office:value-type="float" office:value="2997" table:style-name="ce1">
            <text:p>2997</text:p>
          </table:table-cell>
          <table:table-cell office:value-type="float" office:value="2856" table:style-name="ce1">
            <text:p>28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9</text:p>
          </table:table-cell>
          <table:table-cell office:value-type="string" table:style-name="ce1">
            <text:p>PEDRO III</text:p>
          </table:table-cell>
          <table:table-cell office:value-type="float" office:value="1704" table:style-name="ce1">
            <text:p>1704</text:p>
          </table:table-cell>
          <table:table-cell office:value-type="float" office:value="1865" table:style-name="ce1">
            <text:p>1865</text:p>
          </table:table-cell>
          <table:table-cell office:value-type="float" office:value="1672" table:style-name="ce1">
            <text:p>1672</text:p>
          </table:table-cell>
          <table:table-cell office:value-type="float" office:value="1758" table:style-name="ce1">
            <text:p>1758</text:p>
          </table:table-cell>
          <table:table-cell office:value-type="float" office:value="1806" table:style-name="ce1">
            <text:p>1806</text:p>
          </table:table-cell>
          <table:table-cell office:value-type="float" office:value="1816" table:style-name="ce1">
            <text:p>1816</text:p>
          </table:table-cell>
          <table:table-cell office:value-type="float" office:value="1696" table:style-name="ce1">
            <text:p>1696</text:p>
          </table:table-cell>
          <table:table-cell office:value-type="float" office:value="1228" table:style-name="ce1">
            <text:p>1228</text:p>
          </table:table-cell>
          <table:table-cell office:value-type="float" office:value="1747" table:style-name="ce1">
            <text:p>1747</text:p>
          </table:table-cell>
          <table:table-cell office:value-type="float" office:value="1895" table:style-name="ce1">
            <text:p>1895</text:p>
          </table:table-cell>
          <table:table-cell office:value-type="float" office:value="1862" table:style-name="ce1">
            <text:p>1862</text:p>
          </table:table-cell>
          <table:table-cell office:value-type="float" office:value="1913" table:style-name="ce1">
            <text:p>19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0</text:p>
          </table:table-cell>
          <table:table-cell office:value-type="string" table:style-name="ce1">
            <text:p>TRAVESÍA PESCADORES</text:p>
          </table:table-cell>
          <table:table-cell office:value-type="float" office:value="432" table:style-name="ce1">
            <text:p>432</text:p>
          </table:table-cell>
          <table:table-cell office:value-type="float" office:value="423" table:style-name="ce1">
            <text:p>423</text:p>
          </table:table-cell>
          <table:table-cell office:value-type="float" office:value="441" table:style-name="ce1">
            <text:p>441</text:p>
          </table:table-cell>
          <table:table-cell office:value-type="float" office:value="473" table:style-name="ce1">
            <text:p>473</text:p>
          </table:table-cell>
          <table:table-cell office:value-type="float" office:value="497" table:style-name="ce1">
            <text:p>497</text:p>
          </table:table-cell>
          <table:table-cell office:value-type="float" office:value="564" table:style-name="ce1">
            <text:p>564</text:p>
          </table:table-cell>
          <table:table-cell office:value-type="float" office:value="726" table:style-name="ce1">
            <text:p>726</text:p>
          </table:table-cell>
          <table:table-cell office:value-type="float" office:value="646" table:style-name="ce1">
            <text:p>646</text:p>
          </table:table-cell>
          <table:table-cell office:value-type="float" office:value="625" table:style-name="ce1">
            <text:p>625</text:p>
          </table:table-cell>
          <table:table-cell office:value-type="float" office:value="575" table:style-name="ce1">
            <text:p>575</text:p>
          </table:table-cell>
          <table:table-cell office:value-type="float" office:value="527" table:style-name="ce1">
            <text:p>527</text:p>
          </table:table-cell>
          <table:table-cell office:value-type="float" office:value="504" table:style-name="ce1">
            <text:p>5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1</text:p>
          </table:table-cell>
          <table:table-cell office:value-type="string" table:style-name="ce1">
            <text:p>PINTOR GENARO LAHUERTA</text:p>
          </table:table-cell>
          <table:table-cell office:value-type="float" office:value="1254" table:style-name="ce1">
            <text:p>1254</text:p>
          </table:table-cell>
          <table:table-cell office:value-type="float" office:value="1335" table:style-name="ce1">
            <text:p>1335</text:p>
          </table:table-cell>
          <table:table-cell office:value-type="float" office:value="1250" table:style-name="ce1">
            <text:p>1250</text:p>
          </table:table-cell>
          <table:table-cell office:value-type="float" office:value="1290" table:style-name="ce1">
            <text:p>1290</text:p>
          </table:table-cell>
          <table:table-cell office:value-type="float" office:value="1363" table:style-name="ce1">
            <text:p>1363</text:p>
          </table:table-cell>
          <table:table-cell office:value-type="float" office:value="1311" table:style-name="ce1">
            <text:p>1311</text:p>
          </table:table-cell>
          <table:table-cell office:value-type="float" office:value="1204" table:style-name="ce1">
            <text:p>1204</text:p>
          </table:table-cell>
          <table:table-cell office:value-type="float" office:value="853" table:style-name="ce1">
            <text:p>853</text:p>
          </table:table-cell>
          <table:table-cell office:value-type="float" office:value="1310" table:style-name="ce1">
            <text:p>1310</text:p>
          </table:table-cell>
          <table:table-cell office:value-type="float" office:value="1331" table:style-name="ce1">
            <text:p>1331</text:p>
          </table:table-cell>
          <table:table-cell office:value-type="float" office:value="1347" table:style-name="ce1">
            <text:p>1347</text:p>
          </table:table-cell>
          <table:table-cell office:value-type="float" office:value="1286" table:style-name="ce1">
            <text:p>12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2</text:p>
          </table:table-cell>
          <table:table-cell office:value-type="string" table:style-name="ce1">
            <text:p>PINTOR SALVADOR ABRIL</text:p>
          </table:table-cell>
          <table:table-cell office:value-type="float" office:value="2071" table:style-name="ce1">
            <text:p>2071</text:p>
          </table:table-cell>
          <table:table-cell office:value-type="float" office:value="2118" table:style-name="ce1">
            <text:p>2118</text:p>
          </table:table-cell>
          <table:table-cell office:value-type="float" office:value="1950" table:style-name="ce1">
            <text:p>1950</text:p>
          </table:table-cell>
          <table:table-cell office:value-type="float" office:value="2032" table:style-name="ce1">
            <text:p>2032</text:p>
          </table:table-cell>
          <table:table-cell office:value-type="float" office:value="2042" table:style-name="ce1">
            <text:p>2042</text:p>
          </table:table-cell>
          <table:table-cell office:value-type="float" office:value="2077" table:style-name="ce1">
            <text:p>2077</text:p>
          </table:table-cell>
          <table:table-cell office:value-type="float" office:value="1992" table:style-name="ce1">
            <text:p>1992</text:p>
          </table:table-cell>
          <table:table-cell office:value-type="float" office:value="1506" table:style-name="ce1">
            <text:p>1506</text:p>
          </table:table-cell>
          <table:table-cell office:value-type="float" office:value="2088" table:style-name="ce1">
            <text:p>2088</text:p>
          </table:table-cell>
          <table:table-cell office:value-type="float" office:value="2053" table:style-name="ce1">
            <text:p>2053</text:p>
          </table:table-cell>
          <table:table-cell office:value-type="float" office:value="2046" table:style-name="ce1">
            <text:p>2046</text:p>
          </table:table-cell>
          <table:table-cell office:value-type="float" office:value="2053" table:style-name="ce1">
            <text:p>20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3</text:p>
          </table:table-cell>
          <table:table-cell office:value-type="string" table:style-name="ce1">
            <text:p>PINTOR VILAR</text:p>
          </table:table-cell>
          <table:table-cell office:value-type="float" office:value="3502" table:style-name="ce1">
            <text:p>3502</text:p>
          </table:table-cell>
          <table:table-cell office:value-type="float" office:value="3764" table:style-name="ce1">
            <text:p>3764</text:p>
          </table:table-cell>
          <table:table-cell office:value-type="float" office:value="3481" table:style-name="ce1">
            <text:p>3481</text:p>
          </table:table-cell>
          <table:table-cell office:value-type="float" office:value="3537" table:style-name="ce1">
            <text:p>3537</text:p>
          </table:table-cell>
          <table:table-cell office:value-type="float" office:value="3620" table:style-name="ce1">
            <text:p>3620</text:p>
          </table:table-cell>
          <table:table-cell office:value-type="float" office:value="3504" table:style-name="ce1">
            <text:p>3504</text:p>
          </table:table-cell>
          <table:table-cell office:value-type="float" office:value="2977" table:style-name="ce1">
            <text:p>2977</text:p>
          </table:table-cell>
          <table:table-cell office:value-type="float" office:value="2020" table:style-name="ce1">
            <text:p>2020</text:p>
          </table:table-cell>
          <table:table-cell office:value-type="float" office:value="3354" table:style-name="ce1">
            <text:p>3354</text:p>
          </table:table-cell>
          <table:table-cell office:value-type="float" office:value="3647" table:style-name="ce1">
            <text:p>3647</text:p>
          </table:table-cell>
          <table:table-cell office:value-type="float" office:value="3642" table:style-name="ce1">
            <text:p>3642</text:p>
          </table:table-cell>
          <table:table-cell office:value-type="float" office:value="3485" table:style-name="ce1">
            <text:p>34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4</text:p>
          </table:table-cell>
          <table:table-cell office:value-type="string" table:style-name="ce1">
            <text:p>PLATERO SUÁREZ</text:p>
          </table:table-cell>
          <table:table-cell office:value-type="float" office:value="7802" table:style-name="ce1">
            <text:p>7802</text:p>
          </table:table-cell>
          <table:table-cell office:value-type="float" office:value="7851" table:style-name="ce1">
            <text:p>7851</text:p>
          </table:table-cell>
          <table:table-cell office:value-type="float" office:value="8122" table:style-name="ce1">
            <text:p>8122</text:p>
          </table:table-cell>
          <table:table-cell office:value-type="float" office:value="8352" table:style-name="ce1">
            <text:p>8352</text:p>
          </table:table-cell>
          <table:table-cell office:value-type="float" office:value="8803" table:style-name="ce1">
            <text:p>8803</text:p>
          </table:table-cell>
          <table:table-cell office:value-type="float" office:value="8898" table:style-name="ce1">
            <text:p>8898</text:p>
          </table:table-cell>
          <table:table-cell office:value-type="float" office:value="8818" table:style-name="ce1">
            <text:p>8818</text:p>
          </table:table-cell>
          <table:table-cell office:value-type="float" office:value="6698" table:style-name="ce1">
            <text:p>6698</text:p>
          </table:table-cell>
          <table:table-cell office:value-type="float" office:value="8199" table:style-name="ce1">
            <text:p>8199</text:p>
          </table:table-cell>
          <table:table-cell office:value-type="float" office:value="8385" table:style-name="ce1">
            <text:p>8385</text:p>
          </table:table-cell>
          <table:table-cell office:value-type="float" office:value="8322" table:style-name="ce1">
            <text:p>8322</text:p>
          </table:table-cell>
          <table:table-cell office:value-type="float" office:value="8160" table:style-name="ce1">
            <text:p>81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6</text:p>
          </table:table-cell>
          <table:table-cell office:value-type="string" table:style-name="ce1">
            <text:p>POETA MAS Y ROS</text:p>
          </table:table-cell>
          <table:table-cell office:value-type="float" office:value="2282" table:style-name="ce1">
            <text:p>228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87</text:p>
          </table:table-cell>
          <table:table-cell office:value-type="string" table:style-name="ce1">
            <text:p>POETA MONMENEU</text:p>
          </table:table-cell>
          <table:table-cell office:value-type="float" office:value="1751" table:style-name="ce1">
            <text:p>1751</text:p>
          </table:table-cell>
          <table:table-cell office:value-type="float" office:value="1792" table:style-name="ce1">
            <text:p>1792</text:p>
          </table:table-cell>
          <table:table-cell office:value-type="float" office:value="3105" table:style-name="ce1">
            <text:p>3105</text:p>
          </table:table-cell>
          <table:table-cell office:value-type="float" office:value="2180" table:style-name="ce1">
            <text:p>2180</text:p>
          </table:table-cell>
          <table:table-cell office:value-type="float" office:value="2282" table:style-name="ce1">
            <text:p>2282</text:p>
          </table:table-cell>
          <table:table-cell office:value-type="float" office:value="2208" table:style-name="ce1">
            <text:p>2208</text:p>
          </table:table-cell>
          <table:table-cell office:value-type="float" office:value="1702" table:style-name="ce1">
            <text:p>1702</text:p>
          </table:table-cell>
          <table:table-cell office:value-type="float" office:value="1298" table:style-name="ce1">
            <text:p>1298</text:p>
          </table:table-cell>
          <table:table-cell office:value-type="float" office:value="1738" table:style-name="ce1">
            <text:p>1738</text:p>
          </table:table-cell>
          <table:table-cell office:value-type="float" office:value="1816" table:style-name="ce1">
            <text:p>1816</text:p>
          </table:table-cell>
          <table:table-cell office:value-type="float" office:value="1820" table:style-name="ce1">
            <text:p>1820</text:p>
          </table:table-cell>
          <table:table-cell office:value-type="float" office:value="1816" table:style-name="ce1">
            <text:p>18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8</text:p>
          </table:table-cell>
          <table:table-cell office:value-type="string" table:style-name="ce1">
            <text:p>PROGRESO</text:p>
          </table:table-cell>
          <table:table-cell office:value-type="float" office:value="995" table:style-name="ce1">
            <text:p>995</text:p>
          </table:table-cell>
          <table:table-cell office:value-type="float" office:value="977" table:style-name="ce1">
            <text:p>977</text:p>
          </table:table-cell>
          <table:table-cell office:value-type="float" office:value="1024" table:style-name="ce1">
            <text:p>1024</text:p>
          </table:table-cell>
          <table:table-cell office:value-type="float" office:value="918" table:style-name="ce1">
            <text:p>918</text:p>
          </table:table-cell>
          <table:table-cell office:value-type="float" office:value="985" table:style-name="ce1">
            <text:p>985</text:p>
          </table:table-cell>
          <table:table-cell office:value-type="float" office:value="980" table:style-name="ce1">
            <text:p>980</text:p>
          </table:table-cell>
          <table:table-cell office:value-type="float" office:value="890" table:style-name="ce1">
            <text:p>890</text:p>
          </table:table-cell>
          <table:table-cell office:value-type="float" office:value="739" table:style-name="ce1">
            <text:p>739</text:p>
          </table:table-cell>
          <table:table-cell office:value-type="float" office:value="915" table:style-name="ce1">
            <text:p>915</text:p>
          </table:table-cell>
          <table:table-cell office:value-type="float" office:value="983" table:style-name="ce1">
            <text:p>983</text:p>
          </table:table-cell>
          <table:table-cell office:value-type="float" office:value="943" table:style-name="ce1">
            <text:p>943</text:p>
          </table:table-cell>
          <table:table-cell office:value-type="float" office:value="925" table:style-name="ce1">
            <text:p>9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9</text:p>
          </table:table-cell>
          <table:table-cell office:value-type="string" table:style-name="ce1">
            <text:p>POBLA DEL DUC</text:p>
          </table:table-cell>
          <table:table-cell office:value-type="float" office:value="2412" table:style-name="ce1">
            <text:p>2412</text:p>
          </table:table-cell>
          <table:table-cell office:value-type="float" office:value="2494" table:style-name="ce1">
            <text:p>2494</text:p>
          </table:table-cell>
          <table:table-cell office:value-type="float" office:value="1971" table:style-name="ce1">
            <text:p>1971</text:p>
          </table:table-cell>
          <table:table-cell office:value-type="float" office:value="2376" table:style-name="ce1">
            <text:p>2376</text:p>
          </table:table-cell>
          <table:table-cell office:value-type="float" office:value="2496" table:style-name="ce1">
            <text:p>2496</text:p>
          </table:table-cell>
          <table:table-cell office:value-type="float" office:value="2436" table:style-name="ce1">
            <text:p>2436</text:p>
          </table:table-cell>
          <table:table-cell office:value-type="float" office:value="2111" table:style-name="ce1">
            <text:p>2111</text:p>
          </table:table-cell>
          <table:table-cell office:value-type="float" office:value="1630" table:style-name="ce1">
            <text:p>1630</text:p>
          </table:table-cell>
          <table:table-cell office:value-type="float" office:value="2424" table:style-name="ce1">
            <text:p>2424</text:p>
          </table:table-cell>
          <table:table-cell office:value-type="float" office:value="2483" table:style-name="ce1">
            <text:p>2483</text:p>
          </table:table-cell>
          <table:table-cell office:value-type="float" office:value="2523" table:style-name="ce1">
            <text:p>2523</text:p>
          </table:table-cell>
          <table:table-cell office:value-type="float" office:value="2494" table:style-name="ce1">
            <text:p>24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ARTES GRÁFICAS</text:p>
          </table:table-cell>
          <table:table-cell office:value-type="float" office:value="2161" table:style-name="ce1">
            <text:p>2161</text:p>
          </table:table-cell>
          <table:table-cell office:value-type="float" office:value="2245" table:style-name="ce1">
            <text:p>2245</text:p>
          </table:table-cell>
          <table:table-cell office:value-type="float" office:value="2199" table:style-name="ce1">
            <text:p>2199</text:p>
          </table:table-cell>
          <table:table-cell office:value-type="float" office:value="2138" table:style-name="ce1">
            <text:p>2138</text:p>
          </table:table-cell>
          <table:table-cell office:value-type="float" office:value="2260" table:style-name="ce1">
            <text:p>2260</text:p>
          </table:table-cell>
          <table:table-cell office:value-type="float" office:value="2176" table:style-name="ce1">
            <text:p>2176</text:p>
          </table:table-cell>
          <table:table-cell office:value-type="float" office:value="1941" table:style-name="ce1">
            <text:p>1941</text:p>
          </table:table-cell>
          <table:table-cell office:value-type="float" office:value="1251" table:style-name="ce1">
            <text:p>1251</text:p>
          </table:table-cell>
          <table:table-cell office:value-type="float" office:value="2238" table:style-name="ce1">
            <text:p>2238</text:p>
          </table:table-cell>
          <table:table-cell office:value-type="float" office:value="2288" table:style-name="ce1">
            <text:p>2288</text:p>
          </table:table-cell>
          <table:table-cell office:value-type="float" office:value="2274" table:style-name="ce1">
            <text:p>2274</text:p>
          </table:table-cell>
          <table:table-cell office:value-type="float" office:value="2237" table:style-name="ce1">
            <text:p>22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0</text:p>
          </table:table-cell>
          <table:table-cell office:value-type="string" table:style-name="ce1">
            <text:p>POBLA LLARGA</text:p>
          </table:table-cell>
          <table:table-cell office:value-type="float" office:value="414" table:style-name="ce1">
            <text:p>414</text:p>
          </table:table-cell>
          <table:table-cell office:value-type="float" office:value="455" table:style-name="ce1">
            <text:p>455</text:p>
          </table:table-cell>
          <table:table-cell office:value-type="float" office:value="434" table:style-name="ce1">
            <text:p>434</text:p>
          </table:table-cell>
          <table:table-cell office:value-type="float" office:value="409" table:style-name="ce1">
            <text:p>409</text:p>
          </table:table-cell>
          <table:table-cell office:value-type="float" office:value="415" table:style-name="ce1">
            <text:p>415</text:p>
          </table:table-cell>
          <table:table-cell office:value-type="float" office:value="404" table:style-name="ce1">
            <text:p>404</text:p>
          </table:table-cell>
          <table:table-cell office:value-type="float" office:value="370" table:style-name="ce1">
            <text:p>370</text:p>
          </table:table-cell>
          <table:table-cell office:value-type="float" office:value="262" table:style-name="ce1">
            <text:p>262</text:p>
          </table:table-cell>
          <table:table-cell office:value-type="float" office:value="423" table:style-name="ce1">
            <text:p>423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31" table:style-name="ce1">
            <text:p>4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1</text:p>
          </table:table-cell>
          <table:table-cell office:value-type="string" table:style-name="ce1">
            <text:p>RAMÓN ASENSIO</text:p>
          </table:table-cell>
          <table:table-cell office:value-type="float" office:value="1138" table:style-name="ce1">
            <text:p>1138</text:p>
          </table:table-cell>
          <table:table-cell office:value-type="float" office:value="1126" table:style-name="ce1">
            <text:p>1126</text:p>
          </table:table-cell>
          <table:table-cell office:value-type="float" office:value="1094" table:style-name="ce1">
            <text:p>1094</text:p>
          </table:table-cell>
          <table:table-cell office:value-type="float" office:value="1174" table:style-name="ce1">
            <text:p>1174</text:p>
          </table:table-cell>
          <table:table-cell office:value-type="float" office:value="1198" table:style-name="ce1">
            <text:p>1198</text:p>
          </table:table-cell>
          <table:table-cell office:value-type="float" office:value="1187" table:style-name="ce1">
            <text:p>1187</text:p>
          </table:table-cell>
          <table:table-cell office:value-type="float" office:value="1082" table:style-name="ce1">
            <text:p>1082</text:p>
          </table:table-cell>
          <table:table-cell office:value-type="float" office:value="687" table:style-name="ce1">
            <text:p>687</text:p>
          </table:table-cell>
          <table:table-cell office:value-type="float" office:value="1248" table:style-name="ce1">
            <text:p>1248</text:p>
          </table:table-cell>
          <table:table-cell office:value-type="float" office:value="1312" table:style-name="ce1">
            <text:p>1312</text:p>
          </table:table-cell>
          <table:table-cell office:value-type="float" office:value="1329" table:style-name="ce1">
            <text:p>1329</text:p>
          </table:table-cell>
          <table:table-cell office:value-type="float" office:value="1190" table:style-name="ce1">
            <text:p>11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2</text:p>
          </table:table-cell>
          <table:table-cell office:value-type="string" table:style-name="ce1">
            <text:p>RAMÓN DUART</text:p>
          </table:table-cell>
          <table:table-cell office:value-type="float" office:value="7066" table:style-name="ce1">
            <text:p>7066</text:p>
          </table:table-cell>
          <table:table-cell office:value-type="float" office:value="7438" table:style-name="ce1">
            <text:p>74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93</text:p>
          </table:table-cell>
          <table:table-cell office:value-type="string" table:style-name="ce1">
            <text:p>REINA DOÑA GERMANA</text:p>
          </table:table-cell>
          <table:table-cell office:value-type="float" office:value="2434" table:style-name="ce1">
            <text:p>2434</text:p>
          </table:table-cell>
          <table:table-cell office:value-type="float" office:value="2615" table:style-name="ce1">
            <text:p>2615</text:p>
          </table:table-cell>
          <table:table-cell office:value-type="float" office:value="2292" table:style-name="ce1">
            <text:p>2292</text:p>
          </table:table-cell>
          <table:table-cell office:value-type="float" office:value="2448" table:style-name="ce1">
            <text:p>2448</text:p>
          </table:table-cell>
          <table:table-cell office:value-type="float" office:value="2479" table:style-name="ce1">
            <text:p>2479</text:p>
          </table:table-cell>
          <table:table-cell office:value-type="float" office:value="2446" table:style-name="ce1">
            <text:p>2446</text:p>
          </table:table-cell>
          <table:table-cell office:value-type="float" office:value="2374" table:style-name="ce1">
            <text:p>2374</text:p>
          </table:table-cell>
          <table:table-cell office:value-type="float" office:value="1561" table:style-name="ce1">
            <text:p>1561</text:p>
          </table:table-cell>
          <table:table-cell office:value-type="float" office:value="2642" table:style-name="ce1">
            <text:p>2642</text:p>
          </table:table-cell>
          <table:table-cell office:value-type="float" office:value="2628" table:style-name="ce1">
            <text:p>2628</text:p>
          </table:table-cell>
          <table:table-cell office:value-type="float" office:value="2660" table:style-name="ce1">
            <text:p>2660</text:p>
          </table:table-cell>
          <table:table-cell office:value-type="float" office:value="2740" table:style-name="ce1">
            <text:p>27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4</text:p>
          </table:table-cell>
          <table:table-cell office:value-type="string" table:style-name="ce1">
            <text:p>RIO TAJO</text:p>
          </table:table-cell>
          <table:table-cell office:value-type="float" office:value="895" table:style-name="ce1">
            <text:p>895</text:p>
          </table:table-cell>
          <table:table-cell office:value-type="float" office:value="944" table:style-name="ce1">
            <text:p>944</text:p>
          </table:table-cell>
          <table:table-cell office:value-type="float" office:value="955" table:style-name="ce1">
            <text:p>955</text:p>
          </table:table-cell>
          <table:table-cell office:value-type="float" office:value="938" table:style-name="ce1">
            <text:p>938</text:p>
          </table:table-cell>
          <table:table-cell office:value-type="float" office:value="948" table:style-name="ce1">
            <text:p>948</text:p>
          </table:table-cell>
          <table:table-cell office:value-type="float" office:value="970" table:style-name="ce1">
            <text:p>970</text:p>
          </table:table-cell>
          <table:table-cell office:value-type="float" office:value="932" table:style-name="ce1">
            <text:p>932</text:p>
          </table:table-cell>
          <table:table-cell office:value-type="float" office:value="813" table:style-name="ce1">
            <text:p>813</text:p>
          </table:table-cell>
          <table:table-cell office:value-type="float" office:value="929" table:style-name="ce1">
            <text:p>929</text:p>
          </table:table-cell>
          <table:table-cell office:value-type="float" office:value="957" table:style-name="ce1">
            <text:p>957</text:p>
          </table:table-cell>
          <table:table-cell office:value-type="float" office:value="923" table:style-name="ce1">
            <text:p>923</text:p>
          </table:table-cell>
          <table:table-cell office:value-type="float" office:value="896" table:style-name="ce1">
            <text:p>8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5</text:p>
          </table:table-cell>
          <table:table-cell office:value-type="string" table:style-name="ce1">
            <text:p>RODRÍGUEZ DE CEPEDA</text:p>
          </table:table-cell>
          <table:table-cell office:value-type="float" office:value="2447" table:style-name="ce1">
            <text:p>2447</text:p>
          </table:table-cell>
          <table:table-cell office:value-type="float" office:value="2672" table:style-name="ce1">
            <text:p>2672</text:p>
          </table:table-cell>
          <table:table-cell office:value-type="float" office:value="2125" table:style-name="ce1">
            <text:p>2125</text:p>
          </table:table-cell>
          <table:table-cell office:value-type="float" office:value="2771" table:style-name="ce1">
            <text:p>2771</text:p>
          </table:table-cell>
          <table:table-cell office:value-type="float" office:value="3097" table:style-name="ce1">
            <text:p>3097</text:p>
          </table:table-cell>
          <table:table-cell office:value-type="float" office:value="3160" table:style-name="ce1">
            <text:p>3160</text:p>
          </table:table-cell>
          <table:table-cell office:value-type="float" office:value="2929" table:style-name="ce1">
            <text:p>2929</text:p>
          </table:table-cell>
          <table:table-cell office:value-type="float" office:value="2166" table:style-name="ce1">
            <text:p>2166</text:p>
          </table:table-cell>
          <table:table-cell office:value-type="float" office:value="3490" table:style-name="ce1">
            <text:p>3490</text:p>
          </table:table-cell>
          <table:table-cell office:value-type="float" office:value="2556" table:style-name="ce1">
            <text:p>2556</text:p>
          </table:table-cell>
          <table:table-cell office:value-type="float" office:value="1988" table:style-name="ce1">
            <text:p>1988</text:p>
          </table:table-cell>
          <table:table-cell office:value-type="float" office:value="1982" table:style-name="ce1">
            <text:p>19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7</text:p>
          </table:table-cell>
          <table:table-cell office:value-type="string" table:style-name="ce1">
            <text:p>SAGASTA</text:p>
          </table:table-cell>
          <table:table-cell office:value-type="float" office:value="4147" table:style-name="ce1">
            <text:p>4147</text:p>
          </table:table-cell>
          <table:table-cell office:value-type="float" office:value="4002" table:style-name="ce1">
            <text:p>4002</text:p>
          </table:table-cell>
          <table:table-cell office:value-type="float" office:value="3238" table:style-name="ce1">
            <text:p>3238</text:p>
          </table:table-cell>
          <table:table-cell office:value-type="float" office:value="3827" table:style-name="ce1">
            <text:p>3827</text:p>
          </table:table-cell>
          <table:table-cell office:value-type="float" office:value="3907" table:style-name="ce1">
            <text:p>3907</text:p>
          </table:table-cell>
          <table:table-cell office:value-type="float" office:value="3938" table:style-name="ce1">
            <text:p>3938</text:p>
          </table:table-cell>
          <table:table-cell office:value-type="float" office:value="4333" table:style-name="ce1">
            <text:p>4333</text:p>
          </table:table-cell>
          <table:table-cell office:value-type="float" office:value="3341" table:style-name="ce1">
            <text:p>3341</text:p>
          </table:table-cell>
          <table:table-cell office:value-type="float" office:value="4070" table:style-name="ce1">
            <text:p>4070</text:p>
          </table:table-cell>
          <table:table-cell office:value-type="float" office:value="3984" table:style-name="ce1">
            <text:p>3984</text:p>
          </table:table-cell>
          <table:table-cell office:value-type="float" office:value="4067" table:style-name="ce1">
            <text:p>4067</text:p>
          </table:table-cell>
          <table:table-cell office:value-type="float" office:value="4449" table:style-name="ce1">
            <text:p>44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9</text:p>
          </table:table-cell>
          <table:table-cell office:value-type="string" table:style-name="ce1">
            <text:p>SANTA RITA</text:p>
          </table:table-cell>
          <table:table-cell office:value-type="float" office:value="8226" table:style-name="ce1">
            <text:p>8226</text:p>
          </table:table-cell>
          <table:table-cell office:value-type="float" office:value="8406" table:style-name="ce1">
            <text:p>8406</text:p>
          </table:table-cell>
          <table:table-cell office:value-type="float" office:value="8241" table:style-name="ce1">
            <text:p>8241</text:p>
          </table:table-cell>
          <table:table-cell office:value-type="float" office:value="8010" table:style-name="ce1">
            <text:p>8010</text:p>
          </table:table-cell>
          <table:table-cell office:value-type="float" office:value="7918" table:style-name="ce1">
            <text:p>7918</text:p>
          </table:table-cell>
          <table:table-cell office:value-type="float" office:value="7948" table:style-name="ce1">
            <text:p>7948</text:p>
          </table:table-cell>
          <table:table-cell office:value-type="float" office:value="7538" table:style-name="ce1">
            <text:p>7538</text:p>
          </table:table-cell>
          <table:table-cell office:value-type="float" office:value="5668" table:style-name="ce1">
            <text:p>5668</text:p>
          </table:table-cell>
          <table:table-cell office:value-type="float" office:value="7863" table:style-name="ce1">
            <text:p>7863</text:p>
          </table:table-cell>
          <table:table-cell office:value-type="float" office:value="8154" table:style-name="ce1">
            <text:p>8154</text:p>
          </table:table-cell>
          <table:table-cell office:value-type="float" office:value="8123" table:style-name="ce1">
            <text:p>8123</text:p>
          </table:table-cell>
          <table:table-cell office:value-type="float" office:value="8269" table:style-name="ce1">
            <text:p>82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14</text:p>
          </table:table-cell>
          <table:table-cell office:value-type="string" table:style-name="ce1">
            <text:p>CRONISTA RIVELLES</text:p>
          </table:table-cell>
          <table:table-cell office:value-type="float" office:value="31393" table:style-name="ce1">
            <text:p>31393</text:p>
          </table:table-cell>
          <table:table-cell office:value-type="float" office:value="32714" table:style-name="ce1">
            <text:p>32714</text:p>
          </table:table-cell>
          <table:table-cell office:value-type="float" office:value="32021" table:style-name="ce1">
            <text:p>320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3</text:p>
          </table:table-cell>
          <table:table-cell office:value-type="string" table:style-name="ce1">
            <text:p>SAN VICENTE MÁRTIR (entre Paz y Plaza del Ayuntamiento)</text:p>
          </table:table-cell>
          <table:table-cell office:value-type="float" office:value="11978" table:style-name="ce1">
            <text:p>11978</text:p>
          </table:table-cell>
          <table:table-cell office:value-type="float" office:value="12731" table:style-name="ce1">
            <text:p>12731</text:p>
          </table:table-cell>
          <table:table-cell office:value-type="float" office:value="10927" table:style-name="ce1">
            <text:p>10927</text:p>
          </table:table-cell>
          <table:table-cell office:value-type="float" office:value="12339" table:style-name="ce1">
            <text:p>12339</text:p>
          </table:table-cell>
          <table:table-cell office:value-type="float" office:value="13075" table:style-name="ce1">
            <text:p>13075</text:p>
          </table:table-cell>
          <table:table-cell office:value-type="float" office:value="12699" table:style-name="ce1">
            <text:p>12699</text:p>
          </table:table-cell>
          <table:table-cell office:value-type="float" office:value="12544" table:style-name="ce1">
            <text:p>12544</text:p>
          </table:table-cell>
          <table:table-cell office:value-type="float" office:value="9846" table:style-name="ce1">
            <text:p>9846</text:p>
          </table:table-cell>
          <table:table-cell office:value-type="float" office:value="12872" table:style-name="ce1">
            <text:p>12872</text:p>
          </table:table-cell>
          <table:table-cell office:value-type="float" office:value="12844" table:style-name="ce1">
            <text:p>12844</text:p>
          </table:table-cell>
          <table:table-cell office:value-type="float" office:value="12844" table:style-name="ce1">
            <text:p>12844</text:p>
          </table:table-cell>
          <table:table-cell office:value-type="float" office:value="12840" table:style-name="ce1">
            <text:p>128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37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7094" table:style-name="ce1">
            <text:p>37094</text:p>
          </table:table-cell>
          <table:table-cell office:value-type="float" office:value="38818" table:style-name="ce1">
            <text:p>38818</text:p>
          </table:table-cell>
          <table:table-cell office:value-type="float" office:value="39574" table:style-name="ce1">
            <text:p>39574</text:p>
          </table:table-cell>
          <table:table-cell office:value-type="float" office:value="39384" table:style-name="ce1">
            <text:p>39384</text:p>
          </table:table-cell>
          <table:table-cell office:value-type="float" office:value="40542" table:style-name="ce1">
            <text:p>40542</text:p>
          </table:table-cell>
          <table:table-cell office:value-type="float" office:value="42018" table:style-name="ce1">
            <text:p>42018</text:p>
          </table:table-cell>
          <table:table-cell office:value-type="float" office:value="43040" table:style-name="ce1">
            <text:p>43040</text:p>
          </table:table-cell>
          <table:table-cell office:value-type="float" office:value="33589" table:style-name="ce1">
            <text:p>33589</text:p>
          </table:table-cell>
          <table:table-cell office:value-type="float" office:value="39652" table:style-name="ce1">
            <text:p>39652</text:p>
          </table:table-cell>
          <table:table-cell office:value-type="float" office:value="38170" table:style-name="ce1">
            <text:p>38170</text:p>
          </table:table-cell>
          <table:table-cell office:value-type="float" office:value="37536" table:style-name="ce1">
            <text:p>37536</text:p>
          </table:table-cell>
          <table:table-cell office:value-type="float" office:value="37197" table:style-name="ce1">
            <text:p>371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42</text:p>
          </table:table-cell>
          <table:table-cell office:value-type="string" table:style-name="ce1">
            <text:p>GENERAL TOVAR</text:p>
          </table:table-cell>
          <table:table-cell office:value-type="float" office:value="13082" table:style-name="ce1">
            <text:p>13082</text:p>
          </table:table-cell>
          <table:table-cell office:value-type="float" office:value="13426" table:style-name="ce1">
            <text:p>13426</text:p>
          </table:table-cell>
          <table:table-cell office:value-type="float" office:value="12077" table:style-name="ce1">
            <text:p>12077</text:p>
          </table:table-cell>
          <table:table-cell office:value-type="float" office:value="12837" table:style-name="ce1">
            <text:p>12837</text:p>
          </table:table-cell>
          <table:table-cell office:value-type="float" office:value="13331" table:style-name="ce1">
            <text:p>13331</text:p>
          </table:table-cell>
          <table:table-cell office:value-type="float" office:value="13062" table:style-name="ce1">
            <text:p>13062</text:p>
          </table:table-cell>
          <table:table-cell office:value-type="float" office:value="12744" table:style-name="ce1">
            <text:p>12744</text:p>
          </table:table-cell>
          <table:table-cell office:value-type="float" office:value="10211" table:style-name="ce1">
            <text:p>10211</text:p>
          </table:table-cell>
          <table:table-cell office:value-type="float" office:value="13259" table:style-name="ce1">
            <text:p>13259</text:p>
          </table:table-cell>
          <table:table-cell office:value-type="float" office:value="13665" table:style-name="ce1">
            <text:p>13665</text:p>
          </table:table-cell>
          <table:table-cell office:value-type="float" office:value="13526" table:style-name="ce1">
            <text:p>13526</text:p>
          </table:table-cell>
          <table:table-cell office:value-type="float" office:value="13859" table:style-name="ce1">
            <text:p>138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5</text:p>
          </table:table-cell>
          <table:table-cell office:value-type="string" table:style-name="ce1">
            <text:p>JUSTICIA</text:p>
          </table:table-cell>
          <table:table-cell office:value-type="float" office:value="7546" table:style-name="ce1">
            <text:p>7546</text:p>
          </table:table-cell>
          <table:table-cell office:value-type="float" office:value="9825" table:style-name="ce1">
            <text:p>9825</text:p>
          </table:table-cell>
          <table:table-cell office:value-type="float" office:value="7226" table:style-name="ce1">
            <text:p>7226</text:p>
          </table:table-cell>
          <table:table-cell office:value-type="float" office:value="7337" table:style-name="ce1">
            <text:p>7337</text:p>
          </table:table-cell>
          <table:table-cell office:value-type="float" office:value="7381" table:style-name="ce1">
            <text:p>7381</text:p>
          </table:table-cell>
          <table:table-cell office:value-type="float" office:value="7314" table:style-name="ce1">
            <text:p>7314</text:p>
          </table:table-cell>
          <table:table-cell office:value-type="float" office:value="6988" table:style-name="ce1">
            <text:p>6988</text:p>
          </table:table-cell>
          <table:table-cell office:value-type="float" office:value="4886" table:style-name="ce1">
            <text:p>4886</text:p>
          </table:table-cell>
          <table:table-cell office:value-type="float" office:value="7272" table:style-name="ce1">
            <text:p>7272</text:p>
          </table:table-cell>
          <table:table-cell office:value-type="float" office:value="7326" table:style-name="ce1">
            <text:p>7326</text:p>
          </table:table-cell>
          <table:table-cell office:value-type="float" office:value="7673" table:style-name="ce1">
            <text:p>7673</text:p>
          </table:table-cell>
          <table:table-cell office:value-type="float" office:value="7204" table:style-name="ce1">
            <text:p>7204</text:p>
          </table:table-cell>
          <table:table-cell table:number-columns-repeated="16370"/>
        </table:table-row>
        <table:table-row table:number-rows-repeated="10481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tonio Ferrer Gonzalo</meta:initial-creator>
    <dc:creator>Antonio Ferrer Gonzalo</dc:creator>
    <meta:creation-date>2020-06-01T08:27:10Z</meta:creation-date>
    <dc:date>2020-06-01T08:27:10Z</dc:date>
  </office:meta>
</office:document-meta>
</file>